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42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9.99mm" svg:height="89.99mm" svg:x="105.46mm" svg:y="1mm">
            <draw:object draw:notify-on-update-of-ranges="test.B1:test.B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-9.99" calcext:value-type="float">
            <text:p>-9,99</text:p>
          </table:table-cell>
          <table:table-cell office:value-type="float" office:value="219.48" calcext:value-type="float">
            <text:p>219,48</text:p>
          </table:table-cell>
        </table:table-row>
        <table:table-row table:style-name="ro1">
          <table:table-cell office:value-type="float" office:value="-9.98" calcext:value-type="float">
            <text:p>-9,98</text:p>
          </table:table-cell>
          <table:table-cell office:value-type="float" office:value="218.961" calcext:value-type="float">
            <text:p>218,961</text:p>
          </table:table-cell>
        </table:table-row>
        <table:table-row table:style-name="ro1">
          <table:table-cell office:value-type="float" office:value="-9.97" calcext:value-type="float">
            <text:p>-9,97</text:p>
          </table:table-cell>
          <table:table-cell office:value-type="float" office:value="218.443" calcext:value-type="float">
            <text:p>218,443</text:p>
          </table:table-cell>
        </table:table-row>
        <table:table-row table:style-name="ro1">
          <table:table-cell office:value-type="float" office:value="-9.96" calcext:value-type="float">
            <text:p>-9,96</text:p>
          </table:table-cell>
          <table:table-cell office:value-type="float" office:value="217.925" calcext:value-type="float">
            <text:p>217,925</text:p>
          </table:table-cell>
        </table:table-row>
        <table:table-row table:style-name="ro1">
          <table:table-cell office:value-type="float" office:value="-9.95" calcext:value-type="float">
            <text:p>-9,95</text:p>
          </table:table-cell>
          <table:table-cell office:value-type="float" office:value="217.407" calcext:value-type="float">
            <text:p>217,407</text:p>
          </table:table-cell>
        </table:table-row>
        <table:table-row table:style-name="ro1">
          <table:table-cell office:value-type="float" office:value="-9.94" calcext:value-type="float">
            <text:p>-9,94</text:p>
          </table:table-cell>
          <table:table-cell office:value-type="float" office:value="216.891" calcext:value-type="float">
            <text:p>216,891</text:p>
          </table:table-cell>
        </table:table-row>
        <table:table-row table:style-name="ro1">
          <table:table-cell office:value-type="float" office:value="-9.93" calcext:value-type="float">
            <text:p>-9,93</text:p>
          </table:table-cell>
          <table:table-cell office:value-type="float" office:value="216.375" calcext:value-type="float">
            <text:p>216,375</text:p>
          </table:table-cell>
        </table:table-row>
        <table:table-row table:style-name="ro1">
          <table:table-cell office:value-type="float" office:value="-9.92" calcext:value-type="float">
            <text:p>-9,92</text:p>
          </table:table-cell>
          <table:table-cell office:value-type="float" office:value="215.859" calcext:value-type="float">
            <text:p>215,859</text:p>
          </table:table-cell>
        </table:table-row>
        <table:table-row table:style-name="ro1">
          <table:table-cell office:value-type="float" office:value="-9.91" calcext:value-type="float">
            <text:p>-9,91</text:p>
          </table:table-cell>
          <table:table-cell office:value-type="float" office:value="215.344" calcext:value-type="float">
            <text:p>215,344</text:p>
          </table:table-cell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214.83" calcext:value-type="float">
            <text:p>214,83</text:p>
          </table:table-cell>
        </table:table-row>
        <table:table-row table:style-name="ro1">
          <table:table-cell office:value-type="float" office:value="-9.89" calcext:value-type="float">
            <text:p>-9,89</text:p>
          </table:table-cell>
          <table:table-cell office:value-type="float" office:value="214.316" calcext:value-type="float">
            <text:p>214,316</text:p>
          </table:table-cell>
        </table:table-row>
        <table:table-row table:style-name="ro1">
          <table:table-cell office:value-type="float" office:value="-9.88" calcext:value-type="float">
            <text:p>-9,88</text:p>
          </table:table-cell>
          <table:table-cell office:value-type="float" office:value="213.803" calcext:value-type="float">
            <text:p>213,803</text:p>
          </table:table-cell>
        </table:table-row>
        <table:table-row table:style-name="ro1">
          <table:table-cell office:value-type="float" office:value="-9.87" calcext:value-type="float">
            <text:p>-9,87</text:p>
          </table:table-cell>
          <table:table-cell office:value-type="float" office:value="213.291" calcext:value-type="float">
            <text:p>213,291</text:p>
          </table:table-cell>
        </table:table-row>
        <table:table-row table:style-name="ro1">
          <table:table-cell office:value-type="float" office:value="-9.86" calcext:value-type="float">
            <text:p>-9,86</text:p>
          </table:table-cell>
          <table:table-cell office:value-type="float" office:value="212.779" calcext:value-type="float">
            <text:p>212,779</text:p>
          </table:table-cell>
        </table:table-row>
        <table:table-row table:style-name="ro1">
          <table:table-cell office:value-type="float" office:value="-9.85" calcext:value-type="float">
            <text:p>-9,85</text:p>
          </table:table-cell>
          <table:table-cell office:value-type="float" office:value="212.268" calcext:value-type="float">
            <text:p>212,268</text:p>
          </table:table-cell>
        </table:table-row>
        <table:table-row table:style-name="ro1">
          <table:table-cell office:value-type="float" office:value="-9.84" calcext:value-type="float">
            <text:p>-9,84</text:p>
          </table:table-cell>
          <table:table-cell office:value-type="float" office:value="211.757" calcext:value-type="float">
            <text:p>211,757</text:p>
          </table:table-cell>
        </table:table-row>
        <table:table-row table:style-name="ro1">
          <table:table-cell office:value-type="float" office:value="-9.83" calcext:value-type="float">
            <text:p>-9,83</text:p>
          </table:table-cell>
          <table:table-cell office:value-type="float" office:value="211.247" calcext:value-type="float">
            <text:p>211,247</text:p>
          </table:table-cell>
        </table:table-row>
        <table:table-row table:style-name="ro1">
          <table:table-cell office:value-type="float" office:value="-9.82" calcext:value-type="float">
            <text:p>-9,82</text:p>
          </table:table-cell>
          <table:table-cell office:value-type="float" office:value="210.737" calcext:value-type="float">
            <text:p>210,737</text:p>
          </table:table-cell>
        </table:table-row>
        <table:table-row table:style-name="ro1">
          <table:table-cell office:value-type="float" office:value="-9.81" calcext:value-type="float">
            <text:p>-9,81</text:p>
          </table:table-cell>
          <table:table-cell office:value-type="float" office:value="210.228" calcext:value-type="float">
            <text:p>210,228</text:p>
          </table:table-cell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209.72" calcext:value-type="float">
            <text:p>209,72</text:p>
          </table:table-cell>
        </table:table-row>
        <table:table-row table:style-name="ro1">
          <table:table-cell office:value-type="float" office:value="-9.79" calcext:value-type="float">
            <text:p>-9,79</text:p>
          </table:table-cell>
          <table:table-cell office:value-type="float" office:value="209.212" calcext:value-type="float">
            <text:p>209,212</text:p>
          </table:table-cell>
        </table:table-row>
        <table:table-row table:style-name="ro1">
          <table:table-cell office:value-type="float" office:value="-9.78" calcext:value-type="float">
            <text:p>-9,78</text:p>
          </table:table-cell>
          <table:table-cell office:value-type="float" office:value="208.705" calcext:value-type="float">
            <text:p>208,705</text:p>
          </table:table-cell>
        </table:table-row>
        <table:table-row table:style-name="ro1">
          <table:table-cell office:value-type="float" office:value="-9.77" calcext:value-type="float">
            <text:p>-9,77</text:p>
          </table:table-cell>
          <table:table-cell office:value-type="float" office:value="208.199" calcext:value-type="float">
            <text:p>208,199</text:p>
          </table:table-cell>
        </table:table-row>
        <table:table-row table:style-name="ro1">
          <table:table-cell office:value-type="float" office:value="-9.76" calcext:value-type="float">
            <text:p>-9,76</text:p>
          </table:table-cell>
          <table:table-cell office:value-type="float" office:value="207.693" calcext:value-type="float">
            <text:p>207,693</text:p>
          </table:table-cell>
        </table:table-row>
        <table:table-row table:style-name="ro1">
          <table:table-cell office:value-type="float" office:value="-9.75" calcext:value-type="float">
            <text:p>-9,75</text:p>
          </table:table-cell>
          <table:table-cell office:value-type="float" office:value="207.188" calcext:value-type="float">
            <text:p>207,188</text:p>
          </table:table-cell>
        </table:table-row>
        <table:table-row table:style-name="ro1">
          <table:table-cell office:value-type="float" office:value="-9.74" calcext:value-type="float">
            <text:p>-9,74</text:p>
          </table:table-cell>
          <table:table-cell office:value-type="float" office:value="206.683" calcext:value-type="float">
            <text:p>206,683</text:p>
          </table:table-cell>
        </table:table-row>
        <table:table-row table:style-name="ro1">
          <table:table-cell office:value-type="float" office:value="-9.73" calcext:value-type="float">
            <text:p>-9,73</text:p>
          </table:table-cell>
          <table:table-cell office:value-type="float" office:value="206.179" calcext:value-type="float">
            <text:p>206,179</text:p>
          </table:table-cell>
        </table:table-row>
        <table:table-row table:style-name="ro1">
          <table:table-cell office:value-type="float" office:value="-9.72" calcext:value-type="float">
            <text:p>-9,72</text:p>
          </table:table-cell>
          <table:table-cell office:value-type="float" office:value="205.675" calcext:value-type="float">
            <text:p>205,675</text:p>
          </table:table-cell>
        </table:table-row>
        <table:table-row table:style-name="ro1">
          <table:table-cell office:value-type="float" office:value="-9.71" calcext:value-type="float">
            <text:p>-9,71</text:p>
          </table:table-cell>
          <table:table-cell office:value-type="float" office:value="205.172" calcext:value-type="float">
            <text:p>205,172</text:p>
          </table:table-cell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204.67" calcext:value-type="float">
            <text:p>204,67</text:p>
          </table:table-cell>
        </table:table-row>
        <table:table-row table:style-name="ro1">
          <table:table-cell office:value-type="float" office:value="-9.69" calcext:value-type="float">
            <text:p>-9,69</text:p>
          </table:table-cell>
          <table:table-cell office:value-type="float" office:value="204.168" calcext:value-type="float">
            <text:p>204,168</text:p>
          </table:table-cell>
        </table:table-row>
        <table:table-row table:style-name="ro1">
          <table:table-cell office:value-type="float" office:value="-9.68" calcext:value-type="float">
            <text:p>-9,68</text:p>
          </table:table-cell>
          <table:table-cell office:value-type="float" office:value="203.667" calcext:value-type="float">
            <text:p>203,667</text:p>
          </table:table-cell>
        </table:table-row>
        <table:table-row table:style-name="ro1">
          <table:table-cell office:value-type="float" office:value="-9.67" calcext:value-type="float">
            <text:p>-9,67</text:p>
          </table:table-cell>
          <table:table-cell office:value-type="float" office:value="203.167" calcext:value-type="float">
            <text:p>203,167</text:p>
          </table:table-cell>
        </table:table-row>
        <table:table-row table:style-name="ro1">
          <table:table-cell office:value-type="float" office:value="-9.66" calcext:value-type="float">
            <text:p>-9,66</text:p>
          </table:table-cell>
          <table:table-cell office:value-type="float" office:value="202.667" calcext:value-type="float">
            <text:p>202,667</text:p>
          </table:table-cell>
        </table:table-row>
        <table:table-row table:style-name="ro1">
          <table:table-cell office:value-type="float" office:value="-9.65" calcext:value-type="float">
            <text:p>-9,65</text:p>
          </table:table-cell>
          <table:table-cell office:value-type="float" office:value="202.167" calcext:value-type="float">
            <text:p>202,167</text:p>
          </table:table-cell>
        </table:table-row>
        <table:table-row table:style-name="ro1">
          <table:table-cell office:value-type="float" office:value="-9.64" calcext:value-type="float">
            <text:p>-9,64</text:p>
          </table:table-cell>
          <table:table-cell office:value-type="float" office:value="201.669" calcext:value-type="float">
            <text:p>201,669</text:p>
          </table:table-cell>
        </table:table-row>
        <table:table-row table:style-name="ro1">
          <table:table-cell office:value-type="float" office:value="-9.63" calcext:value-type="float">
            <text:p>-9,63</text:p>
          </table:table-cell>
          <table:table-cell office:value-type="float" office:value="201.171" calcext:value-type="float">
            <text:p>201,171</text:p>
          </table:table-cell>
        </table:table-row>
        <table:table-row table:style-name="ro1">
          <table:table-cell office:value-type="float" office:value="-9.62" calcext:value-type="float">
            <text:p>-9,62</text:p>
          </table:table-cell>
          <table:table-cell office:value-type="float" office:value="200.673" calcext:value-type="float">
            <text:p>200,673</text:p>
          </table:table-cell>
        </table:table-row>
        <table:table-row table:style-name="ro1">
          <table:table-cell office:value-type="float" office:value="-9.61" calcext:value-type="float">
            <text:p>-9,61</text:p>
          </table:table-cell>
          <table:table-cell office:value-type="float" office:value="200.176" calcext:value-type="float">
            <text:p>200,176</text:p>
          </table:table-cell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99.68" calcext:value-type="float">
            <text:p>199,68</text:p>
          </table:table-cell>
        </table:table-row>
        <table:table-row table:style-name="ro1">
          <table:table-cell office:value-type="float" office:value="-9.59" calcext:value-type="float">
            <text:p>-9,59</text:p>
          </table:table-cell>
          <table:table-cell office:value-type="float" office:value="199.184" calcext:value-type="float">
            <text:p>199,184</text:p>
          </table:table-cell>
        </table:table-row>
        <table:table-row table:style-name="ro1">
          <table:table-cell office:value-type="float" office:value="-9.58" calcext:value-type="float">
            <text:p>-9,58</text:p>
          </table:table-cell>
          <table:table-cell office:value-type="float" office:value="198.689" calcext:value-type="float">
            <text:p>198,689</text:p>
          </table:table-cell>
        </table:table-row>
        <table:table-row table:style-name="ro1">
          <table:table-cell office:value-type="float" office:value="-9.57" calcext:value-type="float">
            <text:p>-9,57</text:p>
          </table:table-cell>
          <table:table-cell office:value-type="float" office:value="198.195" calcext:value-type="float">
            <text:p>198,195</text:p>
          </table:table-cell>
        </table:table-row>
        <table:table-row table:style-name="ro1">
          <table:table-cell office:value-type="float" office:value="-9.56" calcext:value-type="float">
            <text:p>-9,56</text:p>
          </table:table-cell>
          <table:table-cell office:value-type="float" office:value="197.701" calcext:value-type="float">
            <text:p>197,701</text:p>
          </table:table-cell>
        </table:table-row>
        <table:table-row table:style-name="ro1">
          <table:table-cell office:value-type="float" office:value="-9.55" calcext:value-type="float">
            <text:p>-9,55</text:p>
          </table:table-cell>
          <table:table-cell office:value-type="float" office:value="197.208" calcext:value-type="float">
            <text:p>197,208</text:p>
          </table:table-cell>
        </table:table-row>
        <table:table-row table:style-name="ro1">
          <table:table-cell office:value-type="float" office:value="-9.54" calcext:value-type="float">
            <text:p>-9,54</text:p>
          </table:table-cell>
          <table:table-cell office:value-type="float" office:value="196.715" calcext:value-type="float">
            <text:p>196,715</text:p>
          </table:table-cell>
        </table:table-row>
        <table:table-row table:style-name="ro1">
          <table:table-cell office:value-type="float" office:value="-9.53" calcext:value-type="float">
            <text:p>-9,53</text:p>
          </table:table-cell>
          <table:table-cell office:value-type="float" office:value="196.223" calcext:value-type="float">
            <text:p>196,223</text:p>
          </table:table-cell>
        </table:table-row>
        <table:table-row table:style-name="ro1">
          <table:table-cell office:value-type="float" office:value="-9.52" calcext:value-type="float">
            <text:p>-9,52</text:p>
          </table:table-cell>
          <table:table-cell office:value-type="float" office:value="195.731" calcext:value-type="float">
            <text:p>195,731</text:p>
          </table:table-cell>
        </table:table-row>
        <table:table-row table:style-name="ro1">
          <table:table-cell office:value-type="float" office:value="-9.51" calcext:value-type="float">
            <text:p>-9,51</text:p>
          </table:table-cell>
          <table:table-cell office:value-type="float" office:value="195.24" calcext:value-type="float">
            <text:p>195,24</text:p>
          </table:table-cell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94.75" calcext:value-type="float">
            <text:p>194,75</text:p>
          </table:table-cell>
        </table:table-row>
        <table:table-row table:style-name="ro1">
          <table:table-cell office:value-type="float" office:value="-9.49" calcext:value-type="float">
            <text:p>-9,49</text:p>
          </table:table-cell>
          <table:table-cell office:value-type="float" office:value="194.26" calcext:value-type="float">
            <text:p>194,26</text:p>
          </table:table-cell>
        </table:table-row>
        <table:table-row table:style-name="ro1">
          <table:table-cell office:value-type="float" office:value="-9.48" calcext:value-type="float">
            <text:p>-9,48</text:p>
          </table:table-cell>
          <table:table-cell office:value-type="float" office:value="193.771" calcext:value-type="float">
            <text:p>193,771</text:p>
          </table:table-cell>
        </table:table-row>
        <table:table-row table:style-name="ro1">
          <table:table-cell office:value-type="float" office:value="-9.47" calcext:value-type="float">
            <text:p>-9,47</text:p>
          </table:table-cell>
          <table:table-cell office:value-type="float" office:value="193.283" calcext:value-type="float">
            <text:p>193,283</text:p>
          </table:table-cell>
        </table:table-row>
        <table:table-row table:style-name="ro1">
          <table:table-cell office:value-type="float" office:value="-9.46" calcext:value-type="float">
            <text:p>-9,46</text:p>
          </table:table-cell>
          <table:table-cell office:value-type="float" office:value="192.795" calcext:value-type="float">
            <text:p>192,795</text:p>
          </table:table-cell>
        </table:table-row>
        <table:table-row table:style-name="ro1">
          <table:table-cell office:value-type="float" office:value="-9.45" calcext:value-type="float">
            <text:p>-9,45</text:p>
          </table:table-cell>
          <table:table-cell office:value-type="float" office:value="192.307" calcext:value-type="float">
            <text:p>192,307</text:p>
          </table:table-cell>
        </table:table-row>
        <table:table-row table:style-name="ro1">
          <table:table-cell office:value-type="float" office:value="-9.44" calcext:value-type="float">
            <text:p>-9,44</text:p>
          </table:table-cell>
          <table:table-cell office:value-type="float" office:value="191.821" calcext:value-type="float">
            <text:p>191,821</text:p>
          </table:table-cell>
        </table:table-row>
        <table:table-row table:style-name="ro1">
          <table:table-cell office:value-type="float" office:value="-9.43" calcext:value-type="float">
            <text:p>-9,43</text:p>
          </table:table-cell>
          <table:table-cell office:value-type="float" office:value="191.335" calcext:value-type="float">
            <text:p>191,335</text:p>
          </table:table-cell>
        </table:table-row>
        <table:table-row table:style-name="ro1">
          <table:table-cell office:value-type="float" office:value="-9.42" calcext:value-type="float">
            <text:p>-9,42</text:p>
          </table:table-cell>
          <table:table-cell office:value-type="float" office:value="190.849" calcext:value-type="float">
            <text:p>190,849</text:p>
          </table:table-cell>
        </table:table-row>
        <table:table-row table:style-name="ro1">
          <table:table-cell office:value-type="float" office:value="-9.41" calcext:value-type="float">
            <text:p>-9,41</text:p>
          </table:table-cell>
          <table:table-cell office:value-type="float" office:value="190.364" calcext:value-type="float">
            <text:p>190,364</text:p>
          </table:table-cell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89.88" calcext:value-type="float">
            <text:p>189,88</text:p>
          </table:table-cell>
        </table:table-row>
        <table:table-row table:style-name="ro1">
          <table:table-cell office:value-type="float" office:value="-9.39" calcext:value-type="float">
            <text:p>-9,39</text:p>
          </table:table-cell>
          <table:table-cell office:value-type="float" office:value="189.396" calcext:value-type="float">
            <text:p>189,396</text:p>
          </table:table-cell>
        </table:table-row>
        <table:table-row table:style-name="ro1">
          <table:table-cell office:value-type="float" office:value="-9.38" calcext:value-type="float">
            <text:p>-9,38</text:p>
          </table:table-cell>
          <table:table-cell office:value-type="float" office:value="188.913" calcext:value-type="float">
            <text:p>188,913</text:p>
          </table:table-cell>
        </table:table-row>
        <table:table-row table:style-name="ro1">
          <table:table-cell office:value-type="float" office:value="-9.37" calcext:value-type="float">
            <text:p>-9,37</text:p>
          </table:table-cell>
          <table:table-cell office:value-type="float" office:value="188.431" calcext:value-type="float">
            <text:p>188,431</text:p>
          </table:table-cell>
        </table:table-row>
        <table:table-row table:style-name="ro1">
          <table:table-cell office:value-type="float" office:value="-9.36" calcext:value-type="float">
            <text:p>-9,36</text:p>
          </table:table-cell>
          <table:table-cell office:value-type="float" office:value="187.949" calcext:value-type="float">
            <text:p>187,949</text:p>
          </table:table-cell>
        </table:table-row>
        <table:table-row table:style-name="ro1">
          <table:table-cell office:value-type="float" office:value="-9.35" calcext:value-type="float">
            <text:p>-9,35</text:p>
          </table:table-cell>
          <table:table-cell office:value-type="float" office:value="187.468" calcext:value-type="float">
            <text:p>187,468</text:p>
          </table:table-cell>
        </table:table-row>
        <table:table-row table:style-name="ro1">
          <table:table-cell office:value-type="float" office:value="-9.34" calcext:value-type="float">
            <text:p>-9,34</text:p>
          </table:table-cell>
          <table:table-cell office:value-type="float" office:value="186.987" calcext:value-type="float">
            <text:p>186,987</text:p>
          </table:table-cell>
        </table:table-row>
        <table:table-row table:style-name="ro1">
          <table:table-cell office:value-type="float" office:value="-9.33" calcext:value-type="float">
            <text:p>-9,33</text:p>
          </table:table-cell>
          <table:table-cell office:value-type="float" office:value="186.507" calcext:value-type="float">
            <text:p>186,507</text:p>
          </table:table-cell>
        </table:table-row>
        <table:table-row table:style-name="ro1">
          <table:table-cell office:value-type="float" office:value="-9.32" calcext:value-type="float">
            <text:p>-9,32</text:p>
          </table:table-cell>
          <table:table-cell office:value-type="float" office:value="186.027" calcext:value-type="float">
            <text:p>186,027</text:p>
          </table:table-cell>
        </table:table-row>
        <table:table-row table:style-name="ro1">
          <table:table-cell office:value-type="float" office:value="-9.31" calcext:value-type="float">
            <text:p>-9,31</text:p>
          </table:table-cell>
          <table:table-cell office:value-type="float" office:value="185.548" calcext:value-type="float">
            <text:p>185,548</text:p>
          </table:table-cell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85.07" calcext:value-type="float">
            <text:p>185,07</text:p>
          </table:table-cell>
        </table:table-row>
        <table:table-row table:style-name="ro1">
          <table:table-cell office:value-type="float" office:value="-9.29" calcext:value-type="float">
            <text:p>-9,29</text:p>
          </table:table-cell>
          <table:table-cell office:value-type="float" office:value="184.592" calcext:value-type="float">
            <text:p>184,592</text:p>
          </table:table-cell>
        </table:table-row>
        <table:table-row table:style-name="ro1">
          <table:table-cell office:value-type="float" office:value="-9.28" calcext:value-type="float">
            <text:p>-9,28</text:p>
          </table:table-cell>
          <table:table-cell office:value-type="float" office:value="184.115" calcext:value-type="float">
            <text:p>184,115</text:p>
          </table:table-cell>
        </table:table-row>
        <table:table-row table:style-name="ro1">
          <table:table-cell office:value-type="float" office:value="-9.27" calcext:value-type="float">
            <text:p>-9,27</text:p>
          </table:table-cell>
          <table:table-cell office:value-type="float" office:value="183.639" calcext:value-type="float">
            <text:p>183,639</text:p>
          </table:table-cell>
        </table:table-row>
        <table:table-row table:style-name="ro1">
          <table:table-cell office:value-type="float" office:value="-9.26" calcext:value-type="float">
            <text:p>-9,26</text:p>
          </table:table-cell>
          <table:table-cell office:value-type="float" office:value="183.163" calcext:value-type="float">
            <text:p>183,163</text:p>
          </table:table-cell>
        </table:table-row>
        <table:table-row table:style-name="ro1">
          <table:table-cell office:value-type="float" office:value="-9.25" calcext:value-type="float">
            <text:p>-9,25</text:p>
          </table:table-cell>
          <table:table-cell office:value-type="float" office:value="182.688" calcext:value-type="float">
            <text:p>182,688</text:p>
          </table:table-cell>
        </table:table-row>
        <table:table-row table:style-name="ro1">
          <table:table-cell office:value-type="float" office:value="-9.24" calcext:value-type="float">
            <text:p>-9,24</text:p>
          </table:table-cell>
          <table:table-cell office:value-type="float" office:value="182.213" calcext:value-type="float">
            <text:p>182,213</text:p>
          </table:table-cell>
        </table:table-row>
        <table:table-row table:style-name="ro1">
          <table:table-cell office:value-type="float" office:value="-9.23" calcext:value-type="float">
            <text:p>-9,23</text:p>
          </table:table-cell>
          <table:table-cell office:value-type="float" office:value="181.739" calcext:value-type="float">
            <text:p>181,739</text:p>
          </table:table-cell>
        </table:table-row>
        <table:table-row table:style-name="ro1">
          <table:table-cell office:value-type="float" office:value="-9.22" calcext:value-type="float">
            <text:p>-9,22</text:p>
          </table:table-cell>
          <table:table-cell office:value-type="float" office:value="181.265" calcext:value-type="float">
            <text:p>181,265</text:p>
          </table:table-cell>
        </table:table-row>
        <table:table-row table:style-name="ro1">
          <table:table-cell office:value-type="float" office:value="-9.21" calcext:value-type="float">
            <text:p>-9,21</text:p>
          </table:table-cell>
          <table:table-cell office:value-type="float" office:value="180.792" calcext:value-type="float">
            <text:p>180,792</text:p>
          </table:table-cell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80.32" calcext:value-type="float">
            <text:p>180,32</text:p>
          </table:table-cell>
        </table:table-row>
        <table:table-row table:style-name="ro1">
          <table:table-cell office:value-type="float" office:value="-9.19" calcext:value-type="float">
            <text:p>-9,19</text:p>
          </table:table-cell>
          <table:table-cell office:value-type="float" office:value="179.848" calcext:value-type="float">
            <text:p>179,848</text:p>
          </table:table-cell>
        </table:table-row>
        <table:table-row table:style-name="ro1">
          <table:table-cell office:value-type="float" office:value="-9.18" calcext:value-type="float">
            <text:p>-9,18</text:p>
          </table:table-cell>
          <table:table-cell office:value-type="float" office:value="179.377" calcext:value-type="float">
            <text:p>179,377</text:p>
          </table:table-cell>
        </table:table-row>
        <table:table-row table:style-name="ro1">
          <table:table-cell office:value-type="float" office:value="-9.17" calcext:value-type="float">
            <text:p>-9,17</text:p>
          </table:table-cell>
          <table:table-cell office:value-type="float" office:value="178.907" calcext:value-type="float">
            <text:p>178,907</text:p>
          </table:table-cell>
        </table:table-row>
        <table:table-row table:style-name="ro1">
          <table:table-cell office:value-type="float" office:value="-9.16" calcext:value-type="float">
            <text:p>-9,16</text:p>
          </table:table-cell>
          <table:table-cell office:value-type="float" office:value="178.437" calcext:value-type="float">
            <text:p>178,437</text:p>
          </table:table-cell>
        </table:table-row>
        <table:table-row table:style-name="ro1">
          <table:table-cell office:value-type="float" office:value="-9.15" calcext:value-type="float">
            <text:p>-9,15</text:p>
          </table:table-cell>
          <table:table-cell office:value-type="float" office:value="177.967" calcext:value-type="float">
            <text:p>177,967</text:p>
          </table:table-cell>
        </table:table-row>
        <table:table-row table:style-name="ro1">
          <table:table-cell office:value-type="float" office:value="-9.14" calcext:value-type="float">
            <text:p>-9,14</text:p>
          </table:table-cell>
          <table:table-cell office:value-type="float" office:value="177.499" calcext:value-type="float">
            <text:p>177,499</text:p>
          </table:table-cell>
        </table:table-row>
        <table:table-row table:style-name="ro1">
          <table:table-cell office:value-type="float" office:value="-9.13" calcext:value-type="float">
            <text:p>-9,13</text:p>
          </table:table-cell>
          <table:table-cell office:value-type="float" office:value="177.031" calcext:value-type="float">
            <text:p>177,031</text:p>
          </table:table-cell>
        </table:table-row>
        <table:table-row table:style-name="ro1">
          <table:table-cell office:value-type="float" office:value="-9.12" calcext:value-type="float">
            <text:p>-9,12</text:p>
          </table:table-cell>
          <table:table-cell office:value-type="float" office:value="176.563" calcext:value-type="float">
            <text:p>176,563</text:p>
          </table:table-cell>
        </table:table-row>
        <table:table-row table:style-name="ro1">
          <table:table-cell office:value-type="float" office:value="-9.11" calcext:value-type="float">
            <text:p>-9,11</text:p>
          </table:table-cell>
          <table:table-cell office:value-type="float" office:value="176.096" calcext:value-type="float">
            <text:p>176,096</text:p>
          </table:table-cell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75.63" calcext:value-type="float">
            <text:p>175,63</text:p>
          </table:table-cell>
        </table:table-row>
        <table:table-row table:style-name="ro1">
          <table:table-cell office:value-type="float" office:value="-9.09" calcext:value-type="float">
            <text:p>-9,09</text:p>
          </table:table-cell>
          <table:table-cell office:value-type="float" office:value="175.164" calcext:value-type="float">
            <text:p>175,164</text:p>
          </table:table-cell>
        </table:table-row>
        <table:table-row table:style-name="ro1">
          <table:table-cell office:value-type="float" office:value="-9.08" calcext:value-type="float">
            <text:p>-9,08</text:p>
          </table:table-cell>
          <table:table-cell office:value-type="float" office:value="174.699" calcext:value-type="float">
            <text:p>174,699</text:p>
          </table:table-cell>
        </table:table-row>
        <table:table-row table:style-name="ro1">
          <table:table-cell office:value-type="float" office:value="-9.07" calcext:value-type="float">
            <text:p>-9,07</text:p>
          </table:table-cell>
          <table:table-cell office:value-type="float" office:value="174.235" calcext:value-type="float">
            <text:p>174,235</text:p>
          </table:table-cell>
        </table:table-row>
        <table:table-row table:style-name="ro1">
          <table:table-cell office:value-type="float" office:value="-9.06" calcext:value-type="float">
            <text:p>-9,06</text:p>
          </table:table-cell>
          <table:table-cell office:value-type="float" office:value="173.771" calcext:value-type="float">
            <text:p>173,771</text:p>
          </table:table-cell>
        </table:table-row>
        <table:table-row table:style-name="ro1">
          <table:table-cell office:value-type="float" office:value="-9.05" calcext:value-type="float">
            <text:p>-9,05</text:p>
          </table:table-cell>
          <table:table-cell office:value-type="float" office:value="173.308" calcext:value-type="float">
            <text:p>173,308</text:p>
          </table:table-cell>
        </table:table-row>
        <table:table-row table:style-name="ro1">
          <table:table-cell office:value-type="float" office:value="-9.04" calcext:value-type="float">
            <text:p>-9,04</text:p>
          </table:table-cell>
          <table:table-cell office:value-type="float" office:value="172.845" calcext:value-type="float">
            <text:p>172,845</text:p>
          </table:table-cell>
        </table:table-row>
        <table:table-row table:style-name="ro1">
          <table:table-cell office:value-type="float" office:value="-9.03" calcext:value-type="float">
            <text:p>-9,03</text:p>
          </table:table-cell>
          <table:table-cell office:value-type="float" office:value="172.383" calcext:value-type="float">
            <text:p>172,383</text:p>
          </table:table-cell>
        </table:table-row>
        <table:table-row table:style-name="ro1">
          <table:table-cell office:value-type="float" office:value="-9.02" calcext:value-type="float">
            <text:p>-9,02</text:p>
          </table:table-cell>
          <table:table-cell office:value-type="float" office:value="171.921" calcext:value-type="float">
            <text:p>171,921</text:p>
          </table:table-cell>
        </table:table-row>
        <table:table-row table:style-name="ro1">
          <table:table-cell office:value-type="float" office:value="-9.01" calcext:value-type="float">
            <text:p>-9,01</text:p>
          </table:table-cell>
          <table:table-cell office:value-type="float" office:value="171.46" calcext:value-type="float">
            <text:p>171,4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-8.99" calcext:value-type="float">
            <text:p>-8,99</text:p>
          </table:table-cell>
          <table:table-cell office:value-type="float" office:value="170.54" calcext:value-type="float">
            <text:p>170,54</text:p>
          </table:table-cell>
        </table:table-row>
        <table:table-row table:style-name="ro1">
          <table:table-cell office:value-type="float" office:value="-8.98" calcext:value-type="float">
            <text:p>-8,98</text:p>
          </table:table-cell>
          <table:table-cell office:value-type="float" office:value="170.081" calcext:value-type="float">
            <text:p>170,081</text:p>
          </table:table-cell>
        </table:table-row>
        <table:table-row table:style-name="ro1">
          <table:table-cell office:value-type="float" office:value="-8.97" calcext:value-type="float">
            <text:p>-8,97</text:p>
          </table:table-cell>
          <table:table-cell office:value-type="float" office:value="169.623" calcext:value-type="float">
            <text:p>169,623</text:p>
          </table:table-cell>
        </table:table-row>
        <table:table-row table:style-name="ro1">
          <table:table-cell office:value-type="float" office:value="-8.96" calcext:value-type="float">
            <text:p>-8,96</text:p>
          </table:table-cell>
          <table:table-cell office:value-type="float" office:value="169.165" calcext:value-type="float">
            <text:p>169,165</text:p>
          </table:table-cell>
        </table:table-row>
        <table:table-row table:style-name="ro1">
          <table:table-cell office:value-type="float" office:value="-8.95" calcext:value-type="float">
            <text:p>-8,95</text:p>
          </table:table-cell>
          <table:table-cell office:value-type="float" office:value="168.707" calcext:value-type="float">
            <text:p>168,707</text:p>
          </table:table-cell>
        </table:table-row>
        <table:table-row table:style-name="ro1">
          <table:table-cell office:value-type="float" office:value="-8.94" calcext:value-type="float">
            <text:p>-8,94</text:p>
          </table:table-cell>
          <table:table-cell office:value-type="float" office:value="168.251" calcext:value-type="float">
            <text:p>168,251</text:p>
          </table:table-cell>
        </table:table-row>
        <table:table-row table:style-name="ro1">
          <table:table-cell office:value-type="float" office:value="-8.93" calcext:value-type="float">
            <text:p>-8,93</text:p>
          </table:table-cell>
          <table:table-cell office:value-type="float" office:value="167.795" calcext:value-type="float">
            <text:p>167,795</text:p>
          </table:table-cell>
        </table:table-row>
        <table:table-row table:style-name="ro1">
          <table:table-cell office:value-type="float" office:value="-8.92" calcext:value-type="float">
            <text:p>-8,92</text:p>
          </table:table-cell>
          <table:table-cell office:value-type="float" office:value="167.339" calcext:value-type="float">
            <text:p>167,339</text:p>
          </table:table-cell>
        </table:table-row>
        <table:table-row table:style-name="ro1">
          <table:table-cell office:value-type="float" office:value="-8.91" calcext:value-type="float">
            <text:p>-8,91</text:p>
          </table:table-cell>
          <table:table-cell office:value-type="float" office:value="166.884" calcext:value-type="float">
            <text:p>166,884</text:p>
          </table:table-cell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66.43" calcext:value-type="float">
            <text:p>166,43</text:p>
          </table:table-cell>
        </table:table-row>
        <table:table-row table:style-name="ro1">
          <table:table-cell office:value-type="float" office:value="-8.89" calcext:value-type="float">
            <text:p>-8,89</text:p>
          </table:table-cell>
          <table:table-cell office:value-type="float" office:value="165.976" calcext:value-type="float">
            <text:p>165,976</text:p>
          </table:table-cell>
        </table:table-row>
        <table:table-row table:style-name="ro1">
          <table:table-cell office:value-type="float" office:value="-8.88" calcext:value-type="float">
            <text:p>-8,88</text:p>
          </table:table-cell>
          <table:table-cell office:value-type="float" office:value="165.523" calcext:value-type="float">
            <text:p>165,523</text:p>
          </table:table-cell>
        </table:table-row>
        <table:table-row table:style-name="ro1">
          <table:table-cell office:value-type="float" office:value="-8.87" calcext:value-type="float">
            <text:p>-8,87</text:p>
          </table:table-cell>
          <table:table-cell office:value-type="float" office:value="165.071" calcext:value-type="float">
            <text:p>165,071</text:p>
          </table:table-cell>
        </table:table-row>
        <table:table-row table:style-name="ro1">
          <table:table-cell office:value-type="float" office:value="-8.86" calcext:value-type="float">
            <text:p>-8,86</text:p>
          </table:table-cell>
          <table:table-cell office:value-type="float" office:value="164.619" calcext:value-type="float">
            <text:p>164,619</text:p>
          </table:table-cell>
        </table:table-row>
        <table:table-row table:style-name="ro1">
          <table:table-cell office:value-type="float" office:value="-8.85" calcext:value-type="float">
            <text:p>-8,85</text:p>
          </table:table-cell>
          <table:table-cell office:value-type="float" office:value="164.168" calcext:value-type="float">
            <text:p>164,168</text:p>
          </table:table-cell>
        </table:table-row>
        <table:table-row table:style-name="ro1">
          <table:table-cell office:value-type="float" office:value="-8.84" calcext:value-type="float">
            <text:p>-8,84</text:p>
          </table:table-cell>
          <table:table-cell office:value-type="float" office:value="163.717" calcext:value-type="float">
            <text:p>163,717</text:p>
          </table:table-cell>
        </table:table-row>
        <table:table-row table:style-name="ro1">
          <table:table-cell office:value-type="float" office:value="-8.83" calcext:value-type="float">
            <text:p>-8,83</text:p>
          </table:table-cell>
          <table:table-cell office:value-type="float" office:value="163.267" calcext:value-type="float">
            <text:p>163,267</text:p>
          </table:table-cell>
        </table:table-row>
        <table:table-row table:style-name="ro1">
          <table:table-cell office:value-type="float" office:value="-8.82" calcext:value-type="float">
            <text:p>-8,82</text:p>
          </table:table-cell>
          <table:table-cell office:value-type="float" office:value="162.817" calcext:value-type="float">
            <text:p>162,817</text:p>
          </table:table-cell>
        </table:table-row>
        <table:table-row table:style-name="ro1">
          <table:table-cell office:value-type="float" office:value="-8.81" calcext:value-type="float">
            <text:p>-8,81</text:p>
          </table:table-cell>
          <table:table-cell office:value-type="float" office:value="162.368" calcext:value-type="float">
            <text:p>162,368</text:p>
          </table:table-cell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61.92" calcext:value-type="float">
            <text:p>161,92</text:p>
          </table:table-cell>
        </table:table-row>
        <table:table-row table:style-name="ro1">
          <table:table-cell office:value-type="float" office:value="-8.79" calcext:value-type="float">
            <text:p>-8,79</text:p>
          </table:table-cell>
          <table:table-cell office:value-type="float" office:value="161.472" calcext:value-type="float">
            <text:p>161,472</text:p>
          </table:table-cell>
        </table:table-row>
        <table:table-row table:style-name="ro1">
          <table:table-cell office:value-type="float" office:value="-8.78" calcext:value-type="float">
            <text:p>-8,78</text:p>
          </table:table-cell>
          <table:table-cell office:value-type="float" office:value="161.025" calcext:value-type="float">
            <text:p>161,025</text:p>
          </table:table-cell>
        </table:table-row>
        <table:table-row table:style-name="ro1">
          <table:table-cell office:value-type="float" office:value="-8.77" calcext:value-type="float">
            <text:p>-8,77</text:p>
          </table:table-cell>
          <table:table-cell office:value-type="float" office:value="160.579" calcext:value-type="float">
            <text:p>160,579</text:p>
          </table:table-cell>
        </table:table-row>
        <table:table-row table:style-name="ro1">
          <table:table-cell office:value-type="float" office:value="-8.76" calcext:value-type="float">
            <text:p>-8,76</text:p>
          </table:table-cell>
          <table:table-cell office:value-type="float" office:value="160.133" calcext:value-type="float">
            <text:p>160,133</text:p>
          </table:table-cell>
        </table:table-row>
        <table:table-row table:style-name="ro1">
          <table:table-cell office:value-type="float" office:value="-8.75" calcext:value-type="float">
            <text:p>-8,75</text:p>
          </table:table-cell>
          <table:table-cell office:value-type="float" office:value="159.688" calcext:value-type="float">
            <text:p>159,688</text:p>
          </table:table-cell>
        </table:table-row>
        <table:table-row table:style-name="ro1">
          <table:table-cell office:value-type="float" office:value="-8.74" calcext:value-type="float">
            <text:p>-8,74</text:p>
          </table:table-cell>
          <table:table-cell office:value-type="float" office:value="159.243" calcext:value-type="float">
            <text:p>159,243</text:p>
          </table:table-cell>
        </table:table-row>
        <table:table-row table:style-name="ro1">
          <table:table-cell office:value-type="float" office:value="-8.73" calcext:value-type="float">
            <text:p>-8,73</text:p>
          </table:table-cell>
          <table:table-cell office:value-type="float" office:value="158.799" calcext:value-type="float">
            <text:p>158,799</text:p>
          </table:table-cell>
        </table:table-row>
        <table:table-row table:style-name="ro1">
          <table:table-cell office:value-type="float" office:value="-8.72" calcext:value-type="float">
            <text:p>-8,72</text:p>
          </table:table-cell>
          <table:table-cell office:value-type="float" office:value="158.355" calcext:value-type="float">
            <text:p>158,355</text:p>
          </table:table-cell>
        </table:table-row>
        <table:table-row table:style-name="ro1">
          <table:table-cell office:value-type="float" office:value="-8.71" calcext:value-type="float">
            <text:p>-8,71</text:p>
          </table:table-cell>
          <table:table-cell office:value-type="float" office:value="157.912" calcext:value-type="float">
            <text:p>157,912</text:p>
          </table:table-cell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57.47" calcext:value-type="float">
            <text:p>157,47</text:p>
          </table:table-cell>
        </table:table-row>
        <table:table-row table:style-name="ro1">
          <table:table-cell office:value-type="float" office:value="-8.69" calcext:value-type="float">
            <text:p>-8,69</text:p>
          </table:table-cell>
          <table:table-cell office:value-type="float" office:value="157.028" calcext:value-type="float">
            <text:p>157,028</text:p>
          </table:table-cell>
        </table:table-row>
        <table:table-row table:style-name="ro1">
          <table:table-cell office:value-type="float" office:value="-8.68" calcext:value-type="float">
            <text:p>-8,68</text:p>
          </table:table-cell>
          <table:table-cell office:value-type="float" office:value="156.587" calcext:value-type="float">
            <text:p>156,587</text:p>
          </table:table-cell>
        </table:table-row>
        <table:table-row table:style-name="ro1">
          <table:table-cell office:value-type="float" office:value="-8.67" calcext:value-type="float">
            <text:p>-8,67</text:p>
          </table:table-cell>
          <table:table-cell office:value-type="float" office:value="156.147" calcext:value-type="float">
            <text:p>156,147</text:p>
          </table:table-cell>
        </table:table-row>
        <table:table-row table:style-name="ro1">
          <table:table-cell office:value-type="float" office:value="-8.66" calcext:value-type="float">
            <text:p>-8,66</text:p>
          </table:table-cell>
          <table:table-cell office:value-type="float" office:value="155.707" calcext:value-type="float">
            <text:p>155,707</text:p>
          </table:table-cell>
        </table:table-row>
        <table:table-row table:style-name="ro1">
          <table:table-cell office:value-type="float" office:value="-8.65" calcext:value-type="float">
            <text:p>-8,65</text:p>
          </table:table-cell>
          <table:table-cell office:value-type="float" office:value="155.267" calcext:value-type="float">
            <text:p>155,267</text:p>
          </table:table-cell>
        </table:table-row>
        <table:table-row table:style-name="ro1">
          <table:table-cell office:value-type="float" office:value="-8.64" calcext:value-type="float">
            <text:p>-8,64</text:p>
          </table:table-cell>
          <table:table-cell office:value-type="float" office:value="154.829" calcext:value-type="float">
            <text:p>154,829</text:p>
          </table:table-cell>
        </table:table-row>
        <table:table-row table:style-name="ro1">
          <table:table-cell office:value-type="float" office:value="-8.63" calcext:value-type="float">
            <text:p>-8,63</text:p>
          </table:table-cell>
          <table:table-cell office:value-type="float" office:value="154.391" calcext:value-type="float">
            <text:p>154,391</text:p>
          </table:table-cell>
        </table:table-row>
        <table:table-row table:style-name="ro1">
          <table:table-cell office:value-type="float" office:value="-8.62" calcext:value-type="float">
            <text:p>-8,62</text:p>
          </table:table-cell>
          <table:table-cell office:value-type="float" office:value="153.953" calcext:value-type="float">
            <text:p>153,953</text:p>
          </table:table-cell>
        </table:table-row>
        <table:table-row table:style-name="ro1">
          <table:table-cell office:value-type="float" office:value="-8.61" calcext:value-type="float">
            <text:p>-8,61</text:p>
          </table:table-cell>
          <table:table-cell office:value-type="float" office:value="153.516" calcext:value-type="float">
            <text:p>153,516</text:p>
          </table:table-cell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53.08" calcext:value-type="float">
            <text:p>153,08</text:p>
          </table:table-cell>
        </table:table-row>
        <table:table-row table:style-name="ro1">
          <table:table-cell office:value-type="float" office:value="-8.59" calcext:value-type="float">
            <text:p>-8,59</text:p>
          </table:table-cell>
          <table:table-cell office:value-type="float" office:value="152.644" calcext:value-type="float">
            <text:p>152,644</text:p>
          </table:table-cell>
        </table:table-row>
        <table:table-row table:style-name="ro1">
          <table:table-cell office:value-type="float" office:value="-8.58" calcext:value-type="float">
            <text:p>-8,58</text:p>
          </table:table-cell>
          <table:table-cell office:value-type="float" office:value="152.209" calcext:value-type="float">
            <text:p>152,209</text:p>
          </table:table-cell>
        </table:table-row>
        <table:table-row table:style-name="ro1">
          <table:table-cell office:value-type="float" office:value="-8.57" calcext:value-type="float">
            <text:p>-8,57</text:p>
          </table:table-cell>
          <table:table-cell office:value-type="float" office:value="151.775" calcext:value-type="float">
            <text:p>151,775</text:p>
          </table:table-cell>
        </table:table-row>
        <table:table-row table:style-name="ro1">
          <table:table-cell office:value-type="float" office:value="-8.56" calcext:value-type="float">
            <text:p>-8,56</text:p>
          </table:table-cell>
          <table:table-cell office:value-type="float" office:value="151.341" calcext:value-type="float">
            <text:p>151,341</text:p>
          </table:table-cell>
        </table:table-row>
        <table:table-row table:style-name="ro1">
          <table:table-cell office:value-type="float" office:value="-8.55" calcext:value-type="float">
            <text:p>-8,55</text:p>
          </table:table-cell>
          <table:table-cell office:value-type="float" office:value="150.908" calcext:value-type="float">
            <text:p>150,908</text:p>
          </table:table-cell>
        </table:table-row>
        <table:table-row table:style-name="ro1">
          <table:table-cell office:value-type="float" office:value="-8.54" calcext:value-type="float">
            <text:p>-8,54</text:p>
          </table:table-cell>
          <table:table-cell office:value-type="float" office:value="150.475" calcext:value-type="float">
            <text:p>150,475</text:p>
          </table:table-cell>
        </table:table-row>
        <table:table-row table:style-name="ro1">
          <table:table-cell office:value-type="float" office:value="-8.53" calcext:value-type="float">
            <text:p>-8,53</text:p>
          </table:table-cell>
          <table:table-cell office:value-type="float" office:value="150.043" calcext:value-type="float">
            <text:p>150,043</text:p>
          </table:table-cell>
        </table:table-row>
        <table:table-row table:style-name="ro1">
          <table:table-cell office:value-type="float" office:value="-8.52" calcext:value-type="float">
            <text:p>-8,52</text:p>
          </table:table-cell>
          <table:table-cell office:value-type="float" office:value="149.611" calcext:value-type="float">
            <text:p>149,611</text:p>
          </table:table-cell>
        </table:table-row>
        <table:table-row table:style-name="ro1">
          <table:table-cell office:value-type="float" office:value="-8.51" calcext:value-type="float">
            <text:p>-8,51</text:p>
          </table:table-cell>
          <table:table-cell office:value-type="float" office:value="149.18" calcext:value-type="float">
            <text:p>149,18</text:p>
          </table:table-cell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48.75" calcext:value-type="float">
            <text:p>148,75</text:p>
          </table:table-cell>
        </table:table-row>
        <table:table-row table:style-name="ro1">
          <table:table-cell office:value-type="float" office:value="-8.49" calcext:value-type="float">
            <text:p>-8,49</text:p>
          </table:table-cell>
          <table:table-cell office:value-type="float" office:value="148.32" calcext:value-type="float">
            <text:p>148,32</text:p>
          </table:table-cell>
        </table:table-row>
        <table:table-row table:style-name="ro1">
          <table:table-cell office:value-type="float" office:value="-8.48" calcext:value-type="float">
            <text:p>-8,48</text:p>
          </table:table-cell>
          <table:table-cell office:value-type="float" office:value="147.891" calcext:value-type="float">
            <text:p>147,891</text:p>
          </table:table-cell>
        </table:table-row>
        <table:table-row table:style-name="ro1">
          <table:table-cell office:value-type="float" office:value="-8.47" calcext:value-type="float">
            <text:p>-8,47</text:p>
          </table:table-cell>
          <table:table-cell office:value-type="float" office:value="147.463" calcext:value-type="float">
            <text:p>147,463</text:p>
          </table:table-cell>
        </table:table-row>
        <table:table-row table:style-name="ro1">
          <table:table-cell office:value-type="float" office:value="-8.46" calcext:value-type="float">
            <text:p>-8,46</text:p>
          </table:table-cell>
          <table:table-cell office:value-type="float" office:value="147.035" calcext:value-type="float">
            <text:p>147,035</text:p>
          </table:table-cell>
        </table:table-row>
        <table:table-row table:style-name="ro1">
          <table:table-cell office:value-type="float" office:value="-8.45" calcext:value-type="float">
            <text:p>-8,45</text:p>
          </table:table-cell>
          <table:table-cell office:value-type="float" office:value="146.607" calcext:value-type="float">
            <text:p>146,607</text:p>
          </table:table-cell>
        </table:table-row>
        <table:table-row table:style-name="ro1">
          <table:table-cell office:value-type="float" office:value="-8.44" calcext:value-type="float">
            <text:p>-8,44</text:p>
          </table:table-cell>
          <table:table-cell office:value-type="float" office:value="146.181" calcext:value-type="float">
            <text:p>146,181</text:p>
          </table:table-cell>
        </table:table-row>
        <table:table-row table:style-name="ro1">
          <table:table-cell office:value-type="float" office:value="-8.43" calcext:value-type="float">
            <text:p>-8,43</text:p>
          </table:table-cell>
          <table:table-cell office:value-type="float" office:value="145.755" calcext:value-type="float">
            <text:p>145,755</text:p>
          </table:table-cell>
        </table:table-row>
        <table:table-row table:style-name="ro1">
          <table:table-cell office:value-type="float" office:value="-8.42" calcext:value-type="float">
            <text:p>-8,42</text:p>
          </table:table-cell>
          <table:table-cell office:value-type="float" office:value="145.329" calcext:value-type="float">
            <text:p>145,329</text:p>
          </table:table-cell>
        </table:table-row>
        <table:table-row table:style-name="ro1">
          <table:table-cell office:value-type="float" office:value="-8.41" calcext:value-type="float">
            <text:p>-8,41</text:p>
          </table:table-cell>
          <table:table-cell office:value-type="float" office:value="144.904" calcext:value-type="float">
            <text:p>144,904</text:p>
          </table:table-cell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44.48" calcext:value-type="float">
            <text:p>144,48</text:p>
          </table:table-cell>
        </table:table-row>
        <table:table-row table:style-name="ro1">
          <table:table-cell office:value-type="float" office:value="-8.39" calcext:value-type="float">
            <text:p>-8,39</text:p>
          </table:table-cell>
          <table:table-cell office:value-type="float" office:value="144.056" calcext:value-type="float">
            <text:p>144,056</text:p>
          </table:table-cell>
        </table:table-row>
        <table:table-row table:style-name="ro1">
          <table:table-cell office:value-type="float" office:value="-8.38" calcext:value-type="float">
            <text:p>-8,38</text:p>
          </table:table-cell>
          <table:table-cell office:value-type="float" office:value="143.633" calcext:value-type="float">
            <text:p>143,633</text:p>
          </table:table-cell>
        </table:table-row>
        <table:table-row table:style-name="ro1">
          <table:table-cell office:value-type="float" office:value="-8.37" calcext:value-type="float">
            <text:p>-8,37</text:p>
          </table:table-cell>
          <table:table-cell office:value-type="float" office:value="143.211" calcext:value-type="float">
            <text:p>143,211</text:p>
          </table:table-cell>
        </table:table-row>
        <table:table-row table:style-name="ro1">
          <table:table-cell office:value-type="float" office:value="-8.36" calcext:value-type="float">
            <text:p>-8,36</text:p>
          </table:table-cell>
          <table:table-cell office:value-type="float" office:value="142.789" calcext:value-type="float">
            <text:p>142,789</text:p>
          </table:table-cell>
        </table:table-row>
        <table:table-row table:style-name="ro1">
          <table:table-cell office:value-type="float" office:value="-8.35" calcext:value-type="float">
            <text:p>-8,35</text:p>
          </table:table-cell>
          <table:table-cell office:value-type="float" office:value="142.368" calcext:value-type="float">
            <text:p>142,368</text:p>
          </table:table-cell>
        </table:table-row>
        <table:table-row table:style-name="ro1">
          <table:table-cell office:value-type="float" office:value="-8.34" calcext:value-type="float">
            <text:p>-8,34</text:p>
          </table:table-cell>
          <table:table-cell office:value-type="float" office:value="141.947" calcext:value-type="float">
            <text:p>141,947</text:p>
          </table:table-cell>
        </table:table-row>
        <table:table-row table:style-name="ro1">
          <table:table-cell office:value-type="float" office:value="-8.33" calcext:value-type="float">
            <text:p>-8,33</text:p>
          </table:table-cell>
          <table:table-cell office:value-type="float" office:value="141.527" calcext:value-type="float">
            <text:p>141,527</text:p>
          </table:table-cell>
        </table:table-row>
        <table:table-row table:style-name="ro1">
          <table:table-cell office:value-type="float" office:value="-8.32" calcext:value-type="float">
            <text:p>-8,32</text:p>
          </table:table-cell>
          <table:table-cell office:value-type="float" office:value="141.107" calcext:value-type="float">
            <text:p>141,107</text:p>
          </table:table-cell>
        </table:table-row>
        <table:table-row table:style-name="ro1">
          <table:table-cell office:value-type="float" office:value="-8.31" calcext:value-type="float">
            <text:p>-8,31</text:p>
          </table:table-cell>
          <table:table-cell office:value-type="float" office:value="140.688" calcext:value-type="float">
            <text:p>140,688</text:p>
          </table:table-cell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40.27" calcext:value-type="float">
            <text:p>140,27</text:p>
          </table:table-cell>
        </table:table-row>
        <table:table-row table:style-name="ro1">
          <table:table-cell office:value-type="float" office:value="-8.29" calcext:value-type="float">
            <text:p>-8,29</text:p>
          </table:table-cell>
          <table:table-cell office:value-type="float" office:value="139.852" calcext:value-type="float">
            <text:p>139,852</text:p>
          </table:table-cell>
        </table:table-row>
        <table:table-row table:style-name="ro1">
          <table:table-cell office:value-type="float" office:value="-8.28" calcext:value-type="float">
            <text:p>-8,28</text:p>
          </table:table-cell>
          <table:table-cell office:value-type="float" office:value="139.435" calcext:value-type="float">
            <text:p>139,435</text:p>
          </table:table-cell>
        </table:table-row>
        <table:table-row table:style-name="ro1">
          <table:table-cell office:value-type="float" office:value="-8.27" calcext:value-type="float">
            <text:p>-8,27</text:p>
          </table:table-cell>
          <table:table-cell office:value-type="float" office:value="139.019" calcext:value-type="float">
            <text:p>139,019</text:p>
          </table:table-cell>
        </table:table-row>
        <table:table-row table:style-name="ro1">
          <table:table-cell office:value-type="float" office:value="-8.26" calcext:value-type="float">
            <text:p>-8,26</text:p>
          </table:table-cell>
          <table:table-cell office:value-type="float" office:value="138.603" calcext:value-type="float">
            <text:p>138,603</text:p>
          </table:table-cell>
        </table:table-row>
        <table:table-row table:style-name="ro1">
          <table:table-cell office:value-type="float" office:value="-8.25" calcext:value-type="float">
            <text:p>-8,25</text:p>
          </table:table-cell>
          <table:table-cell office:value-type="float" office:value="138.188" calcext:value-type="float">
            <text:p>138,188</text:p>
          </table:table-cell>
        </table:table-row>
        <table:table-row table:style-name="ro1">
          <table:table-cell office:value-type="float" office:value="-8.24" calcext:value-type="float">
            <text:p>-8,24</text:p>
          </table:table-cell>
          <table:table-cell office:value-type="float" office:value="137.773" calcext:value-type="float">
            <text:p>137,773</text:p>
          </table:table-cell>
        </table:table-row>
        <table:table-row table:style-name="ro1">
          <table:table-cell office:value-type="float" office:value="-8.23" calcext:value-type="float">
            <text:p>-8,23</text:p>
          </table:table-cell>
          <table:table-cell office:value-type="float" office:value="137.359" calcext:value-type="float">
            <text:p>137,359</text:p>
          </table:table-cell>
        </table:table-row>
        <table:table-row table:style-name="ro1">
          <table:table-cell office:value-type="float" office:value="-8.22" calcext:value-type="float">
            <text:p>-8,22</text:p>
          </table:table-cell>
          <table:table-cell office:value-type="float" office:value="136.945" calcext:value-type="float">
            <text:p>136,945</text:p>
          </table:table-cell>
        </table:table-row>
        <table:table-row table:style-name="ro1">
          <table:table-cell office:value-type="float" office:value="-8.21" calcext:value-type="float">
            <text:p>-8,21</text:p>
          </table:table-cell>
          <table:table-cell office:value-type="float" office:value="136.532" calcext:value-type="float">
            <text:p>136,532</text:p>
          </table:table-cell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36.12" calcext:value-type="float">
            <text:p>136,12</text:p>
          </table:table-cell>
        </table:table-row>
        <table:table-row table:style-name="ro1">
          <table:table-cell office:value-type="float" office:value="-8.19" calcext:value-type="float">
            <text:p>-8,19</text:p>
          </table:table-cell>
          <table:table-cell office:value-type="float" office:value="135.708" calcext:value-type="float">
            <text:p>135,708</text:p>
          </table:table-cell>
        </table:table-row>
        <table:table-row table:style-name="ro1">
          <table:table-cell office:value-type="float" office:value="-8.18" calcext:value-type="float">
            <text:p>-8,18</text:p>
          </table:table-cell>
          <table:table-cell office:value-type="float" office:value="135.297" calcext:value-type="float">
            <text:p>135,297</text:p>
          </table:table-cell>
        </table:table-row>
        <table:table-row table:style-name="ro1">
          <table:table-cell office:value-type="float" office:value="-8.17" calcext:value-type="float">
            <text:p>-8,17</text:p>
          </table:table-cell>
          <table:table-cell office:value-type="float" office:value="134.887" calcext:value-type="float">
            <text:p>134,887</text:p>
          </table:table-cell>
        </table:table-row>
        <table:table-row table:style-name="ro1">
          <table:table-cell office:value-type="float" office:value="-8.16" calcext:value-type="float">
            <text:p>-8,16</text:p>
          </table:table-cell>
          <table:table-cell office:value-type="float" office:value="134.477" calcext:value-type="float">
            <text:p>134,477</text:p>
          </table:table-cell>
        </table:table-row>
        <table:table-row table:style-name="ro1">
          <table:table-cell office:value-type="float" office:value="-8.15" calcext:value-type="float">
            <text:p>-8,15</text:p>
          </table:table-cell>
          <table:table-cell office:value-type="float" office:value="134.067" calcext:value-type="float">
            <text:p>134,067</text:p>
          </table:table-cell>
        </table:table-row>
        <table:table-row table:style-name="ro1">
          <table:table-cell office:value-type="float" office:value="-8.14" calcext:value-type="float">
            <text:p>-8,14</text:p>
          </table:table-cell>
          <table:table-cell office:value-type="float" office:value="133.659" calcext:value-type="float">
            <text:p>133,659</text:p>
          </table:table-cell>
        </table:table-row>
        <table:table-row table:style-name="ro1">
          <table:table-cell office:value-type="float" office:value="-8.13" calcext:value-type="float">
            <text:p>-8,13</text:p>
          </table:table-cell>
          <table:table-cell office:value-type="float" office:value="133.251" calcext:value-type="float">
            <text:p>133,251</text:p>
          </table:table-cell>
        </table:table-row>
        <table:table-row table:style-name="ro1">
          <table:table-cell office:value-type="float" office:value="-8.12" calcext:value-type="float">
            <text:p>-8,12</text:p>
          </table:table-cell>
          <table:table-cell office:value-type="float" office:value="132.843" calcext:value-type="float">
            <text:p>132,843</text:p>
          </table:table-cell>
        </table:table-row>
        <table:table-row table:style-name="ro1">
          <table:table-cell office:value-type="float" office:value="-8.11" calcext:value-type="float">
            <text:p>-8,11</text:p>
          </table:table-cell>
          <table:table-cell office:value-type="float" office:value="132.436" calcext:value-type="float">
            <text:p>132,436</text:p>
          </table:table-cell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32.03" calcext:value-type="float">
            <text:p>132,03</text:p>
          </table:table-cell>
        </table:table-row>
        <table:table-row table:style-name="ro1">
          <table:table-cell office:value-type="float" office:value="-8.09" calcext:value-type="float">
            <text:p>-8,09</text:p>
          </table:table-cell>
          <table:table-cell office:value-type="float" office:value="131.624" calcext:value-type="float">
            <text:p>131,624</text:p>
          </table:table-cell>
        </table:table-row>
        <table:table-row table:style-name="ro1">
          <table:table-cell office:value-type="float" office:value="-8.08" calcext:value-type="float">
            <text:p>-8,08</text:p>
          </table:table-cell>
          <table:table-cell office:value-type="float" office:value="131.219" calcext:value-type="float">
            <text:p>131,219</text:p>
          </table:table-cell>
        </table:table-row>
        <table:table-row table:style-name="ro1">
          <table:table-cell office:value-type="float" office:value="-8.07" calcext:value-type="float">
            <text:p>-8,07</text:p>
          </table:table-cell>
          <table:table-cell office:value-type="float" office:value="130.815" calcext:value-type="float">
            <text:p>130,815</text:p>
          </table:table-cell>
        </table:table-row>
        <table:table-row table:style-name="ro1">
          <table:table-cell office:value-type="float" office:value="-8.06" calcext:value-type="float">
            <text:p>-8,06</text:p>
          </table:table-cell>
          <table:table-cell office:value-type="float" office:value="130.411" calcext:value-type="float">
            <text:p>130,411</text:p>
          </table:table-cell>
        </table:table-row>
        <table:table-row table:style-name="ro1">
          <table:table-cell office:value-type="float" office:value="-8.05" calcext:value-type="float">
            <text:p>-8,05</text:p>
          </table:table-cell>
          <table:table-cell office:value-type="float" office:value="130.008" calcext:value-type="float">
            <text:p>130,008</text:p>
          </table:table-cell>
        </table:table-row>
        <table:table-row table:style-name="ro1">
          <table:table-cell office:value-type="float" office:value="-8.04" calcext:value-type="float">
            <text:p>-8,04</text:p>
          </table:table-cell>
          <table:table-cell office:value-type="float" office:value="129.605" calcext:value-type="float">
            <text:p>129,605</text:p>
          </table:table-cell>
        </table:table-row>
        <table:table-row table:style-name="ro1">
          <table:table-cell office:value-type="float" office:value="-8.03" calcext:value-type="float">
            <text:p>-8,03</text:p>
          </table:table-cell>
          <table:table-cell office:value-type="float" office:value="129.203" calcext:value-type="float">
            <text:p>129,203</text:p>
          </table:table-cell>
        </table:table-row>
        <table:table-row table:style-name="ro1">
          <table:table-cell office:value-type="float" office:value="-8.02" calcext:value-type="float">
            <text:p>-8,02</text:p>
          </table:table-cell>
          <table:table-cell office:value-type="float" office:value="128.801" calcext:value-type="float">
            <text:p>128,801</text:p>
          </table:table-cell>
        </table:table-row>
        <table:table-row table:style-name="ro1">
          <table:table-cell office:value-type="float" office:value="-8.01" calcext:value-type="float">
            <text:p>-8,01</text:p>
          </table:table-cell>
          <table:table-cell office:value-type="float" office:value="128.4" calcext:value-type="float">
            <text:p>128,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7.99" calcext:value-type="float">
            <text:p>-7,99</text:p>
          </table:table-cell>
          <table:table-cell office:value-type="float" office:value="127.6" calcext:value-type="float">
            <text:p>127,6</text:p>
          </table:table-cell>
        </table:table-row>
        <table:table-row table:style-name="ro1">
          <table:table-cell office:value-type="float" office:value="-7.98" calcext:value-type="float">
            <text:p>-7,98</text:p>
          </table:table-cell>
          <table:table-cell office:value-type="float" office:value="127.201" calcext:value-type="float">
            <text:p>127,201</text:p>
          </table:table-cell>
        </table:table-row>
        <table:table-row table:style-name="ro1">
          <table:table-cell office:value-type="float" office:value="-7.97" calcext:value-type="float">
            <text:p>-7,97</text:p>
          </table:table-cell>
          <table:table-cell office:value-type="float" office:value="126.803" calcext:value-type="float">
            <text:p>126,803</text:p>
          </table:table-cell>
        </table:table-row>
        <table:table-row table:style-name="ro1">
          <table:table-cell office:value-type="float" office:value="-7.96" calcext:value-type="float">
            <text:p>-7,96</text:p>
          </table:table-cell>
          <table:table-cell office:value-type="float" office:value="126.405" calcext:value-type="float">
            <text:p>126,405</text:p>
          </table:table-cell>
        </table:table-row>
        <table:table-row table:style-name="ro1">
          <table:table-cell office:value-type="float" office:value="-7.95" calcext:value-type="float">
            <text:p>-7,95</text:p>
          </table:table-cell>
          <table:table-cell office:value-type="float" office:value="126.007" calcext:value-type="float">
            <text:p>126,007</text:p>
          </table:table-cell>
        </table:table-row>
        <table:table-row table:style-name="ro1">
          <table:table-cell office:value-type="float" office:value="-7.94" calcext:value-type="float">
            <text:p>-7,94</text:p>
          </table:table-cell>
          <table:table-cell office:value-type="float" office:value="125.611" calcext:value-type="float">
            <text:p>125,611</text:p>
          </table:table-cell>
        </table:table-row>
        <table:table-row table:style-name="ro1">
          <table:table-cell office:value-type="float" office:value="-7.93" calcext:value-type="float">
            <text:p>-7,93</text:p>
          </table:table-cell>
          <table:table-cell office:value-type="float" office:value="125.215" calcext:value-type="float">
            <text:p>125,215</text:p>
          </table:table-cell>
        </table:table-row>
        <table:table-row table:style-name="ro1">
          <table:table-cell office:value-type="float" office:value="-7.92" calcext:value-type="float">
            <text:p>-7,92</text:p>
          </table:table-cell>
          <table:table-cell office:value-type="float" office:value="124.819" calcext:value-type="float">
            <text:p>124,819</text:p>
          </table:table-cell>
        </table:table-row>
        <table:table-row table:style-name="ro1">
          <table:table-cell office:value-type="float" office:value="-7.91" calcext:value-type="float">
            <text:p>-7,91</text:p>
          </table:table-cell>
          <table:table-cell office:value-type="float" office:value="124.424" calcext:value-type="float">
            <text:p>124,424</text:p>
          </table:table-cell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24.03" calcext:value-type="float">
            <text:p>124,03</text:p>
          </table:table-cell>
        </table:table-row>
        <table:table-row table:style-name="ro1">
          <table:table-cell office:value-type="float" office:value="-7.89" calcext:value-type="float">
            <text:p>-7,89</text:p>
          </table:table-cell>
          <table:table-cell office:value-type="float" office:value="123.636" calcext:value-type="float">
            <text:p>123,636</text:p>
          </table:table-cell>
        </table:table-row>
        <table:table-row table:style-name="ro1">
          <table:table-cell office:value-type="float" office:value="-7.88" calcext:value-type="float">
            <text:p>-7,88</text:p>
          </table:table-cell>
          <table:table-cell office:value-type="float" office:value="123.243" calcext:value-type="float">
            <text:p>123,243</text:p>
          </table:table-cell>
        </table:table-row>
        <table:table-row table:style-name="ro1">
          <table:table-cell office:value-type="float" office:value="-7.87" calcext:value-type="float">
            <text:p>-7,87</text:p>
          </table:table-cell>
          <table:table-cell office:value-type="float" office:value="122.851" calcext:value-type="float">
            <text:p>122,851</text:p>
          </table:table-cell>
        </table:table-row>
        <table:table-row table:style-name="ro1">
          <table:table-cell office:value-type="float" office:value="-7.86" calcext:value-type="float">
            <text:p>-7,86</text:p>
          </table:table-cell>
          <table:table-cell office:value-type="float" office:value="122.459" calcext:value-type="float">
            <text:p>122,459</text:p>
          </table:table-cell>
        </table:table-row>
        <table:table-row table:style-name="ro1">
          <table:table-cell office:value-type="float" office:value="-7.85" calcext:value-type="float">
            <text:p>-7,85</text:p>
          </table:table-cell>
          <table:table-cell office:value-type="float" office:value="122.067" calcext:value-type="float">
            <text:p>122,067</text:p>
          </table:table-cell>
        </table:table-row>
        <table:table-row table:style-name="ro1">
          <table:table-cell office:value-type="float" office:value="-7.84" calcext:value-type="float">
            <text:p>-7,84</text:p>
          </table:table-cell>
          <table:table-cell office:value-type="float" office:value="121.677" calcext:value-type="float">
            <text:p>121,677</text:p>
          </table:table-cell>
        </table:table-row>
        <table:table-row table:style-name="ro1">
          <table:table-cell office:value-type="float" office:value="-7.83" calcext:value-type="float">
            <text:p>-7,83</text:p>
          </table:table-cell>
          <table:table-cell office:value-type="float" office:value="121.287" calcext:value-type="float">
            <text:p>121,287</text:p>
          </table:table-cell>
        </table:table-row>
        <table:table-row table:style-name="ro1">
          <table:table-cell office:value-type="float" office:value="-7.82" calcext:value-type="float">
            <text:p>-7,82</text:p>
          </table:table-cell>
          <table:table-cell office:value-type="float" office:value="120.897" calcext:value-type="float">
            <text:p>120,897</text:p>
          </table:table-cell>
        </table:table-row>
        <table:table-row table:style-name="ro1">
          <table:table-cell office:value-type="float" office:value="-7.81" calcext:value-type="float">
            <text:p>-7,81</text:p>
          </table:table-cell>
          <table:table-cell office:value-type="float" office:value="120.508" calcext:value-type="float">
            <text:p>120,508</text:p>
          </table:table-cell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20.12" calcext:value-type="float">
            <text:p>120,12</text:p>
          </table:table-cell>
        </table:table-row>
        <table:table-row table:style-name="ro1">
          <table:table-cell office:value-type="float" office:value="-7.79" calcext:value-type="float">
            <text:p>-7,79</text:p>
          </table:table-cell>
          <table:table-cell office:value-type="float" office:value="119.732" calcext:value-type="float">
            <text:p>119,732</text:p>
          </table:table-cell>
        </table:table-row>
        <table:table-row table:style-name="ro1">
          <table:table-cell office:value-type="float" office:value="-7.78" calcext:value-type="float">
            <text:p>-7,78</text:p>
          </table:table-cell>
          <table:table-cell office:value-type="float" office:value="119.345" calcext:value-type="float">
            <text:p>119,345</text:p>
          </table:table-cell>
        </table:table-row>
        <table:table-row table:style-name="ro1">
          <table:table-cell office:value-type="float" office:value="-7.77" calcext:value-type="float">
            <text:p>-7,77</text:p>
          </table:table-cell>
          <table:table-cell office:value-type="float" office:value="118.959" calcext:value-type="float">
            <text:p>118,959</text:p>
          </table:table-cell>
        </table:table-row>
        <table:table-row table:style-name="ro1">
          <table:table-cell office:value-type="float" office:value="-7.76" calcext:value-type="float">
            <text:p>-7,76</text:p>
          </table:table-cell>
          <table:table-cell office:value-type="float" office:value="118.573" calcext:value-type="float">
            <text:p>118,573</text:p>
          </table:table-cell>
        </table:table-row>
        <table:table-row table:style-name="ro1">
          <table:table-cell office:value-type="float" office:value="-7.75" calcext:value-type="float">
            <text:p>-7,75</text:p>
          </table:table-cell>
          <table:table-cell office:value-type="float" office:value="118.188" calcext:value-type="float">
            <text:p>118,188</text:p>
          </table:table-cell>
        </table:table-row>
        <table:table-row table:style-name="ro1">
          <table:table-cell office:value-type="float" office:value="-7.74" calcext:value-type="float">
            <text:p>-7,74</text:p>
          </table:table-cell>
          <table:table-cell office:value-type="float" office:value="117.803" calcext:value-type="float">
            <text:p>117,803</text:p>
          </table:table-cell>
        </table:table-row>
        <table:table-row table:style-name="ro1">
          <table:table-cell office:value-type="float" office:value="-7.73" calcext:value-type="float">
            <text:p>-7,73</text:p>
          </table:table-cell>
          <table:table-cell office:value-type="float" office:value="117.419" calcext:value-type="float">
            <text:p>117,419</text:p>
          </table:table-cell>
        </table:table-row>
        <table:table-row table:style-name="ro1">
          <table:table-cell office:value-type="float" office:value="-7.72" calcext:value-type="float">
            <text:p>-7,72</text:p>
          </table:table-cell>
          <table:table-cell office:value-type="float" office:value="117.035" calcext:value-type="float">
            <text:p>117,035</text:p>
          </table:table-cell>
        </table:table-row>
        <table:table-row table:style-name="ro1">
          <table:table-cell office:value-type="float" office:value="-7.71" calcext:value-type="float">
            <text:p>-7,71</text:p>
          </table:table-cell>
          <table:table-cell office:value-type="float" office:value="116.652" calcext:value-type="float">
            <text:p>116,652</text:p>
          </table:table-cell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116.27" calcext:value-type="float">
            <text:p>116,27</text:p>
          </table:table-cell>
        </table:table-row>
        <table:table-row table:style-name="ro1">
          <table:table-cell office:value-type="float" office:value="-7.69" calcext:value-type="float">
            <text:p>-7,69</text:p>
          </table:table-cell>
          <table:table-cell office:value-type="float" office:value="115.888" calcext:value-type="float">
            <text:p>115,888</text:p>
          </table:table-cell>
        </table:table-row>
        <table:table-row table:style-name="ro1">
          <table:table-cell office:value-type="float" office:value="-7.68" calcext:value-type="float">
            <text:p>-7,68</text:p>
          </table:table-cell>
          <table:table-cell office:value-type="float" office:value="115.507" calcext:value-type="float">
            <text:p>115,507</text:p>
          </table:table-cell>
        </table:table-row>
        <table:table-row table:style-name="ro1">
          <table:table-cell office:value-type="float" office:value="-7.67" calcext:value-type="float">
            <text:p>-7,67</text:p>
          </table:table-cell>
          <table:table-cell office:value-type="float" office:value="115.127" calcext:value-type="float">
            <text:p>115,127</text:p>
          </table:table-cell>
        </table:table-row>
        <table:table-row table:style-name="ro1">
          <table:table-cell office:value-type="float" office:value="-7.66" calcext:value-type="float">
            <text:p>-7,66</text:p>
          </table:table-cell>
          <table:table-cell office:value-type="float" office:value="114.747" calcext:value-type="float">
            <text:p>114,747</text:p>
          </table:table-cell>
        </table:table-row>
        <table:table-row table:style-name="ro1">
          <table:table-cell office:value-type="float" office:value="-7.65" calcext:value-type="float">
            <text:p>-7,65</text:p>
          </table:table-cell>
          <table:table-cell office:value-type="float" office:value="114.368" calcext:value-type="float">
            <text:p>114,368</text:p>
          </table:table-cell>
        </table:table-row>
        <table:table-row table:style-name="ro1">
          <table:table-cell office:value-type="float" office:value="-7.64" calcext:value-type="float">
            <text:p>-7,64</text:p>
          </table:table-cell>
          <table:table-cell office:value-type="float" office:value="113.989" calcext:value-type="float">
            <text:p>113,989</text:p>
          </table:table-cell>
        </table:table-row>
        <table:table-row table:style-name="ro1">
          <table:table-cell office:value-type="float" office:value="-7.63" calcext:value-type="float">
            <text:p>-7,63</text:p>
          </table:table-cell>
          <table:table-cell office:value-type="float" office:value="113.611" calcext:value-type="float">
            <text:p>113,611</text:p>
          </table:table-cell>
        </table:table-row>
        <table:table-row table:style-name="ro1">
          <table:table-cell office:value-type="float" office:value="-7.62" calcext:value-type="float">
            <text:p>-7,62</text:p>
          </table:table-cell>
          <table:table-cell office:value-type="float" office:value="113.233" calcext:value-type="float">
            <text:p>113,233</text:p>
          </table:table-cell>
        </table:table-row>
        <table:table-row table:style-name="ro1">
          <table:table-cell office:value-type="float" office:value="-7.61" calcext:value-type="float">
            <text:p>-7,61</text:p>
          </table:table-cell>
          <table:table-cell office:value-type="float" office:value="112.856" calcext:value-type="float">
            <text:p>112,856</text:p>
          </table:table-cell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112.48" calcext:value-type="float">
            <text:p>112,48</text:p>
          </table:table-cell>
        </table:table-row>
        <table:table-row table:style-name="ro1">
          <table:table-cell office:value-type="float" office:value="-7.59" calcext:value-type="float">
            <text:p>-7,59</text:p>
          </table:table-cell>
          <table:table-cell office:value-type="float" office:value="112.104" calcext:value-type="float">
            <text:p>112,104</text:p>
          </table:table-cell>
        </table:table-row>
        <table:table-row table:style-name="ro1">
          <table:table-cell office:value-type="float" office:value="-7.58" calcext:value-type="float">
            <text:p>-7,58</text:p>
          </table:table-cell>
          <table:table-cell office:value-type="float" office:value="111.729" calcext:value-type="float">
            <text:p>111,729</text:p>
          </table:table-cell>
        </table:table-row>
        <table:table-row table:style-name="ro1">
          <table:table-cell office:value-type="float" office:value="-7.57" calcext:value-type="float">
            <text:p>-7,57</text:p>
          </table:table-cell>
          <table:table-cell office:value-type="float" office:value="111.355" calcext:value-type="float">
            <text:p>111,355</text:p>
          </table:table-cell>
        </table:table-row>
        <table:table-row table:style-name="ro1">
          <table:table-cell office:value-type="float" office:value="-7.56" calcext:value-type="float">
            <text:p>-7,56</text:p>
          </table:table-cell>
          <table:table-cell office:value-type="float" office:value="110.981" calcext:value-type="float">
            <text:p>110,981</text:p>
          </table:table-cell>
        </table:table-row>
        <table:table-row table:style-name="ro1">
          <table:table-cell office:value-type="float" office:value="-7.55" calcext:value-type="float">
            <text:p>-7,55</text:p>
          </table:table-cell>
          <table:table-cell office:value-type="float" office:value="110.608" calcext:value-type="float">
            <text:p>110,608</text:p>
          </table:table-cell>
        </table:table-row>
        <table:table-row table:style-name="ro1">
          <table:table-cell office:value-type="float" office:value="-7.54" calcext:value-type="float">
            <text:p>-7,54</text:p>
          </table:table-cell>
          <table:table-cell office:value-type="float" office:value="110.235" calcext:value-type="float">
            <text:p>110,235</text:p>
          </table:table-cell>
        </table:table-row>
        <table:table-row table:style-name="ro1">
          <table:table-cell office:value-type="float" office:value="-7.53" calcext:value-type="float">
            <text:p>-7,53</text:p>
          </table:table-cell>
          <table:table-cell office:value-type="float" office:value="109.863" calcext:value-type="float">
            <text:p>109,863</text:p>
          </table:table-cell>
        </table:table-row>
        <table:table-row table:style-name="ro1">
          <table:table-cell office:value-type="float" office:value="-7.52" calcext:value-type="float">
            <text:p>-7,52</text:p>
          </table:table-cell>
          <table:table-cell office:value-type="float" office:value="109.491" calcext:value-type="float">
            <text:p>109,491</text:p>
          </table:table-cell>
        </table:table-row>
        <table:table-row table:style-name="ro1">
          <table:table-cell office:value-type="float" office:value="-7.51" calcext:value-type="float">
            <text:p>-7,51</text:p>
          </table:table-cell>
          <table:table-cell office:value-type="float" office:value="109.12" calcext:value-type="float">
            <text:p>109,12</text:p>
          </table:table-cell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-7.49" calcext:value-type="float">
            <text:p>-7,49</text:p>
          </table:table-cell>
          <table:table-cell office:value-type="float" office:value="108.38" calcext:value-type="float">
            <text:p>108,38</text:p>
          </table:table-cell>
        </table:table-row>
        <table:table-row table:style-name="ro1">
          <table:table-cell office:value-type="float" office:value="-7.48" calcext:value-type="float">
            <text:p>-7,48</text:p>
          </table:table-cell>
          <table:table-cell office:value-type="float" office:value="108.011" calcext:value-type="float">
            <text:p>108,011</text:p>
          </table:table-cell>
        </table:table-row>
        <table:table-row table:style-name="ro1">
          <table:table-cell office:value-type="float" office:value="-7.47" calcext:value-type="float">
            <text:p>-7,47</text:p>
          </table:table-cell>
          <table:table-cell office:value-type="float" office:value="107.643" calcext:value-type="float">
            <text:p>107,643</text:p>
          </table:table-cell>
        </table:table-row>
        <table:table-row table:style-name="ro1">
          <table:table-cell office:value-type="float" office:value="-7.46" calcext:value-type="float">
            <text:p>-7,46</text:p>
          </table:table-cell>
          <table:table-cell office:value-type="float" office:value="107.275" calcext:value-type="float">
            <text:p>107,275</text:p>
          </table:table-cell>
        </table:table-row>
        <table:table-row table:style-name="ro1">
          <table:table-cell office:value-type="float" office:value="-7.45" calcext:value-type="float">
            <text:p>-7,45</text:p>
          </table:table-cell>
          <table:table-cell office:value-type="float" office:value="106.908" calcext:value-type="float">
            <text:p>106,908</text:p>
          </table:table-cell>
        </table:table-row>
        <table:table-row table:style-name="ro1">
          <table:table-cell office:value-type="float" office:value="-7.44" calcext:value-type="float">
            <text:p>-7,44</text:p>
          </table:table-cell>
          <table:table-cell office:value-type="float" office:value="106.541" calcext:value-type="float">
            <text:p>106,541</text:p>
          </table:table-cell>
        </table:table-row>
        <table:table-row table:style-name="ro1">
          <table:table-cell office:value-type="float" office:value="-7.43" calcext:value-type="float">
            <text:p>-7,43</text:p>
          </table:table-cell>
          <table:table-cell office:value-type="float" office:value="106.175" calcext:value-type="float">
            <text:p>106,175</text:p>
          </table:table-cell>
        </table:table-row>
        <table:table-row table:style-name="ro1">
          <table:table-cell office:value-type="float" office:value="-7.42" calcext:value-type="float">
            <text:p>-7,42</text:p>
          </table:table-cell>
          <table:table-cell office:value-type="float" office:value="105.809" calcext:value-type="float">
            <text:p>105,809</text:p>
          </table:table-cell>
        </table:table-row>
        <table:table-row table:style-name="ro1">
          <table:table-cell office:value-type="float" office:value="-7.41" calcext:value-type="float">
            <text:p>-7,41</text:p>
          </table:table-cell>
          <table:table-cell office:value-type="float" office:value="105.444" calcext:value-type="float">
            <text:p>105,444</text:p>
          </table:table-cell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105.08" calcext:value-type="float">
            <text:p>105,08</text:p>
          </table:table-cell>
        </table:table-row>
        <table:table-row table:style-name="ro1">
          <table:table-cell office:value-type="float" office:value="-7.39" calcext:value-type="float">
            <text:p>-7,39</text:p>
          </table:table-cell>
          <table:table-cell office:value-type="float" office:value="104.716" calcext:value-type="float">
            <text:p>104,716</text:p>
          </table:table-cell>
        </table:table-row>
        <table:table-row table:style-name="ro1">
          <table:table-cell office:value-type="float" office:value="-7.38" calcext:value-type="float">
            <text:p>-7,38</text:p>
          </table:table-cell>
          <table:table-cell office:value-type="float" office:value="104.353" calcext:value-type="float">
            <text:p>104,353</text:p>
          </table:table-cell>
        </table:table-row>
        <table:table-row table:style-name="ro1">
          <table:table-cell office:value-type="float" office:value="-7.37" calcext:value-type="float">
            <text:p>-7,37</text:p>
          </table:table-cell>
          <table:table-cell office:value-type="float" office:value="103.991" calcext:value-type="float">
            <text:p>103,991</text:p>
          </table:table-cell>
        </table:table-row>
        <table:table-row table:style-name="ro1">
          <table:table-cell office:value-type="float" office:value="-7.36" calcext:value-type="float">
            <text:p>-7,36</text:p>
          </table:table-cell>
          <table:table-cell office:value-type="float" office:value="103.629" calcext:value-type="float">
            <text:p>103,629</text:p>
          </table:table-cell>
        </table:table-row>
        <table:table-row table:style-name="ro1">
          <table:table-cell office:value-type="float" office:value="-7.35" calcext:value-type="float">
            <text:p>-7,35</text:p>
          </table:table-cell>
          <table:table-cell office:value-type="float" office:value="103.267" calcext:value-type="float">
            <text:p>103,267</text:p>
          </table:table-cell>
        </table:table-row>
        <table:table-row table:style-name="ro1">
          <table:table-cell office:value-type="float" office:value="-7.34" calcext:value-type="float">
            <text:p>-7,34</text:p>
          </table:table-cell>
          <table:table-cell office:value-type="float" office:value="102.907" calcext:value-type="float">
            <text:p>102,907</text:p>
          </table:table-cell>
        </table:table-row>
        <table:table-row table:style-name="ro1">
          <table:table-cell office:value-type="float" office:value="-7.33" calcext:value-type="float">
            <text:p>-7,33</text:p>
          </table:table-cell>
          <table:table-cell office:value-type="float" office:value="102.547" calcext:value-type="float">
            <text:p>102,547</text:p>
          </table:table-cell>
        </table:table-row>
        <table:table-row table:style-name="ro1">
          <table:table-cell office:value-type="float" office:value="-7.32" calcext:value-type="float">
            <text:p>-7,32</text:p>
          </table:table-cell>
          <table:table-cell office:value-type="float" office:value="102.187" calcext:value-type="float">
            <text:p>102,187</text:p>
          </table:table-cell>
        </table:table-row>
        <table:table-row table:style-name="ro1">
          <table:table-cell office:value-type="float" office:value="-7.31" calcext:value-type="float">
            <text:p>-7,31</text:p>
          </table:table-cell>
          <table:table-cell office:value-type="float" office:value="101.828" calcext:value-type="float">
            <text:p>101,828</text:p>
          </table:table-cell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101.47" calcext:value-type="float">
            <text:p>101,47</text:p>
          </table:table-cell>
        </table:table-row>
        <table:table-row table:style-name="ro1">
          <table:table-cell office:value-type="float" office:value="-7.29" calcext:value-type="float">
            <text:p>-7,29</text:p>
          </table:table-cell>
          <table:table-cell office:value-type="float" office:value="101.112" calcext:value-type="float">
            <text:p>101,112</text:p>
          </table:table-cell>
        </table:table-row>
        <table:table-row table:style-name="ro1">
          <table:table-cell office:value-type="float" office:value="-7.28" calcext:value-type="float">
            <text:p>-7,28</text:p>
          </table:table-cell>
          <table:table-cell office:value-type="float" office:value="100.755" calcext:value-type="float">
            <text:p>100,755</text:p>
          </table:table-cell>
        </table:table-row>
        <table:table-row table:style-name="ro1">
          <table:table-cell office:value-type="float" office:value="-7.27" calcext:value-type="float">
            <text:p>-7,27</text:p>
          </table:table-cell>
          <table:table-cell office:value-type="float" office:value="100.399" calcext:value-type="float">
            <text:p>100,399</text:p>
          </table:table-cell>
        </table:table-row>
        <table:table-row table:style-name="ro1">
          <table:table-cell office:value-type="float" office:value="-7.26" calcext:value-type="float">
            <text:p>-7,26</text:p>
          </table:table-cell>
          <table:table-cell office:value-type="float" office:value="100.043" calcext:value-type="float">
            <text:p>100,043</text:p>
          </table:table-cell>
        </table:table-row>
        <table:table-row table:style-name="ro1">
          <table:table-cell office:value-type="float" office:value="-7.25" calcext:value-type="float">
            <text:p>-7,25</text:p>
          </table:table-cell>
          <table:table-cell office:value-type="float" office:value="99.6875" calcext:value-type="float">
            <text:p>99,6875</text:p>
          </table:table-cell>
        </table:table-row>
        <table:table-row table:style-name="ro1">
          <table:table-cell office:value-type="float" office:value="-7.24" calcext:value-type="float">
            <text:p>-7,24</text:p>
          </table:table-cell>
          <table:table-cell office:value-type="float" office:value="99.3328" calcext:value-type="float">
            <text:p>99,3328</text:p>
          </table:table-cell>
        </table:table-row>
        <table:table-row table:style-name="ro1">
          <table:table-cell office:value-type="float" office:value="-7.23" calcext:value-type="float">
            <text:p>-7,23</text:p>
          </table:table-cell>
          <table:table-cell office:value-type="float" office:value="98.9787" calcext:value-type="float">
            <text:p>98,9787</text:p>
          </table:table-cell>
        </table:table-row>
        <table:table-row table:style-name="ro1">
          <table:table-cell office:value-type="float" office:value="-7.22" calcext:value-type="float">
            <text:p>-7,22</text:p>
          </table:table-cell>
          <table:table-cell office:value-type="float" office:value="98.6252" calcext:value-type="float">
            <text:p>98,6252</text:p>
          </table:table-cell>
        </table:table-row>
        <table:table-row table:style-name="ro1">
          <table:table-cell office:value-type="float" office:value="-7.21" calcext:value-type="float">
            <text:p>-7,21</text:p>
          </table:table-cell>
          <table:table-cell office:value-type="float" office:value="98.2723" calcext:value-type="float">
            <text:p>98,2723</text:p>
          </table:table-cell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97.92" calcext:value-type="float">
            <text:p>97,92</text:p>
          </table:table-cell>
        </table:table-row>
        <table:table-row table:style-name="ro1">
          <table:table-cell office:value-type="float" office:value="-7.19" calcext:value-type="float">
            <text:p>-7,19</text:p>
          </table:table-cell>
          <table:table-cell office:value-type="float" office:value="97.5683" calcext:value-type="float">
            <text:p>97,5683</text:p>
          </table:table-cell>
        </table:table-row>
        <table:table-row table:style-name="ro1">
          <table:table-cell office:value-type="float" office:value="-7.18" calcext:value-type="float">
            <text:p>-7,18</text:p>
          </table:table-cell>
          <table:table-cell office:value-type="float" office:value="97.2172" calcext:value-type="float">
            <text:p>97,2172</text:p>
          </table:table-cell>
        </table:table-row>
        <table:table-row table:style-name="ro1">
          <table:table-cell office:value-type="float" office:value="-7.17" calcext:value-type="float">
            <text:p>-7,17</text:p>
          </table:table-cell>
          <table:table-cell office:value-type="float" office:value="96.8667" calcext:value-type="float">
            <text:p>96,8667</text:p>
          </table:table-cell>
        </table:table-row>
        <table:table-row table:style-name="ro1">
          <table:table-cell office:value-type="float" office:value="-7.16" calcext:value-type="float">
            <text:p>-7,16</text:p>
          </table:table-cell>
          <table:table-cell office:value-type="float" office:value="96.5168" calcext:value-type="float">
            <text:p>96,5168</text:p>
          </table:table-cell>
        </table:table-row>
        <table:table-row table:style-name="ro1">
          <table:table-cell office:value-type="float" office:value="-7.15" calcext:value-type="float">
            <text:p>-7,15</text:p>
          </table:table-cell>
          <table:table-cell office:value-type="float" office:value="96.1675" calcext:value-type="float">
            <text:p>96,1675</text:p>
          </table:table-cell>
        </table:table-row>
        <table:table-row table:style-name="ro1">
          <table:table-cell office:value-type="float" office:value="-7.14" calcext:value-type="float">
            <text:p>-7,14</text:p>
          </table:table-cell>
          <table:table-cell office:value-type="float" office:value="95.8188" calcext:value-type="float">
            <text:p>95,8188</text:p>
          </table:table-cell>
        </table:table-row>
        <table:table-row table:style-name="ro1">
          <table:table-cell office:value-type="float" office:value="-7.13" calcext:value-type="float">
            <text:p>-7,13</text:p>
          </table:table-cell>
          <table:table-cell office:value-type="float" office:value="95.4707" calcext:value-type="float">
            <text:p>95,4707</text:p>
          </table:table-cell>
        </table:table-row>
        <table:table-row table:style-name="ro1">
          <table:table-cell office:value-type="float" office:value="-7.12" calcext:value-type="float">
            <text:p>-7,12</text:p>
          </table:table-cell>
          <table:table-cell office:value-type="float" office:value="95.1232" calcext:value-type="float">
            <text:p>95,1232</text:p>
          </table:table-cell>
        </table:table-row>
        <table:table-row table:style-name="ro1">
          <table:table-cell office:value-type="float" office:value="-7.11" calcext:value-type="float">
            <text:p>-7,11</text:p>
          </table:table-cell>
          <table:table-cell office:value-type="float" office:value="94.7763" calcext:value-type="float">
            <text:p>94,7763</text:p>
          </table:table-cell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94.43" calcext:value-type="float">
            <text:p>94,43</text:p>
          </table:table-cell>
        </table:table-row>
        <table:table-row table:style-name="ro1">
          <table:table-cell office:value-type="float" office:value="-7.09" calcext:value-type="float">
            <text:p>-7,09</text:p>
          </table:table-cell>
          <table:table-cell office:value-type="float" office:value="94.0843" calcext:value-type="float">
            <text:p>94,0843</text:p>
          </table:table-cell>
        </table:table-row>
        <table:table-row table:style-name="ro1">
          <table:table-cell office:value-type="float" office:value="-7.08" calcext:value-type="float">
            <text:p>-7,08</text:p>
          </table:table-cell>
          <table:table-cell office:value-type="float" office:value="93.7392" calcext:value-type="float">
            <text:p>93,7392</text:p>
          </table:table-cell>
        </table:table-row>
        <table:table-row table:style-name="ro1">
          <table:table-cell office:value-type="float" office:value="-7.07" calcext:value-type="float">
            <text:p>-7,07</text:p>
          </table:table-cell>
          <table:table-cell office:value-type="float" office:value="93.3947" calcext:value-type="float">
            <text:p>93,3947</text:p>
          </table:table-cell>
        </table:table-row>
        <table:table-row table:style-name="ro1">
          <table:table-cell office:value-type="float" office:value="-7.06" calcext:value-type="float">
            <text:p>-7,06</text:p>
          </table:table-cell>
          <table:table-cell office:value-type="float" office:value="93.0508" calcext:value-type="float">
            <text:p>93,0508</text:p>
          </table:table-cell>
        </table:table-row>
        <table:table-row table:style-name="ro1">
          <table:table-cell office:value-type="float" office:value="-7.05" calcext:value-type="float">
            <text:p>-7,05</text:p>
          </table:table-cell>
          <table:table-cell office:value-type="float" office:value="92.7075" calcext:value-type="float">
            <text:p>92,7075</text:p>
          </table:table-cell>
        </table:table-row>
        <table:table-row table:style-name="ro1">
          <table:table-cell office:value-type="float" office:value="-7.04" calcext:value-type="float">
            <text:p>-7,04</text:p>
          </table:table-cell>
          <table:table-cell office:value-type="float" office:value="92.3648" calcext:value-type="float">
            <text:p>92,3648</text:p>
          </table:table-cell>
        </table:table-row>
        <table:table-row table:style-name="ro1">
          <table:table-cell office:value-type="float" office:value="-7.03" calcext:value-type="float">
            <text:p>-7,03</text:p>
          </table:table-cell>
          <table:table-cell office:value-type="float" office:value="92.0227" calcext:value-type="float">
            <text:p>92,0227</text:p>
          </table:table-cell>
        </table:table-row>
        <table:table-row table:style-name="ro1">
          <table:table-cell office:value-type="float" office:value="-7.02" calcext:value-type="float">
            <text:p>-7,02</text:p>
          </table:table-cell>
          <table:table-cell office:value-type="float" office:value="91.6812" calcext:value-type="float">
            <text:p>91,6812</text:p>
          </table:table-cell>
        </table:table-row>
        <table:table-row table:style-name="ro1">
          <table:table-cell office:value-type="float" office:value="-7.01" calcext:value-type="float">
            <text:p>-7,01</text:p>
          </table:table-cell>
          <table:table-cell office:value-type="float" office:value="91.3403" calcext:value-type="float">
            <text:p>91,340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6.99" calcext:value-type="float">
            <text:p>-6,99</text:p>
          </table:table-cell>
          <table:table-cell office:value-type="float" office:value="90.6603" calcext:value-type="float">
            <text:p>90,6603</text:p>
          </table:table-cell>
        </table:table-row>
        <table:table-row table:style-name="ro1">
          <table:table-cell office:value-type="float" office:value="-6.98" calcext:value-type="float">
            <text:p>-6,98</text:p>
          </table:table-cell>
          <table:table-cell office:value-type="float" office:value="90.3212" calcext:value-type="float">
            <text:p>90,3212</text:p>
          </table:table-cell>
        </table:table-row>
        <table:table-row table:style-name="ro1">
          <table:table-cell office:value-type="float" office:value="-6.97" calcext:value-type="float">
            <text:p>-6,97</text:p>
          </table:table-cell>
          <table:table-cell office:value-type="float" office:value="89.9827" calcext:value-type="float">
            <text:p>89,9827</text:p>
          </table:table-cell>
        </table:table-row>
        <table:table-row table:style-name="ro1">
          <table:table-cell office:value-type="float" office:value="-6.96" calcext:value-type="float">
            <text:p>-6,96</text:p>
          </table:table-cell>
          <table:table-cell office:value-type="float" office:value="89.6448" calcext:value-type="float">
            <text:p>89,6448</text:p>
          </table:table-cell>
        </table:table-row>
        <table:table-row table:style-name="ro1">
          <table:table-cell office:value-type="float" office:value="-6.95" calcext:value-type="float">
            <text:p>-6,95</text:p>
          </table:table-cell>
          <table:table-cell office:value-type="float" office:value="89.3075" calcext:value-type="float">
            <text:p>89,3075</text:p>
          </table:table-cell>
        </table:table-row>
        <table:table-row table:style-name="ro1">
          <table:table-cell office:value-type="float" office:value="-6.94" calcext:value-type="float">
            <text:p>-6,94</text:p>
          </table:table-cell>
          <table:table-cell office:value-type="float" office:value="88.9708" calcext:value-type="float">
            <text:p>88,9708</text:p>
          </table:table-cell>
        </table:table-row>
        <table:table-row table:style-name="ro1">
          <table:table-cell office:value-type="float" office:value="-6.93" calcext:value-type="float">
            <text:p>-6,93</text:p>
          </table:table-cell>
          <table:table-cell office:value-type="float" office:value="88.6347" calcext:value-type="float">
            <text:p>88,6347</text:p>
          </table:table-cell>
        </table:table-row>
        <table:table-row table:style-name="ro1">
          <table:table-cell office:value-type="float" office:value="-6.92" calcext:value-type="float">
            <text:p>-6,92</text:p>
          </table:table-cell>
          <table:table-cell office:value-type="float" office:value="88.2992" calcext:value-type="float">
            <text:p>88,2992</text:p>
          </table:table-cell>
        </table:table-row>
        <table:table-row table:style-name="ro1">
          <table:table-cell office:value-type="float" office:value="-6.91" calcext:value-type="float">
            <text:p>-6,91</text:p>
          </table:table-cell>
          <table:table-cell office:value-type="float" office:value="87.9643" calcext:value-type="float">
            <text:p>87,9643</text:p>
          </table:table-cell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87.63" calcext:value-type="float">
            <text:p>87,63</text:p>
          </table:table-cell>
        </table:table-row>
        <table:table-row table:style-name="ro1">
          <table:table-cell office:value-type="float" office:value="-6.89" calcext:value-type="float">
            <text:p>-6,89</text:p>
          </table:table-cell>
          <table:table-cell office:value-type="float" office:value="87.2963" calcext:value-type="float">
            <text:p>87,2963</text:p>
          </table:table-cell>
        </table:table-row>
        <table:table-row table:style-name="ro1">
          <table:table-cell office:value-type="float" office:value="-6.88" calcext:value-type="float">
            <text:p>-6,88</text:p>
          </table:table-cell>
          <table:table-cell office:value-type="float" office:value="86.9632" calcext:value-type="float">
            <text:p>86,9632</text:p>
          </table:table-cell>
        </table:table-row>
        <table:table-row table:style-name="ro1">
          <table:table-cell office:value-type="float" office:value="-6.87" calcext:value-type="float">
            <text:p>-6,87</text:p>
          </table:table-cell>
          <table:table-cell office:value-type="float" office:value="86.6307" calcext:value-type="float">
            <text:p>86,6307</text:p>
          </table:table-cell>
        </table:table-row>
        <table:table-row table:style-name="ro1">
          <table:table-cell office:value-type="float" office:value="-6.86" calcext:value-type="float">
            <text:p>-6,86</text:p>
          </table:table-cell>
          <table:table-cell office:value-type="float" office:value="86.2988" calcext:value-type="float">
            <text:p>86,2988</text:p>
          </table:table-cell>
        </table:table-row>
        <table:table-row table:style-name="ro1">
          <table:table-cell office:value-type="float" office:value="-6.85" calcext:value-type="float">
            <text:p>-6,85</text:p>
          </table:table-cell>
          <table:table-cell office:value-type="float" office:value="85.9675" calcext:value-type="float">
            <text:p>85,9675</text:p>
          </table:table-cell>
        </table:table-row>
        <table:table-row table:style-name="ro1">
          <table:table-cell office:value-type="float" office:value="-6.84" calcext:value-type="float">
            <text:p>-6,84</text:p>
          </table:table-cell>
          <table:table-cell office:value-type="float" office:value="85.6368" calcext:value-type="float">
            <text:p>85,6368</text:p>
          </table:table-cell>
        </table:table-row>
        <table:table-row table:style-name="ro1">
          <table:table-cell office:value-type="float" office:value="-6.83" calcext:value-type="float">
            <text:p>-6,83</text:p>
          </table:table-cell>
          <table:table-cell office:value-type="float" office:value="85.3067" calcext:value-type="float">
            <text:p>85,3067</text:p>
          </table:table-cell>
        </table:table-row>
        <table:table-row table:style-name="ro1">
          <table:table-cell office:value-type="float" office:value="-6.82" calcext:value-type="float">
            <text:p>-6,82</text:p>
          </table:table-cell>
          <table:table-cell office:value-type="float" office:value="84.9772" calcext:value-type="float">
            <text:p>84,9772</text:p>
          </table:table-cell>
        </table:table-row>
        <table:table-row table:style-name="ro1">
          <table:table-cell office:value-type="float" office:value="-6.81" calcext:value-type="float">
            <text:p>-6,81</text:p>
          </table:table-cell>
          <table:table-cell office:value-type="float" office:value="84.6483" calcext:value-type="float">
            <text:p>84,6483</text:p>
          </table:table-cell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84.32" calcext:value-type="float">
            <text:p>84,32</text:p>
          </table:table-cell>
        </table:table-row>
        <table:table-row table:style-name="ro1">
          <table:table-cell office:value-type="float" office:value="-6.79" calcext:value-type="float">
            <text:p>-6,79</text:p>
          </table:table-cell>
          <table:table-cell office:value-type="float" office:value="83.9923" calcext:value-type="float">
            <text:p>83,9923</text:p>
          </table:table-cell>
        </table:table-row>
        <table:table-row table:style-name="ro1">
          <table:table-cell office:value-type="float" office:value="-6.78" calcext:value-type="float">
            <text:p>-6,78</text:p>
          </table:table-cell>
          <table:table-cell office:value-type="float" office:value="83.6652" calcext:value-type="float">
            <text:p>83,6652</text:p>
          </table:table-cell>
        </table:table-row>
        <table:table-row table:style-name="ro1">
          <table:table-cell office:value-type="float" office:value="-6.77" calcext:value-type="float">
            <text:p>-6,77</text:p>
          </table:table-cell>
          <table:table-cell office:value-type="float" office:value="83.3387" calcext:value-type="float">
            <text:p>83,3387</text:p>
          </table:table-cell>
        </table:table-row>
        <table:table-row table:style-name="ro1">
          <table:table-cell office:value-type="float" office:value="-6.76" calcext:value-type="float">
            <text:p>-6,76</text:p>
          </table:table-cell>
          <table:table-cell office:value-type="float" office:value="83.0128" calcext:value-type="float">
            <text:p>83,0128</text:p>
          </table:table-cell>
        </table:table-row>
        <table:table-row table:style-name="ro1">
          <table:table-cell office:value-type="float" office:value="-6.75" calcext:value-type="float">
            <text:p>-6,75</text:p>
          </table:table-cell>
          <table:table-cell office:value-type="float" office:value="82.6875" calcext:value-type="float">
            <text:p>82,6875</text:p>
          </table:table-cell>
        </table:table-row>
        <table:table-row table:style-name="ro1">
          <table:table-cell office:value-type="float" office:value="-6.74" calcext:value-type="float">
            <text:p>-6,74</text:p>
          </table:table-cell>
          <table:table-cell office:value-type="float" office:value="82.3628" calcext:value-type="float">
            <text:p>82,3628</text:p>
          </table:table-cell>
        </table:table-row>
        <table:table-row table:style-name="ro1">
          <table:table-cell office:value-type="float" office:value="-6.73" calcext:value-type="float">
            <text:p>-6,73</text:p>
          </table:table-cell>
          <table:table-cell office:value-type="float" office:value="82.0387" calcext:value-type="float">
            <text:p>82,0387</text:p>
          </table:table-cell>
        </table:table-row>
        <table:table-row table:style-name="ro1">
          <table:table-cell office:value-type="float" office:value="-6.72" calcext:value-type="float">
            <text:p>-6,72</text:p>
          </table:table-cell>
          <table:table-cell office:value-type="float" office:value="81.7152" calcext:value-type="float">
            <text:p>81,7152</text:p>
          </table:table-cell>
        </table:table-row>
        <table:table-row table:style-name="ro1">
          <table:table-cell office:value-type="float" office:value="-6.71" calcext:value-type="float">
            <text:p>-6,71</text:p>
          </table:table-cell>
          <table:table-cell office:value-type="float" office:value="81.3923" calcext:value-type="float">
            <text:p>81,3923</text:p>
          </table:table-cell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81.07" calcext:value-type="float">
            <text:p>81,07</text:p>
          </table:table-cell>
        </table:table-row>
        <table:table-row table:style-name="ro1">
          <table:table-cell office:value-type="float" office:value="-6.69" calcext:value-type="float">
            <text:p>-6,69</text:p>
          </table:table-cell>
          <table:table-cell office:value-type="float" office:value="80.7483" calcext:value-type="float">
            <text:p>80,7483</text:p>
          </table:table-cell>
        </table:table-row>
        <table:table-row table:style-name="ro1">
          <table:table-cell office:value-type="float" office:value="-6.68" calcext:value-type="float">
            <text:p>-6,68</text:p>
          </table:table-cell>
          <table:table-cell office:value-type="float" office:value="80.4272" calcext:value-type="float">
            <text:p>80,4272</text:p>
          </table:table-cell>
        </table:table-row>
        <table:table-row table:style-name="ro1">
          <table:table-cell office:value-type="float" office:value="-6.67" calcext:value-type="float">
            <text:p>-6,67</text:p>
          </table:table-cell>
          <table:table-cell office:value-type="float" office:value="80.1067" calcext:value-type="float">
            <text:p>80,1067</text:p>
          </table:table-cell>
        </table:table-row>
        <table:table-row table:style-name="ro1">
          <table:table-cell office:value-type="float" office:value="-6.66" calcext:value-type="float">
            <text:p>-6,66</text:p>
          </table:table-cell>
          <table:table-cell office:value-type="float" office:value="79.7868" calcext:value-type="float">
            <text:p>79,7868</text:p>
          </table:table-cell>
        </table:table-row>
        <table:table-row table:style-name="ro1">
          <table:table-cell office:value-type="float" office:value="-6.65" calcext:value-type="float">
            <text:p>-6,65</text:p>
          </table:table-cell>
          <table:table-cell office:value-type="float" office:value="79.4675" calcext:value-type="float">
            <text:p>79,4675</text:p>
          </table:table-cell>
        </table:table-row>
        <table:table-row table:style-name="ro1">
          <table:table-cell office:value-type="float" office:value="-6.64" calcext:value-type="float">
            <text:p>-6,64</text:p>
          </table:table-cell>
          <table:table-cell office:value-type="float" office:value="79.1488" calcext:value-type="float">
            <text:p>79,1488</text:p>
          </table:table-cell>
        </table:table-row>
        <table:table-row table:style-name="ro1">
          <table:table-cell office:value-type="float" office:value="-6.63" calcext:value-type="float">
            <text:p>-6,63</text:p>
          </table:table-cell>
          <table:table-cell office:value-type="float" office:value="78.8307" calcext:value-type="float">
            <text:p>78,8307</text:p>
          </table:table-cell>
        </table:table-row>
        <table:table-row table:style-name="ro1">
          <table:table-cell office:value-type="float" office:value="-6.62" calcext:value-type="float">
            <text:p>-6,62</text:p>
          </table:table-cell>
          <table:table-cell office:value-type="float" office:value="78.5132" calcext:value-type="float">
            <text:p>78,5132</text:p>
          </table:table-cell>
        </table:table-row>
        <table:table-row table:style-name="ro1">
          <table:table-cell office:value-type="float" office:value="-6.61" calcext:value-type="float">
            <text:p>-6,61</text:p>
          </table:table-cell>
          <table:table-cell office:value-type="float" office:value="78.1963" calcext:value-type="float">
            <text:p>78,1963</text:p>
          </table:table-cell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77.88" calcext:value-type="float">
            <text:p>77,88</text:p>
          </table:table-cell>
        </table:table-row>
        <table:table-row table:style-name="ro1">
          <table:table-cell office:value-type="float" office:value="-6.59" calcext:value-type="float">
            <text:p>-6,59</text:p>
          </table:table-cell>
          <table:table-cell office:value-type="float" office:value="77.5643" calcext:value-type="float">
            <text:p>77,5643</text:p>
          </table:table-cell>
        </table:table-row>
        <table:table-row table:style-name="ro1">
          <table:table-cell office:value-type="float" office:value="-6.58" calcext:value-type="float">
            <text:p>-6,58</text:p>
          </table:table-cell>
          <table:table-cell office:value-type="float" office:value="77.2492" calcext:value-type="float">
            <text:p>77,2492</text:p>
          </table:table-cell>
        </table:table-row>
        <table:table-row table:style-name="ro1">
          <table:table-cell office:value-type="float" office:value="-6.57" calcext:value-type="float">
            <text:p>-6,57</text:p>
          </table:table-cell>
          <table:table-cell office:value-type="float" office:value="76.9347" calcext:value-type="float">
            <text:p>76,9347</text:p>
          </table:table-cell>
        </table:table-row>
        <table:table-row table:style-name="ro1">
          <table:table-cell office:value-type="float" office:value="-6.56" calcext:value-type="float">
            <text:p>-6,56</text:p>
          </table:table-cell>
          <table:table-cell office:value-type="float" office:value="76.6208" calcext:value-type="float">
            <text:p>76,6208</text:p>
          </table:table-cell>
        </table:table-row>
        <table:table-row table:style-name="ro1">
          <table:table-cell office:value-type="float" office:value="-6.55" calcext:value-type="float">
            <text:p>-6,55</text:p>
          </table:table-cell>
          <table:table-cell office:value-type="float" office:value="76.3075" calcext:value-type="float">
            <text:p>76,3075</text:p>
          </table:table-cell>
        </table:table-row>
        <table:table-row table:style-name="ro1">
          <table:table-cell office:value-type="float" office:value="-6.54" calcext:value-type="float">
            <text:p>-6,54</text:p>
          </table:table-cell>
          <table:table-cell office:value-type="float" office:value="75.9948" calcext:value-type="float">
            <text:p>75,9948</text:p>
          </table:table-cell>
        </table:table-row>
        <table:table-row table:style-name="ro1">
          <table:table-cell office:value-type="float" office:value="-6.53" calcext:value-type="float">
            <text:p>-6,53</text:p>
          </table:table-cell>
          <table:table-cell office:value-type="float" office:value="75.6827" calcext:value-type="float">
            <text:p>75,6827</text:p>
          </table:table-cell>
        </table:table-row>
        <table:table-row table:style-name="ro1">
          <table:table-cell office:value-type="float" office:value="-6.52" calcext:value-type="float">
            <text:p>-6,52</text:p>
          </table:table-cell>
          <table:table-cell office:value-type="float" office:value="75.3712" calcext:value-type="float">
            <text:p>75,3712</text:p>
          </table:table-cell>
        </table:table-row>
        <table:table-row table:style-name="ro1">
          <table:table-cell office:value-type="float" office:value="-6.51" calcext:value-type="float">
            <text:p>-6,51</text:p>
          </table:table-cell>
          <table:table-cell office:value-type="float" office:value="75.0603" calcext:value-type="float">
            <text:p>75,0603</text:p>
          </table:table-cell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74.75" calcext:value-type="float">
            <text:p>74,75</text:p>
          </table:table-cell>
        </table:table-row>
        <table:table-row table:style-name="ro1">
          <table:table-cell office:value-type="float" office:value="-6.49" calcext:value-type="float">
            <text:p>-6,49</text:p>
          </table:table-cell>
          <table:table-cell office:value-type="float" office:value="74.4403" calcext:value-type="float">
            <text:p>74,4403</text:p>
          </table:table-cell>
        </table:table-row>
        <table:table-row table:style-name="ro1">
          <table:table-cell office:value-type="float" office:value="-6.48" calcext:value-type="float">
            <text:p>-6,48</text:p>
          </table:table-cell>
          <table:table-cell office:value-type="float" office:value="74.1312" calcext:value-type="float">
            <text:p>74,1312</text:p>
          </table:table-cell>
        </table:table-row>
        <table:table-row table:style-name="ro1">
          <table:table-cell office:value-type="float" office:value="-6.47" calcext:value-type="float">
            <text:p>-6,47</text:p>
          </table:table-cell>
          <table:table-cell office:value-type="float" office:value="73.8227" calcext:value-type="float">
            <text:p>73,8227</text:p>
          </table:table-cell>
        </table:table-row>
        <table:table-row table:style-name="ro1">
          <table:table-cell office:value-type="float" office:value="-6.46" calcext:value-type="float">
            <text:p>-6,46</text:p>
          </table:table-cell>
          <table:table-cell office:value-type="float" office:value="73.5148" calcext:value-type="float">
            <text:p>73,5148</text:p>
          </table:table-cell>
        </table:table-row>
        <table:table-row table:style-name="ro1">
          <table:table-cell office:value-type="float" office:value="-6.45" calcext:value-type="float">
            <text:p>-6,45</text:p>
          </table:table-cell>
          <table:table-cell office:value-type="float" office:value="73.2075" calcext:value-type="float">
            <text:p>73,2075</text:p>
          </table:table-cell>
        </table:table-row>
        <table:table-row table:style-name="ro1">
          <table:table-cell office:value-type="float" office:value="-6.44" calcext:value-type="float">
            <text:p>-6,44</text:p>
          </table:table-cell>
          <table:table-cell office:value-type="float" office:value="72.9008" calcext:value-type="float">
            <text:p>72,9008</text:p>
          </table:table-cell>
        </table:table-row>
        <table:table-row table:style-name="ro1">
          <table:table-cell office:value-type="float" office:value="-6.43" calcext:value-type="float">
            <text:p>-6,43</text:p>
          </table:table-cell>
          <table:table-cell office:value-type="float" office:value="72.5947" calcext:value-type="float">
            <text:p>72,5947</text:p>
          </table:table-cell>
        </table:table-row>
        <table:table-row table:style-name="ro1">
          <table:table-cell office:value-type="float" office:value="-6.42" calcext:value-type="float">
            <text:p>-6,42</text:p>
          </table:table-cell>
          <table:table-cell office:value-type="float" office:value="72.2892" calcext:value-type="float">
            <text:p>72,2892</text:p>
          </table:table-cell>
        </table:table-row>
        <table:table-row table:style-name="ro1">
          <table:table-cell office:value-type="float" office:value="-6.41" calcext:value-type="float">
            <text:p>-6,41</text:p>
          </table:table-cell>
          <table:table-cell office:value-type="float" office:value="71.9843" calcext:value-type="float">
            <text:p>71,9843</text:p>
          </table:table-cell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71.68" calcext:value-type="float">
            <text:p>71,68</text:p>
          </table:table-cell>
        </table:table-row>
        <table:table-row table:style-name="ro1">
          <table:table-cell office:value-type="float" office:value="-6.39" calcext:value-type="float">
            <text:p>-6,39</text:p>
          </table:table-cell>
          <table:table-cell office:value-type="float" office:value="71.3763" calcext:value-type="float">
            <text:p>71,3763</text:p>
          </table:table-cell>
        </table:table-row>
        <table:table-row table:style-name="ro1">
          <table:table-cell office:value-type="float" office:value="-6.38" calcext:value-type="float">
            <text:p>-6,38</text:p>
          </table:table-cell>
          <table:table-cell office:value-type="float" office:value="71.0732" calcext:value-type="float">
            <text:p>71,0732</text:p>
          </table:table-cell>
        </table:table-row>
        <table:table-row table:style-name="ro1">
          <table:table-cell office:value-type="float" office:value="-6.37" calcext:value-type="float">
            <text:p>-6,37</text:p>
          </table:table-cell>
          <table:table-cell office:value-type="float" office:value="70.7707" calcext:value-type="float">
            <text:p>70,7707</text:p>
          </table:table-cell>
        </table:table-row>
        <table:table-row table:style-name="ro1">
          <table:table-cell office:value-type="float" office:value="-6.36" calcext:value-type="float">
            <text:p>-6,36</text:p>
          </table:table-cell>
          <table:table-cell office:value-type="float" office:value="70.4688" calcext:value-type="float">
            <text:p>70,4688</text:p>
          </table:table-cell>
        </table:table-row>
        <table:table-row table:style-name="ro1">
          <table:table-cell office:value-type="float" office:value="-6.35" calcext:value-type="float">
            <text:p>-6,35</text:p>
          </table:table-cell>
          <table:table-cell office:value-type="float" office:value="70.1675" calcext:value-type="float">
            <text:p>70,1675</text:p>
          </table:table-cell>
        </table:table-row>
        <table:table-row table:style-name="ro1">
          <table:table-cell office:value-type="float" office:value="-6.34" calcext:value-type="float">
            <text:p>-6,34</text:p>
          </table:table-cell>
          <table:table-cell office:value-type="float" office:value="69.8668" calcext:value-type="float">
            <text:p>69,8668</text:p>
          </table:table-cell>
        </table:table-row>
        <table:table-row table:style-name="ro1">
          <table:table-cell office:value-type="float" office:value="-6.33" calcext:value-type="float">
            <text:p>-6,33</text:p>
          </table:table-cell>
          <table:table-cell office:value-type="float" office:value="69.5667" calcext:value-type="float">
            <text:p>69,5667</text:p>
          </table:table-cell>
        </table:table-row>
        <table:table-row table:style-name="ro1">
          <table:table-cell office:value-type="float" office:value="-6.32" calcext:value-type="float">
            <text:p>-6,32</text:p>
          </table:table-cell>
          <table:table-cell office:value-type="float" office:value="69.2672" calcext:value-type="float">
            <text:p>69,2672</text:p>
          </table:table-cell>
        </table:table-row>
        <table:table-row table:style-name="ro1">
          <table:table-cell office:value-type="float" office:value="-6.31" calcext:value-type="float">
            <text:p>-6,31</text:p>
          </table:table-cell>
          <table:table-cell office:value-type="float" office:value="68.9683" calcext:value-type="float">
            <text:p>68,9683</text:p>
          </table:table-cell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68.67" calcext:value-type="float">
            <text:p>68,67</text:p>
          </table:table-cell>
        </table:table-row>
        <table:table-row table:style-name="ro1">
          <table:table-cell office:value-type="float" office:value="-6.29" calcext:value-type="float">
            <text:p>-6,29</text:p>
          </table:table-cell>
          <table:table-cell office:value-type="float" office:value="68.3723" calcext:value-type="float">
            <text:p>68,3723</text:p>
          </table:table-cell>
        </table:table-row>
        <table:table-row table:style-name="ro1">
          <table:table-cell office:value-type="float" office:value="-6.28" calcext:value-type="float">
            <text:p>-6,28</text:p>
          </table:table-cell>
          <table:table-cell office:value-type="float" office:value="68.0752" calcext:value-type="float">
            <text:p>68,0752</text:p>
          </table:table-cell>
        </table:table-row>
        <table:table-row table:style-name="ro1">
          <table:table-cell office:value-type="float" office:value="-6.27" calcext:value-type="float">
            <text:p>-6,27</text:p>
          </table:table-cell>
          <table:table-cell office:value-type="float" office:value="67.7787" calcext:value-type="float">
            <text:p>67,7787</text:p>
          </table:table-cell>
        </table:table-row>
        <table:table-row table:style-name="ro1">
          <table:table-cell office:value-type="float" office:value="-6.26" calcext:value-type="float">
            <text:p>-6,26</text:p>
          </table:table-cell>
          <table:table-cell office:value-type="float" office:value="67.4828" calcext:value-type="float">
            <text:p>67,4828</text:p>
          </table:table-cell>
        </table:table-row>
        <table:table-row table:style-name="ro1">
          <table:table-cell office:value-type="float" office:value="-6.25" calcext:value-type="float">
            <text:p>-6,25</text:p>
          </table:table-cell>
          <table:table-cell office:value-type="float" office:value="67.1875" calcext:value-type="float">
            <text:p>67,1875</text:p>
          </table:table-cell>
        </table:table-row>
        <table:table-row table:style-name="ro1">
          <table:table-cell office:value-type="float" office:value="-6.24" calcext:value-type="float">
            <text:p>-6,24</text:p>
          </table:table-cell>
          <table:table-cell office:value-type="float" office:value="66.8928" calcext:value-type="float">
            <text:p>66,8928</text:p>
          </table:table-cell>
        </table:table-row>
        <table:table-row table:style-name="ro1">
          <table:table-cell office:value-type="float" office:value="-6.23" calcext:value-type="float">
            <text:p>-6,23</text:p>
          </table:table-cell>
          <table:table-cell office:value-type="float" office:value="66.5987" calcext:value-type="float">
            <text:p>66,5987</text:p>
          </table:table-cell>
        </table:table-row>
        <table:table-row table:style-name="ro1">
          <table:table-cell office:value-type="float" office:value="-6.22" calcext:value-type="float">
            <text:p>-6,22</text:p>
          </table:table-cell>
          <table:table-cell office:value-type="float" office:value="66.3052" calcext:value-type="float">
            <text:p>66,3052</text:p>
          </table:table-cell>
        </table:table-row>
        <table:table-row table:style-name="ro1">
          <table:table-cell office:value-type="float" office:value="-6.21" calcext:value-type="float">
            <text:p>-6,21</text:p>
          </table:table-cell>
          <table:table-cell office:value-type="float" office:value="66.0123" calcext:value-type="float">
            <text:p>66,0123</text:p>
          </table:table-cell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65.72" calcext:value-type="float">
            <text:p>65,72</text:p>
          </table:table-cell>
        </table:table-row>
        <table:table-row table:style-name="ro1">
          <table:table-cell office:value-type="float" office:value="-6.19" calcext:value-type="float">
            <text:p>-6,19</text:p>
          </table:table-cell>
          <table:table-cell office:value-type="float" office:value="65.4283" calcext:value-type="float">
            <text:p>65,4283</text:p>
          </table:table-cell>
        </table:table-row>
        <table:table-row table:style-name="ro1">
          <table:table-cell office:value-type="float" office:value="-6.18" calcext:value-type="float">
            <text:p>-6,18</text:p>
          </table:table-cell>
          <table:table-cell office:value-type="float" office:value="65.1372" calcext:value-type="float">
            <text:p>65,1372</text:p>
          </table:table-cell>
        </table:table-row>
        <table:table-row table:style-name="ro1">
          <table:table-cell office:value-type="float" office:value="-6.17" calcext:value-type="float">
            <text:p>-6,17</text:p>
          </table:table-cell>
          <table:table-cell office:value-type="float" office:value="64.8467" calcext:value-type="float">
            <text:p>64,8467</text:p>
          </table:table-cell>
        </table:table-row>
        <table:table-row table:style-name="ro1">
          <table:table-cell office:value-type="float" office:value="-6.16" calcext:value-type="float">
            <text:p>-6,16</text:p>
          </table:table-cell>
          <table:table-cell office:value-type="float" office:value="64.5568" calcext:value-type="float">
            <text:p>64,5568</text:p>
          </table:table-cell>
        </table:table-row>
        <table:table-row table:style-name="ro1">
          <table:table-cell office:value-type="float" office:value="-6.15" calcext:value-type="float">
            <text:p>-6,15</text:p>
          </table:table-cell>
          <table:table-cell office:value-type="float" office:value="64.2675" calcext:value-type="float">
            <text:p>64,2675</text:p>
          </table:table-cell>
        </table:table-row>
        <table:table-row table:style-name="ro1">
          <table:table-cell office:value-type="float" office:value="-6.14" calcext:value-type="float">
            <text:p>-6,14</text:p>
          </table:table-cell>
          <table:table-cell office:value-type="float" office:value="63.9788" calcext:value-type="float">
            <text:p>63,9788</text:p>
          </table:table-cell>
        </table:table-row>
        <table:table-row table:style-name="ro1">
          <table:table-cell office:value-type="float" office:value="-6.13" calcext:value-type="float">
            <text:p>-6,13</text:p>
          </table:table-cell>
          <table:table-cell office:value-type="float" office:value="63.6907" calcext:value-type="float">
            <text:p>63,6907</text:p>
          </table:table-cell>
        </table:table-row>
        <table:table-row table:style-name="ro1">
          <table:table-cell office:value-type="float" office:value="-6.12" calcext:value-type="float">
            <text:p>-6,12</text:p>
          </table:table-cell>
          <table:table-cell office:value-type="float" office:value="63.4032" calcext:value-type="float">
            <text:p>63,4032</text:p>
          </table:table-cell>
        </table:table-row>
        <table:table-row table:style-name="ro1">
          <table:table-cell office:value-type="float" office:value="-6.11" calcext:value-type="float">
            <text:p>-6,11</text:p>
          </table:table-cell>
          <table:table-cell office:value-type="float" office:value="63.1163" calcext:value-type="float">
            <text:p>63,1163</text:p>
          </table:table-cell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62.83" calcext:value-type="float">
            <text:p>62,83</text:p>
          </table:table-cell>
        </table:table-row>
        <table:table-row table:style-name="ro1">
          <table:table-cell office:value-type="float" office:value="-6.09" calcext:value-type="float">
            <text:p>-6,09</text:p>
          </table:table-cell>
          <table:table-cell office:value-type="float" office:value="62.5443" calcext:value-type="float">
            <text:p>62,5443</text:p>
          </table:table-cell>
        </table:table-row>
        <table:table-row table:style-name="ro1">
          <table:table-cell office:value-type="float" office:value="-6.08" calcext:value-type="float">
            <text:p>-6,08</text:p>
          </table:table-cell>
          <table:table-cell office:value-type="float" office:value="62.2592" calcext:value-type="float">
            <text:p>62,2592</text:p>
          </table:table-cell>
        </table:table-row>
        <table:table-row table:style-name="ro1">
          <table:table-cell office:value-type="float" office:value="-6.07" calcext:value-type="float">
            <text:p>-6,07</text:p>
          </table:table-cell>
          <table:table-cell office:value-type="float" office:value="61.9747" calcext:value-type="float">
            <text:p>61,9747</text:p>
          </table:table-cell>
        </table:table-row>
        <table:table-row table:style-name="ro1">
          <table:table-cell office:value-type="float" office:value="-6.06" calcext:value-type="float">
            <text:p>-6,06</text:p>
          </table:table-cell>
          <table:table-cell office:value-type="float" office:value="61.6908" calcext:value-type="float">
            <text:p>61,6908</text:p>
          </table:table-cell>
        </table:table-row>
        <table:table-row table:style-name="ro1">
          <table:table-cell office:value-type="float" office:value="-6.05" calcext:value-type="float">
            <text:p>-6,05</text:p>
          </table:table-cell>
          <table:table-cell office:value-type="float" office:value="61.4075" calcext:value-type="float">
            <text:p>61,4075</text:p>
          </table:table-cell>
        </table:table-row>
        <table:table-row table:style-name="ro1">
          <table:table-cell office:value-type="float" office:value="-6.04" calcext:value-type="float">
            <text:p>-6,04</text:p>
          </table:table-cell>
          <table:table-cell office:value-type="float" office:value="61.1248" calcext:value-type="float">
            <text:p>61,1248</text:p>
          </table:table-cell>
        </table:table-row>
        <table:table-row table:style-name="ro1">
          <table:table-cell office:value-type="float" office:value="-6.03" calcext:value-type="float">
            <text:p>-6,03</text:p>
          </table:table-cell>
          <table:table-cell office:value-type="float" office:value="60.8427" calcext:value-type="float">
            <text:p>60,8427</text:p>
          </table:table-cell>
        </table:table-row>
        <table:table-row table:style-name="ro1">
          <table:table-cell office:value-type="float" office:value="-6.02" calcext:value-type="float">
            <text:p>-6,02</text:p>
          </table:table-cell>
          <table:table-cell office:value-type="float" office:value="60.5612" calcext:value-type="float">
            <text:p>60,5612</text:p>
          </table:table-cell>
        </table:table-row>
        <table:table-row table:style-name="ro1">
          <table:table-cell office:value-type="float" office:value="-6.01" calcext:value-type="float">
            <text:p>-6,01</text:p>
          </table:table-cell>
          <table:table-cell office:value-type="float" office:value="60.2803" calcext:value-type="float">
            <text:p>60,280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-5.99" calcext:value-type="float">
            <text:p>-5,99</text:p>
          </table:table-cell>
          <table:table-cell office:value-type="float" office:value="59.7203" calcext:value-type="float">
            <text:p>59,7203</text:p>
          </table:table-cell>
        </table:table-row>
        <table:table-row table:style-name="ro1">
          <table:table-cell office:value-type="float" office:value="-5.98" calcext:value-type="float">
            <text:p>-5,98</text:p>
          </table:table-cell>
          <table:table-cell office:value-type="float" office:value="59.4412" calcext:value-type="float">
            <text:p>59,4412</text:p>
          </table:table-cell>
        </table:table-row>
        <table:table-row table:style-name="ro1">
          <table:table-cell office:value-type="float" office:value="-5.97" calcext:value-type="float">
            <text:p>-5,97</text:p>
          </table:table-cell>
          <table:table-cell office:value-type="float" office:value="59.1627" calcext:value-type="float">
            <text:p>59,1627</text:p>
          </table:table-cell>
        </table:table-row>
        <table:table-row table:style-name="ro1">
          <table:table-cell office:value-type="float" office:value="-5.96" calcext:value-type="float">
            <text:p>-5,96</text:p>
          </table:table-cell>
          <table:table-cell office:value-type="float" office:value="58.8848" calcext:value-type="float">
            <text:p>58,8848</text:p>
          </table:table-cell>
        </table:table-row>
        <table:table-row table:style-name="ro1">
          <table:table-cell office:value-type="float" office:value="-5.95" calcext:value-type="float">
            <text:p>-5,95</text:p>
          </table:table-cell>
          <table:table-cell office:value-type="float" office:value="58.6075" calcext:value-type="float">
            <text:p>58,6075</text:p>
          </table:table-cell>
        </table:table-row>
        <table:table-row table:style-name="ro1">
          <table:table-cell office:value-type="float" office:value="-5.94" calcext:value-type="float">
            <text:p>-5,94</text:p>
          </table:table-cell>
          <table:table-cell office:value-type="float" office:value="58.3308" calcext:value-type="float">
            <text:p>58,3308</text:p>
          </table:table-cell>
        </table:table-row>
        <table:table-row table:style-name="ro1">
          <table:table-cell office:value-type="float" office:value="-5.93" calcext:value-type="float">
            <text:p>-5,93</text:p>
          </table:table-cell>
          <table:table-cell office:value-type="float" office:value="58.0547" calcext:value-type="float">
            <text:p>58,0547</text:p>
          </table:table-cell>
        </table:table-row>
        <table:table-row table:style-name="ro1">
          <table:table-cell office:value-type="float" office:value="-5.92" calcext:value-type="float">
            <text:p>-5,92</text:p>
          </table:table-cell>
          <table:table-cell office:value-type="float" office:value="57.7792" calcext:value-type="float">
            <text:p>57,7792</text:p>
          </table:table-cell>
        </table:table-row>
        <table:table-row table:style-name="ro1">
          <table:table-cell office:value-type="float" office:value="-5.91" calcext:value-type="float">
            <text:p>-5,91</text:p>
          </table:table-cell>
          <table:table-cell office:value-type="float" office:value="57.5043" calcext:value-type="float">
            <text:p>57,5043</text:p>
          </table:table-cell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57.23" calcext:value-type="float">
            <text:p>57,23</text:p>
          </table:table-cell>
        </table:table-row>
        <table:table-row table:style-name="ro1">
          <table:table-cell office:value-type="float" office:value="-5.89" calcext:value-type="float">
            <text:p>-5,89</text:p>
          </table:table-cell>
          <table:table-cell office:value-type="float" office:value="56.9563" calcext:value-type="float">
            <text:p>56,9563</text:p>
          </table:table-cell>
        </table:table-row>
        <table:table-row table:style-name="ro1">
          <table:table-cell office:value-type="float" office:value="-5.88" calcext:value-type="float">
            <text:p>-5,88</text:p>
          </table:table-cell>
          <table:table-cell office:value-type="float" office:value="56.6832" calcext:value-type="float">
            <text:p>56,6832</text:p>
          </table:table-cell>
        </table:table-row>
        <table:table-row table:style-name="ro1">
          <table:table-cell office:value-type="float" office:value="-5.87" calcext:value-type="float">
            <text:p>-5,87</text:p>
          </table:table-cell>
          <table:table-cell office:value-type="float" office:value="56.4107" calcext:value-type="float">
            <text:p>56,4107</text:p>
          </table:table-cell>
        </table:table-row>
        <table:table-row table:style-name="ro1">
          <table:table-cell office:value-type="float" office:value="-5.86" calcext:value-type="float">
            <text:p>-5,86</text:p>
          </table:table-cell>
          <table:table-cell office:value-type="float" office:value="56.1388" calcext:value-type="float">
            <text:p>56,1388</text:p>
          </table:table-cell>
        </table:table-row>
        <table:table-row table:style-name="ro1">
          <table:table-cell office:value-type="float" office:value="-5.85" calcext:value-type="float">
            <text:p>-5,85</text:p>
          </table:table-cell>
          <table:table-cell office:value-type="float" office:value="55.8675" calcext:value-type="float">
            <text:p>55,8675</text:p>
          </table:table-cell>
        </table:table-row>
        <table:table-row table:style-name="ro1">
          <table:table-cell office:value-type="float" office:value="-5.84" calcext:value-type="float">
            <text:p>-5,84</text:p>
          </table:table-cell>
          <table:table-cell office:value-type="float" office:value="55.5968" calcext:value-type="float">
            <text:p>55,5968</text:p>
          </table:table-cell>
        </table:table-row>
        <table:table-row table:style-name="ro1">
          <table:table-cell office:value-type="float" office:value="-5.83" calcext:value-type="float">
            <text:p>-5,83</text:p>
          </table:table-cell>
          <table:table-cell office:value-type="float" office:value="55.3267" calcext:value-type="float">
            <text:p>55,3267</text:p>
          </table:table-cell>
        </table:table-row>
        <table:table-row table:style-name="ro1">
          <table:table-cell office:value-type="float" office:value="-5.82" calcext:value-type="float">
            <text:p>-5,82</text:p>
          </table:table-cell>
          <table:table-cell office:value-type="float" office:value="55.0572" calcext:value-type="float">
            <text:p>55,0572</text:p>
          </table:table-cell>
        </table:table-row>
        <table:table-row table:style-name="ro1">
          <table:table-cell office:value-type="float" office:value="-5.81" calcext:value-type="float">
            <text:p>-5,81</text:p>
          </table:table-cell>
          <table:table-cell office:value-type="float" office:value="54.7883" calcext:value-type="float">
            <text:p>54,7883</text:p>
          </table:table-cell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54.52" calcext:value-type="float">
            <text:p>54,52</text:p>
          </table:table-cell>
        </table:table-row>
        <table:table-row table:style-name="ro1">
          <table:table-cell office:value-type="float" office:value="-5.79" calcext:value-type="float">
            <text:p>-5,79</text:p>
          </table:table-cell>
          <table:table-cell office:value-type="float" office:value="54.2523" calcext:value-type="float">
            <text:p>54,2523</text:p>
          </table:table-cell>
        </table:table-row>
        <table:table-row table:style-name="ro1">
          <table:table-cell office:value-type="float" office:value="-5.78" calcext:value-type="float">
            <text:p>-5,78</text:p>
          </table:table-cell>
          <table:table-cell office:value-type="float" office:value="53.9852" calcext:value-type="float">
            <text:p>53,9852</text:p>
          </table:table-cell>
        </table:table-row>
        <table:table-row table:style-name="ro1">
          <table:table-cell office:value-type="float" office:value="-5.77" calcext:value-type="float">
            <text:p>-5,77</text:p>
          </table:table-cell>
          <table:table-cell office:value-type="float" office:value="53.7187" calcext:value-type="float">
            <text:p>53,7187</text:p>
          </table:table-cell>
        </table:table-row>
        <table:table-row table:style-name="ro1">
          <table:table-cell office:value-type="float" office:value="-5.76" calcext:value-type="float">
            <text:p>-5,76</text:p>
          </table:table-cell>
          <table:table-cell office:value-type="float" office:value="53.4528" calcext:value-type="float">
            <text:p>53,4528</text:p>
          </table:table-cell>
        </table:table-row>
        <table:table-row table:style-name="ro1">
          <table:table-cell office:value-type="float" office:value="-5.75" calcext:value-type="float">
            <text:p>-5,75</text:p>
          </table:table-cell>
          <table:table-cell office:value-type="float" office:value="53.1875" calcext:value-type="float">
            <text:p>53,1875</text:p>
          </table:table-cell>
        </table:table-row>
        <table:table-row table:style-name="ro1">
          <table:table-cell office:value-type="float" office:value="-5.74" calcext:value-type="float">
            <text:p>-5,74</text:p>
          </table:table-cell>
          <table:table-cell office:value-type="float" office:value="52.9228" calcext:value-type="float">
            <text:p>52,9228</text:p>
          </table:table-cell>
        </table:table-row>
        <table:table-row table:style-name="ro1">
          <table:table-cell office:value-type="float" office:value="-5.73" calcext:value-type="float">
            <text:p>-5,73</text:p>
          </table:table-cell>
          <table:table-cell office:value-type="float" office:value="52.6587" calcext:value-type="float">
            <text:p>52,6587</text:p>
          </table:table-cell>
        </table:table-row>
        <table:table-row table:style-name="ro1">
          <table:table-cell office:value-type="float" office:value="-5.72" calcext:value-type="float">
            <text:p>-5,72</text:p>
          </table:table-cell>
          <table:table-cell office:value-type="float" office:value="52.3952" calcext:value-type="float">
            <text:p>52,3952</text:p>
          </table:table-cell>
        </table:table-row>
        <table:table-row table:style-name="ro1">
          <table:table-cell office:value-type="float" office:value="-5.71" calcext:value-type="float">
            <text:p>-5,71</text:p>
          </table:table-cell>
          <table:table-cell office:value-type="float" office:value="52.1323" calcext:value-type="float">
            <text:p>52,1323</text:p>
          </table:table-cell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51.87" calcext:value-type="float">
            <text:p>51,87</text:p>
          </table:table-cell>
        </table:table-row>
        <table:table-row table:style-name="ro1">
          <table:table-cell office:value-type="float" office:value="-5.69" calcext:value-type="float">
            <text:p>-5,69</text:p>
          </table:table-cell>
          <table:table-cell office:value-type="float" office:value="51.6083" calcext:value-type="float">
            <text:p>51,6083</text:p>
          </table:table-cell>
        </table:table-row>
        <table:table-row table:style-name="ro1">
          <table:table-cell office:value-type="float" office:value="-5.68" calcext:value-type="float">
            <text:p>-5,68</text:p>
          </table:table-cell>
          <table:table-cell office:value-type="float" office:value="51.3472" calcext:value-type="float">
            <text:p>51,3472</text:p>
          </table:table-cell>
        </table:table-row>
        <table:table-row table:style-name="ro1">
          <table:table-cell office:value-type="float" office:value="-5.67" calcext:value-type="float">
            <text:p>-5,67</text:p>
          </table:table-cell>
          <table:table-cell office:value-type="float" office:value="51.0867" calcext:value-type="float">
            <text:p>51,0867</text:p>
          </table:table-cell>
        </table:table-row>
        <table:table-row table:style-name="ro1">
          <table:table-cell office:value-type="float" office:value="-5.66" calcext:value-type="float">
            <text:p>-5,66</text:p>
          </table:table-cell>
          <table:table-cell office:value-type="float" office:value="50.8268" calcext:value-type="float">
            <text:p>50,8268</text:p>
          </table:table-cell>
        </table:table-row>
        <table:table-row table:style-name="ro1">
          <table:table-cell office:value-type="float" office:value="-5.65" calcext:value-type="float">
            <text:p>-5,65</text:p>
          </table:table-cell>
          <table:table-cell office:value-type="float" office:value="50.5675" calcext:value-type="float">
            <text:p>50,5675</text:p>
          </table:table-cell>
        </table:table-row>
        <table:table-row table:style-name="ro1">
          <table:table-cell office:value-type="float" office:value="-5.64" calcext:value-type="float">
            <text:p>-5,64</text:p>
          </table:table-cell>
          <table:table-cell office:value-type="float" office:value="50.3088" calcext:value-type="float">
            <text:p>50,3088</text:p>
          </table:table-cell>
        </table:table-row>
        <table:table-row table:style-name="ro1">
          <table:table-cell office:value-type="float" office:value="-5.63" calcext:value-type="float">
            <text:p>-5,63</text:p>
          </table:table-cell>
          <table:table-cell office:value-type="float" office:value="50.0507" calcext:value-type="float">
            <text:p>50,0507</text:p>
          </table:table-cell>
        </table:table-row>
        <table:table-row table:style-name="ro1">
          <table:table-cell office:value-type="float" office:value="-5.62" calcext:value-type="float">
            <text:p>-5,62</text:p>
          </table:table-cell>
          <table:table-cell office:value-type="float" office:value="49.7932" calcext:value-type="float">
            <text:p>49,7932</text:p>
          </table:table-cell>
        </table:table-row>
        <table:table-row table:style-name="ro1">
          <table:table-cell office:value-type="float" office:value="-5.61" calcext:value-type="float">
            <text:p>-5,61</text:p>
          </table:table-cell>
          <table:table-cell office:value-type="float" office:value="49.5363" calcext:value-type="float">
            <text:p>49,5363</text:p>
          </table:table-cell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49.28" calcext:value-type="float">
            <text:p>49,28</text:p>
          </table:table-cell>
        </table:table-row>
        <table:table-row table:style-name="ro1">
          <table:table-cell office:value-type="float" office:value="-5.59" calcext:value-type="float">
            <text:p>-5,59</text:p>
          </table:table-cell>
          <table:table-cell office:value-type="float" office:value="49.0243" calcext:value-type="float">
            <text:p>49,0243</text:p>
          </table:table-cell>
        </table:table-row>
        <table:table-row table:style-name="ro1">
          <table:table-cell office:value-type="float" office:value="-5.58" calcext:value-type="float">
            <text:p>-5,58</text:p>
          </table:table-cell>
          <table:table-cell office:value-type="float" office:value="48.7692" calcext:value-type="float">
            <text:p>48,7692</text:p>
          </table:table-cell>
        </table:table-row>
        <table:table-row table:style-name="ro1">
          <table:table-cell office:value-type="float" office:value="-5.57" calcext:value-type="float">
            <text:p>-5,57</text:p>
          </table:table-cell>
          <table:table-cell office:value-type="float" office:value="48.5147" calcext:value-type="float">
            <text:p>48,5147</text:p>
          </table:table-cell>
        </table:table-row>
        <table:table-row table:style-name="ro1">
          <table:table-cell office:value-type="float" office:value="-5.56" calcext:value-type="float">
            <text:p>-5,56</text:p>
          </table:table-cell>
          <table:table-cell office:value-type="float" office:value="48.2608" calcext:value-type="float">
            <text:p>48,2608</text:p>
          </table:table-cell>
        </table:table-row>
        <table:table-row table:style-name="ro1">
          <table:table-cell office:value-type="float" office:value="-5.55" calcext:value-type="float">
            <text:p>-5,55</text:p>
          </table:table-cell>
          <table:table-cell office:value-type="float" office:value="48.0075" calcext:value-type="float">
            <text:p>48,0075</text:p>
          </table:table-cell>
        </table:table-row>
        <table:table-row table:style-name="ro1">
          <table:table-cell office:value-type="float" office:value="-5.54" calcext:value-type="float">
            <text:p>-5,54</text:p>
          </table:table-cell>
          <table:table-cell office:value-type="float" office:value="47.7548" calcext:value-type="float">
            <text:p>47,7548</text:p>
          </table:table-cell>
        </table:table-row>
        <table:table-row table:style-name="ro1">
          <table:table-cell office:value-type="float" office:value="-5.53" calcext:value-type="float">
            <text:p>-5,53</text:p>
          </table:table-cell>
          <table:table-cell office:value-type="float" office:value="47.5027" calcext:value-type="float">
            <text:p>47,5027</text:p>
          </table:table-cell>
        </table:table-row>
        <table:table-row table:style-name="ro1">
          <table:table-cell office:value-type="float" office:value="-5.52" calcext:value-type="float">
            <text:p>-5,52</text:p>
          </table:table-cell>
          <table:table-cell office:value-type="float" office:value="47.2512" calcext:value-type="float">
            <text:p>47,2512</text:p>
          </table:table-cell>
        </table:table-row>
        <table:table-row table:style-name="ro1">
          <table:table-cell office:value-type="float" office:value="-5.51" calcext:value-type="float">
            <text:p>-5,51</text:p>
          </table:table-cell>
          <table:table-cell office:value-type="float" office:value="47.0003" calcext:value-type="float">
            <text:p>47,0003</text:p>
          </table:table-cell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46.75" calcext:value-type="float">
            <text:p>46,75</text:p>
          </table:table-cell>
        </table:table-row>
        <table:table-row table:style-name="ro1">
          <table:table-cell office:value-type="float" office:value="-5.49" calcext:value-type="float">
            <text:p>-5,49</text:p>
          </table:table-cell>
          <table:table-cell office:value-type="float" office:value="46.5003" calcext:value-type="float">
            <text:p>46,5003</text:p>
          </table:table-cell>
        </table:table-row>
        <table:table-row table:style-name="ro1">
          <table:table-cell office:value-type="float" office:value="-5.48" calcext:value-type="float">
            <text:p>-5,48</text:p>
          </table:table-cell>
          <table:table-cell office:value-type="float" office:value="46.2512" calcext:value-type="float">
            <text:p>46,2512</text:p>
          </table:table-cell>
        </table:table-row>
        <table:table-row table:style-name="ro1">
          <table:table-cell office:value-type="float" office:value="-5.47" calcext:value-type="float">
            <text:p>-5,47</text:p>
          </table:table-cell>
          <table:table-cell office:value-type="float" office:value="46.0027" calcext:value-type="float">
            <text:p>46,0027</text:p>
          </table:table-cell>
        </table:table-row>
        <table:table-row table:style-name="ro1">
          <table:table-cell office:value-type="float" office:value="-5.46" calcext:value-type="float">
            <text:p>-5,46</text:p>
          </table:table-cell>
          <table:table-cell office:value-type="float" office:value="45.7548" calcext:value-type="float">
            <text:p>45,7548</text:p>
          </table:table-cell>
        </table:table-row>
        <table:table-row table:style-name="ro1">
          <table:table-cell office:value-type="float" office:value="-5.45" calcext:value-type="float">
            <text:p>-5,45</text:p>
          </table:table-cell>
          <table:table-cell office:value-type="float" office:value="45.5075" calcext:value-type="float">
            <text:p>45,5075</text:p>
          </table:table-cell>
        </table:table-row>
        <table:table-row table:style-name="ro1">
          <table:table-cell office:value-type="float" office:value="-5.44" calcext:value-type="float">
            <text:p>-5,44</text:p>
          </table:table-cell>
          <table:table-cell office:value-type="float" office:value="45.2608" calcext:value-type="float">
            <text:p>45,2608</text:p>
          </table:table-cell>
        </table:table-row>
        <table:table-row table:style-name="ro1">
          <table:table-cell office:value-type="float" office:value="-5.43" calcext:value-type="float">
            <text:p>-5,43</text:p>
          </table:table-cell>
          <table:table-cell office:value-type="float" office:value="45.0147" calcext:value-type="float">
            <text:p>45,0147</text:p>
          </table:table-cell>
        </table:table-row>
        <table:table-row table:style-name="ro1">
          <table:table-cell office:value-type="float" office:value="-5.42" calcext:value-type="float">
            <text:p>-5,42</text:p>
          </table:table-cell>
          <table:table-cell office:value-type="float" office:value="44.7692" calcext:value-type="float">
            <text:p>44,7692</text:p>
          </table:table-cell>
        </table:table-row>
        <table:table-row table:style-name="ro1">
          <table:table-cell office:value-type="float" office:value="-5.41" calcext:value-type="float">
            <text:p>-5,41</text:p>
          </table:table-cell>
          <table:table-cell office:value-type="float" office:value="44.5243" calcext:value-type="float">
            <text:p>44,5243</text:p>
          </table:table-cell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44.28" calcext:value-type="float">
            <text:p>44,28</text:p>
          </table:table-cell>
        </table:table-row>
        <table:table-row table:style-name="ro1">
          <table:table-cell office:value-type="float" office:value="-5.39" calcext:value-type="float">
            <text:p>-5,39</text:p>
          </table:table-cell>
          <table:table-cell office:value-type="float" office:value="44.0363" calcext:value-type="float">
            <text:p>44,0363</text:p>
          </table:table-cell>
        </table:table-row>
        <table:table-row table:style-name="ro1">
          <table:table-cell office:value-type="float" office:value="-5.38" calcext:value-type="float">
            <text:p>-5,38</text:p>
          </table:table-cell>
          <table:table-cell office:value-type="float" office:value="43.7932" calcext:value-type="float">
            <text:p>43,7932</text:p>
          </table:table-cell>
        </table:table-row>
        <table:table-row table:style-name="ro1">
          <table:table-cell office:value-type="float" office:value="-5.37" calcext:value-type="float">
            <text:p>-5,37</text:p>
          </table:table-cell>
          <table:table-cell office:value-type="float" office:value="43.5507" calcext:value-type="float">
            <text:p>43,5507</text:p>
          </table:table-cell>
        </table:table-row>
        <table:table-row table:style-name="ro1">
          <table:table-cell office:value-type="float" office:value="-5.36" calcext:value-type="float">
            <text:p>-5,36</text:p>
          </table:table-cell>
          <table:table-cell office:value-type="float" office:value="43.3088" calcext:value-type="float">
            <text:p>43,3088</text:p>
          </table:table-cell>
        </table:table-row>
        <table:table-row table:style-name="ro1">
          <table:table-cell office:value-type="float" office:value="-5.35" calcext:value-type="float">
            <text:p>-5,35</text:p>
          </table:table-cell>
          <table:table-cell office:value-type="float" office:value="43.0675" calcext:value-type="float">
            <text:p>43,0675</text:p>
          </table:table-cell>
        </table:table-row>
        <table:table-row table:style-name="ro1">
          <table:table-cell office:value-type="float" office:value="-5.34" calcext:value-type="float">
            <text:p>-5,34</text:p>
          </table:table-cell>
          <table:table-cell office:value-type="float" office:value="42.8268" calcext:value-type="float">
            <text:p>42,8268</text:p>
          </table:table-cell>
        </table:table-row>
        <table:table-row table:style-name="ro1">
          <table:table-cell office:value-type="float" office:value="-5.33" calcext:value-type="float">
            <text:p>-5,33</text:p>
          </table:table-cell>
          <table:table-cell office:value-type="float" office:value="42.5867" calcext:value-type="float">
            <text:p>42,5867</text:p>
          </table:table-cell>
        </table:table-row>
        <table:table-row table:style-name="ro1">
          <table:table-cell office:value-type="float" office:value="-5.32" calcext:value-type="float">
            <text:p>-5,32</text:p>
          </table:table-cell>
          <table:table-cell office:value-type="float" office:value="42.3472" calcext:value-type="float">
            <text:p>42,3472</text:p>
          </table:table-cell>
        </table:table-row>
        <table:table-row table:style-name="ro1">
          <table:table-cell office:value-type="float" office:value="-5.31" calcext:value-type="float">
            <text:p>-5,31</text:p>
          </table:table-cell>
          <table:table-cell office:value-type="float" office:value="42.1083" calcext:value-type="float">
            <text:p>42,1083</text:p>
          </table:table-cell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41.87" calcext:value-type="float">
            <text:p>41,87</text:p>
          </table:table-cell>
        </table:table-row>
        <table:table-row table:style-name="ro1">
          <table:table-cell office:value-type="float" office:value="-5.29" calcext:value-type="float">
            <text:p>-5,29</text:p>
          </table:table-cell>
          <table:table-cell office:value-type="float" office:value="41.6323" calcext:value-type="float">
            <text:p>41,6323</text:p>
          </table:table-cell>
        </table:table-row>
        <table:table-row table:style-name="ro1">
          <table:table-cell office:value-type="float" office:value="-5.28" calcext:value-type="float">
            <text:p>-5,28</text:p>
          </table:table-cell>
          <table:table-cell office:value-type="float" office:value="41.3952" calcext:value-type="float">
            <text:p>41,3952</text:p>
          </table:table-cell>
        </table:table-row>
        <table:table-row table:style-name="ro1">
          <table:table-cell office:value-type="float" office:value="-5.27" calcext:value-type="float">
            <text:p>-5,27</text:p>
          </table:table-cell>
          <table:table-cell office:value-type="float" office:value="41.1587" calcext:value-type="float">
            <text:p>41,1587</text:p>
          </table:table-cell>
        </table:table-row>
        <table:table-row table:style-name="ro1">
          <table:table-cell office:value-type="float" office:value="-5.26" calcext:value-type="float">
            <text:p>-5,26</text:p>
          </table:table-cell>
          <table:table-cell office:value-type="float" office:value="40.9228" calcext:value-type="float">
            <text:p>40,9228</text:p>
          </table:table-cell>
        </table:table-row>
        <table:table-row table:style-name="ro1">
          <table:table-cell office:value-type="float" office:value="-5.25" calcext:value-type="float">
            <text:p>-5,25</text:p>
          </table:table-cell>
          <table:table-cell office:value-type="float" office:value="40.6875" calcext:value-type="float">
            <text:p>40,6875</text:p>
          </table:table-cell>
        </table:table-row>
        <table:table-row table:style-name="ro1">
          <table:table-cell office:value-type="float" office:value="-5.24" calcext:value-type="float">
            <text:p>-5,24</text:p>
          </table:table-cell>
          <table:table-cell office:value-type="float" office:value="40.4528" calcext:value-type="float">
            <text:p>40,4528</text:p>
          </table:table-cell>
        </table:table-row>
        <table:table-row table:style-name="ro1">
          <table:table-cell office:value-type="float" office:value="-5.23" calcext:value-type="float">
            <text:p>-5,23</text:p>
          </table:table-cell>
          <table:table-cell office:value-type="float" office:value="40.2187" calcext:value-type="float">
            <text:p>40,2187</text:p>
          </table:table-cell>
        </table:table-row>
        <table:table-row table:style-name="ro1">
          <table:table-cell office:value-type="float" office:value="-5.22" calcext:value-type="float">
            <text:p>-5,22</text:p>
          </table:table-cell>
          <table:table-cell office:value-type="float" office:value="39.9852" calcext:value-type="float">
            <text:p>39,9852</text:p>
          </table:table-cell>
        </table:table-row>
        <table:table-row table:style-name="ro1">
          <table:table-cell office:value-type="float" office:value="-5.21" calcext:value-type="float">
            <text:p>-5,21</text:p>
          </table:table-cell>
          <table:table-cell office:value-type="float" office:value="39.7523" calcext:value-type="float">
            <text:p>39,7523</text:p>
          </table:table-cell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39.52" calcext:value-type="float">
            <text:p>39,52</text:p>
          </table:table-cell>
        </table:table-row>
        <table:table-row table:style-name="ro1">
          <table:table-cell office:value-type="float" office:value="-5.19" calcext:value-type="float">
            <text:p>-5,19</text:p>
          </table:table-cell>
          <table:table-cell office:value-type="float" office:value="39.2883" calcext:value-type="float">
            <text:p>39,2883</text:p>
          </table:table-cell>
        </table:table-row>
        <table:table-row table:style-name="ro1">
          <table:table-cell office:value-type="float" office:value="-5.18" calcext:value-type="float">
            <text:p>-5,18</text:p>
          </table:table-cell>
          <table:table-cell office:value-type="float" office:value="39.0572" calcext:value-type="float">
            <text:p>39,0572</text:p>
          </table:table-cell>
        </table:table-row>
        <table:table-row table:style-name="ro1">
          <table:table-cell office:value-type="float" office:value="-5.17" calcext:value-type="float">
            <text:p>-5,17</text:p>
          </table:table-cell>
          <table:table-cell office:value-type="float" office:value="38.8267" calcext:value-type="float">
            <text:p>38,8267</text:p>
          </table:table-cell>
        </table:table-row>
        <table:table-row table:style-name="ro1">
          <table:table-cell office:value-type="float" office:value="-5.16" calcext:value-type="float">
            <text:p>-5,16</text:p>
          </table:table-cell>
          <table:table-cell office:value-type="float" office:value="38.5968" calcext:value-type="float">
            <text:p>38,5968</text:p>
          </table:table-cell>
        </table:table-row>
        <table:table-row table:style-name="ro1">
          <table:table-cell office:value-type="float" office:value="-5.15" calcext:value-type="float">
            <text:p>-5,15</text:p>
          </table:table-cell>
          <table:table-cell office:value-type="float" office:value="38.3675" calcext:value-type="float">
            <text:p>38,3675</text:p>
          </table:table-cell>
        </table:table-row>
        <table:table-row table:style-name="ro1">
          <table:table-cell office:value-type="float" office:value="-5.14" calcext:value-type="float">
            <text:p>-5,14</text:p>
          </table:table-cell>
          <table:table-cell office:value-type="float" office:value="38.1388" calcext:value-type="float">
            <text:p>38,1388</text:p>
          </table:table-cell>
        </table:table-row>
        <table:table-row table:style-name="ro1">
          <table:table-cell office:value-type="float" office:value="-5.13" calcext:value-type="float">
            <text:p>-5,13</text:p>
          </table:table-cell>
          <table:table-cell office:value-type="float" office:value="37.9107" calcext:value-type="float">
            <text:p>37,9107</text:p>
          </table:table-cell>
        </table:table-row>
        <table:table-row table:style-name="ro1">
          <table:table-cell office:value-type="float" office:value="-5.12" calcext:value-type="float">
            <text:p>-5,12</text:p>
          </table:table-cell>
          <table:table-cell office:value-type="float" office:value="37.6832" calcext:value-type="float">
            <text:p>37,6832</text:p>
          </table:table-cell>
        </table:table-row>
        <table:table-row table:style-name="ro1">
          <table:table-cell office:value-type="float" office:value="-5.11" calcext:value-type="float">
            <text:p>-5,11</text:p>
          </table:table-cell>
          <table:table-cell office:value-type="float" office:value="37.4563" calcext:value-type="float">
            <text:p>37,4563</text:p>
          </table:table-cell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37.23" calcext:value-type="float">
            <text:p>37,23</text:p>
          </table:table-cell>
        </table:table-row>
        <table:table-row table:style-name="ro1">
          <table:table-cell office:value-type="float" office:value="-5.09" calcext:value-type="float">
            <text:p>-5,09</text:p>
          </table:table-cell>
          <table:table-cell office:value-type="float" office:value="37.0043" calcext:value-type="float">
            <text:p>37,0043</text:p>
          </table:table-cell>
        </table:table-row>
        <table:table-row table:style-name="ro1">
          <table:table-cell office:value-type="float" office:value="-5.08" calcext:value-type="float">
            <text:p>-5,08</text:p>
          </table:table-cell>
          <table:table-cell office:value-type="float" office:value="36.7792" calcext:value-type="float">
            <text:p>36,7792</text:p>
          </table:table-cell>
        </table:table-row>
        <table:table-row table:style-name="ro1">
          <table:table-cell office:value-type="float" office:value="-5.07" calcext:value-type="float">
            <text:p>-5,07</text:p>
          </table:table-cell>
          <table:table-cell office:value-type="float" office:value="36.5547" calcext:value-type="float">
            <text:p>36,5547</text:p>
          </table:table-cell>
        </table:table-row>
        <table:table-row table:style-name="ro1">
          <table:table-cell office:value-type="float" office:value="-5.06" calcext:value-type="float">
            <text:p>-5,06</text:p>
          </table:table-cell>
          <table:table-cell office:value-type="float" office:value="36.3308" calcext:value-type="float">
            <text:p>36,3308</text:p>
          </table:table-cell>
        </table:table-row>
        <table:table-row table:style-name="ro1">
          <table:table-cell office:value-type="float" office:value="-5.05" calcext:value-type="float">
            <text:p>-5,05</text:p>
          </table:table-cell>
          <table:table-cell office:value-type="float" office:value="36.1075" calcext:value-type="float">
            <text:p>36,1075</text:p>
          </table:table-cell>
        </table:table-row>
        <table:table-row table:style-name="ro1">
          <table:table-cell office:value-type="float" office:value="-5.04" calcext:value-type="float">
            <text:p>-5,04</text:p>
          </table:table-cell>
          <table:table-cell office:value-type="float" office:value="35.8848" calcext:value-type="float">
            <text:p>35,8848</text:p>
          </table:table-cell>
        </table:table-row>
        <table:table-row table:style-name="ro1">
          <table:table-cell office:value-type="float" office:value="-5.03" calcext:value-type="float">
            <text:p>-5,03</text:p>
          </table:table-cell>
          <table:table-cell office:value-type="float" office:value="35.6627" calcext:value-type="float">
            <text:p>35,6627</text:p>
          </table:table-cell>
        </table:table-row>
        <table:table-row table:style-name="ro1">
          <table:table-cell office:value-type="float" office:value="-5.02" calcext:value-type="float">
            <text:p>-5,02</text:p>
          </table:table-cell>
          <table:table-cell office:value-type="float" office:value="35.4412" calcext:value-type="float">
            <text:p>35,4412</text:p>
          </table:table-cell>
        </table:table-row>
        <table:table-row table:style-name="ro1">
          <table:table-cell office:value-type="float" office:value="-5.01" calcext:value-type="float">
            <text:p>-5,01</text:p>
          </table:table-cell>
          <table:table-cell office:value-type="float" office:value="35.2203" calcext:value-type="float">
            <text:p>35,220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4.99" calcext:value-type="float">
            <text:p>-4,99</text:p>
          </table:table-cell>
          <table:table-cell office:value-type="float" office:value="34.7803" calcext:value-type="float">
            <text:p>34,7803</text:p>
          </table:table-cell>
        </table:table-row>
        <table:table-row table:style-name="ro1">
          <table:table-cell office:value-type="float" office:value="-4.98" calcext:value-type="float">
            <text:p>-4,98</text:p>
          </table:table-cell>
          <table:table-cell office:value-type="float" office:value="34.5612" calcext:value-type="float">
            <text:p>34,5612</text:p>
          </table:table-cell>
        </table:table-row>
        <table:table-row table:style-name="ro1">
          <table:table-cell office:value-type="float" office:value="-4.97" calcext:value-type="float">
            <text:p>-4,97</text:p>
          </table:table-cell>
          <table:table-cell office:value-type="float" office:value="34.3427" calcext:value-type="float">
            <text:p>34,3427</text:p>
          </table:table-cell>
        </table:table-row>
        <table:table-row table:style-name="ro1">
          <table:table-cell office:value-type="float" office:value="-4.96" calcext:value-type="float">
            <text:p>-4,96</text:p>
          </table:table-cell>
          <table:table-cell office:value-type="float" office:value="34.1248" calcext:value-type="float">
            <text:p>34,1248</text:p>
          </table:table-cell>
        </table:table-row>
        <table:table-row table:style-name="ro1">
          <table:table-cell office:value-type="float" office:value="-4.95" calcext:value-type="float">
            <text:p>-4,95</text:p>
          </table:table-cell>
          <table:table-cell office:value-type="float" office:value="33.9075" calcext:value-type="float">
            <text:p>33,9075</text:p>
          </table:table-cell>
        </table:table-row>
        <table:table-row table:style-name="ro1">
          <table:table-cell office:value-type="float" office:value="-4.94" calcext:value-type="float">
            <text:p>-4,94</text:p>
          </table:table-cell>
          <table:table-cell office:value-type="float" office:value="33.6908" calcext:value-type="float">
            <text:p>33,6908</text:p>
          </table:table-cell>
        </table:table-row>
        <table:table-row table:style-name="ro1">
          <table:table-cell office:value-type="float" office:value="-4.93" calcext:value-type="float">
            <text:p>-4,93</text:p>
          </table:table-cell>
          <table:table-cell office:value-type="float" office:value="33.4747" calcext:value-type="float">
            <text:p>33,4747</text:p>
          </table:table-cell>
        </table:table-row>
        <table:table-row table:style-name="ro1">
          <table:table-cell office:value-type="float" office:value="-4.92" calcext:value-type="float">
            <text:p>-4,92</text:p>
          </table:table-cell>
          <table:table-cell office:value-type="float" office:value="33.2592" calcext:value-type="float">
            <text:p>33,2592</text:p>
          </table:table-cell>
        </table:table-row>
        <table:table-row table:style-name="ro1">
          <table:table-cell office:value-type="float" office:value="-4.91" calcext:value-type="float">
            <text:p>-4,91</text:p>
          </table:table-cell>
          <table:table-cell office:value-type="float" office:value="33.0443" calcext:value-type="float">
            <text:p>33,0443</text:p>
          </table:table-cell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32.83" calcext:value-type="float">
            <text:p>32,83</text:p>
          </table:table-cell>
        </table:table-row>
        <table:table-row table:style-name="ro1">
          <table:table-cell office:value-type="float" office:value="-4.89" calcext:value-type="float">
            <text:p>-4,89</text:p>
          </table:table-cell>
          <table:table-cell office:value-type="float" office:value="32.6163" calcext:value-type="float">
            <text:p>32,6163</text:p>
          </table:table-cell>
        </table:table-row>
        <table:table-row table:style-name="ro1">
          <table:table-cell office:value-type="float" office:value="-4.88" calcext:value-type="float">
            <text:p>-4,88</text:p>
          </table:table-cell>
          <table:table-cell office:value-type="float" office:value="32.4032" calcext:value-type="float">
            <text:p>32,4032</text:p>
          </table:table-cell>
        </table:table-row>
        <table:table-row table:style-name="ro1">
          <table:table-cell office:value-type="float" office:value="-4.87" calcext:value-type="float">
            <text:p>-4,87</text:p>
          </table:table-cell>
          <table:table-cell office:value-type="float" office:value="32.1907" calcext:value-type="float">
            <text:p>32,1907</text:p>
          </table:table-cell>
        </table:table-row>
        <table:table-row table:style-name="ro1">
          <table:table-cell office:value-type="float" office:value="-4.86" calcext:value-type="float">
            <text:p>-4,86</text:p>
          </table:table-cell>
          <table:table-cell office:value-type="float" office:value="31.9788" calcext:value-type="float">
            <text:p>31,9788</text:p>
          </table:table-cell>
        </table:table-row>
        <table:table-row table:style-name="ro1">
          <table:table-cell office:value-type="float" office:value="-4.85" calcext:value-type="float">
            <text:p>-4,85</text:p>
          </table:table-cell>
          <table:table-cell office:value-type="float" office:value="31.7675" calcext:value-type="float">
            <text:p>31,7675</text:p>
          </table:table-cell>
        </table:table-row>
        <table:table-row table:style-name="ro1">
          <table:table-cell office:value-type="float" office:value="-4.84" calcext:value-type="float">
            <text:p>-4,84</text:p>
          </table:table-cell>
          <table:table-cell office:value-type="float" office:value="31.5568" calcext:value-type="float">
            <text:p>31,5568</text:p>
          </table:table-cell>
        </table:table-row>
        <table:table-row table:style-name="ro1">
          <table:table-cell office:value-type="float" office:value="-4.83" calcext:value-type="float">
            <text:p>-4,83</text:p>
          </table:table-cell>
          <table:table-cell office:value-type="float" office:value="31.3467" calcext:value-type="float">
            <text:p>31,3467</text:p>
          </table:table-cell>
        </table:table-row>
        <table:table-row table:style-name="ro1">
          <table:table-cell office:value-type="float" office:value="-4.82" calcext:value-type="float">
            <text:p>-4,82</text:p>
          </table:table-cell>
          <table:table-cell office:value-type="float" office:value="31.1372" calcext:value-type="float">
            <text:p>31,1372</text:p>
          </table:table-cell>
        </table:table-row>
        <table:table-row table:style-name="ro1">
          <table:table-cell office:value-type="float" office:value="-4.81" calcext:value-type="float">
            <text:p>-4,81</text:p>
          </table:table-cell>
          <table:table-cell office:value-type="float" office:value="30.9283" calcext:value-type="float">
            <text:p>30,9283</text:p>
          </table:table-cell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30.72" calcext:value-type="float">
            <text:p>30,72</text:p>
          </table:table-cell>
        </table:table-row>
        <table:table-row table:style-name="ro1">
          <table:table-cell office:value-type="float" office:value="-4.79" calcext:value-type="float">
            <text:p>-4,79</text:p>
          </table:table-cell>
          <table:table-cell office:value-type="float" office:value="30.5123" calcext:value-type="float">
            <text:p>30,5123</text:p>
          </table:table-cell>
        </table:table-row>
        <table:table-row table:style-name="ro1">
          <table:table-cell office:value-type="float" office:value="-4.78" calcext:value-type="float">
            <text:p>-4,78</text:p>
          </table:table-cell>
          <table:table-cell office:value-type="float" office:value="30.3052" calcext:value-type="float">
            <text:p>30,3052</text:p>
          </table:table-cell>
        </table:table-row>
        <table:table-row table:style-name="ro1">
          <table:table-cell office:value-type="float" office:value="-4.77" calcext:value-type="float">
            <text:p>-4,77</text:p>
          </table:table-cell>
          <table:table-cell office:value-type="float" office:value="30.0987" calcext:value-type="float">
            <text:p>30,0987</text:p>
          </table:table-cell>
        </table:table-row>
        <table:table-row table:style-name="ro1">
          <table:table-cell office:value-type="float" office:value="-4.76" calcext:value-type="float">
            <text:p>-4,76</text:p>
          </table:table-cell>
          <table:table-cell office:value-type="float" office:value="29.8928" calcext:value-type="float">
            <text:p>29,8928</text:p>
          </table:table-cell>
        </table:table-row>
        <table:table-row table:style-name="ro1">
          <table:table-cell office:value-type="float" office:value="-4.75" calcext:value-type="float">
            <text:p>-4,75</text:p>
          </table:table-cell>
          <table:table-cell office:value-type="float" office:value="29.6875" calcext:value-type="float">
            <text:p>29,6875</text:p>
          </table:table-cell>
        </table:table-row>
        <table:table-row table:style-name="ro1">
          <table:table-cell office:value-type="float" office:value="-4.74" calcext:value-type="float">
            <text:p>-4,74</text:p>
          </table:table-cell>
          <table:table-cell office:value-type="float" office:value="29.4828" calcext:value-type="float">
            <text:p>29,4828</text:p>
          </table:table-cell>
        </table:table-row>
        <table:table-row table:style-name="ro1">
          <table:table-cell office:value-type="float" office:value="-4.73" calcext:value-type="float">
            <text:p>-4,73</text:p>
          </table:table-cell>
          <table:table-cell office:value-type="float" office:value="29.2787" calcext:value-type="float">
            <text:p>29,2787</text:p>
          </table:table-cell>
        </table:table-row>
        <table:table-row table:style-name="ro1">
          <table:table-cell office:value-type="float" office:value="-4.72" calcext:value-type="float">
            <text:p>-4,72</text:p>
          </table:table-cell>
          <table:table-cell office:value-type="float" office:value="29.0752" calcext:value-type="float">
            <text:p>29,0752</text:p>
          </table:table-cell>
        </table:table-row>
        <table:table-row table:style-name="ro1">
          <table:table-cell office:value-type="float" office:value="-4.71" calcext:value-type="float">
            <text:p>-4,71</text:p>
          </table:table-cell>
          <table:table-cell office:value-type="float" office:value="28.8723" calcext:value-type="float">
            <text:p>28,8723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28.67" calcext:value-type="float">
            <text:p>28,67</text:p>
          </table:table-cell>
        </table:table-row>
        <table:table-row table:style-name="ro1">
          <table:table-cell office:value-type="float" office:value="-4.69" calcext:value-type="float">
            <text:p>-4,69</text:p>
          </table:table-cell>
          <table:table-cell office:value-type="float" office:value="28.4683" calcext:value-type="float">
            <text:p>28,4683</text:p>
          </table:table-cell>
        </table:table-row>
        <table:table-row table:style-name="ro1">
          <table:table-cell office:value-type="float" office:value="-4.68" calcext:value-type="float">
            <text:p>-4,68</text:p>
          </table:table-cell>
          <table:table-cell office:value-type="float" office:value="28.2672" calcext:value-type="float">
            <text:p>28,2672</text:p>
          </table:table-cell>
        </table:table-row>
        <table:table-row table:style-name="ro1">
          <table:table-cell office:value-type="float" office:value="-4.67" calcext:value-type="float">
            <text:p>-4,67</text:p>
          </table:table-cell>
          <table:table-cell office:value-type="float" office:value="28.0667" calcext:value-type="float">
            <text:p>28,0667</text:p>
          </table:table-cell>
        </table:table-row>
        <table:table-row table:style-name="ro1">
          <table:table-cell office:value-type="float" office:value="-4.66" calcext:value-type="float">
            <text:p>-4,66</text:p>
          </table:table-cell>
          <table:table-cell office:value-type="float" office:value="27.8668" calcext:value-type="float">
            <text:p>27,8668</text:p>
          </table:table-cell>
        </table:table-row>
        <table:table-row table:style-name="ro1">
          <table:table-cell office:value-type="float" office:value="-4.65" calcext:value-type="float">
            <text:p>-4,65</text:p>
          </table:table-cell>
          <table:table-cell office:value-type="float" office:value="27.6675" calcext:value-type="float">
            <text:p>27,6675</text:p>
          </table:table-cell>
        </table:table-row>
        <table:table-row table:style-name="ro1">
          <table:table-cell office:value-type="float" office:value="-4.64" calcext:value-type="float">
            <text:p>-4,64</text:p>
          </table:table-cell>
          <table:table-cell office:value-type="float" office:value="27.4688" calcext:value-type="float">
            <text:p>27,4688</text:p>
          </table:table-cell>
        </table:table-row>
        <table:table-row table:style-name="ro1">
          <table:table-cell office:value-type="float" office:value="-4.63" calcext:value-type="float">
            <text:p>-4,63</text:p>
          </table:table-cell>
          <table:table-cell office:value-type="float" office:value="27.2707" calcext:value-type="float">
            <text:p>27,2707</text:p>
          </table:table-cell>
        </table:table-row>
        <table:table-row table:style-name="ro1">
          <table:table-cell office:value-type="float" office:value="-4.62" calcext:value-type="float">
            <text:p>-4,62</text:p>
          </table:table-cell>
          <table:table-cell office:value-type="float" office:value="27.0732" calcext:value-type="float">
            <text:p>27,0732</text:p>
          </table:table-cell>
        </table:table-row>
        <table:table-row table:style-name="ro1">
          <table:table-cell office:value-type="float" office:value="-4.61" calcext:value-type="float">
            <text:p>-4,61</text:p>
          </table:table-cell>
          <table:table-cell office:value-type="float" office:value="26.8763" calcext:value-type="float">
            <text:p>26,8763</text:p>
          </table:table-cell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26.68" calcext:value-type="float">
            <text:p>26,68</text:p>
          </table:table-cell>
        </table:table-row>
        <table:table-row table:style-name="ro1">
          <table:table-cell office:value-type="float" office:value="-4.59" calcext:value-type="float">
            <text:p>-4,59</text:p>
          </table:table-cell>
          <table:table-cell office:value-type="float" office:value="26.4843" calcext:value-type="float">
            <text:p>26,4843</text:p>
          </table:table-cell>
        </table:table-row>
        <table:table-row table:style-name="ro1">
          <table:table-cell office:value-type="float" office:value="-4.58" calcext:value-type="float">
            <text:p>-4,58</text:p>
          </table:table-cell>
          <table:table-cell office:value-type="float" office:value="26.2892" calcext:value-type="float">
            <text:p>26,2892</text:p>
          </table:table-cell>
        </table:table-row>
        <table:table-row table:style-name="ro1">
          <table:table-cell office:value-type="float" office:value="-4.57" calcext:value-type="float">
            <text:p>-4,57</text:p>
          </table:table-cell>
          <table:table-cell office:value-type="float" office:value="26.0947" calcext:value-type="float">
            <text:p>26,0947</text:p>
          </table:table-cell>
        </table:table-row>
        <table:table-row table:style-name="ro1">
          <table:table-cell office:value-type="float" office:value="-4.56" calcext:value-type="float">
            <text:p>-4,56</text:p>
          </table:table-cell>
          <table:table-cell office:value-type="float" office:value="25.9008" calcext:value-type="float">
            <text:p>25,9008</text:p>
          </table:table-cell>
        </table:table-row>
        <table:table-row table:style-name="ro1">
          <table:table-cell office:value-type="float" office:value="-4.55" calcext:value-type="float">
            <text:p>-4,55</text:p>
          </table:table-cell>
          <table:table-cell office:value-type="float" office:value="25.7075" calcext:value-type="float">
            <text:p>25,7075</text:p>
          </table:table-cell>
        </table:table-row>
        <table:table-row table:style-name="ro1">
          <table:table-cell office:value-type="float" office:value="-4.54" calcext:value-type="float">
            <text:p>-4,54</text:p>
          </table:table-cell>
          <table:table-cell office:value-type="float" office:value="25.5148" calcext:value-type="float">
            <text:p>25,5148</text:p>
          </table:table-cell>
        </table:table-row>
        <table:table-row table:style-name="ro1">
          <table:table-cell office:value-type="float" office:value="-4.53" calcext:value-type="float">
            <text:p>-4,53</text:p>
          </table:table-cell>
          <table:table-cell office:value-type="float" office:value="25.3227" calcext:value-type="float">
            <text:p>25,3227</text:p>
          </table:table-cell>
        </table:table-row>
        <table:table-row table:style-name="ro1">
          <table:table-cell office:value-type="float" office:value="-4.52" calcext:value-type="float">
            <text:p>-4,52</text:p>
          </table:table-cell>
          <table:table-cell office:value-type="float" office:value="25.1312" calcext:value-type="float">
            <text:p>25,1312</text:p>
          </table:table-cell>
        </table:table-row>
        <table:table-row table:style-name="ro1">
          <table:table-cell office:value-type="float" office:value="-4.51" calcext:value-type="float">
            <text:p>-4,51</text:p>
          </table:table-cell>
          <table:table-cell office:value-type="float" office:value="24.9403" calcext:value-type="float">
            <text:p>24,9403</text:p>
          </table:table-cell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-4.49" calcext:value-type="float">
            <text:p>-4,49</text:p>
          </table:table-cell>
          <table:table-cell office:value-type="float" office:value="24.5603" calcext:value-type="float">
            <text:p>24,5603</text:p>
          </table:table-cell>
        </table:table-row>
        <table:table-row table:style-name="ro1">
          <table:table-cell office:value-type="float" office:value="-4.48" calcext:value-type="float">
            <text:p>-4,48</text:p>
          </table:table-cell>
          <table:table-cell office:value-type="float" office:value="24.3712" calcext:value-type="float">
            <text:p>24,3712</text:p>
          </table:table-cell>
        </table:table-row>
        <table:table-row table:style-name="ro1">
          <table:table-cell office:value-type="float" office:value="-4.47" calcext:value-type="float">
            <text:p>-4,47</text:p>
          </table:table-cell>
          <table:table-cell office:value-type="float" office:value="24.1827" calcext:value-type="float">
            <text:p>24,1827</text:p>
          </table:table-cell>
        </table:table-row>
        <table:table-row table:style-name="ro1">
          <table:table-cell office:value-type="float" office:value="-4.46" calcext:value-type="float">
            <text:p>-4,46</text:p>
          </table:table-cell>
          <table:table-cell office:value-type="float" office:value="23.9948" calcext:value-type="float">
            <text:p>23,9948</text:p>
          </table:table-cell>
        </table:table-row>
        <table:table-row table:style-name="ro1">
          <table:table-cell office:value-type="float" office:value="-4.45" calcext:value-type="float">
            <text:p>-4,45</text:p>
          </table:table-cell>
          <table:table-cell office:value-type="float" office:value="23.8075" calcext:value-type="float">
            <text:p>23,8075</text:p>
          </table:table-cell>
        </table:table-row>
        <table:table-row table:style-name="ro1">
          <table:table-cell office:value-type="float" office:value="-4.44" calcext:value-type="float">
            <text:p>-4,44</text:p>
          </table:table-cell>
          <table:table-cell office:value-type="float" office:value="23.6208" calcext:value-type="float">
            <text:p>23,6208</text:p>
          </table:table-cell>
        </table:table-row>
        <table:table-row table:style-name="ro1">
          <table:table-cell office:value-type="float" office:value="-4.43" calcext:value-type="float">
            <text:p>-4,43</text:p>
          </table:table-cell>
          <table:table-cell office:value-type="float" office:value="23.4347" calcext:value-type="float">
            <text:p>23,4347</text:p>
          </table:table-cell>
        </table:table-row>
        <table:table-row table:style-name="ro1">
          <table:table-cell office:value-type="float" office:value="-4.42" calcext:value-type="float">
            <text:p>-4,42</text:p>
          </table:table-cell>
          <table:table-cell office:value-type="float" office:value="23.2492" calcext:value-type="float">
            <text:p>23,2492</text:p>
          </table:table-cell>
        </table:table-row>
        <table:table-row table:style-name="ro1">
          <table:table-cell office:value-type="float" office:value="-4.41" calcext:value-type="float">
            <text:p>-4,41</text:p>
          </table:table-cell>
          <table:table-cell office:value-type="float" office:value="23.0643" calcext:value-type="float">
            <text:p>23,0643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22.88" calcext:value-type="float">
            <text:p>22,88</text:p>
          </table:table-cell>
        </table:table-row>
        <table:table-row table:style-name="ro1">
          <table:table-cell office:value-type="float" office:value="-4.39" calcext:value-type="float">
            <text:p>-4,39</text:p>
          </table:table-cell>
          <table:table-cell office:value-type="float" office:value="22.6963" calcext:value-type="float">
            <text:p>22,6963</text:p>
          </table:table-cell>
        </table:table-row>
        <table:table-row table:style-name="ro1">
          <table:table-cell office:value-type="float" office:value="-4.38" calcext:value-type="float">
            <text:p>-4,38</text:p>
          </table:table-cell>
          <table:table-cell office:value-type="float" office:value="22.5132" calcext:value-type="float">
            <text:p>22,5132</text:p>
          </table:table-cell>
        </table:table-row>
        <table:table-row table:style-name="ro1">
          <table:table-cell office:value-type="float" office:value="-4.37" calcext:value-type="float">
            <text:p>-4,37</text:p>
          </table:table-cell>
          <table:table-cell office:value-type="float" office:value="22.3307" calcext:value-type="float">
            <text:p>22,3307</text:p>
          </table:table-cell>
        </table:table-row>
        <table:table-row table:style-name="ro1">
          <table:table-cell office:value-type="float" office:value="-4.36" calcext:value-type="float">
            <text:p>-4,36</text:p>
          </table:table-cell>
          <table:table-cell office:value-type="float" office:value="22.1488" calcext:value-type="float">
            <text:p>22,1488</text:p>
          </table:table-cell>
        </table:table-row>
        <table:table-row table:style-name="ro1">
          <table:table-cell office:value-type="float" office:value="-4.35" calcext:value-type="float">
            <text:p>-4,35</text:p>
          </table:table-cell>
          <table:table-cell office:value-type="float" office:value="21.9675" calcext:value-type="float">
            <text:p>21,9675</text:p>
          </table:table-cell>
        </table:table-row>
        <table:table-row table:style-name="ro1">
          <table:table-cell office:value-type="float" office:value="-4.34" calcext:value-type="float">
            <text:p>-4,34</text:p>
          </table:table-cell>
          <table:table-cell office:value-type="float" office:value="21.7868" calcext:value-type="float">
            <text:p>21,7868</text:p>
          </table:table-cell>
        </table:table-row>
        <table:table-row table:style-name="ro1">
          <table:table-cell office:value-type="float" office:value="-4.33" calcext:value-type="float">
            <text:p>-4,33</text:p>
          </table:table-cell>
          <table:table-cell office:value-type="float" office:value="21.6067" calcext:value-type="float">
            <text:p>21,6067</text:p>
          </table:table-cell>
        </table:table-row>
        <table:table-row table:style-name="ro1">
          <table:table-cell office:value-type="float" office:value="-4.32" calcext:value-type="float">
            <text:p>-4,32</text:p>
          </table:table-cell>
          <table:table-cell office:value-type="float" office:value="21.4272" calcext:value-type="float">
            <text:p>21,4272</text:p>
          </table:table-cell>
        </table:table-row>
        <table:table-row table:style-name="ro1">
          <table:table-cell office:value-type="float" office:value="-4.31" calcext:value-type="float">
            <text:p>-4,31</text:p>
          </table:table-cell>
          <table:table-cell office:value-type="float" office:value="21.2483" calcext:value-type="float">
            <text:p>21,2483</text:p>
          </table:table-cell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21.07" calcext:value-type="float">
            <text:p>21,07</text:p>
          </table:table-cell>
        </table:table-row>
        <table:table-row table:style-name="ro1">
          <table:table-cell office:value-type="float" office:value="-4.29" calcext:value-type="float">
            <text:p>-4,29</text:p>
          </table:table-cell>
          <table:table-cell office:value-type="float" office:value="20.8923" calcext:value-type="float">
            <text:p>20,8923</text:p>
          </table:table-cell>
        </table:table-row>
        <table:table-row table:style-name="ro1">
          <table:table-cell office:value-type="float" office:value="-4.28" calcext:value-type="float">
            <text:p>-4,28</text:p>
          </table:table-cell>
          <table:table-cell office:value-type="float" office:value="20.7152" calcext:value-type="float">
            <text:p>20,7152</text:p>
          </table:table-cell>
        </table:table-row>
        <table:table-row table:style-name="ro1">
          <table:table-cell office:value-type="float" office:value="-4.27" calcext:value-type="float">
            <text:p>-4,27</text:p>
          </table:table-cell>
          <table:table-cell office:value-type="float" office:value="20.5387" calcext:value-type="float">
            <text:p>20,5387</text:p>
          </table:table-cell>
        </table:table-row>
        <table:table-row table:style-name="ro1">
          <table:table-cell office:value-type="float" office:value="-4.26" calcext:value-type="float">
            <text:p>-4,26</text:p>
          </table:table-cell>
          <table:table-cell office:value-type="float" office:value="20.3628" calcext:value-type="float">
            <text:p>20,3628</text:p>
          </table:table-cell>
        </table:table-row>
        <table:table-row table:style-name="ro1">
          <table:table-cell office:value-type="float" office:value="-4.25" calcext:value-type="float">
            <text:p>-4,25</text:p>
          </table:table-cell>
          <table:table-cell office:value-type="float" office:value="20.1875" calcext:value-type="float">
            <text:p>20,1875</text:p>
          </table:table-cell>
        </table:table-row>
        <table:table-row table:style-name="ro1">
          <table:table-cell office:value-type="float" office:value="-4.24" calcext:value-type="float">
            <text:p>-4,24</text:p>
          </table:table-cell>
          <table:table-cell office:value-type="float" office:value="20.0128" calcext:value-type="float">
            <text:p>20,0128</text:p>
          </table:table-cell>
        </table:table-row>
        <table:table-row table:style-name="ro1">
          <table:table-cell office:value-type="float" office:value="-4.23" calcext:value-type="float">
            <text:p>-4,23</text:p>
          </table:table-cell>
          <table:table-cell office:value-type="float" office:value="19.8387" calcext:value-type="float">
            <text:p>19,8387</text:p>
          </table:table-cell>
        </table:table-row>
        <table:table-row table:style-name="ro1">
          <table:table-cell office:value-type="float" office:value="-4.22" calcext:value-type="float">
            <text:p>-4,22</text:p>
          </table:table-cell>
          <table:table-cell office:value-type="float" office:value="19.6652" calcext:value-type="float">
            <text:p>19,6652</text:p>
          </table:table-cell>
        </table:table-row>
        <table:table-row table:style-name="ro1">
          <table:table-cell office:value-type="float" office:value="-4.21" calcext:value-type="float">
            <text:p>-4,21</text:p>
          </table:table-cell>
          <table:table-cell office:value-type="float" office:value="19.4923" calcext:value-type="float">
            <text:p>19,4923</text:p>
          </table:table-cell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19.32" calcext:value-type="float">
            <text:p>19,32</text:p>
          </table:table-cell>
        </table:table-row>
        <table:table-row table:style-name="ro1">
          <table:table-cell office:value-type="float" office:value="-4.19" calcext:value-type="float">
            <text:p>-4,19</text:p>
          </table:table-cell>
          <table:table-cell office:value-type="float" office:value="19.1483" calcext:value-type="float">
            <text:p>19,1483</text:p>
          </table:table-cell>
        </table:table-row>
        <table:table-row table:style-name="ro1">
          <table:table-cell office:value-type="float" office:value="-4.18" calcext:value-type="float">
            <text:p>-4,18</text:p>
          </table:table-cell>
          <table:table-cell office:value-type="float" office:value="18.9772" calcext:value-type="float">
            <text:p>18,9772</text:p>
          </table:table-cell>
        </table:table-row>
        <table:table-row table:style-name="ro1">
          <table:table-cell office:value-type="float" office:value="-4.17" calcext:value-type="float">
            <text:p>-4,17</text:p>
          </table:table-cell>
          <table:table-cell office:value-type="float" office:value="18.8067" calcext:value-type="float">
            <text:p>18,8067</text:p>
          </table:table-cell>
        </table:table-row>
        <table:table-row table:style-name="ro1">
          <table:table-cell office:value-type="float" office:value="-4.16" calcext:value-type="float">
            <text:p>-4,16</text:p>
          </table:table-cell>
          <table:table-cell office:value-type="float" office:value="18.6368" calcext:value-type="float">
            <text:p>18,6368</text:p>
          </table:table-cell>
        </table:table-row>
        <table:table-row table:style-name="ro1">
          <table:table-cell office:value-type="float" office:value="-4.15" calcext:value-type="float">
            <text:p>-4,15</text:p>
          </table:table-cell>
          <table:table-cell office:value-type="float" office:value="18.4675" calcext:value-type="float">
            <text:p>18,4675</text:p>
          </table:table-cell>
        </table:table-row>
        <table:table-row table:style-name="ro1">
          <table:table-cell office:value-type="float" office:value="-4.14" calcext:value-type="float">
            <text:p>-4,14</text:p>
          </table:table-cell>
          <table:table-cell office:value-type="float" office:value="18.2988" calcext:value-type="float">
            <text:p>18,2988</text:p>
          </table:table-cell>
        </table:table-row>
        <table:table-row table:style-name="ro1">
          <table:table-cell office:value-type="float" office:value="-4.13" calcext:value-type="float">
            <text:p>-4,13</text:p>
          </table:table-cell>
          <table:table-cell office:value-type="float" office:value="18.1307" calcext:value-type="float">
            <text:p>18,1307</text:p>
          </table:table-cell>
        </table:table-row>
        <table:table-row table:style-name="ro1">
          <table:table-cell office:value-type="float" office:value="-4.12" calcext:value-type="float">
            <text:p>-4,12</text:p>
          </table:table-cell>
          <table:table-cell office:value-type="float" office:value="17.9632" calcext:value-type="float">
            <text:p>17,9632</text:p>
          </table:table-cell>
        </table:table-row>
        <table:table-row table:style-name="ro1">
          <table:table-cell office:value-type="float" office:value="-4.11" calcext:value-type="float">
            <text:p>-4,11</text:p>
          </table:table-cell>
          <table:table-cell office:value-type="float" office:value="17.7963" calcext:value-type="float">
            <text:p>17,7963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17.63" calcext:value-type="float">
            <text:p>17,63</text:p>
          </table:table-cell>
        </table:table-row>
        <table:table-row table:style-name="ro1">
          <table:table-cell office:value-type="float" office:value="-4.09" calcext:value-type="float">
            <text:p>-4,09</text:p>
          </table:table-cell>
          <table:table-cell office:value-type="float" office:value="17.4643" calcext:value-type="float">
            <text:p>17,4643</text:p>
          </table:table-cell>
        </table:table-row>
        <table:table-row table:style-name="ro1">
          <table:table-cell office:value-type="float" office:value="-4.08" calcext:value-type="float">
            <text:p>-4,08</text:p>
          </table:table-cell>
          <table:table-cell office:value-type="float" office:value="17.2992" calcext:value-type="float">
            <text:p>17,2992</text:p>
          </table:table-cell>
        </table:table-row>
        <table:table-row table:style-name="ro1">
          <table:table-cell office:value-type="float" office:value="-4.07" calcext:value-type="float">
            <text:p>-4,07</text:p>
          </table:table-cell>
          <table:table-cell office:value-type="float" office:value="17.1347" calcext:value-type="float">
            <text:p>17,1347</text:p>
          </table:table-cell>
        </table:table-row>
        <table:table-row table:style-name="ro1">
          <table:table-cell office:value-type="float" office:value="-4.06" calcext:value-type="float">
            <text:p>-4,06</text:p>
          </table:table-cell>
          <table:table-cell office:value-type="float" office:value="16.9708" calcext:value-type="float">
            <text:p>16,9708</text:p>
          </table:table-cell>
        </table:table-row>
        <table:table-row table:style-name="ro1">
          <table:table-cell office:value-type="float" office:value="-4.05" calcext:value-type="float">
            <text:p>-4,05</text:p>
          </table:table-cell>
          <table:table-cell office:value-type="float" office:value="16.8075" calcext:value-type="float">
            <text:p>16,8075</text:p>
          </table:table-cell>
        </table:table-row>
        <table:table-row table:style-name="ro1">
          <table:table-cell office:value-type="float" office:value="-4.04" calcext:value-type="float">
            <text:p>-4,04</text:p>
          </table:table-cell>
          <table:table-cell office:value-type="float" office:value="16.6448" calcext:value-type="float">
            <text:p>16,6448</text:p>
          </table:table-cell>
        </table:table-row>
        <table:table-row table:style-name="ro1">
          <table:table-cell office:value-type="float" office:value="-4.03" calcext:value-type="float">
            <text:p>-4,03</text:p>
          </table:table-cell>
          <table:table-cell office:value-type="float" office:value="16.4827" calcext:value-type="float">
            <text:p>16,4827</text:p>
          </table:table-cell>
        </table:table-row>
        <table:table-row table:style-name="ro1">
          <table:table-cell office:value-type="float" office:value="-4.02" calcext:value-type="float">
            <text:p>-4,02</text:p>
          </table:table-cell>
          <table:table-cell office:value-type="float" office:value="16.3212" calcext:value-type="float">
            <text:p>16,3212</text:p>
          </table:table-cell>
        </table:table-row>
        <table:table-row table:style-name="ro1">
          <table:table-cell office:value-type="float" office:value="-4.01" calcext:value-type="float">
            <text:p>-4,01</text:p>
          </table:table-cell>
          <table:table-cell office:value-type="float" office:value="16.1603" calcext:value-type="float">
            <text:p>16,160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.99" calcext:value-type="float">
            <text:p>-3,99</text:p>
          </table:table-cell>
          <table:table-cell office:value-type="float" office:value="15.8403" calcext:value-type="float">
            <text:p>15,8403</text:p>
          </table:table-cell>
        </table:table-row>
        <table:table-row table:style-name="ro1">
          <table:table-cell office:value-type="float" office:value="-3.98" calcext:value-type="float">
            <text:p>-3,98</text:p>
          </table:table-cell>
          <table:table-cell office:value-type="float" office:value="15.6812" calcext:value-type="float">
            <text:p>15,6812</text:p>
          </table:table-cell>
        </table:table-row>
        <table:table-row table:style-name="ro1">
          <table:table-cell office:value-type="float" office:value="-3.97" calcext:value-type="float">
            <text:p>-3,97</text:p>
          </table:table-cell>
          <table:table-cell office:value-type="float" office:value="15.5227" calcext:value-type="float">
            <text:p>15,5227</text:p>
          </table:table-cell>
        </table:table-row>
        <table:table-row table:style-name="ro1">
          <table:table-cell office:value-type="float" office:value="-3.96" calcext:value-type="float">
            <text:p>-3,96</text:p>
          </table:table-cell>
          <table:table-cell office:value-type="float" office:value="15.3648" calcext:value-type="float">
            <text:p>15,3648</text:p>
          </table:table-cell>
        </table:table-row>
        <table:table-row table:style-name="ro1">
          <table:table-cell office:value-type="float" office:value="-3.95" calcext:value-type="float">
            <text:p>-3,95</text:p>
          </table:table-cell>
          <table:table-cell office:value-type="float" office:value="15.2075" calcext:value-type="float">
            <text:p>15,2075</text:p>
          </table:table-cell>
        </table:table-row>
        <table:table-row table:style-name="ro1">
          <table:table-cell office:value-type="float" office:value="-3.94" calcext:value-type="float">
            <text:p>-3,94</text:p>
          </table:table-cell>
          <table:table-cell office:value-type="float" office:value="15.0508" calcext:value-type="float">
            <text:p>15,0508</text:p>
          </table:table-cell>
        </table:table-row>
        <table:table-row table:style-name="ro1">
          <table:table-cell office:value-type="float" office:value="-3.93" calcext:value-type="float">
            <text:p>-3,93</text:p>
          </table:table-cell>
          <table:table-cell office:value-type="float" office:value="14.8947" calcext:value-type="float">
            <text:p>14,8947</text:p>
          </table:table-cell>
        </table:table-row>
        <table:table-row table:style-name="ro1">
          <table:table-cell office:value-type="float" office:value="-3.92" calcext:value-type="float">
            <text:p>-3,92</text:p>
          </table:table-cell>
          <table:table-cell office:value-type="float" office:value="14.7392" calcext:value-type="float">
            <text:p>14,7392</text:p>
          </table:table-cell>
        </table:table-row>
        <table:table-row table:style-name="ro1">
          <table:table-cell office:value-type="float" office:value="-3.91" calcext:value-type="float">
            <text:p>-3,91</text:p>
          </table:table-cell>
          <table:table-cell office:value-type="float" office:value="14.5843" calcext:value-type="float">
            <text:p>14,5843</text:p>
          </table:table-cell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14.43" calcext:value-type="float">
            <text:p>14,43</text:p>
          </table:table-cell>
        </table:table-row>
        <table:table-row table:style-name="ro1">
          <table:table-cell office:value-type="float" office:value="-3.89" calcext:value-type="float">
            <text:p>-3,89</text:p>
          </table:table-cell>
          <table:table-cell office:value-type="float" office:value="14.2763" calcext:value-type="float">
            <text:p>14,2763</text:p>
          </table:table-cell>
        </table:table-row>
        <table:table-row table:style-name="ro1">
          <table:table-cell office:value-type="float" office:value="-3.88" calcext:value-type="float">
            <text:p>-3,88</text:p>
          </table:table-cell>
          <table:table-cell office:value-type="float" office:value="14.1232" calcext:value-type="float">
            <text:p>14,1232</text:p>
          </table:table-cell>
        </table:table-row>
        <table:table-row table:style-name="ro1">
          <table:table-cell office:value-type="float" office:value="-3.87" calcext:value-type="float">
            <text:p>-3,87</text:p>
          </table:table-cell>
          <table:table-cell office:value-type="float" office:value="13.9707" calcext:value-type="float">
            <text:p>13,9707</text:p>
          </table:table-cell>
        </table:table-row>
        <table:table-row table:style-name="ro1">
          <table:table-cell office:value-type="float" office:value="-3.86" calcext:value-type="float">
            <text:p>-3,86</text:p>
          </table:table-cell>
          <table:table-cell office:value-type="float" office:value="13.8188" calcext:value-type="float">
            <text:p>13,8188</text:p>
          </table:table-cell>
        </table:table-row>
        <table:table-row table:style-name="ro1">
          <table:table-cell office:value-type="float" office:value="-3.85" calcext:value-type="float">
            <text:p>-3,85</text:p>
          </table:table-cell>
          <table:table-cell office:value-type="float" office:value="13.6675" calcext:value-type="float">
            <text:p>13,6675</text:p>
          </table:table-cell>
        </table:table-row>
        <table:table-row table:style-name="ro1">
          <table:table-cell office:value-type="float" office:value="-3.84" calcext:value-type="float">
            <text:p>-3,84</text:p>
          </table:table-cell>
          <table:table-cell office:value-type="float" office:value="13.5168" calcext:value-type="float">
            <text:p>13,5168</text:p>
          </table:table-cell>
        </table:table-row>
        <table:table-row table:style-name="ro1">
          <table:table-cell office:value-type="float" office:value="-3.83" calcext:value-type="float">
            <text:p>-3,83</text:p>
          </table:table-cell>
          <table:table-cell office:value-type="float" office:value="13.3667" calcext:value-type="float">
            <text:p>13,3667</text:p>
          </table:table-cell>
        </table:table-row>
        <table:table-row table:style-name="ro1">
          <table:table-cell office:value-type="float" office:value="-3.82" calcext:value-type="float">
            <text:p>-3,82</text:p>
          </table:table-cell>
          <table:table-cell office:value-type="float" office:value="13.2172" calcext:value-type="float">
            <text:p>13,2172</text:p>
          </table:table-cell>
        </table:table-row>
        <table:table-row table:style-name="ro1">
          <table:table-cell office:value-type="float" office:value="-3.81" calcext:value-type="float">
            <text:p>-3,81</text:p>
          </table:table-cell>
          <table:table-cell office:value-type="float" office:value="13.0683" calcext:value-type="float">
            <text:p>13,0683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12.92" calcext:value-type="float">
            <text:p>12,92</text:p>
          </table:table-cell>
        </table:table-row>
        <table:table-row table:style-name="ro1">
          <table:table-cell office:value-type="float" office:value="-3.79" calcext:value-type="float">
            <text:p>-3,79</text:p>
          </table:table-cell>
          <table:table-cell office:value-type="float" office:value="12.7723" calcext:value-type="float">
            <text:p>12,7723</text:p>
          </table:table-cell>
        </table:table-row>
        <table:table-row table:style-name="ro1">
          <table:table-cell office:value-type="float" office:value="-3.78" calcext:value-type="float">
            <text:p>-3,78</text:p>
          </table:table-cell>
          <table:table-cell office:value-type="float" office:value="12.6252" calcext:value-type="float">
            <text:p>12,6252</text:p>
          </table:table-cell>
        </table:table-row>
        <table:table-row table:style-name="ro1">
          <table:table-cell office:value-type="float" office:value="-3.77" calcext:value-type="float">
            <text:p>-3,77</text:p>
          </table:table-cell>
          <table:table-cell office:value-type="float" office:value="12.4787" calcext:value-type="float">
            <text:p>12,4787</text:p>
          </table:table-cell>
        </table:table-row>
        <table:table-row table:style-name="ro1">
          <table:table-cell office:value-type="float" office:value="-3.76" calcext:value-type="float">
            <text:p>-3,76</text:p>
          </table:table-cell>
          <table:table-cell office:value-type="float" office:value="12.3328" calcext:value-type="float">
            <text:p>12,3328</text:p>
          </table:table-cell>
        </table:table-row>
        <table:table-row table:style-name="ro1">
          <table:table-cell office:value-type="float" office:value="-3.75" calcext:value-type="float">
            <text:p>-3,75</text:p>
          </table:table-cell>
          <table:table-cell office:value-type="float" office:value="12.1875" calcext:value-type="float">
            <text:p>12,1875</text:p>
          </table:table-cell>
        </table:table-row>
        <table:table-row table:style-name="ro1">
          <table:table-cell office:value-type="float" office:value="-3.74" calcext:value-type="float">
            <text:p>-3,74</text:p>
          </table:table-cell>
          <table:table-cell office:value-type="float" office:value="12.0428" calcext:value-type="float">
            <text:p>12,0428</text:p>
          </table:table-cell>
        </table:table-row>
        <table:table-row table:style-name="ro1">
          <table:table-cell office:value-type="float" office:value="-3.73" calcext:value-type="float">
            <text:p>-3,73</text:p>
          </table:table-cell>
          <table:table-cell office:value-type="float" office:value="11.8987" calcext:value-type="float">
            <text:p>11,8987</text:p>
          </table:table-cell>
        </table:table-row>
        <table:table-row table:style-name="ro1">
          <table:table-cell office:value-type="float" office:value="-3.72" calcext:value-type="float">
            <text:p>-3,72</text:p>
          </table:table-cell>
          <table:table-cell office:value-type="float" office:value="11.7552" calcext:value-type="float">
            <text:p>11,7552</text:p>
          </table:table-cell>
        </table:table-row>
        <table:table-row table:style-name="ro1">
          <table:table-cell office:value-type="float" office:value="-3.71" calcext:value-type="float">
            <text:p>-3,71</text:p>
          </table:table-cell>
          <table:table-cell office:value-type="float" office:value="11.6123" calcext:value-type="float">
            <text:p>11,6123</text:p>
          </table:table-cell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11.47" calcext:value-type="float">
            <text:p>11,47</text:p>
          </table:table-cell>
        </table:table-row>
        <table:table-row table:style-name="ro1">
          <table:table-cell office:value-type="float" office:value="-3.69" calcext:value-type="float">
            <text:p>-3,69</text:p>
          </table:table-cell>
          <table:table-cell office:value-type="float" office:value="11.3283" calcext:value-type="float">
            <text:p>11,3283</text:p>
          </table:table-cell>
        </table:table-row>
        <table:table-row table:style-name="ro1">
          <table:table-cell office:value-type="float" office:value="-3.68" calcext:value-type="float">
            <text:p>-3,68</text:p>
          </table:table-cell>
          <table:table-cell office:value-type="float" office:value="11.1872" calcext:value-type="float">
            <text:p>11,1872</text:p>
          </table:table-cell>
        </table:table-row>
        <table:table-row table:style-name="ro1">
          <table:table-cell office:value-type="float" office:value="-3.67" calcext:value-type="float">
            <text:p>-3,67</text:p>
          </table:table-cell>
          <table:table-cell office:value-type="float" office:value="11.0467" calcext:value-type="float">
            <text:p>11,0467</text:p>
          </table:table-cell>
        </table:table-row>
        <table:table-row table:style-name="ro1">
          <table:table-cell office:value-type="float" office:value="-3.66" calcext:value-type="float">
            <text:p>-3,66</text:p>
          </table:table-cell>
          <table:table-cell office:value-type="float" office:value="10.9068" calcext:value-type="float">
            <text:p>10,9068</text:p>
          </table:table-cell>
        </table:table-row>
        <table:table-row table:style-name="ro1">
          <table:table-cell office:value-type="float" office:value="-3.65" calcext:value-type="float">
            <text:p>-3,65</text:p>
          </table:table-cell>
          <table:table-cell office:value-type="float" office:value="10.7675" calcext:value-type="float">
            <text:p>10,7675</text:p>
          </table:table-cell>
        </table:table-row>
        <table:table-row table:style-name="ro1">
          <table:table-cell office:value-type="float" office:value="-3.64" calcext:value-type="float">
            <text:p>-3,64</text:p>
          </table:table-cell>
          <table:table-cell office:value-type="float" office:value="10.6288" calcext:value-type="float">
            <text:p>10,6288</text:p>
          </table:table-cell>
        </table:table-row>
        <table:table-row table:style-name="ro1">
          <table:table-cell office:value-type="float" office:value="-3.63" calcext:value-type="float">
            <text:p>-3,63</text:p>
          </table:table-cell>
          <table:table-cell office:value-type="float" office:value="10.4907" calcext:value-type="float">
            <text:p>10,4907</text:p>
          </table:table-cell>
        </table:table-row>
        <table:table-row table:style-name="ro1">
          <table:table-cell office:value-type="float" office:value="-3.62" calcext:value-type="float">
            <text:p>-3,62</text:p>
          </table:table-cell>
          <table:table-cell office:value-type="float" office:value="10.3532" calcext:value-type="float">
            <text:p>10,3532</text:p>
          </table:table-cell>
        </table:table-row>
        <table:table-row table:style-name="ro1">
          <table:table-cell office:value-type="float" office:value="-3.61" calcext:value-type="float">
            <text:p>-3,61</text:p>
          </table:table-cell>
          <table:table-cell office:value-type="float" office:value="10.2163" calcext:value-type="float">
            <text:p>10,2163</text:p>
          </table:table-cell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10.08" calcext:value-type="float">
            <text:p>10,08</text:p>
          </table:table-cell>
        </table:table-row>
        <table:table-row table:style-name="ro1">
          <table:table-cell office:value-type="float" office:value="-3.59" calcext:value-type="float">
            <text:p>-3,59</text:p>
          </table:table-cell>
          <table:table-cell office:value-type="float" office:value="9.9443" calcext:value-type="float">
            <text:p>9,9443</text:p>
          </table:table-cell>
        </table:table-row>
        <table:table-row table:style-name="ro1">
          <table:table-cell office:value-type="float" office:value="-3.58" calcext:value-type="float">
            <text:p>-3,58</text:p>
          </table:table-cell>
          <table:table-cell office:value-type="float" office:value="9.8092" calcext:value-type="float">
            <text:p>9,8092</text:p>
          </table:table-cell>
        </table:table-row>
        <table:table-row table:style-name="ro1">
          <table:table-cell office:value-type="float" office:value="-3.57" calcext:value-type="float">
            <text:p>-3,57</text:p>
          </table:table-cell>
          <table:table-cell office:value-type="float" office:value="9.6747" calcext:value-type="float">
            <text:p>9,6747</text:p>
          </table:table-cell>
        </table:table-row>
        <table:table-row table:style-name="ro1">
          <table:table-cell office:value-type="float" office:value="-3.56" calcext:value-type="float">
            <text:p>-3,56</text:p>
          </table:table-cell>
          <table:table-cell office:value-type="float" office:value="9.5408" calcext:value-type="float">
            <text:p>9,5408</text:p>
          </table:table-cell>
        </table:table-row>
        <table:table-row table:style-name="ro1">
          <table:table-cell office:value-type="float" office:value="-3.55" calcext:value-type="float">
            <text:p>-3,55</text:p>
          </table:table-cell>
          <table:table-cell office:value-type="float" office:value="9.4075" calcext:value-type="float">
            <text:p>9,4075</text:p>
          </table:table-cell>
        </table:table-row>
        <table:table-row table:style-name="ro1">
          <table:table-cell office:value-type="float" office:value="-3.54" calcext:value-type="float">
            <text:p>-3,54</text:p>
          </table:table-cell>
          <table:table-cell office:value-type="float" office:value="9.2748" calcext:value-type="float">
            <text:p>9,2748</text:p>
          </table:table-cell>
        </table:table-row>
        <table:table-row table:style-name="ro1">
          <table:table-cell office:value-type="float" office:value="-3.53" calcext:value-type="float">
            <text:p>-3,53</text:p>
          </table:table-cell>
          <table:table-cell office:value-type="float" office:value="9.1427" calcext:value-type="float">
            <text:p>9,1427</text:p>
          </table:table-cell>
        </table:table-row>
        <table:table-row table:style-name="ro1">
          <table:table-cell office:value-type="float" office:value="-3.52" calcext:value-type="float">
            <text:p>-3,52</text:p>
          </table:table-cell>
          <table:table-cell office:value-type="float" office:value="9.0112" calcext:value-type="float">
            <text:p>9,0112</text:p>
          </table:table-cell>
        </table:table-row>
        <table:table-row table:style-name="ro1">
          <table:table-cell office:value-type="float" office:value="-3.51" calcext:value-type="float">
            <text:p>-3,51</text:p>
          </table:table-cell>
          <table:table-cell office:value-type="float" office:value="8.8803" calcext:value-type="float">
            <text:p>8,8803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-3.49" calcext:value-type="float">
            <text:p>-3,49</text:p>
          </table:table-cell>
          <table:table-cell office:value-type="float" office:value="8.6203" calcext:value-type="float">
            <text:p>8,6203</text:p>
          </table:table-cell>
        </table:table-row>
        <table:table-row table:style-name="ro1">
          <table:table-cell office:value-type="float" office:value="-3.48" calcext:value-type="float">
            <text:p>-3,48</text:p>
          </table:table-cell>
          <table:table-cell office:value-type="float" office:value="8.4912" calcext:value-type="float">
            <text:p>8,4912</text:p>
          </table:table-cell>
        </table:table-row>
        <table:table-row table:style-name="ro1">
          <table:table-cell office:value-type="float" office:value="-3.47" calcext:value-type="float">
            <text:p>-3,47</text:p>
          </table:table-cell>
          <table:table-cell office:value-type="float" office:value="8.3627" calcext:value-type="float">
            <text:p>8,3627</text:p>
          </table:table-cell>
        </table:table-row>
        <table:table-row table:style-name="ro1">
          <table:table-cell office:value-type="float" office:value="-3.46" calcext:value-type="float">
            <text:p>-3,46</text:p>
          </table:table-cell>
          <table:table-cell office:value-type="float" office:value="8.2348" calcext:value-type="float">
            <text:p>8,2348</text:p>
          </table:table-cell>
        </table:table-row>
        <table:table-row table:style-name="ro1">
          <table:table-cell office:value-type="float" office:value="-3.45" calcext:value-type="float">
            <text:p>-3,45</text:p>
          </table:table-cell>
          <table:table-cell office:value-type="float" office:value="8.1075" calcext:value-type="float">
            <text:p>8,1075</text:p>
          </table:table-cell>
        </table:table-row>
        <table:table-row table:style-name="ro1">
          <table:table-cell office:value-type="float" office:value="-3.44" calcext:value-type="float">
            <text:p>-3,44</text:p>
          </table:table-cell>
          <table:table-cell office:value-type="float" office:value="7.9808" calcext:value-type="float">
            <text:p>7,9808</text:p>
          </table:table-cell>
        </table:table-row>
        <table:table-row table:style-name="ro1">
          <table:table-cell office:value-type="float" office:value="-3.43" calcext:value-type="float">
            <text:p>-3,43</text:p>
          </table:table-cell>
          <table:table-cell office:value-type="float" office:value="7.8547" calcext:value-type="float">
            <text:p>7,8547</text:p>
          </table:table-cell>
        </table:table-row>
        <table:table-row table:style-name="ro1">
          <table:table-cell office:value-type="float" office:value="-3.42" calcext:value-type="float">
            <text:p>-3,42</text:p>
          </table:table-cell>
          <table:table-cell office:value-type="float" office:value="7.7292" calcext:value-type="float">
            <text:p>7,7292</text:p>
          </table:table-cell>
        </table:table-row>
        <table:table-row table:style-name="ro1">
          <table:table-cell office:value-type="float" office:value="-3.41" calcext:value-type="float">
            <text:p>-3,41</text:p>
          </table:table-cell>
          <table:table-cell office:value-type="float" office:value="7.6043" calcext:value-type="float">
            <text:p>7,6043</text:p>
          </table:table-cell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-3.39" calcext:value-type="float">
            <text:p>-3,39</text:p>
          </table:table-cell>
          <table:table-cell office:value-type="float" office:value="7.3563" calcext:value-type="float">
            <text:p>7,3563</text:p>
          </table:table-cell>
        </table:table-row>
        <table:table-row table:style-name="ro1">
          <table:table-cell office:value-type="float" office:value="-3.38" calcext:value-type="float">
            <text:p>-3,38</text:p>
          </table:table-cell>
          <table:table-cell office:value-type="float" office:value="7.2332" calcext:value-type="float">
            <text:p>7,2332</text:p>
          </table:table-cell>
        </table:table-row>
        <table:table-row table:style-name="ro1">
          <table:table-cell office:value-type="float" office:value="-3.37" calcext:value-type="float">
            <text:p>-3,37</text:p>
          </table:table-cell>
          <table:table-cell office:value-type="float" office:value="7.1107" calcext:value-type="float">
            <text:p>7,1107</text:p>
          </table:table-cell>
        </table:table-row>
        <table:table-row table:style-name="ro1">
          <table:table-cell office:value-type="float" office:value="-3.36" calcext:value-type="float">
            <text:p>-3,36</text:p>
          </table:table-cell>
          <table:table-cell office:value-type="float" office:value="6.9888" calcext:value-type="float">
            <text:p>6,9888</text:p>
          </table:table-cell>
        </table:table-row>
        <table:table-row table:style-name="ro1">
          <table:table-cell office:value-type="float" office:value="-3.35" calcext:value-type="float">
            <text:p>-3,35</text:p>
          </table:table-cell>
          <table:table-cell office:value-type="float" office:value="6.8675" calcext:value-type="float">
            <text:p>6,8675</text:p>
          </table:table-cell>
        </table:table-row>
        <table:table-row table:style-name="ro1">
          <table:table-cell office:value-type="float" office:value="-3.34" calcext:value-type="float">
            <text:p>-3,34</text:p>
          </table:table-cell>
          <table:table-cell office:value-type="float" office:value="6.7468" calcext:value-type="float">
            <text:p>6,7468</text:p>
          </table:table-cell>
        </table:table-row>
        <table:table-row table:style-name="ro1">
          <table:table-cell office:value-type="float" office:value="-3.33" calcext:value-type="float">
            <text:p>-3,33</text:p>
          </table:table-cell>
          <table:table-cell office:value-type="float" office:value="6.6267" calcext:value-type="float">
            <text:p>6,6267</text:p>
          </table:table-cell>
        </table:table-row>
        <table:table-row table:style-name="ro1">
          <table:table-cell office:value-type="float" office:value="-3.32" calcext:value-type="float">
            <text:p>-3,32</text:p>
          </table:table-cell>
          <table:table-cell office:value-type="float" office:value="6.5072" calcext:value-type="float">
            <text:p>6,5072</text:p>
          </table:table-cell>
        </table:table-row>
        <table:table-row table:style-name="ro1">
          <table:table-cell office:value-type="float" office:value="-3.31" calcext:value-type="float">
            <text:p>-3,31</text:p>
          </table:table-cell>
          <table:table-cell office:value-type="float" office:value="6.3883" calcext:value-type="float">
            <text:p>6,3883</text:p>
          </table:table-cell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6.27" calcext:value-type="float">
            <text:p>6,27</text:p>
          </table:table-cell>
        </table:table-row>
        <table:table-row table:style-name="ro1">
          <table:table-cell office:value-type="float" office:value="-3.29" calcext:value-type="float">
            <text:p>-3,29</text:p>
          </table:table-cell>
          <table:table-cell office:value-type="float" office:value="6.1523" calcext:value-type="float">
            <text:p>6,1523</text:p>
          </table:table-cell>
        </table:table-row>
        <table:table-row table:style-name="ro1">
          <table:table-cell office:value-type="float" office:value="-3.28" calcext:value-type="float">
            <text:p>-3,28</text:p>
          </table:table-cell>
          <table:table-cell office:value-type="float" office:value="6.0352" calcext:value-type="float">
            <text:p>6,0352</text:p>
          </table:table-cell>
        </table:table-row>
        <table:table-row table:style-name="ro1">
          <table:table-cell office:value-type="float" office:value="-3.27" calcext:value-type="float">
            <text:p>-3,27</text:p>
          </table:table-cell>
          <table:table-cell office:value-type="float" office:value="5.9187" calcext:value-type="float">
            <text:p>5,9187</text:p>
          </table:table-cell>
        </table:table-row>
        <table:table-row table:style-name="ro1">
          <table:table-cell office:value-type="float" office:value="-3.26" calcext:value-type="float">
            <text:p>-3,26</text:p>
          </table:table-cell>
          <table:table-cell office:value-type="float" office:value="5.8028" calcext:value-type="float">
            <text:p>5,8028</text:p>
          </table:table-cell>
        </table:table-row>
        <table:table-row table:style-name="ro1">
          <table:table-cell office:value-type="float" office:value="-3.25" calcext:value-type="float">
            <text:p>-3,25</text:p>
          </table:table-cell>
          <table:table-cell office:value-type="float" office:value="5.6875" calcext:value-type="float">
            <text:p>5,6875</text:p>
          </table:table-cell>
        </table:table-row>
        <table:table-row table:style-name="ro1">
          <table:table-cell office:value-type="float" office:value="-3.24" calcext:value-type="float">
            <text:p>-3,24</text:p>
          </table:table-cell>
          <table:table-cell office:value-type="float" office:value="5.5728" calcext:value-type="float">
            <text:p>5,5728</text:p>
          </table:table-cell>
        </table:table-row>
        <table:table-row table:style-name="ro1">
          <table:table-cell office:value-type="float" office:value="-3.23" calcext:value-type="float">
            <text:p>-3,23</text:p>
          </table:table-cell>
          <table:table-cell office:value-type="float" office:value="5.4587" calcext:value-type="float">
            <text:p>5,4587</text:p>
          </table:table-cell>
        </table:table-row>
        <table:table-row table:style-name="ro1">
          <table:table-cell office:value-type="float" office:value="-3.22" calcext:value-type="float">
            <text:p>-3,22</text:p>
          </table:table-cell>
          <table:table-cell office:value-type="float" office:value="5.3452" calcext:value-type="float">
            <text:p>5,3452</text:p>
          </table:table-cell>
        </table:table-row>
        <table:table-row table:style-name="ro1">
          <table:table-cell office:value-type="float" office:value="-3.21" calcext:value-type="float">
            <text:p>-3,21</text:p>
          </table:table-cell>
          <table:table-cell office:value-type="float" office:value="5.2323" calcext:value-type="float">
            <text:p>5,2323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-3.19" calcext:value-type="float">
            <text:p>-3,19</text:p>
          </table:table-cell>
          <table:table-cell office:value-type="float" office:value="5.0083" calcext:value-type="float">
            <text:p>5,0083</text:p>
          </table:table-cell>
        </table:table-row>
        <table:table-row table:style-name="ro1">
          <table:table-cell office:value-type="float" office:value="-3.18" calcext:value-type="float">
            <text:p>-3,18</text:p>
          </table:table-cell>
          <table:table-cell office:value-type="float" office:value="4.8972" calcext:value-type="float">
            <text:p>4,8972</text:p>
          </table:table-cell>
        </table:table-row>
        <table:table-row table:style-name="ro1">
          <table:table-cell office:value-type="float" office:value="-3.17" calcext:value-type="float">
            <text:p>-3,17</text:p>
          </table:table-cell>
          <table:table-cell office:value-type="float" office:value="4.7867" calcext:value-type="float">
            <text:p>4,7867</text:p>
          </table:table-cell>
        </table:table-row>
        <table:table-row table:style-name="ro1">
          <table:table-cell office:value-type="float" office:value="-3.16" calcext:value-type="float">
            <text:p>-3,16</text:p>
          </table:table-cell>
          <table:table-cell office:value-type="float" office:value="4.6768" calcext:value-type="float">
            <text:p>4,6768</text:p>
          </table:table-cell>
        </table:table-row>
        <table:table-row table:style-name="ro1">
          <table:table-cell office:value-type="float" office:value="-3.15" calcext:value-type="float">
            <text:p>-3,15</text:p>
          </table:table-cell>
          <table:table-cell office:value-type="float" office:value="4.5675" calcext:value-type="float">
            <text:p>4,5675</text:p>
          </table:table-cell>
        </table:table-row>
        <table:table-row table:style-name="ro1">
          <table:table-cell office:value-type="float" office:value="-3.14" calcext:value-type="float">
            <text:p>-3,14</text:p>
          </table:table-cell>
          <table:table-cell office:value-type="float" office:value="4.4588" calcext:value-type="float">
            <text:p>4,4588</text:p>
          </table:table-cell>
        </table:table-row>
        <table:table-row table:style-name="ro1">
          <table:table-cell office:value-type="float" office:value="-3.13" calcext:value-type="float">
            <text:p>-3,13</text:p>
          </table:table-cell>
          <table:table-cell office:value-type="float" office:value="4.3507" calcext:value-type="float">
            <text:p>4,3507</text:p>
          </table:table-cell>
        </table:table-row>
        <table:table-row table:style-name="ro1">
          <table:table-cell office:value-type="float" office:value="-3.12" calcext:value-type="float">
            <text:p>-3,12</text:p>
          </table:table-cell>
          <table:table-cell office:value-type="float" office:value="4.2432" calcext:value-type="float">
            <text:p>4,2432</text:p>
          </table:table-cell>
        </table:table-row>
        <table:table-row table:style-name="ro1">
          <table:table-cell office:value-type="float" office:value="-3.11" calcext:value-type="float">
            <text:p>-3,11</text:p>
          </table:table-cell>
          <table:table-cell office:value-type="float" office:value="4.1363" calcext:value-type="float">
            <text:p>4,1363</text:p>
          </table:table-cell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-3.09" calcext:value-type="float">
            <text:p>-3,09</text:p>
          </table:table-cell>
          <table:table-cell office:value-type="float" office:value="3.9243" calcext:value-type="float">
            <text:p>3,9243</text:p>
          </table:table-cell>
        </table:table-row>
        <table:table-row table:style-name="ro1">
          <table:table-cell office:value-type="float" office:value="-3.08" calcext:value-type="float">
            <text:p>-3,08</text:p>
          </table:table-cell>
          <table:table-cell office:value-type="float" office:value="3.8192" calcext:value-type="float">
            <text:p>3,8192</text:p>
          </table:table-cell>
        </table:table-row>
        <table:table-row table:style-name="ro1">
          <table:table-cell office:value-type="float" office:value="-3.07" calcext:value-type="float">
            <text:p>-3,07</text:p>
          </table:table-cell>
          <table:table-cell office:value-type="float" office:value="3.7147" calcext:value-type="float">
            <text:p>3,7147</text:p>
          </table:table-cell>
        </table:table-row>
        <table:table-row table:style-name="ro1">
          <table:table-cell office:value-type="float" office:value="-3.06" calcext:value-type="float">
            <text:p>-3,06</text:p>
          </table:table-cell>
          <table:table-cell office:value-type="float" office:value="3.6108" calcext:value-type="float">
            <text:p>3,6108</text:p>
          </table:table-cell>
        </table:table-row>
        <table:table-row table:style-name="ro1">
          <table:table-cell office:value-type="float" office:value="-3.05" calcext:value-type="float">
            <text:p>-3,05</text:p>
          </table:table-cell>
          <table:table-cell office:value-type="float" office:value="3.5075" calcext:value-type="float">
            <text:p>3,5075</text:p>
          </table:table-cell>
        </table:table-row>
        <table:table-row table:style-name="ro1">
          <table:table-cell office:value-type="float" office:value="-3.04" calcext:value-type="float">
            <text:p>-3,04</text:p>
          </table:table-cell>
          <table:table-cell office:value-type="float" office:value="3.4048" calcext:value-type="float">
            <text:p>3,4048</text:p>
          </table:table-cell>
        </table:table-row>
        <table:table-row table:style-name="ro1">
          <table:table-cell office:value-type="float" office:value="-3.03" calcext:value-type="float">
            <text:p>-3,03</text:p>
          </table:table-cell>
          <table:table-cell office:value-type="float" office:value="3.3027" calcext:value-type="float">
            <text:p>3,3027</text:p>
          </table:table-cell>
        </table:table-row>
        <table:table-row table:style-name="ro1">
          <table:table-cell office:value-type="float" office:value="-3.02" calcext:value-type="float">
            <text:p>-3,02</text:p>
          </table:table-cell>
          <table:table-cell office:value-type="float" office:value="3.2012" calcext:value-type="float">
            <text:p>3,2012</text:p>
          </table:table-cell>
        </table:table-row>
        <table:table-row table:style-name="ro1">
          <table:table-cell office:value-type="float" office:value="-3.01" calcext:value-type="float">
            <text:p>-3,01</text:p>
          </table:table-cell>
          <table:table-cell office:value-type="float" office:value="3.1003" calcext:value-type="float">
            <text:p>3,100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.99" calcext:value-type="float">
            <text:p>-2,99</text:p>
          </table:table-cell>
          <table:table-cell office:value-type="float" office:value="2.9003" calcext:value-type="float">
            <text:p>2,9003</text:p>
          </table:table-cell>
        </table:table-row>
        <table:table-row table:style-name="ro1">
          <table:table-cell office:value-type="float" office:value="-2.98" calcext:value-type="float">
            <text:p>-2,98</text:p>
          </table:table-cell>
          <table:table-cell office:value-type="float" office:value="2.8012" calcext:value-type="float">
            <text:p>2,8012</text:p>
          </table:table-cell>
        </table:table-row>
        <table:table-row table:style-name="ro1">
          <table:table-cell office:value-type="float" office:value="-2.97" calcext:value-type="float">
            <text:p>-2,97</text:p>
          </table:table-cell>
          <table:table-cell office:value-type="float" office:value="2.7027" calcext:value-type="float">
            <text:p>2,7027</text:p>
          </table:table-cell>
        </table:table-row>
        <table:table-row table:style-name="ro1">
          <table:table-cell office:value-type="float" office:value="-2.96" calcext:value-type="float">
            <text:p>-2,96</text:p>
          </table:table-cell>
          <table:table-cell office:value-type="float" office:value="2.6048" calcext:value-type="float">
            <text:p>2,6048</text:p>
          </table:table-cell>
        </table:table-row>
        <table:table-row table:style-name="ro1">
          <table:table-cell office:value-type="float" office:value="-2.95" calcext:value-type="float">
            <text:p>-2,95</text:p>
          </table:table-cell>
          <table:table-cell office:value-type="float" office:value="2.5075" calcext:value-type="float">
            <text:p>2,5075</text:p>
          </table:table-cell>
        </table:table-row>
        <table:table-row table:style-name="ro1">
          <table:table-cell office:value-type="float" office:value="-2.94" calcext:value-type="float">
            <text:p>-2,94</text:p>
          </table:table-cell>
          <table:table-cell office:value-type="float" office:value="2.4108" calcext:value-type="float">
            <text:p>2,4108</text:p>
          </table:table-cell>
        </table:table-row>
        <table:table-row table:style-name="ro1">
          <table:table-cell office:value-type="float" office:value="-2.93" calcext:value-type="float">
            <text:p>-2,93</text:p>
          </table:table-cell>
          <table:table-cell office:value-type="float" office:value="2.3147" calcext:value-type="float">
            <text:p>2,3147</text:p>
          </table:table-cell>
        </table:table-row>
        <table:table-row table:style-name="ro1">
          <table:table-cell office:value-type="float" office:value="-2.92" calcext:value-type="float">
            <text:p>-2,92</text:p>
          </table:table-cell>
          <table:table-cell office:value-type="float" office:value="2.2192" calcext:value-type="float">
            <text:p>2,2192</text:p>
          </table:table-cell>
        </table:table-row>
        <table:table-row table:style-name="ro1">
          <table:table-cell office:value-type="float" office:value="-2.91" calcext:value-type="float">
            <text:p>-2,91</text:p>
          </table:table-cell>
          <table:table-cell office:value-type="float" office:value="2.1243" calcext:value-type="float">
            <text:p>2,1243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-2.89" calcext:value-type="float">
            <text:p>-2,89</text:p>
          </table:table-cell>
          <table:table-cell office:value-type="float" office:value="1.9363" calcext:value-type="float">
            <text:p>1,9363</text:p>
          </table:table-cell>
        </table:table-row>
        <table:table-row table:style-name="ro1">
          <table:table-cell office:value-type="float" office:value="-2.88" calcext:value-type="float">
            <text:p>-2,88</text:p>
          </table:table-cell>
          <table:table-cell office:value-type="float" office:value="1.8432" calcext:value-type="float">
            <text:p>1,8432</text:p>
          </table:table-cell>
        </table:table-row>
        <table:table-row table:style-name="ro1">
          <table:table-cell office:value-type="float" office:value="-2.87" calcext:value-type="float">
            <text:p>-2,87</text:p>
          </table:table-cell>
          <table:table-cell office:value-type="float" office:value="1.7507" calcext:value-type="float">
            <text:p>1,7507</text:p>
          </table:table-cell>
        </table:table-row>
        <table:table-row table:style-name="ro1">
          <table:table-cell office:value-type="float" office:value="-2.86" calcext:value-type="float">
            <text:p>-2,86</text:p>
          </table:table-cell>
          <table:table-cell office:value-type="float" office:value="1.6588" calcext:value-type="float">
            <text:p>1,6588</text:p>
          </table:table-cell>
        </table:table-row>
        <table:table-row table:style-name="ro1">
          <table:table-cell office:value-type="float" office:value="-2.85" calcext:value-type="float">
            <text:p>-2,85</text:p>
          </table:table-cell>
          <table:table-cell office:value-type="float" office:value="1.5675" calcext:value-type="float">
            <text:p>1,5675</text:p>
          </table:table-cell>
        </table:table-row>
        <table:table-row table:style-name="ro1">
          <table:table-cell office:value-type="float" office:value="-2.84" calcext:value-type="float">
            <text:p>-2,84</text:p>
          </table:table-cell>
          <table:table-cell office:value-type="float" office:value="1.4768" calcext:value-type="float">
            <text:p>1,4768</text:p>
          </table:table-cell>
        </table:table-row>
        <table:table-row table:style-name="ro1">
          <table:table-cell office:value-type="float" office:value="-2.83" calcext:value-type="float">
            <text:p>-2,83</text:p>
          </table:table-cell>
          <table:table-cell office:value-type="float" office:value="1.3867" calcext:value-type="float">
            <text:p>1,3867</text:p>
          </table:table-cell>
        </table:table-row>
        <table:table-row table:style-name="ro1">
          <table:table-cell office:value-type="float" office:value="-2.82" calcext:value-type="float">
            <text:p>-2,82</text:p>
          </table:table-cell>
          <table:table-cell office:value-type="float" office:value="1.2972" calcext:value-type="float">
            <text:p>1,2972</text:p>
          </table:table-cell>
        </table:table-row>
        <table:table-row table:style-name="ro1">
          <table:table-cell office:value-type="float" office:value="-2.81" calcext:value-type="float">
            <text:p>-2,81</text:p>
          </table:table-cell>
          <table:table-cell office:value-type="float" office:value="1.2083" calcext:value-type="float">
            <text:p>1,2083</text:p>
          </table:table-cell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-2.79" calcext:value-type="float">
            <text:p>-2,79</text:p>
          </table:table-cell>
          <table:table-cell office:value-type="float" office:value="1.0323" calcext:value-type="float">
            <text:p>1,0323</text:p>
          </table:table-cell>
        </table:table-row>
        <table:table-row table:style-name="ro1">
          <table:table-cell office:value-type="float" office:value="-2.78" calcext:value-type="float">
            <text:p>-2,78</text:p>
          </table:table-cell>
          <table:table-cell office:value-type="float" office:value="0.945202" calcext:value-type="float">
            <text:p>0,945202</text:p>
          </table:table-cell>
        </table:table-row>
        <table:table-row table:style-name="ro1">
          <table:table-cell office:value-type="float" office:value="-2.77" calcext:value-type="float">
            <text:p>-2,77</text:p>
          </table:table-cell>
          <table:table-cell office:value-type="float" office:value="0.858702" calcext:value-type="float">
            <text:p>0,858702</text:p>
          </table:table-cell>
        </table:table-row>
        <table:table-row table:style-name="ro1">
          <table:table-cell office:value-type="float" office:value="-2.76" calcext:value-type="float">
            <text:p>-2,76</text:p>
          </table:table-cell>
          <table:table-cell office:value-type="float" office:value="0.772802" calcext:value-type="float">
            <text:p>0,772802</text:p>
          </table:table-cell>
        </table:table-row>
        <table:table-row table:style-name="ro1">
          <table:table-cell office:value-type="float" office:value="-2.75" calcext:value-type="float">
            <text:p>-2,75</text:p>
          </table:table-cell>
          <table:table-cell office:value-type="float" office:value="0.687502" calcext:value-type="float">
            <text:p>0,687502</text:p>
          </table:table-cell>
        </table:table-row>
        <table:table-row table:style-name="ro1">
          <table:table-cell office:value-type="float" office:value="-2.74" calcext:value-type="float">
            <text:p>-2,74</text:p>
          </table:table-cell>
          <table:table-cell office:value-type="float" office:value="0.602802" calcext:value-type="float">
            <text:p>0,602802</text:p>
          </table:table-cell>
        </table:table-row>
        <table:table-row table:style-name="ro1">
          <table:table-cell office:value-type="float" office:value="-2.73" calcext:value-type="float">
            <text:p>-2,73</text:p>
          </table:table-cell>
          <table:table-cell office:value-type="float" office:value="0.518702" calcext:value-type="float">
            <text:p>0,518702</text:p>
          </table:table-cell>
        </table:table-row>
        <table:table-row table:style-name="ro1">
          <table:table-cell office:value-type="float" office:value="-2.72" calcext:value-type="float">
            <text:p>-2,72</text:p>
          </table:table-cell>
          <table:table-cell office:value-type="float" office:value="0.435202" calcext:value-type="float">
            <text:p>0,435202</text:p>
          </table:table-cell>
        </table:table-row>
        <table:table-row table:style-name="ro1">
          <table:table-cell office:value-type="float" office:value="-2.71" calcext:value-type="float">
            <text:p>-2,71</text:p>
          </table:table-cell>
          <table:table-cell office:value-type="float" office:value="0.352302" calcext:value-type="float">
            <text:p>0,352302</text:p>
          </table:table-cell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-2.69" calcext:value-type="float">
            <text:p>-2,69</text:p>
          </table:table-cell>
          <table:table-cell office:value-type="float" office:value="0.1883" calcext:value-type="float">
            <text:p>0,1883</text:p>
          </table:table-cell>
        </table:table-row>
        <table:table-row table:style-name="ro1">
          <table:table-cell office:value-type="float" office:value="-2.68" calcext:value-type="float">
            <text:p>-2,68</text:p>
          </table:table-cell>
          <table:table-cell office:value-type="float" office:value="0.107201" calcext:value-type="float">
            <text:p>0,107201</text:p>
          </table:table-cell>
        </table:table-row>
        <table:table-row table:style-name="ro1">
          <table:table-cell office:value-type="float" office:value="-2.67" calcext:value-type="float">
            <text:p>-2,67</text:p>
          </table:table-cell>
          <table:table-cell office:value-type="float" office:value="0.0267006" calcext:value-type="float">
            <text:p>0,0267006</text:p>
          </table:table-cell>
        </table:table-row>
        <table:table-row table:style-name="ro1">
          <table:table-cell office:value-type="float" office:value="-2.66" calcext:value-type="float">
            <text:p>-2,66</text:p>
          </table:table-cell>
          <table:table-cell office:value-type="float" office:value="-0.0531993" calcext:value-type="float">
            <text:p>-0,0531993</text:p>
          </table:table-cell>
        </table:table-row>
        <table:table-row table:style-name="ro1">
          <table:table-cell office:value-type="float" office:value="-2.65" calcext:value-type="float">
            <text:p>-2,65</text:p>
          </table:table-cell>
          <table:table-cell office:value-type="float" office:value="-0.132499" calcext:value-type="float">
            <text:p>-0,132499</text:p>
          </table:table-cell>
        </table:table-row>
        <table:table-row table:style-name="ro1">
          <table:table-cell office:value-type="float" office:value="-2.64" calcext:value-type="float">
            <text:p>-2,64</text:p>
          </table:table-cell>
          <table:table-cell office:value-type="float" office:value="-0.211199" calcext:value-type="float">
            <text:p>-0,211199</text:p>
          </table:table-cell>
        </table:table-row>
        <table:table-row table:style-name="ro1">
          <table:table-cell office:value-type="float" office:value="-2.63" calcext:value-type="float">
            <text:p>-2,63</text:p>
          </table:table-cell>
          <table:table-cell office:value-type="float" office:value="-0.289299" calcext:value-type="float">
            <text:p>-0,289299</text:p>
          </table:table-cell>
        </table:table-row>
        <table:table-row table:style-name="ro1">
          <table:table-cell office:value-type="float" office:value="-2.62" calcext:value-type="float">
            <text:p>-2,62</text:p>
          </table:table-cell>
          <table:table-cell office:value-type="float" office:value="-0.366799" calcext:value-type="float">
            <text:p>-0,366799</text:p>
          </table:table-cell>
        </table:table-row>
        <table:table-row table:style-name="ro1">
          <table:table-cell office:value-type="float" office:value="-2.61" calcext:value-type="float">
            <text:p>-2,61</text:p>
          </table:table-cell>
          <table:table-cell office:value-type="float" office:value="-0.443699" calcext:value-type="float">
            <text:p>-0,443699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-0.519999" calcext:value-type="float">
            <text:p>-0,519999</text:p>
          </table:table-cell>
        </table:table-row>
        <table:table-row table:style-name="ro1">
          <table:table-cell office:value-type="float" office:value="-2.59" calcext:value-type="float">
            <text:p>-2,59</text:p>
          </table:table-cell>
          <table:table-cell office:value-type="float" office:value="-0.595699" calcext:value-type="float">
            <text:p>-0,595699</text:p>
          </table:table-cell>
        </table:table-row>
        <table:table-row table:style-name="ro1">
          <table:table-cell office:value-type="float" office:value="-2.58" calcext:value-type="float">
            <text:p>-2,58</text:p>
          </table:table-cell>
          <table:table-cell office:value-type="float" office:value="-0.670799" calcext:value-type="float">
            <text:p>-0,670799</text:p>
          </table:table-cell>
        </table:table-row>
        <table:table-row table:style-name="ro1">
          <table:table-cell office:value-type="float" office:value="-2.57" calcext:value-type="float">
            <text:p>-2,57</text:p>
          </table:table-cell>
          <table:table-cell office:value-type="float" office:value="-0.745299" calcext:value-type="float">
            <text:p>-0,745299</text:p>
          </table:table-cell>
        </table:table-row>
        <table:table-row table:style-name="ro1">
          <table:table-cell office:value-type="float" office:value="-2.56" calcext:value-type="float">
            <text:p>-2,56</text:p>
          </table:table-cell>
          <table:table-cell office:value-type="float" office:value="-0.819199" calcext:value-type="float">
            <text:p>-0,819199</text:p>
          </table:table-cell>
        </table:table-row>
        <table:table-row table:style-name="ro1">
          <table:table-cell office:value-type="float" office:value="-2.55" calcext:value-type="float">
            <text:p>-2,55</text:p>
          </table:table-cell>
          <table:table-cell office:value-type="float" office:value="-0.892499" calcext:value-type="float">
            <text:p>-0,892499</text:p>
          </table:table-cell>
        </table:table-row>
        <table:table-row table:style-name="ro1">
          <table:table-cell office:value-type="float" office:value="-2.54" calcext:value-type="float">
            <text:p>-2,54</text:p>
          </table:table-cell>
          <table:table-cell office:value-type="float" office:value="-0.965199" calcext:value-type="float">
            <text:p>-0,965199</text:p>
          </table:table-cell>
        </table:table-row>
        <table:table-row table:style-name="ro1">
          <table:table-cell office:value-type="float" office:value="-2.53" calcext:value-type="float">
            <text:p>-2,53</text:p>
          </table:table-cell>
          <table:table-cell office:value-type="float" office:value="-1.0373" calcext:value-type="float">
            <text:p>-1,0373</text:p>
          </table:table-cell>
        </table:table-row>
        <table:table-row table:style-name="ro1">
          <table:table-cell office:value-type="float" office:value="-2.52" calcext:value-type="float">
            <text:p>-2,52</text:p>
          </table:table-cell>
          <table:table-cell office:value-type="float" office:value="-1.1088" calcext:value-type="float">
            <text:p>-1,1088</text:p>
          </table:table-cell>
        </table:table-row>
        <table:table-row table:style-name="ro1">
          <table:table-cell office:value-type="float" office:value="-2.51" calcext:value-type="float">
            <text:p>-2,51</text:p>
          </table:table-cell>
          <table:table-cell office:value-type="float" office:value="-1.1797" calcext:value-type="float">
            <text:p>-1,1797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-1.25" calcext:value-type="float">
            <text:p>-1,25</text:p>
          </table:table-cell>
        </table:table-row>
        <table:table-row table:style-name="ro1">
          <table:table-cell office:value-type="float" office:value="-2.49" calcext:value-type="float">
            <text:p>-2,49</text:p>
          </table:table-cell>
          <table:table-cell office:value-type="float" office:value="-1.3197" calcext:value-type="float">
            <text:p>-1,3197</text:p>
          </table:table-cell>
        </table:table-row>
        <table:table-row table:style-name="ro1">
          <table:table-cell office:value-type="float" office:value="-2.48" calcext:value-type="float">
            <text:p>-2,48</text:p>
          </table:table-cell>
          <table:table-cell office:value-type="float" office:value="-1.3888" calcext:value-type="float">
            <text:p>-1,3888</text:p>
          </table:table-cell>
        </table:table-row>
        <table:table-row table:style-name="ro1">
          <table:table-cell office:value-type="float" office:value="-2.47" calcext:value-type="float">
            <text:p>-2,47</text:p>
          </table:table-cell>
          <table:table-cell office:value-type="float" office:value="-1.4573" calcext:value-type="float">
            <text:p>-1,4573</text:p>
          </table:table-cell>
        </table:table-row>
        <table:table-row table:style-name="ro1">
          <table:table-cell office:value-type="float" office:value="-2.46" calcext:value-type="float">
            <text:p>-2,46</text:p>
          </table:table-cell>
          <table:table-cell office:value-type="float" office:value="-1.5252" calcext:value-type="float">
            <text:p>-1,5252</text:p>
          </table:table-cell>
        </table:table-row>
        <table:table-row table:style-name="ro1">
          <table:table-cell office:value-type="float" office:value="-2.45" calcext:value-type="float">
            <text:p>-2,45</text:p>
          </table:table-cell>
          <table:table-cell office:value-type="float" office:value="-1.5925" calcext:value-type="float">
            <text:p>-1,5925</text:p>
          </table:table-cell>
        </table:table-row>
        <table:table-row table:style-name="ro1">
          <table:table-cell office:value-type="float" office:value="-2.44" calcext:value-type="float">
            <text:p>-2,44</text:p>
          </table:table-cell>
          <table:table-cell office:value-type="float" office:value="-1.6592" calcext:value-type="float">
            <text:p>-1,6592</text:p>
          </table:table-cell>
        </table:table-row>
        <table:table-row table:style-name="ro1">
          <table:table-cell office:value-type="float" office:value="-2.43" calcext:value-type="float">
            <text:p>-2,43</text:p>
          </table:table-cell>
          <table:table-cell office:value-type="float" office:value="-1.7253" calcext:value-type="float">
            <text:p>-1,7253</text:p>
          </table:table-cell>
        </table:table-row>
        <table:table-row table:style-name="ro1">
          <table:table-cell office:value-type="float" office:value="-2.42" calcext:value-type="float">
            <text:p>-2,42</text:p>
          </table:table-cell>
          <table:table-cell office:value-type="float" office:value="-1.7908" calcext:value-type="float">
            <text:p>-1,7908</text:p>
          </table:table-cell>
        </table:table-row>
        <table:table-row table:style-name="ro1">
          <table:table-cell office:value-type="float" office:value="-2.41" calcext:value-type="float">
            <text:p>-2,41</text:p>
          </table:table-cell>
          <table:table-cell office:value-type="float" office:value="-1.8557" calcext:value-type="float">
            <text:p>-1,8557</text:p>
          </table:table-cell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-1.92" calcext:value-type="float">
            <text:p>-1,92</text:p>
          </table:table-cell>
        </table:table-row>
        <table:table-row table:style-name="ro1">
          <table:table-cell office:value-type="float" office:value="-2.39" calcext:value-type="float">
            <text:p>-2,39</text:p>
          </table:table-cell>
          <table:table-cell office:value-type="float" office:value="-1.9837" calcext:value-type="float">
            <text:p>-1,9837</text:p>
          </table:table-cell>
        </table:table-row>
        <table:table-row table:style-name="ro1">
          <table:table-cell office:value-type="float" office:value="-2.38" calcext:value-type="float">
            <text:p>-2,38</text:p>
          </table:table-cell>
          <table:table-cell office:value-type="float" office:value="-2.0468" calcext:value-type="float">
            <text:p>-2,0468</text:p>
          </table:table-cell>
        </table:table-row>
        <table:table-row table:style-name="ro1">
          <table:table-cell office:value-type="float" office:value="-2.37" calcext:value-type="float">
            <text:p>-2,37</text:p>
          </table:table-cell>
          <table:table-cell office:value-type="float" office:value="-2.1093" calcext:value-type="float">
            <text:p>-2,1093</text:p>
          </table:table-cell>
        </table:table-row>
        <table:table-row table:style-name="ro1">
          <table:table-cell office:value-type="float" office:value="-2.36" calcext:value-type="float">
            <text:p>-2,36</text:p>
          </table:table-cell>
          <table:table-cell office:value-type="float" office:value="-2.1712" calcext:value-type="float">
            <text:p>-2,1712</text:p>
          </table:table-cell>
        </table:table-row>
        <table:table-row table:style-name="ro1">
          <table:table-cell office:value-type="float" office:value="-2.35" calcext:value-type="float">
            <text:p>-2,35</text:p>
          </table:table-cell>
          <table:table-cell office:value-type="float" office:value="-2.2325" calcext:value-type="float">
            <text:p>-2,2325</text:p>
          </table:table-cell>
        </table:table-row>
        <table:table-row table:style-name="ro1">
          <table:table-cell office:value-type="float" office:value="-2.34" calcext:value-type="float">
            <text:p>-2,34</text:p>
          </table:table-cell>
          <table:table-cell office:value-type="float" office:value="-2.2932" calcext:value-type="float">
            <text:p>-2,2932</text:p>
          </table:table-cell>
        </table:table-row>
        <table:table-row table:style-name="ro1">
          <table:table-cell office:value-type="float" office:value="-2.33" calcext:value-type="float">
            <text:p>-2,33</text:p>
          </table:table-cell>
          <table:table-cell office:value-type="float" office:value="-2.3533" calcext:value-type="float">
            <text:p>-2,3533</text:p>
          </table:table-cell>
        </table:table-row>
        <table:table-row table:style-name="ro1">
          <table:table-cell office:value-type="float" office:value="-2.32" calcext:value-type="float">
            <text:p>-2,32</text:p>
          </table:table-cell>
          <table:table-cell office:value-type="float" office:value="-2.4128" calcext:value-type="float">
            <text:p>-2,4128</text:p>
          </table:table-cell>
        </table:table-row>
        <table:table-row table:style-name="ro1">
          <table:table-cell office:value-type="float" office:value="-2.31" calcext:value-type="float">
            <text:p>-2,31</text:p>
          </table:table-cell>
          <table:table-cell office:value-type="float" office:value="-2.4717" calcext:value-type="float">
            <text:p>-2,4717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-2.53" calcext:value-type="float">
            <text:p>-2,53</text:p>
          </table:table-cell>
        </table:table-row>
        <table:table-row table:style-name="ro1">
          <table:table-cell office:value-type="float" office:value="-2.29" calcext:value-type="float">
            <text:p>-2,29</text:p>
          </table:table-cell>
          <table:table-cell office:value-type="float" office:value="-2.5877" calcext:value-type="float">
            <text:p>-2,5877</text:p>
          </table:table-cell>
        </table:table-row>
        <table:table-row table:style-name="ro1">
          <table:table-cell office:value-type="float" office:value="-2.28" calcext:value-type="float">
            <text:p>-2,28</text:p>
          </table:table-cell>
          <table:table-cell office:value-type="float" office:value="-2.6448" calcext:value-type="float">
            <text:p>-2,6448</text:p>
          </table:table-cell>
        </table:table-row>
        <table:table-row table:style-name="ro1">
          <table:table-cell office:value-type="float" office:value="-2.27" calcext:value-type="float">
            <text:p>-2,27</text:p>
          </table:table-cell>
          <table:table-cell office:value-type="float" office:value="-2.7013" calcext:value-type="float">
            <text:p>-2,7013</text:p>
          </table:table-cell>
        </table:table-row>
        <table:table-row table:style-name="ro1">
          <table:table-cell office:value-type="float" office:value="-2.26" calcext:value-type="float">
            <text:p>-2,26</text:p>
          </table:table-cell>
          <table:table-cell office:value-type="float" office:value="-2.7572" calcext:value-type="float">
            <text:p>-2,7572</text:p>
          </table:table-cell>
        </table:table-row>
        <table:table-row table:style-name="ro1">
          <table:table-cell office:value-type="float" office:value="-2.25" calcext:value-type="float">
            <text:p>-2,25</text:p>
          </table:table-cell>
          <table:table-cell office:value-type="float" office:value="-2.8125" calcext:value-type="float">
            <text:p>-2,8125</text:p>
          </table:table-cell>
        </table:table-row>
        <table:table-row table:style-name="ro1">
          <table:table-cell office:value-type="float" office:value="-2.24" calcext:value-type="float">
            <text:p>-2,24</text:p>
          </table:table-cell>
          <table:table-cell office:value-type="float" office:value="-2.8672" calcext:value-type="float">
            <text:p>-2,8672</text:p>
          </table:table-cell>
        </table:table-row>
        <table:table-row table:style-name="ro1">
          <table:table-cell office:value-type="float" office:value="-2.23" calcext:value-type="float">
            <text:p>-2,23</text:p>
          </table:table-cell>
          <table:table-cell office:value-type="float" office:value="-2.9213" calcext:value-type="float">
            <text:p>-2,9213</text:p>
          </table:table-cell>
        </table:table-row>
        <table:table-row table:style-name="ro1">
          <table:table-cell office:value-type="float" office:value="-2.22" calcext:value-type="float">
            <text:p>-2,22</text:p>
          </table:table-cell>
          <table:table-cell office:value-type="float" office:value="-2.9748" calcext:value-type="float">
            <text:p>-2,9748</text:p>
          </table:table-cell>
        </table:table-row>
        <table:table-row table:style-name="ro1">
          <table:table-cell office:value-type="float" office:value="-2.21" calcext:value-type="float">
            <text:p>-2,21</text:p>
          </table:table-cell>
          <table:table-cell office:value-type="float" office:value="-3.0277" calcext:value-type="float">
            <text:p>-3,0277</text:p>
          </table:table-cell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-3.08" calcext:value-type="float">
            <text:p>-3,08</text:p>
          </table:table-cell>
        </table:table-row>
        <table:table-row table:style-name="ro1">
          <table:table-cell office:value-type="float" office:value="-2.19" calcext:value-type="float">
            <text:p>-2,19</text:p>
          </table:table-cell>
          <table:table-cell office:value-type="float" office:value="-3.1317" calcext:value-type="float">
            <text:p>-3,1317</text:p>
          </table:table-cell>
        </table:table-row>
        <table:table-row table:style-name="ro1">
          <table:table-cell office:value-type="float" office:value="-2.18" calcext:value-type="float">
            <text:p>-2,18</text:p>
          </table:table-cell>
          <table:table-cell office:value-type="float" office:value="-3.1828" calcext:value-type="float">
            <text:p>-3,1828</text:p>
          </table:table-cell>
        </table:table-row>
        <table:table-row table:style-name="ro1">
          <table:table-cell office:value-type="float" office:value="-2.17" calcext:value-type="float">
            <text:p>-2,17</text:p>
          </table:table-cell>
          <table:table-cell office:value-type="float" office:value="-3.2333" calcext:value-type="float">
            <text:p>-3,2333</text:p>
          </table:table-cell>
        </table:table-row>
        <table:table-row table:style-name="ro1">
          <table:table-cell office:value-type="float" office:value="-2.16" calcext:value-type="float">
            <text:p>-2,16</text:p>
          </table:table-cell>
          <table:table-cell office:value-type="float" office:value="-3.2832" calcext:value-type="float">
            <text:p>-3,2832</text:p>
          </table:table-cell>
        </table:table-row>
        <table:table-row table:style-name="ro1">
          <table:table-cell office:value-type="float" office:value="-2.15" calcext:value-type="float">
            <text:p>-2,15</text:p>
          </table:table-cell>
          <table:table-cell office:value-type="float" office:value="-3.3325" calcext:value-type="float">
            <text:p>-3,3325</text:p>
          </table:table-cell>
        </table:table-row>
        <table:table-row table:style-name="ro1">
          <table:table-cell office:value-type="float" office:value="-2.14" calcext:value-type="float">
            <text:p>-2,14</text:p>
          </table:table-cell>
          <table:table-cell office:value-type="float" office:value="-3.3812" calcext:value-type="float">
            <text:p>-3,3812</text:p>
          </table:table-cell>
        </table:table-row>
        <table:table-row table:style-name="ro1">
          <table:table-cell office:value-type="float" office:value="-2.13" calcext:value-type="float">
            <text:p>-2,13</text:p>
          </table:table-cell>
          <table:table-cell office:value-type="float" office:value="-3.4293" calcext:value-type="float">
            <text:p>-3,4293</text:p>
          </table:table-cell>
        </table:table-row>
        <table:table-row table:style-name="ro1">
          <table:table-cell office:value-type="float" office:value="-2.12" calcext:value-type="float">
            <text:p>-2,12</text:p>
          </table:table-cell>
          <table:table-cell office:value-type="float" office:value="-3.4768" calcext:value-type="float">
            <text:p>-3,4768</text:p>
          </table:table-cell>
        </table:table-row>
        <table:table-row table:style-name="ro1">
          <table:table-cell office:value-type="float" office:value="-2.11" calcext:value-type="float">
            <text:p>-2,11</text:p>
          </table:table-cell>
          <table:table-cell office:value-type="float" office:value="-3.5237" calcext:value-type="float">
            <text:p>-3,5237</text:p>
          </table:table-cell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-3.57" calcext:value-type="float">
            <text:p>-3,57</text:p>
          </table:table-cell>
        </table:table-row>
        <table:table-row table:style-name="ro1">
          <table:table-cell office:value-type="float" office:value="-2.09" calcext:value-type="float">
            <text:p>-2,09</text:p>
          </table:table-cell>
          <table:table-cell office:value-type="float" office:value="-3.6157" calcext:value-type="float">
            <text:p>-3,6157</text:p>
          </table:table-cell>
        </table:table-row>
        <table:table-row table:style-name="ro1">
          <table:table-cell office:value-type="float" office:value="-2.08" calcext:value-type="float">
            <text:p>-2,08</text:p>
          </table:table-cell>
          <table:table-cell office:value-type="float" office:value="-3.6608" calcext:value-type="float">
            <text:p>-3,6608</text:p>
          </table:table-cell>
        </table:table-row>
        <table:table-row table:style-name="ro1">
          <table:table-cell office:value-type="float" office:value="-2.07" calcext:value-type="float">
            <text:p>-2,07</text:p>
          </table:table-cell>
          <table:table-cell office:value-type="float" office:value="-3.7053" calcext:value-type="float">
            <text:p>-3,7053</text:p>
          </table:table-cell>
        </table:table-row>
        <table:table-row table:style-name="ro1">
          <table:table-cell office:value-type="float" office:value="-2.06" calcext:value-type="float">
            <text:p>-2,06</text:p>
          </table:table-cell>
          <table:table-cell office:value-type="float" office:value="-3.7492" calcext:value-type="float">
            <text:p>-3,7492</text:p>
          </table:table-cell>
        </table:table-row>
        <table:table-row table:style-name="ro1">
          <table:table-cell office:value-type="float" office:value="-2.05" calcext:value-type="float">
            <text:p>-2,05</text:p>
          </table:table-cell>
          <table:table-cell office:value-type="float" office:value="-3.7925" calcext:value-type="float">
            <text:p>-3,7925</text:p>
          </table:table-cell>
        </table:table-row>
        <table:table-row table:style-name="ro1">
          <table:table-cell office:value-type="float" office:value="-2.04" calcext:value-type="float">
            <text:p>-2,04</text:p>
          </table:table-cell>
          <table:table-cell office:value-type="float" office:value="-3.8352" calcext:value-type="float">
            <text:p>-3,8352</text:p>
          </table:table-cell>
        </table:table-row>
        <table:table-row table:style-name="ro1">
          <table:table-cell office:value-type="float" office:value="-2.03" calcext:value-type="float">
            <text:p>-2,03</text:p>
          </table:table-cell>
          <table:table-cell office:value-type="float" office:value="-3.8773" calcext:value-type="float">
            <text:p>-3,8773</text:p>
          </table:table-cell>
        </table:table-row>
        <table:table-row table:style-name="ro1">
          <table:table-cell office:value-type="float" office:value="-2.02" calcext:value-type="float">
            <text:p>-2,02</text:p>
          </table:table-cell>
          <table:table-cell office:value-type="float" office:value="-3.9188" calcext:value-type="float">
            <text:p>-3,9188</text:p>
          </table:table-cell>
        </table:table-row>
        <table:table-row table:style-name="ro1">
          <table:table-cell office:value-type="float" office:value="-2.01" calcext:value-type="float">
            <text:p>-2,01</text:p>
          </table:table-cell>
          <table:table-cell office:value-type="float" office:value="-3.9597" calcext:value-type="float">
            <text:p>-3,959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.99" calcext:value-type="float">
            <text:p>-1,99</text:p>
          </table:table-cell>
          <table:table-cell office:value-type="float" office:value="-4.0397" calcext:value-type="float">
            <text:p>-4,0397</text:p>
          </table:table-cell>
        </table:table-row>
        <table:table-row table:style-name="ro1">
          <table:table-cell office:value-type="float" office:value="-1.98" calcext:value-type="float">
            <text:p>-1,98</text:p>
          </table:table-cell>
          <table:table-cell office:value-type="float" office:value="-4.0788" calcext:value-type="float">
            <text:p>-4,0788</text:p>
          </table:table-cell>
        </table:table-row>
        <table:table-row table:style-name="ro1">
          <table:table-cell office:value-type="float" office:value="-1.97" calcext:value-type="float">
            <text:p>-1,97</text:p>
          </table:table-cell>
          <table:table-cell office:value-type="float" office:value="-4.1173" calcext:value-type="float">
            <text:p>-4,1173</text:p>
          </table:table-cell>
        </table:table-row>
        <table:table-row table:style-name="ro1">
          <table:table-cell office:value-type="float" office:value="-1.96" calcext:value-type="float">
            <text:p>-1,96</text:p>
          </table:table-cell>
          <table:table-cell office:value-type="float" office:value="-4.1552" calcext:value-type="float">
            <text:p>-4,1552</text:p>
          </table:table-cell>
        </table:table-row>
        <table:table-row table:style-name="ro1">
          <table:table-cell office:value-type="float" office:value="-1.95" calcext:value-type="float">
            <text:p>-1,95</text:p>
          </table:table-cell>
          <table:table-cell office:value-type="float" office:value="-4.1925" calcext:value-type="float">
            <text:p>-4,1925</text:p>
          </table:table-cell>
        </table:table-row>
        <table:table-row table:style-name="ro1">
          <table:table-cell office:value-type="float" office:value="-1.94" calcext:value-type="float">
            <text:p>-1,94</text:p>
          </table:table-cell>
          <table:table-cell office:value-type="float" office:value="-4.2292" calcext:value-type="float">
            <text:p>-4,2292</text:p>
          </table:table-cell>
        </table:table-row>
        <table:table-row table:style-name="ro1">
          <table:table-cell office:value-type="float" office:value="-1.93" calcext:value-type="float">
            <text:p>-1,93</text:p>
          </table:table-cell>
          <table:table-cell office:value-type="float" office:value="-4.2653" calcext:value-type="float">
            <text:p>-4,2653</text:p>
          </table:table-cell>
        </table:table-row>
        <table:table-row table:style-name="ro1">
          <table:table-cell office:value-type="float" office:value="-1.92" calcext:value-type="float">
            <text:p>-1,92</text:p>
          </table:table-cell>
          <table:table-cell office:value-type="float" office:value="-4.3008" calcext:value-type="float">
            <text:p>-4,3008</text:p>
          </table:table-cell>
        </table:table-row>
        <table:table-row table:style-name="ro1">
          <table:table-cell office:value-type="float" office:value="-1.91" calcext:value-type="float">
            <text:p>-1,91</text:p>
          </table:table-cell>
          <table:table-cell office:value-type="float" office:value="-4.3357" calcext:value-type="float">
            <text:p>-4,3357</text:p>
          </table:table-cell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-4.37" calcext:value-type="float">
            <text:p>-4,37</text:p>
          </table:table-cell>
        </table:table-row>
        <table:table-row table:style-name="ro1">
          <table:table-cell office:value-type="float" office:value="-1.89" calcext:value-type="float">
            <text:p>-1,89</text:p>
          </table:table-cell>
          <table:table-cell office:value-type="float" office:value="-4.4037" calcext:value-type="float">
            <text:p>-4,4037</text:p>
          </table:table-cell>
        </table:table-row>
        <table:table-row table:style-name="ro1">
          <table:table-cell office:value-type="float" office:value="-1.88" calcext:value-type="float">
            <text:p>-1,88</text:p>
          </table:table-cell>
          <table:table-cell office:value-type="float" office:value="-4.4368" calcext:value-type="float">
            <text:p>-4,4368</text:p>
          </table:table-cell>
        </table:table-row>
        <table:table-row table:style-name="ro1">
          <table:table-cell office:value-type="float" office:value="-1.87" calcext:value-type="float">
            <text:p>-1,87</text:p>
          </table:table-cell>
          <table:table-cell office:value-type="float" office:value="-4.4693" calcext:value-type="float">
            <text:p>-4,4693</text:p>
          </table:table-cell>
        </table:table-row>
        <table:table-row table:style-name="ro1">
          <table:table-cell office:value-type="float" office:value="-1.86" calcext:value-type="float">
            <text:p>-1,86</text:p>
          </table:table-cell>
          <table:table-cell office:value-type="float" office:value="-4.5012" calcext:value-type="float">
            <text:p>-4,5012</text:p>
          </table:table-cell>
        </table:table-row>
        <table:table-row table:style-name="ro1">
          <table:table-cell office:value-type="float" office:value="-1.85" calcext:value-type="float">
            <text:p>-1,85</text:p>
          </table:table-cell>
          <table:table-cell office:value-type="float" office:value="-4.5325" calcext:value-type="float">
            <text:p>-4,5325</text:p>
          </table:table-cell>
        </table:table-row>
        <table:table-row table:style-name="ro1">
          <table:table-cell office:value-type="float" office:value="-1.84" calcext:value-type="float">
            <text:p>-1,84</text:p>
          </table:table-cell>
          <table:table-cell office:value-type="float" office:value="-4.5632" calcext:value-type="float">
            <text:p>-4,5632</text:p>
          </table:table-cell>
        </table:table-row>
        <table:table-row table:style-name="ro1">
          <table:table-cell office:value-type="float" office:value="-1.83" calcext:value-type="float">
            <text:p>-1,83</text:p>
          </table:table-cell>
          <table:table-cell office:value-type="float" office:value="-4.5933" calcext:value-type="float">
            <text:p>-4,5933</text:p>
          </table:table-cell>
        </table:table-row>
        <table:table-row table:style-name="ro1">
          <table:table-cell office:value-type="float" office:value="-1.82" calcext:value-type="float">
            <text:p>-1,82</text:p>
          </table:table-cell>
          <table:table-cell office:value-type="float" office:value="-4.6228" calcext:value-type="float">
            <text:p>-4,6228</text:p>
          </table:table-cell>
        </table:table-row>
        <table:table-row table:style-name="ro1">
          <table:table-cell office:value-type="float" office:value="-1.81" calcext:value-type="float">
            <text:p>-1,81</text:p>
          </table:table-cell>
          <table:table-cell office:value-type="float" office:value="-4.6517" calcext:value-type="float">
            <text:p>-4,6517</text:p>
          </table:table-cell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-4.68" calcext:value-type="float">
            <text:p>-4,68</text:p>
          </table:table-cell>
        </table:table-row>
        <table:table-row table:style-name="ro1">
          <table:table-cell office:value-type="float" office:value="-1.79" calcext:value-type="float">
            <text:p>-1,79</text:p>
          </table:table-cell>
          <table:table-cell office:value-type="float" office:value="-4.7077" calcext:value-type="float">
            <text:p>-4,7077</text:p>
          </table:table-cell>
        </table:table-row>
        <table:table-row table:style-name="ro1">
          <table:table-cell office:value-type="float" office:value="-1.78" calcext:value-type="float">
            <text:p>-1,78</text:p>
          </table:table-cell>
          <table:table-cell office:value-type="float" office:value="-4.7348" calcext:value-type="float">
            <text:p>-4,7348</text:p>
          </table:table-cell>
        </table:table-row>
        <table:table-row table:style-name="ro1">
          <table:table-cell office:value-type="float" office:value="-1.77" calcext:value-type="float">
            <text:p>-1,77</text:p>
          </table:table-cell>
          <table:table-cell office:value-type="float" office:value="-4.7613" calcext:value-type="float">
            <text:p>-4,7613</text:p>
          </table:table-cell>
        </table:table-row>
        <table:table-row table:style-name="ro1">
          <table:table-cell office:value-type="float" office:value="-1.76" calcext:value-type="float">
            <text:p>-1,76</text:p>
          </table:table-cell>
          <table:table-cell office:value-type="float" office:value="-4.7872" calcext:value-type="float">
            <text:p>-4,7872</text:p>
          </table:table-cell>
        </table:table-row>
        <table:table-row table:style-name="ro1">
          <table:table-cell office:value-type="float" office:value="-1.75" calcext:value-type="float">
            <text:p>-1,75</text:p>
          </table:table-cell>
          <table:table-cell office:value-type="float" office:value="-4.8125" calcext:value-type="float">
            <text:p>-4,8125</text:p>
          </table:table-cell>
        </table:table-row>
        <table:table-row table:style-name="ro1">
          <table:table-cell office:value-type="float" office:value="-1.74" calcext:value-type="float">
            <text:p>-1,74</text:p>
          </table:table-cell>
          <table:table-cell office:value-type="float" office:value="-4.8372" calcext:value-type="float">
            <text:p>-4,8372</text:p>
          </table:table-cell>
        </table:table-row>
        <table:table-row table:style-name="ro1">
          <table:table-cell office:value-type="float" office:value="-1.73" calcext:value-type="float">
            <text:p>-1,73</text:p>
          </table:table-cell>
          <table:table-cell office:value-type="float" office:value="-4.8613" calcext:value-type="float">
            <text:p>-4,8613</text:p>
          </table:table-cell>
        </table:table-row>
        <table:table-row table:style-name="ro1">
          <table:table-cell office:value-type="float" office:value="-1.72" calcext:value-type="float">
            <text:p>-1,72</text:p>
          </table:table-cell>
          <table:table-cell office:value-type="float" office:value="-4.8848" calcext:value-type="float">
            <text:p>-4,8848</text:p>
          </table:table-cell>
        </table:table-row>
        <table:table-row table:style-name="ro1">
          <table:table-cell office:value-type="float" office:value="-1.71" calcext:value-type="float">
            <text:p>-1,71</text:p>
          </table:table-cell>
          <table:table-cell office:value-type="float" office:value="-4.9077" calcext:value-type="float">
            <text:p>-4,9077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-4.93" calcext:value-type="float">
            <text:p>-4,93</text:p>
          </table:table-cell>
        </table:table-row>
        <table:table-row table:style-name="ro1">
          <table:table-cell office:value-type="float" office:value="-1.69" calcext:value-type="float">
            <text:p>-1,69</text:p>
          </table:table-cell>
          <table:table-cell office:value-type="float" office:value="-4.9517" calcext:value-type="float">
            <text:p>-4,9517</text:p>
          </table:table-cell>
        </table:table-row>
        <table:table-row table:style-name="ro1">
          <table:table-cell office:value-type="float" office:value="-1.68" calcext:value-type="float">
            <text:p>-1,68</text:p>
          </table:table-cell>
          <table:table-cell office:value-type="float" office:value="-4.9728" calcext:value-type="float">
            <text:p>-4,9728</text:p>
          </table:table-cell>
        </table:table-row>
        <table:table-row table:style-name="ro1">
          <table:table-cell office:value-type="float" office:value="-1.67" calcext:value-type="float">
            <text:p>-1,67</text:p>
          </table:table-cell>
          <table:table-cell office:value-type="float" office:value="-4.9933" calcext:value-type="float">
            <text:p>-4,9933</text:p>
          </table:table-cell>
        </table:table-row>
        <table:table-row table:style-name="ro1">
          <table:table-cell office:value-type="float" office:value="-1.66" calcext:value-type="float">
            <text:p>-1,66</text:p>
          </table:table-cell>
          <table:table-cell office:value-type="float" office:value="-5.0132" calcext:value-type="float">
            <text:p>-5,0132</text:p>
          </table:table-cell>
        </table:table-row>
        <table:table-row table:style-name="ro1">
          <table:table-cell office:value-type="float" office:value="-1.65" calcext:value-type="float">
            <text:p>-1,65</text:p>
          </table:table-cell>
          <table:table-cell office:value-type="float" office:value="-5.0325" calcext:value-type="float">
            <text:p>-5,0325</text:p>
          </table:table-cell>
        </table:table-row>
        <table:table-row table:style-name="ro1">
          <table:table-cell office:value-type="float" office:value="-1.64" calcext:value-type="float">
            <text:p>-1,64</text:p>
          </table:table-cell>
          <table:table-cell office:value-type="float" office:value="-5.0512" calcext:value-type="float">
            <text:p>-5,0512</text:p>
          </table:table-cell>
        </table:table-row>
        <table:table-row table:style-name="ro1">
          <table:table-cell office:value-type="float" office:value="-1.63" calcext:value-type="float">
            <text:p>-1,63</text:p>
          </table:table-cell>
          <table:table-cell office:value-type="float" office:value="-5.0693" calcext:value-type="float">
            <text:p>-5,0693</text:p>
          </table:table-cell>
        </table:table-row>
        <table:table-row table:style-name="ro1">
          <table:table-cell office:value-type="float" office:value="-1.62" calcext:value-type="float">
            <text:p>-1,62</text:p>
          </table:table-cell>
          <table:table-cell office:value-type="float" office:value="-5.0868" calcext:value-type="float">
            <text:p>-5,0868</text:p>
          </table:table-cell>
        </table:table-row>
        <table:table-row table:style-name="ro1">
          <table:table-cell office:value-type="float" office:value="-1.61" calcext:value-type="float">
            <text:p>-1,61</text:p>
          </table:table-cell>
          <table:table-cell office:value-type="float" office:value="-5.1037" calcext:value-type="float">
            <text:p>-5,1037</text:p>
          </table:table-cell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-5.12" calcext:value-type="float">
            <text:p>-5,12</text:p>
          </table:table-cell>
        </table:table-row>
        <table:table-row table:style-name="ro1">
          <table:table-cell office:value-type="float" office:value="-1.59" calcext:value-type="float">
            <text:p>-1,59</text:p>
          </table:table-cell>
          <table:table-cell office:value-type="float" office:value="-5.1357" calcext:value-type="float">
            <text:p>-5,1357</text:p>
          </table:table-cell>
        </table:table-row>
        <table:table-row table:style-name="ro1">
          <table:table-cell office:value-type="float" office:value="-1.58" calcext:value-type="float">
            <text:p>-1,58</text:p>
          </table:table-cell>
          <table:table-cell office:value-type="float" office:value="-5.1508" calcext:value-type="float">
            <text:p>-5,1508</text:p>
          </table:table-cell>
        </table:table-row>
        <table:table-row table:style-name="ro1">
          <table:table-cell office:value-type="float" office:value="-1.57" calcext:value-type="float">
            <text:p>-1,57</text:p>
          </table:table-cell>
          <table:table-cell office:value-type="float" office:value="-5.1653" calcext:value-type="float">
            <text:p>-5,1653</text:p>
          </table:table-cell>
        </table:table-row>
        <table:table-row table:style-name="ro1">
          <table:table-cell office:value-type="float" office:value="-1.56" calcext:value-type="float">
            <text:p>-1,56</text:p>
          </table:table-cell>
          <table:table-cell office:value-type="float" office:value="-5.1792" calcext:value-type="float">
            <text:p>-5,1792</text:p>
          </table:table-cell>
        </table:table-row>
        <table:table-row table:style-name="ro1">
          <table:table-cell office:value-type="float" office:value="-1.55" calcext:value-type="float">
            <text:p>-1,55</text:p>
          </table:table-cell>
          <table:table-cell office:value-type="float" office:value="-5.1925" calcext:value-type="float">
            <text:p>-5,1925</text:p>
          </table:table-cell>
        </table:table-row>
        <table:table-row table:style-name="ro1">
          <table:table-cell office:value-type="float" office:value="-1.54" calcext:value-type="float">
            <text:p>-1,54</text:p>
          </table:table-cell>
          <table:table-cell office:value-type="float" office:value="-5.2052" calcext:value-type="float">
            <text:p>-5,2052</text:p>
          </table:table-cell>
        </table:table-row>
        <table:table-row table:style-name="ro1">
          <table:table-cell office:value-type="float" office:value="-1.53" calcext:value-type="float">
            <text:p>-1,53</text:p>
          </table:table-cell>
          <table:table-cell office:value-type="float" office:value="-5.2173" calcext:value-type="float">
            <text:p>-5,2173</text:p>
          </table:table-cell>
        </table:table-row>
        <table:table-row table:style-name="ro1">
          <table:table-cell office:value-type="float" office:value="-1.52" calcext:value-type="float">
            <text:p>-1,52</text:p>
          </table:table-cell>
          <table:table-cell office:value-type="float" office:value="-5.2288" calcext:value-type="float">
            <text:p>-5,2288</text:p>
          </table:table-cell>
        </table:table-row>
        <table:table-row table:style-name="ro1">
          <table:table-cell office:value-type="float" office:value="-1.51" calcext:value-type="float">
            <text:p>-1,51</text:p>
          </table:table-cell>
          <table:table-cell office:value-type="float" office:value="-5.2397" calcext:value-type="float">
            <text:p>-5,2397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-5.25" calcext:value-type="float">
            <text:p>-5,25</text:p>
          </table:table-cell>
        </table:table-row>
        <table:table-row table:style-name="ro1">
          <table:table-cell office:value-type="float" office:value="-1.49" calcext:value-type="float">
            <text:p>-1,49</text:p>
          </table:table-cell>
          <table:table-cell office:value-type="float" office:value="-5.2597" calcext:value-type="float">
            <text:p>-5,2597</text:p>
          </table:table-cell>
        </table:table-row>
        <table:table-row table:style-name="ro1">
          <table:table-cell office:value-type="float" office:value="-1.48" calcext:value-type="float">
            <text:p>-1,48</text:p>
          </table:table-cell>
          <table:table-cell office:value-type="float" office:value="-5.2688" calcext:value-type="float">
            <text:p>-5,2688</text:p>
          </table:table-cell>
        </table:table-row>
        <table:table-row table:style-name="ro1">
          <table:table-cell office:value-type="float" office:value="-1.47" calcext:value-type="float">
            <text:p>-1,47</text:p>
          </table:table-cell>
          <table:table-cell office:value-type="float" office:value="-5.2773" calcext:value-type="float">
            <text:p>-5,2773</text:p>
          </table:table-cell>
        </table:table-row>
        <table:table-row table:style-name="ro1">
          <table:table-cell office:value-type="float" office:value="-1.46" calcext:value-type="float">
            <text:p>-1,46</text:p>
          </table:table-cell>
          <table:table-cell office:value-type="float" office:value="-5.2852" calcext:value-type="float">
            <text:p>-5,2852</text:p>
          </table:table-cell>
        </table:table-row>
        <table:table-row table:style-name="ro1">
          <table:table-cell office:value-type="float" office:value="-1.45" calcext:value-type="float">
            <text:p>-1,45</text:p>
          </table:table-cell>
          <table:table-cell office:value-type="float" office:value="-5.2925" calcext:value-type="float">
            <text:p>-5,2925</text:p>
          </table:table-cell>
        </table:table-row>
        <table:table-row table:style-name="ro1">
          <table:table-cell office:value-type="float" office:value="-1.44" calcext:value-type="float">
            <text:p>-1,44</text:p>
          </table:table-cell>
          <table:table-cell office:value-type="float" office:value="-5.2992" calcext:value-type="float">
            <text:p>-5,2992</text:p>
          </table:table-cell>
        </table:table-row>
        <table:table-row table:style-name="ro1">
          <table:table-cell office:value-type="float" office:value="-1.43" calcext:value-type="float">
            <text:p>-1,43</text:p>
          </table:table-cell>
          <table:table-cell office:value-type="float" office:value="-5.3053" calcext:value-type="float">
            <text:p>-5,3053</text:p>
          </table:table-cell>
        </table:table-row>
        <table:table-row table:style-name="ro1">
          <table:table-cell office:value-type="float" office:value="-1.42" calcext:value-type="float">
            <text:p>-1,42</text:p>
          </table:table-cell>
          <table:table-cell office:value-type="float" office:value="-5.3108" calcext:value-type="float">
            <text:p>-5,3108</text:p>
          </table:table-cell>
        </table:table-row>
        <table:table-row table:style-name="ro1">
          <table:table-cell office:value-type="float" office:value="-1.41" calcext:value-type="float">
            <text:p>-1,41</text:p>
          </table:table-cell>
          <table:table-cell office:value-type="float" office:value="-5.3157" calcext:value-type="float">
            <text:p>-5,3157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-5.32" calcext:value-type="float">
            <text:p>-5,32</text:p>
          </table:table-cell>
        </table:table-row>
        <table:table-row table:style-name="ro1">
          <table:table-cell office:value-type="float" office:value="-1.39" calcext:value-type="float">
            <text:p>-1,39</text:p>
          </table:table-cell>
          <table:table-cell office:value-type="float" office:value="-5.3237" calcext:value-type="float">
            <text:p>-5,3237</text:p>
          </table:table-cell>
        </table:table-row>
        <table:table-row table:style-name="ro1">
          <table:table-cell office:value-type="float" office:value="-1.38" calcext:value-type="float">
            <text:p>-1,38</text:p>
          </table:table-cell>
          <table:table-cell office:value-type="float" office:value="-5.3268" calcext:value-type="float">
            <text:p>-5,3268</text:p>
          </table:table-cell>
        </table:table-row>
        <table:table-row table:style-name="ro1">
          <table:table-cell office:value-type="float" office:value="-1.37" calcext:value-type="float">
            <text:p>-1,37</text:p>
          </table:table-cell>
          <table:table-cell office:value-type="float" office:value="-5.3293" calcext:value-type="float">
            <text:p>-5,3293</text:p>
          </table:table-cell>
        </table:table-row>
        <table:table-row table:style-name="ro1">
          <table:table-cell office:value-type="float" office:value="-1.36" calcext:value-type="float">
            <text:p>-1,36</text:p>
          </table:table-cell>
          <table:table-cell office:value-type="float" office:value="-5.3312" calcext:value-type="float">
            <text:p>-5,3312</text:p>
          </table:table-cell>
        </table:table-row>
        <table:table-row table:style-name="ro1">
          <table:table-cell office:value-type="float" office:value="-1.35" calcext:value-type="float">
            <text:p>-1,35</text:p>
          </table:table-cell>
          <table:table-cell office:value-type="float" office:value="-5.3325" calcext:value-type="float">
            <text:p>-5,3325</text:p>
          </table:table-cell>
        </table:table-row>
        <table:table-row table:style-name="ro1">
          <table:table-cell office:value-type="float" office:value="-1.34" calcext:value-type="float">
            <text:p>-1,34</text:p>
          </table:table-cell>
          <table:table-cell office:value-type="float" office:value="-5.3332" calcext:value-type="float">
            <text:p>-5,3332</text:p>
          </table:table-cell>
        </table:table-row>
        <table:table-row table:style-name="ro1">
          <table:table-cell office:value-type="float" office:value="-1.33" calcext:value-type="float">
            <text:p>-1,33</text:p>
          </table:table-cell>
          <table:table-cell office:value-type="float" office:value="-5.3333" calcext:value-type="float">
            <text:p>-5,3333</text:p>
          </table:table-cell>
        </table:table-row>
        <table:table-row table:style-name="ro1">
          <table:table-cell office:value-type="float" office:value="-1.32" calcext:value-type="float">
            <text:p>-1,32</text:p>
          </table:table-cell>
          <table:table-cell office:value-type="float" office:value="-5.3328" calcext:value-type="float">
            <text:p>-5,3328</text:p>
          </table:table-cell>
        </table:table-row>
        <table:table-row table:style-name="ro1">
          <table:table-cell office:value-type="float" office:value="-1.31" calcext:value-type="float">
            <text:p>-1,31</text:p>
          </table:table-cell>
          <table:table-cell office:value-type="float" office:value="-5.3317" calcext:value-type="float">
            <text:p>-5,3317</text:p>
          </table:table-cell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-5.33" calcext:value-type="float">
            <text:p>-5,33</text:p>
          </table:table-cell>
        </table:table-row>
        <table:table-row table:style-name="ro1">
          <table:table-cell office:value-type="float" office:value="-1.29" calcext:value-type="float">
            <text:p>-1,29</text:p>
          </table:table-cell>
          <table:table-cell office:value-type="float" office:value="-5.3277" calcext:value-type="float">
            <text:p>-5,3277</text:p>
          </table:table-cell>
        </table:table-row>
        <table:table-row table:style-name="ro1">
          <table:table-cell office:value-type="float" office:value="-1.28" calcext:value-type="float">
            <text:p>-1,28</text:p>
          </table:table-cell>
          <table:table-cell office:value-type="float" office:value="-5.3248" calcext:value-type="float">
            <text:p>-5,3248</text:p>
          </table:table-cell>
        </table:table-row>
        <table:table-row table:style-name="ro1">
          <table:table-cell office:value-type="float" office:value="-1.27" calcext:value-type="float">
            <text:p>-1,27</text:p>
          </table:table-cell>
          <table:table-cell office:value-type="float" office:value="-5.3213" calcext:value-type="float">
            <text:p>-5,3213</text:p>
          </table:table-cell>
        </table:table-row>
        <table:table-row table:style-name="ro1">
          <table:table-cell office:value-type="float" office:value="-1.26" calcext:value-type="float">
            <text:p>-1,26</text:p>
          </table:table-cell>
          <table:table-cell office:value-type="float" office:value="-5.3172" calcext:value-type="float">
            <text:p>-5,3172</text:p>
          </table:table-cell>
        </table:table-row>
        <table:table-row table:style-name="ro1">
          <table:table-cell office:value-type="float" office:value="-1.25" calcext:value-type="float">
            <text:p>-1,25</text:p>
          </table:table-cell>
          <table:table-cell office:value-type="float" office:value="-5.3125" calcext:value-type="float">
            <text:p>-5,3125</text:p>
          </table:table-cell>
        </table:table-row>
        <table:table-row table:style-name="ro1">
          <table:table-cell office:value-type="float" office:value="-1.24" calcext:value-type="float">
            <text:p>-1,24</text:p>
          </table:table-cell>
          <table:table-cell office:value-type="float" office:value="-5.3072" calcext:value-type="float">
            <text:p>-5,3072</text:p>
          </table:table-cell>
        </table:table-row>
        <table:table-row table:style-name="ro1">
          <table:table-cell office:value-type="float" office:value="-1.23" calcext:value-type="float">
            <text:p>-1,23</text:p>
          </table:table-cell>
          <table:table-cell office:value-type="float" office:value="-5.3013" calcext:value-type="float">
            <text:p>-5,3013</text:p>
          </table:table-cell>
        </table:table-row>
        <table:table-row table:style-name="ro1">
          <table:table-cell office:value-type="float" office:value="-1.22" calcext:value-type="float">
            <text:p>-1,22</text:p>
          </table:table-cell>
          <table:table-cell office:value-type="float" office:value="-5.2948" calcext:value-type="float">
            <text:p>-5,2948</text:p>
          </table:table-cell>
        </table:table-row>
        <table:table-row table:style-name="ro1">
          <table:table-cell office:value-type="float" office:value="-1.21" calcext:value-type="float">
            <text:p>-1,21</text:p>
          </table:table-cell>
          <table:table-cell office:value-type="float" office:value="-5.2877" calcext:value-type="float">
            <text:p>-5,2877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-5.28" calcext:value-type="float">
            <text:p>-5,28</text:p>
          </table:table-cell>
        </table:table-row>
        <table:table-row table:style-name="ro1">
          <table:table-cell office:value-type="float" office:value="-1.19" calcext:value-type="float">
            <text:p>-1,19</text:p>
          </table:table-cell>
          <table:table-cell office:value-type="float" office:value="-5.2717" calcext:value-type="float">
            <text:p>-5,2717</text:p>
          </table:table-cell>
        </table:table-row>
        <table:table-row table:style-name="ro1">
          <table:table-cell office:value-type="float" office:value="-1.18" calcext:value-type="float">
            <text:p>-1,18</text:p>
          </table:table-cell>
          <table:table-cell office:value-type="float" office:value="-5.2628" calcext:value-type="float">
            <text:p>-5,2628</text:p>
          </table:table-cell>
        </table:table-row>
        <table:table-row table:style-name="ro1">
          <table:table-cell office:value-type="float" office:value="-1.17" calcext:value-type="float">
            <text:p>-1,17</text:p>
          </table:table-cell>
          <table:table-cell office:value-type="float" office:value="-5.2533" calcext:value-type="float">
            <text:p>-5,2533</text:p>
          </table:table-cell>
        </table:table-row>
        <table:table-row table:style-name="ro1">
          <table:table-cell office:value-type="float" office:value="-1.16" calcext:value-type="float">
            <text:p>-1,16</text:p>
          </table:table-cell>
          <table:table-cell office:value-type="float" office:value="-5.2432" calcext:value-type="float">
            <text:p>-5,2432</text:p>
          </table:table-cell>
        </table:table-row>
        <table:table-row table:style-name="ro1">
          <table:table-cell office:value-type="float" office:value="-1.15" calcext:value-type="float">
            <text:p>-1,15</text:p>
          </table:table-cell>
          <table:table-cell office:value-type="float" office:value="-5.2325" calcext:value-type="float">
            <text:p>-5,2325</text:p>
          </table:table-cell>
        </table:table-row>
        <table:table-row table:style-name="ro1">
          <table:table-cell office:value-type="float" office:value="-1.14" calcext:value-type="float">
            <text:p>-1,14</text:p>
          </table:table-cell>
          <table:table-cell office:value-type="float" office:value="-5.2212" calcext:value-type="float">
            <text:p>-5,2212</text:p>
          </table:table-cell>
        </table:table-row>
        <table:table-row table:style-name="ro1">
          <table:table-cell office:value-type="float" office:value="-1.13" calcext:value-type="float">
            <text:p>-1,13</text:p>
          </table:table-cell>
          <table:table-cell office:value-type="float" office:value="-5.2093" calcext:value-type="float">
            <text:p>-5,2093</text:p>
          </table:table-cell>
        </table:table-row>
        <table:table-row table:style-name="ro1">
          <table:table-cell office:value-type="float" office:value="-1.12" calcext:value-type="float">
            <text:p>-1,12</text:p>
          </table:table-cell>
          <table:table-cell office:value-type="float" office:value="-5.1968" calcext:value-type="float">
            <text:p>-5,1968</text:p>
          </table:table-cell>
        </table:table-row>
        <table:table-row table:style-name="ro1">
          <table:table-cell office:value-type="float" office:value="-1.11" calcext:value-type="float">
            <text:p>-1,11</text:p>
          </table:table-cell>
          <table:table-cell office:value-type="float" office:value="-5.1837" calcext:value-type="float">
            <text:p>-5,1837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-5.17" calcext:value-type="float">
            <text:p>-5,17</text:p>
          </table:table-cell>
        </table:table-row>
        <table:table-row table:style-name="ro1">
          <table:table-cell office:value-type="float" office:value="-1.09" calcext:value-type="float">
            <text:p>-1,09</text:p>
          </table:table-cell>
          <table:table-cell office:value-type="float" office:value="-5.1557" calcext:value-type="float">
            <text:p>-5,1557</text:p>
          </table:table-cell>
        </table:table-row>
        <table:table-row table:style-name="ro1">
          <table:table-cell office:value-type="float" office:value="-1.08" calcext:value-type="float">
            <text:p>-1,08</text:p>
          </table:table-cell>
          <table:table-cell office:value-type="float" office:value="-5.1408" calcext:value-type="float">
            <text:p>-5,1408</text:p>
          </table:table-cell>
        </table:table-row>
        <table:table-row table:style-name="ro1">
          <table:table-cell office:value-type="float" office:value="-1.07" calcext:value-type="float">
            <text:p>-1,07</text:p>
          </table:table-cell>
          <table:table-cell office:value-type="float" office:value="-5.1253" calcext:value-type="float">
            <text:p>-5,1253</text:p>
          </table:table-cell>
        </table:table-row>
        <table:table-row table:style-name="ro1">
          <table:table-cell office:value-type="float" office:value="-1.06" calcext:value-type="float">
            <text:p>-1,06</text:p>
          </table:table-cell>
          <table:table-cell office:value-type="float" office:value="-5.1092" calcext:value-type="float">
            <text:p>-5,1092</text:p>
          </table:table-cell>
        </table:table-row>
        <table:table-row table:style-name="ro1">
          <table:table-cell office:value-type="float" office:value="-1.05" calcext:value-type="float">
            <text:p>-1,05</text:p>
          </table:table-cell>
          <table:table-cell office:value-type="float" office:value="-5.0925" calcext:value-type="float">
            <text:p>-5,0925</text:p>
          </table:table-cell>
        </table:table-row>
        <table:table-row table:style-name="ro1">
          <table:table-cell office:value-type="float" office:value="-1.04" calcext:value-type="float">
            <text:p>-1,04</text:p>
          </table:table-cell>
          <table:table-cell office:value-type="float" office:value="-5.0752" calcext:value-type="float">
            <text:p>-5,0752</text:p>
          </table:table-cell>
        </table:table-row>
        <table:table-row table:style-name="ro1">
          <table:table-cell office:value-type="float" office:value="-1.03" calcext:value-type="float">
            <text:p>-1,03</text:p>
          </table:table-cell>
          <table:table-cell office:value-type="float" office:value="-5.0573" calcext:value-type="float">
            <text:p>-5,0573</text:p>
          </table:table-cell>
        </table:table-row>
        <table:table-row table:style-name="ro1">
          <table:table-cell office:value-type="float" office:value="-1.02" calcext:value-type="float">
            <text:p>-1,02</text:p>
          </table:table-cell>
          <table:table-cell office:value-type="float" office:value="-5.0388" calcext:value-type="float">
            <text:p>-5,0388</text:p>
          </table:table-cell>
        </table:table-row>
        <table:table-row table:style-name="ro1">
          <table:table-cell office:value-type="float" office:value="-1.01" calcext:value-type="float">
            <text:p>-1,01</text:p>
          </table:table-cell>
          <table:table-cell office:value-type="float" office:value="-5.0197" calcext:value-type="float">
            <text:p>-5,019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0.99" calcext:value-type="float">
            <text:p>-0,99</text:p>
          </table:table-cell>
          <table:table-cell office:value-type="float" office:value="-4.9797" calcext:value-type="float">
            <text:p>-4,9797</text:p>
          </table:table-cell>
        </table:table-row>
        <table:table-row table:style-name="ro1">
          <table:table-cell office:value-type="float" office:value="-0.98" calcext:value-type="float">
            <text:p>-0,98</text:p>
          </table:table-cell>
          <table:table-cell office:value-type="float" office:value="-4.9588" calcext:value-type="float">
            <text:p>-4,9588</text:p>
          </table:table-cell>
        </table:table-row>
        <table:table-row table:style-name="ro1">
          <table:table-cell office:value-type="float" office:value="-0.97" calcext:value-type="float">
            <text:p>-0,97</text:p>
          </table:table-cell>
          <table:table-cell office:value-type="float" office:value="-4.9373" calcext:value-type="float">
            <text:p>-4,9373</text:p>
          </table:table-cell>
        </table:table-row>
        <table:table-row table:style-name="ro1">
          <table:table-cell office:value-type="float" office:value="-0.96" calcext:value-type="float">
            <text:p>-0,96</text:p>
          </table:table-cell>
          <table:table-cell office:value-type="float" office:value="-4.9152" calcext:value-type="float">
            <text:p>-4,9152</text:p>
          </table:table-cell>
        </table:table-row>
        <table:table-row table:style-name="ro1">
          <table:table-cell office:value-type="float" office:value="-0.95" calcext:value-type="float">
            <text:p>-0,95</text:p>
          </table:table-cell>
          <table:table-cell office:value-type="float" office:value="-4.8925" calcext:value-type="float">
            <text:p>-4,8925</text:p>
          </table:table-cell>
        </table:table-row>
        <table:table-row table:style-name="ro1">
          <table:table-cell office:value-type="float" office:value="-0.94" calcext:value-type="float">
            <text:p>-0,94</text:p>
          </table:table-cell>
          <table:table-cell office:value-type="float" office:value="-4.8692" calcext:value-type="float">
            <text:p>-4,8692</text:p>
          </table:table-cell>
        </table:table-row>
        <table:table-row table:style-name="ro1">
          <table:table-cell office:value-type="float" office:value="-0.93" calcext:value-type="float">
            <text:p>-0,93</text:p>
          </table:table-cell>
          <table:table-cell office:value-type="float" office:value="-4.8453" calcext:value-type="float">
            <text:p>-4,8453</text:p>
          </table:table-cell>
        </table:table-row>
        <table:table-row table:style-name="ro1">
          <table:table-cell office:value-type="float" office:value="-0.92" calcext:value-type="float">
            <text:p>-0,92</text:p>
          </table:table-cell>
          <table:table-cell office:value-type="float" office:value="-4.8208" calcext:value-type="float">
            <text:p>-4,8208</text:p>
          </table:table-cell>
        </table:table-row>
        <table:table-row table:style-name="ro1">
          <table:table-cell office:value-type="float" office:value="-0.91" calcext:value-type="float">
            <text:p>-0,91</text:p>
          </table:table-cell>
          <table:table-cell office:value-type="float" office:value="-4.7957" calcext:value-type="float">
            <text:p>-4,7957</text:p>
          </table:table-cell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-4.77" calcext:value-type="float">
            <text:p>-4,77</text:p>
          </table:table-cell>
        </table:table-row>
        <table:table-row table:style-name="ro1">
          <table:table-cell office:value-type="float" office:value="-0.89" calcext:value-type="float">
            <text:p>-0,89</text:p>
          </table:table-cell>
          <table:table-cell office:value-type="float" office:value="-4.7437" calcext:value-type="float">
            <text:p>-4,7437</text:p>
          </table:table-cell>
        </table:table-row>
        <table:table-row table:style-name="ro1">
          <table:table-cell office:value-type="float" office:value="-0.88" calcext:value-type="float">
            <text:p>-0,88</text:p>
          </table:table-cell>
          <table:table-cell office:value-type="float" office:value="-4.7168" calcext:value-type="float">
            <text:p>-4,7168</text:p>
          </table:table-cell>
        </table:table-row>
        <table:table-row table:style-name="ro1">
          <table:table-cell office:value-type="float" office:value="-0.87" calcext:value-type="float">
            <text:p>-0,87</text:p>
          </table:table-cell>
          <table:table-cell office:value-type="float" office:value="-4.6893" calcext:value-type="float">
            <text:p>-4,6893</text:p>
          </table:table-cell>
        </table:table-row>
        <table:table-row table:style-name="ro1">
          <table:table-cell office:value-type="float" office:value="-0.86" calcext:value-type="float">
            <text:p>-0,86</text:p>
          </table:table-cell>
          <table:table-cell office:value-type="float" office:value="-4.6612" calcext:value-type="float">
            <text:p>-4,6612</text:p>
          </table:table-cell>
        </table:table-row>
        <table:table-row table:style-name="ro1">
          <table:table-cell office:value-type="float" office:value="-0.85" calcext:value-type="float">
            <text:p>-0,85</text:p>
          </table:table-cell>
          <table:table-cell office:value-type="float" office:value="-4.6325" calcext:value-type="float">
            <text:p>-4,6325</text:p>
          </table:table-cell>
        </table:table-row>
        <table:table-row table:style-name="ro1">
          <table:table-cell office:value-type="float" office:value="-0.84" calcext:value-type="float">
            <text:p>-0,84</text:p>
          </table:table-cell>
          <table:table-cell office:value-type="float" office:value="-4.6032" calcext:value-type="float">
            <text:p>-4,6032</text:p>
          </table:table-cell>
        </table:table-row>
        <table:table-row table:style-name="ro1">
          <table:table-cell office:value-type="float" office:value="-0.83" calcext:value-type="float">
            <text:p>-0,83</text:p>
          </table:table-cell>
          <table:table-cell office:value-type="float" office:value="-4.5733" calcext:value-type="float">
            <text:p>-4,5733</text:p>
          </table:table-cell>
        </table:table-row>
        <table:table-row table:style-name="ro1">
          <table:table-cell office:value-type="float" office:value="-0.82" calcext:value-type="float">
            <text:p>-0,82</text:p>
          </table:table-cell>
          <table:table-cell office:value-type="float" office:value="-4.5428" calcext:value-type="float">
            <text:p>-4,5428</text:p>
          </table:table-cell>
        </table:table-row>
        <table:table-row table:style-name="ro1">
          <table:table-cell office:value-type="float" office:value="-0.81" calcext:value-type="float">
            <text:p>-0,81</text:p>
          </table:table-cell>
          <table:table-cell office:value-type="float" office:value="-4.5117" calcext:value-type="float">
            <text:p>-4,5117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-4.48" calcext:value-type="float">
            <text:p>-4,48</text:p>
          </table:table-cell>
        </table:table-row>
        <table:table-row table:style-name="ro1">
          <table:table-cell office:value-type="float" office:value="-0.79" calcext:value-type="float">
            <text:p>-0,79</text:p>
          </table:table-cell>
          <table:table-cell office:value-type="float" office:value="-4.4477" calcext:value-type="float">
            <text:p>-4,4477</text:p>
          </table:table-cell>
        </table:table-row>
        <table:table-row table:style-name="ro1">
          <table:table-cell office:value-type="float" office:value="-0.78" calcext:value-type="float">
            <text:p>-0,78</text:p>
          </table:table-cell>
          <table:table-cell office:value-type="float" office:value="-4.4148" calcext:value-type="float">
            <text:p>-4,4148</text:p>
          </table:table-cell>
        </table:table-row>
        <table:table-row table:style-name="ro1">
          <table:table-cell office:value-type="float" office:value="-0.77" calcext:value-type="float">
            <text:p>-0,77</text:p>
          </table:table-cell>
          <table:table-cell office:value-type="float" office:value="-4.3813" calcext:value-type="float">
            <text:p>-4,3813</text:p>
          </table:table-cell>
        </table:table-row>
        <table:table-row table:style-name="ro1">
          <table:table-cell office:value-type="float" office:value="-0.76" calcext:value-type="float">
            <text:p>-0,76</text:p>
          </table:table-cell>
          <table:table-cell office:value-type="float" office:value="-4.3472" calcext:value-type="float">
            <text:p>-4,3472</text:p>
          </table:table-cell>
        </table:table-row>
        <table:table-row table:style-name="ro1">
          <table:table-cell office:value-type="float" office:value="-0.75" calcext:value-type="float">
            <text:p>-0,75</text:p>
          </table:table-cell>
          <table:table-cell office:value-type="float" office:value="-4.3125" calcext:value-type="float">
            <text:p>-4,3125</text:p>
          </table:table-cell>
        </table:table-row>
        <table:table-row table:style-name="ro1">
          <table:table-cell office:value-type="float" office:value="-0.74" calcext:value-type="float">
            <text:p>-0,74</text:p>
          </table:table-cell>
          <table:table-cell office:value-type="float" office:value="-4.2772" calcext:value-type="float">
            <text:p>-4,2772</text:p>
          </table:table-cell>
        </table:table-row>
        <table:table-row table:style-name="ro1">
          <table:table-cell office:value-type="float" office:value="-0.73" calcext:value-type="float">
            <text:p>-0,73</text:p>
          </table:table-cell>
          <table:table-cell office:value-type="float" office:value="-4.2413" calcext:value-type="float">
            <text:p>-4,2413</text:p>
          </table:table-cell>
        </table:table-row>
        <table:table-row table:style-name="ro1">
          <table:table-cell office:value-type="float" office:value="-0.72" calcext:value-type="float">
            <text:p>-0,72</text:p>
          </table:table-cell>
          <table:table-cell office:value-type="float" office:value="-4.2048" calcext:value-type="float">
            <text:p>-4,2048</text:p>
          </table:table-cell>
        </table:table-row>
        <table:table-row table:style-name="ro1">
          <table:table-cell office:value-type="float" office:value="-0.71" calcext:value-type="float">
            <text:p>-0,71</text:p>
          </table:table-cell>
          <table:table-cell office:value-type="float" office:value="-4.1677" calcext:value-type="float">
            <text:p>-4,1677</text:p>
          </table:table-cell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-4.13" calcext:value-type="float">
            <text:p>-4,13</text:p>
          </table:table-cell>
        </table:table-row>
        <table:table-row table:style-name="ro1">
          <table:table-cell office:value-type="float" office:value="-0.69" calcext:value-type="float">
            <text:p>-0,69</text:p>
          </table:table-cell>
          <table:table-cell office:value-type="float" office:value="-4.0917" calcext:value-type="float">
            <text:p>-4,0917</text:p>
          </table:table-cell>
        </table:table-row>
        <table:table-row table:style-name="ro1">
          <table:table-cell office:value-type="float" office:value="-0.68" calcext:value-type="float">
            <text:p>-0,68</text:p>
          </table:table-cell>
          <table:table-cell office:value-type="float" office:value="-4.0528" calcext:value-type="float">
            <text:p>-4,0528</text:p>
          </table:table-cell>
        </table:table-row>
        <table:table-row table:style-name="ro1">
          <table:table-cell office:value-type="float" office:value="-0.67" calcext:value-type="float">
            <text:p>-0,67</text:p>
          </table:table-cell>
          <table:table-cell office:value-type="float" office:value="-4.0133" calcext:value-type="float">
            <text:p>-4,0133</text:p>
          </table:table-cell>
        </table:table-row>
        <table:table-row table:style-name="ro1">
          <table:table-cell office:value-type="float" office:value="-0.66" calcext:value-type="float">
            <text:p>-0,66</text:p>
          </table:table-cell>
          <table:table-cell office:value-type="float" office:value="-3.9732" calcext:value-type="float">
            <text:p>-3,9732</text:p>
          </table:table-cell>
        </table:table-row>
        <table:table-row table:style-name="ro1">
          <table:table-cell office:value-type="float" office:value="-0.65" calcext:value-type="float">
            <text:p>-0,65</text:p>
          </table:table-cell>
          <table:table-cell office:value-type="float" office:value="-3.9325" calcext:value-type="float">
            <text:p>-3,9325</text:p>
          </table:table-cell>
        </table:table-row>
        <table:table-row table:style-name="ro1">
          <table:table-cell office:value-type="float" office:value="-0.64" calcext:value-type="float">
            <text:p>-0,64</text:p>
          </table:table-cell>
          <table:table-cell office:value-type="float" office:value="-3.8912" calcext:value-type="float">
            <text:p>-3,8912</text:p>
          </table:table-cell>
        </table:table-row>
        <table:table-row table:style-name="ro1">
          <table:table-cell office:value-type="float" office:value="-0.63" calcext:value-type="float">
            <text:p>-0,63</text:p>
          </table:table-cell>
          <table:table-cell office:value-type="float" office:value="-3.8493" calcext:value-type="float">
            <text:p>-3,8493</text:p>
          </table:table-cell>
        </table:table-row>
        <table:table-row table:style-name="ro1">
          <table:table-cell office:value-type="float" office:value="-0.62" calcext:value-type="float">
            <text:p>-0,62</text:p>
          </table:table-cell>
          <table:table-cell office:value-type="float" office:value="-3.8068" calcext:value-type="float">
            <text:p>-3,8068</text:p>
          </table:table-cell>
        </table:table-row>
        <table:table-row table:style-name="ro1">
          <table:table-cell office:value-type="float" office:value="-0.61" calcext:value-type="float">
            <text:p>-0,61</text:p>
          </table:table-cell>
          <table:table-cell office:value-type="float" office:value="-3.7637" calcext:value-type="float">
            <text:p>-3,7637</text:p>
          </table:table-cell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-3.72" calcext:value-type="float">
            <text:p>-3,72</text:p>
          </table:table-cell>
        </table:table-row>
        <table:table-row table:style-name="ro1">
          <table:table-cell office:value-type="float" office:value="-0.59" calcext:value-type="float">
            <text:p>-0,59</text:p>
          </table:table-cell>
          <table:table-cell office:value-type="float" office:value="-3.6757" calcext:value-type="float">
            <text:p>-3,6757</text:p>
          </table:table-cell>
        </table:table-row>
        <table:table-row table:style-name="ro1">
          <table:table-cell office:value-type="float" office:value="-0.58" calcext:value-type="float">
            <text:p>-0,58</text:p>
          </table:table-cell>
          <table:table-cell office:value-type="float" office:value="-3.6308" calcext:value-type="float">
            <text:p>-3,6308</text:p>
          </table:table-cell>
        </table:table-row>
        <table:table-row table:style-name="ro1">
          <table:table-cell office:value-type="float" office:value="-0.57" calcext:value-type="float">
            <text:p>-0,57</text:p>
          </table:table-cell>
          <table:table-cell office:value-type="float" office:value="-3.5853" calcext:value-type="float">
            <text:p>-3,5853</text:p>
          </table:table-cell>
        </table:table-row>
        <table:table-row table:style-name="ro1">
          <table:table-cell office:value-type="float" office:value="-0.56" calcext:value-type="float">
            <text:p>-0,56</text:p>
          </table:table-cell>
          <table:table-cell office:value-type="float" office:value="-3.5392" calcext:value-type="float">
            <text:p>-3,5392</text:p>
          </table:table-cell>
        </table:table-row>
        <table:table-row table:style-name="ro1">
          <table:table-cell office:value-type="float" office:value="-0.55" calcext:value-type="float">
            <text:p>-0,55</text:p>
          </table:table-cell>
          <table:table-cell office:value-type="float" office:value="-3.4925" calcext:value-type="float">
            <text:p>-3,4925</text:p>
          </table:table-cell>
        </table:table-row>
        <table:table-row table:style-name="ro1">
          <table:table-cell office:value-type="float" office:value="-0.54" calcext:value-type="float">
            <text:p>-0,54</text:p>
          </table:table-cell>
          <table:table-cell office:value-type="float" office:value="-3.4452" calcext:value-type="float">
            <text:p>-3,4452</text:p>
          </table:table-cell>
        </table:table-row>
        <table:table-row table:style-name="ro1">
          <table:table-cell office:value-type="float" office:value="-0.53" calcext:value-type="float">
            <text:p>-0,53</text:p>
          </table:table-cell>
          <table:table-cell office:value-type="float" office:value="-3.3973" calcext:value-type="float">
            <text:p>-3,3973</text:p>
          </table:table-cell>
        </table:table-row>
        <table:table-row table:style-name="ro1">
          <table:table-cell office:value-type="float" office:value="-0.52" calcext:value-type="float">
            <text:p>-0,52</text:p>
          </table:table-cell>
          <table:table-cell office:value-type="float" office:value="-3.3488" calcext:value-type="float">
            <text:p>-3,3488</text:p>
          </table:table-cell>
        </table:table-row>
        <table:table-row table:style-name="ro1">
          <table:table-cell office:value-type="float" office:value="-0.51" calcext:value-type="float">
            <text:p>-0,51</text:p>
          </table:table-cell>
          <table:table-cell office:value-type="float" office:value="-3.2997" calcext:value-type="float">
            <text:p>-3,299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3.25" calcext:value-type="float">
            <text:p>-3,25</text:p>
          </table:table-cell>
        </table:table-row>
        <table:table-row table:style-name="ro1">
          <table:table-cell office:value-type="float" office:value="-0.49" calcext:value-type="float">
            <text:p>-0,49</text:p>
          </table:table-cell>
          <table:table-cell office:value-type="float" office:value="-3.1997" calcext:value-type="float">
            <text:p>-3,1997</text:p>
          </table:table-cell>
        </table:table-row>
        <table:table-row table:style-name="ro1">
          <table:table-cell office:value-type="float" office:value="-0.48" calcext:value-type="float">
            <text:p>-0,48</text:p>
          </table:table-cell>
          <table:table-cell office:value-type="float" office:value="-3.1488" calcext:value-type="float">
            <text:p>-3,1488</text:p>
          </table:table-cell>
        </table:table-row>
        <table:table-row table:style-name="ro1">
          <table:table-cell office:value-type="float" office:value="-0.47" calcext:value-type="float">
            <text:p>-0,47</text:p>
          </table:table-cell>
          <table:table-cell office:value-type="float" office:value="-3.0973" calcext:value-type="float">
            <text:p>-3,0973</text:p>
          </table:table-cell>
        </table:table-row>
        <table:table-row table:style-name="ro1">
          <table:table-cell office:value-type="float" office:value="-0.46" calcext:value-type="float">
            <text:p>-0,46</text:p>
          </table:table-cell>
          <table:table-cell office:value-type="float" office:value="-3.0452" calcext:value-type="float">
            <text:p>-3,0452</text:p>
          </table:table-cell>
        </table:table-row>
        <table:table-row table:style-name="ro1">
          <table:table-cell office:value-type="float" office:value="-0.45" calcext:value-type="float">
            <text:p>-0,45</text:p>
          </table:table-cell>
          <table:table-cell office:value-type="float" office:value="-2.9925" calcext:value-type="float">
            <text:p>-2,9925</text:p>
          </table:table-cell>
        </table:table-row>
        <table:table-row table:style-name="ro1">
          <table:table-cell office:value-type="float" office:value="-0.44" calcext:value-type="float">
            <text:p>-0,44</text:p>
          </table:table-cell>
          <table:table-cell office:value-type="float" office:value="-2.9392" calcext:value-type="float">
            <text:p>-2,9392</text:p>
          </table:table-cell>
        </table:table-row>
        <table:table-row table:style-name="ro1">
          <table:table-cell office:value-type="float" office:value="-0.43" calcext:value-type="float">
            <text:p>-0,43</text:p>
          </table:table-cell>
          <table:table-cell office:value-type="float" office:value="-2.8853" calcext:value-type="float">
            <text:p>-2,8853</text:p>
          </table:table-cell>
        </table:table-row>
        <table:table-row table:style-name="ro1">
          <table:table-cell office:value-type="float" office:value="-0.42" calcext:value-type="float">
            <text:p>-0,42</text:p>
          </table:table-cell>
          <table:table-cell office:value-type="float" office:value="-2.8308" calcext:value-type="float">
            <text:p>-2,8308</text:p>
          </table:table-cell>
        </table:table-row>
        <table:table-row table:style-name="ro1">
          <table:table-cell office:value-type="float" office:value="-0.41" calcext:value-type="float">
            <text:p>-0,41</text:p>
          </table:table-cell>
          <table:table-cell office:value-type="float" office:value="-2.7757" calcext:value-type="float">
            <text:p>-2,7757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-2.72" calcext:value-type="float">
            <text:p>-2,72</text:p>
          </table:table-cell>
        </table:table-row>
        <table:table-row table:style-name="ro1">
          <table:table-cell office:value-type="float" office:value="-0.39" calcext:value-type="float">
            <text:p>-0,39</text:p>
          </table:table-cell>
          <table:table-cell office:value-type="float" office:value="-2.6637" calcext:value-type="float">
            <text:p>-2,6637</text:p>
          </table:table-cell>
        </table:table-row>
        <table:table-row table:style-name="ro1">
          <table:table-cell office:value-type="float" office:value="-0.38" calcext:value-type="float">
            <text:p>-0,38</text:p>
          </table:table-cell>
          <table:table-cell office:value-type="float" office:value="-2.6068" calcext:value-type="float">
            <text:p>-2,6068</text:p>
          </table:table-cell>
        </table:table-row>
        <table:table-row table:style-name="ro1">
          <table:table-cell office:value-type="float" office:value="-0.37" calcext:value-type="float">
            <text:p>-0,37</text:p>
          </table:table-cell>
          <table:table-cell office:value-type="float" office:value="-2.5493" calcext:value-type="float">
            <text:p>-2,5493</text:p>
          </table:table-cell>
        </table:table-row>
        <table:table-row table:style-name="ro1">
          <table:table-cell office:value-type="float" office:value="-0.36" calcext:value-type="float">
            <text:p>-0,36</text:p>
          </table:table-cell>
          <table:table-cell office:value-type="float" office:value="-2.4912" calcext:value-type="float">
            <text:p>-2,4912</text:p>
          </table:table-cell>
        </table:table-row>
        <table:table-row table:style-name="ro1">
          <table:table-cell office:value-type="float" office:value="-0.35" calcext:value-type="float">
            <text:p>-0,35</text:p>
          </table:table-cell>
          <table:table-cell office:value-type="float" office:value="-2.4325" calcext:value-type="float">
            <text:p>-2,4325</text:p>
          </table:table-cell>
        </table:table-row>
        <table:table-row table:style-name="ro1">
          <table:table-cell office:value-type="float" office:value="-0.34" calcext:value-type="float">
            <text:p>-0,34</text:p>
          </table:table-cell>
          <table:table-cell office:value-type="float" office:value="-2.3732" calcext:value-type="float">
            <text:p>-2,3732</text:p>
          </table:table-cell>
        </table:table-row>
        <table:table-row table:style-name="ro1">
          <table:table-cell office:value-type="float" office:value="-0.33" calcext:value-type="float">
            <text:p>-0,33</text:p>
          </table:table-cell>
          <table:table-cell office:value-type="float" office:value="-2.3133" calcext:value-type="float">
            <text:p>-2,3133</text:p>
          </table:table-cell>
        </table:table-row>
        <table:table-row table:style-name="ro1">
          <table:table-cell office:value-type="float" office:value="-0.32" calcext:value-type="float">
            <text:p>-0,32</text:p>
          </table:table-cell>
          <table:table-cell office:value-type="float" office:value="-2.2528" calcext:value-type="float">
            <text:p>-2,2528</text:p>
          </table:table-cell>
        </table:table-row>
        <table:table-row table:style-name="ro1">
          <table:table-cell office:value-type="float" office:value="-0.31" calcext:value-type="float">
            <text:p>-0,31</text:p>
          </table:table-cell>
          <table:table-cell office:value-type="float" office:value="-2.1917" calcext:value-type="float">
            <text:p>-2,1917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-2.13" calcext:value-type="float">
            <text:p>-2,13</text:p>
          </table:table-cell>
        </table:table-row>
        <table:table-row table:style-name="ro1">
          <table:table-cell office:value-type="float" office:value="-0.29" calcext:value-type="float">
            <text:p>-0,29</text:p>
          </table:table-cell>
          <table:table-cell office:value-type="float" office:value="-2.0677" calcext:value-type="float">
            <text:p>-2,0677</text:p>
          </table:table-cell>
        </table:table-row>
        <table:table-row table:style-name="ro1">
          <table:table-cell office:value-type="float" office:value="-0.28" calcext:value-type="float">
            <text:p>-0,28</text:p>
          </table:table-cell>
          <table:table-cell office:value-type="float" office:value="-2.0048" calcext:value-type="float">
            <text:p>-2,0048</text:p>
          </table:table-cell>
        </table:table-row>
        <table:table-row table:style-name="ro1">
          <table:table-cell office:value-type="float" office:value="-0.27" calcext:value-type="float">
            <text:p>-0,27</text:p>
          </table:table-cell>
          <table:table-cell office:value-type="float" office:value="-1.9413" calcext:value-type="float">
            <text:p>-1,9413</text:p>
          </table:table-cell>
        </table:table-row>
        <table:table-row table:style-name="ro1">
          <table:table-cell office:value-type="float" office:value="-0.26" calcext:value-type="float">
            <text:p>-0,26</text:p>
          </table:table-cell>
          <table:table-cell office:value-type="float" office:value="-1.8772" calcext:value-type="float">
            <text:p>-1,8772</text:p>
          </table:table-cell>
        </table:table-row>
        <table:table-row table:style-name="ro1">
          <table:table-cell office:value-type="float" office:value="-0.25" calcext:value-type="float">
            <text:p>-0,25</text:p>
          </table:table-cell>
          <table:table-cell office:value-type="float" office:value="-1.8125" calcext:value-type="float">
            <text:p>-1,8125</text:p>
          </table:table-cell>
        </table:table-row>
        <table:table-row table:style-name="ro1">
          <table:table-cell office:value-type="float" office:value="-0.24" calcext:value-type="float">
            <text:p>-0,24</text:p>
          </table:table-cell>
          <table:table-cell office:value-type="float" office:value="-1.7472" calcext:value-type="float">
            <text:p>-1,7472</text:p>
          </table:table-cell>
        </table:table-row>
        <table:table-row table:style-name="ro1">
          <table:table-cell office:value-type="float" office:value="-0.23" calcext:value-type="float">
            <text:p>-0,23</text:p>
          </table:table-cell>
          <table:table-cell office:value-type="float" office:value="-1.6813" calcext:value-type="float">
            <text:p>-1,6813</text:p>
          </table:table-cell>
        </table:table-row>
        <table:table-row table:style-name="ro1">
          <table:table-cell office:value-type="float" office:value="-0.22" calcext:value-type="float">
            <text:p>-0,22</text:p>
          </table:table-cell>
          <table:table-cell office:value-type="float" office:value="-1.6148" calcext:value-type="float">
            <text:p>-1,6148</text:p>
          </table:table-cell>
        </table:table-row>
        <table:table-row table:style-name="ro1">
          <table:table-cell office:value-type="float" office:value="-0.21" calcext:value-type="float">
            <text:p>-0,21</text:p>
          </table:table-cell>
          <table:table-cell office:value-type="float" office:value="-1.5477" calcext:value-type="float">
            <text:p>-1,5477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-1.48" calcext:value-type="float">
            <text:p>-1,48</text:p>
          </table:table-cell>
        </table:table-row>
        <table:table-row table:style-name="ro1">
          <table:table-cell office:value-type="float" office:value="-0.19" calcext:value-type="float">
            <text:p>-0,19</text:p>
          </table:table-cell>
          <table:table-cell office:value-type="float" office:value="-1.4117" calcext:value-type="float">
            <text:p>-1,4117</text:p>
          </table:table-cell>
        </table:table-row>
        <table:table-row table:style-name="ro1">
          <table:table-cell office:value-type="float" office:value="-0.18" calcext:value-type="float">
            <text:p>-0,18</text:p>
          </table:table-cell>
          <table:table-cell office:value-type="float" office:value="-1.3428" calcext:value-type="float">
            <text:p>-1,3428</text:p>
          </table:table-cell>
        </table:table-row>
        <table:table-row table:style-name="ro1">
          <table:table-cell office:value-type="float" office:value="-0.17" calcext:value-type="float">
            <text:p>-0,17</text:p>
          </table:table-cell>
          <table:table-cell office:value-type="float" office:value="-1.2733" calcext:value-type="float">
            <text:p>-1,2733</text:p>
          </table:table-cell>
        </table:table-row>
        <table:table-row table:style-name="ro1">
          <table:table-cell office:value-type="float" office:value="-0.16" calcext:value-type="float">
            <text:p>-0,16</text:p>
          </table:table-cell>
          <table:table-cell office:value-type="float" office:value="-1.2032" calcext:value-type="float">
            <text:p>-1,2032</text:p>
          </table:table-cell>
        </table:table-row>
        <table:table-row table:style-name="ro1">
          <table:table-cell office:value-type="float" office:value="-0.15" calcext:value-type="float">
            <text:p>-0,15</text:p>
          </table:table-cell>
          <table:table-cell office:value-type="float" office:value="-1.1325" calcext:value-type="float">
            <text:p>-1,1325</text:p>
          </table:table-cell>
        </table:table-row>
        <table:table-row table:style-name="ro1">
          <table:table-cell office:value-type="float" office:value="-0.14" calcext:value-type="float">
            <text:p>-0,14</text:p>
          </table:table-cell>
          <table:table-cell office:value-type="float" office:value="-1.0612" calcext:value-type="float">
            <text:p>-1,0612</text:p>
          </table:table-cell>
        </table:table-row>
        <table:table-row table:style-name="ro1">
          <table:table-cell office:value-type="float" office:value="-0.13" calcext:value-type="float">
            <text:p>-0,13</text:p>
          </table:table-cell>
          <table:table-cell office:value-type="float" office:value="-0.989302" calcext:value-type="float">
            <text:p>-0,989302</text:p>
          </table:table-cell>
        </table:table-row>
        <table:table-row table:style-name="ro1">
          <table:table-cell office:value-type="float" office:value="-0.12" calcext:value-type="float">
            <text:p>-0,12</text:p>
          </table:table-cell>
          <table:table-cell office:value-type="float" office:value="-0.916802" calcext:value-type="float">
            <text:p>-0,916802</text:p>
          </table:table-cell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-0.843702" calcext:value-type="float">
            <text:p>-0,843702</text:p>
          </table:table-cell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-0.770002" calcext:value-type="float">
            <text:p>-0,770002</text:p>
          </table:table-cell>
        </table:table-row>
        <table:table-row table:style-name="ro1">
          <table:table-cell office:value-type="float" office:value="-0.0900002" calcext:value-type="float">
            <text:p>-0,0900002</text:p>
          </table:table-cell>
          <table:table-cell office:value-type="float" office:value="-0.695702" calcext:value-type="float">
            <text:p>-0,695702</text:p>
          </table:table-cell>
        </table:table-row>
        <table:table-row table:style-name="ro1">
          <table:table-cell office:value-type="float" office:value="-0.0800002" calcext:value-type="float">
            <text:p>-0,0800002</text:p>
          </table:table-cell>
          <table:table-cell office:value-type="float" office:value="-0.620802" calcext:value-type="float">
            <text:p>-0,620802</text:p>
          </table:table-cell>
        </table:table-row>
        <table:table-row table:style-name="ro1">
          <table:table-cell office:value-type="float" office:value="-0.0700002" calcext:value-type="float">
            <text:p>-0,0700002</text:p>
          </table:table-cell>
          <table:table-cell office:value-type="float" office:value="-0.545302" calcext:value-type="float">
            <text:p>-0,545302</text:p>
          </table:table-cell>
        </table:table-row>
        <table:table-row table:style-name="ro1">
          <table:table-cell office:value-type="float" office:value="-0.0600002" calcext:value-type="float">
            <text:p>-0,0600002</text:p>
          </table:table-cell>
          <table:table-cell office:value-type="float" office:value="-0.469202" calcext:value-type="float">
            <text:p>-0,469202</text:p>
          </table:table-cell>
        </table:table-row>
        <table:table-row table:style-name="ro1">
          <table:table-cell office:value-type="float" office:value="-0.0500002" calcext:value-type="float">
            <text:p>-0,0500002</text:p>
          </table:table-cell>
          <table:table-cell office:value-type="float" office:value="-0.392502" calcext:value-type="float">
            <text:p>-0,392502</text:p>
          </table:table-cell>
        </table:table-row>
        <table:table-row table:style-name="ro1">
          <table:table-cell office:value-type="float" office:value="-0.0400002" calcext:value-type="float">
            <text:p>-0,0400002</text:p>
          </table:table-cell>
          <table:table-cell office:value-type="float" office:value="-0.315202" calcext:value-type="float">
            <text:p>-0,315202</text:p>
          </table:table-cell>
        </table:table-row>
        <table:table-row table:style-name="ro1">
          <table:table-cell office:value-type="float" office:value="-0.0300002" calcext:value-type="float">
            <text:p>-0,0300002</text:p>
          </table:table-cell>
          <table:table-cell office:value-type="float" office:value="-0.237302" calcext:value-type="float">
            <text:p>-0,237302</text:p>
          </table:table-cell>
        </table:table-row>
        <table:table-row table:style-name="ro1">
          <table:table-cell office:value-type="float" office:value="-0.0200002" calcext:value-type="float">
            <text:p>-0,0200002</text:p>
          </table:table-cell>
          <table:table-cell office:value-type="float" office:value="-0.158802" calcext:value-type="float">
            <text:p>-0,158802</text:p>
          </table:table-cell>
        </table:table-row>
        <table:table-row table:style-name="ro1">
          <table:table-cell office:value-type="float" office:value="-0.0100002" calcext:value-type="float">
            <text:p>-0,0100002</text:p>
          </table:table-cell>
          <table:table-cell office:value-type="float" office:value="-0.0797018" calcext:value-type="float">
            <text:p>-0,0797018</text:p>
          </table:table-cell>
        </table:table-row>
        <table:table-row table:style-name="ro1">
          <table:table-cell office:value-type="float" office:value="-0.000000223517" calcext:value-type="float">
            <text:p>-2,23517E-07</text:p>
          </table:table-cell>
          <table:table-cell office:value-type="float" office:value="-0.00000178814" calcext:value-type="float">
            <text:p>-1,78814E-06</text:p>
          </table:table-cell>
        </table:table-row>
        <table:table-row table:style-name="ro1">
          <table:table-cell office:value-type="float" office:value="0.00999978" calcext:value-type="float">
            <text:p>0,00999978</text:p>
          </table:table-cell>
          <table:table-cell office:value-type="float" office:value="0.0802982" calcext:value-type="float">
            <text:p>0,0802982</text:p>
          </table:table-cell>
        </table:table-row>
        <table:table-row table:style-name="ro1">
          <table:table-cell office:value-type="float" office:value="0.0199998" calcext:value-type="float">
            <text:p>0,0199998</text:p>
          </table:table-cell>
          <table:table-cell office:value-type="float" office:value="0.161198" calcext:value-type="float">
            <text:p>0,161198</text:p>
          </table:table-cell>
        </table:table-row>
        <table:table-row table:style-name="ro1">
          <table:table-cell office:value-type="float" office:value="0.0299998" calcext:value-type="float">
            <text:p>0,0299998</text:p>
          </table:table-cell>
          <table:table-cell office:value-type="float" office:value="0.242698" calcext:value-type="float">
            <text:p>0,242698</text:p>
          </table:table-cell>
        </table:table-row>
        <table:table-row table:style-name="ro1">
          <table:table-cell office:value-type="float" office:value="0.0399998" calcext:value-type="float">
            <text:p>0,0399998</text:p>
          </table:table-cell>
          <table:table-cell office:value-type="float" office:value="0.324798" calcext:value-type="float">
            <text:p>0,324798</text:p>
          </table:table-cell>
        </table:table-row>
        <table:table-row table:style-name="ro1">
          <table:table-cell office:value-type="float" office:value="0.0499998" calcext:value-type="float">
            <text:p>0,0499998</text:p>
          </table:table-cell>
          <table:table-cell office:value-type="float" office:value="0.407498" calcext:value-type="float">
            <text:p>0,407498</text:p>
          </table:table-cell>
        </table:table-row>
        <table:table-row table:style-name="ro1">
          <table:table-cell office:value-type="float" office:value="0.0599998" calcext:value-type="float">
            <text:p>0,0599998</text:p>
          </table:table-cell>
          <table:table-cell office:value-type="float" office:value="0.490798" calcext:value-type="float">
            <text:p>0,490798</text:p>
          </table:table-cell>
        </table:table-row>
        <table:table-row table:style-name="ro1">
          <table:table-cell office:value-type="float" office:value="0.0699998" calcext:value-type="float">
            <text:p>0,0699998</text:p>
          </table:table-cell>
          <table:table-cell office:value-type="float" office:value="0.574698" calcext:value-type="float">
            <text:p>0,574698</text:p>
          </table:table-cell>
        </table:table-row>
        <table:table-row table:style-name="ro1">
          <table:table-cell office:value-type="float" office:value="0.0799998" calcext:value-type="float">
            <text:p>0,0799998</text:p>
          </table:table-cell>
          <table:table-cell office:value-type="float" office:value="0.659198" calcext:value-type="float">
            <text:p>0,659198</text:p>
          </table:table-cell>
        </table:table-row>
        <table:table-row table:style-name="ro1">
          <table:table-cell office:value-type="float" office:value="0.0899998" calcext:value-type="float">
            <text:p>0,0899998</text:p>
          </table:table-cell>
          <table:table-cell office:value-type="float" office:value="0.744298" calcext:value-type="float">
            <text:p>0,744298</text:p>
          </table:table-cell>
        </table:table-row>
        <table:table-row table:style-name="ro1">
          <table:table-cell office:value-type="float" office:value="0.0999998" calcext:value-type="float">
            <text:p>0,0999998</text:p>
          </table:table-cell>
          <table:table-cell office:value-type="float" office:value="0.829998" calcext:value-type="float">
            <text:p>0,829998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916298" calcext:value-type="float">
            <text:p>0,916298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.0032" calcext:value-type="float">
            <text:p>1,0032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.0907" calcext:value-type="float">
            <text:p>1,0907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1.1788" calcext:value-type="float">
            <text:p>1,178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.2675" calcext:value-type="float">
            <text:p>1,267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.3568" calcext:value-type="float">
            <text:p>1,3568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.4467" calcext:value-type="float">
            <text:p>1,4467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.5372" calcext:value-type="float">
            <text:p>1,537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.6283" calcext:value-type="float">
            <text:p>1,628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.8123" calcext:value-type="float">
            <text:p>1,812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.9052" calcext:value-type="float">
            <text:p>1,905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.9987" calcext:value-type="float">
            <text:p>1,9987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2.0928" calcext:value-type="float">
            <text:p>2,092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1875" calcext:value-type="float">
            <text:p>2,1875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2.2828" calcext:value-type="float">
            <text:p>2,2828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2.3787" calcext:value-type="float">
            <text:p>2,3787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2.4752" calcext:value-type="float">
            <text:p>2,4752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2.5723" calcext:value-type="float">
            <text:p>2,572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2.7683" calcext:value-type="float">
            <text:p>2,768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.8672" calcext:value-type="float">
            <text:p>2,867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2.9667" calcext:value-type="float">
            <text:p>2,9667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3.0668" calcext:value-type="float">
            <text:p>3,066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3.1675" calcext:value-type="float">
            <text:p>3,167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3.2688" calcext:value-type="float">
            <text:p>3,2688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3.3707" calcext:value-type="float">
            <text:p>3,3707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3.4732" calcext:value-type="float">
            <text:p>3,473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3.5763" calcext:value-type="float">
            <text:p>3,576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3.7843" calcext:value-type="float">
            <text:p>3,7843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3.8892" calcext:value-type="float">
            <text:p>3,8892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3.9947" calcext:value-type="float">
            <text:p>3,994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4.1008" calcext:value-type="float">
            <text:p>4,100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4.2075" calcext:value-type="float">
            <text:p>4,207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.3148" calcext:value-type="float">
            <text:p>4,3148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4.4227" calcext:value-type="float">
            <text:p>4,4227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4.5312" calcext:value-type="float">
            <text:p>4,5312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4.6403" calcext:value-type="float">
            <text:p>4,640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4.8603" calcext:value-type="float">
            <text:p>4,860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9712" calcext:value-type="float">
            <text:p>4,9712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5.0827" calcext:value-type="float">
            <text:p>5,082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5.1948" calcext:value-type="float">
            <text:p>5,1948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.3075" calcext:value-type="float">
            <text:p>5,307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5.4208" calcext:value-type="float">
            <text:p>5,420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5.5347" calcext:value-type="float">
            <text:p>5,5347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5.6492" calcext:value-type="float">
            <text:p>5,6492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5.7643" calcext:value-type="float">
            <text:p>5,764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5.9963" calcext:value-type="float">
            <text:p>5,9963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6.1132" calcext:value-type="float">
            <text:p>6,1132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6.2307" calcext:value-type="float">
            <text:p>6,2307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6.3488" calcext:value-type="float">
            <text:p>6,348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6.4675" calcext:value-type="float">
            <text:p>6,467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6.5868" calcext:value-type="float">
            <text:p>6,586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6.7067" calcext:value-type="float">
            <text:p>6,706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6.8272" calcext:value-type="float">
            <text:p>6,8272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6.9483" calcext:value-type="float">
            <text:p>6,948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7.07" calcext:value-type="float">
            <text:p>7,07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7.1923" calcext:value-type="float">
            <text:p>7,1923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.3152" calcext:value-type="float">
            <text:p>7,3152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7.4387" calcext:value-type="float">
            <text:p>7,4387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7.5628" calcext:value-type="float">
            <text:p>7,562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7.6875" calcext:value-type="float">
            <text:p>7,68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7.8128" calcext:value-type="float">
            <text:p>7,8128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7.9387" calcext:value-type="float">
            <text:p>7,9387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8.0652" calcext:value-type="float">
            <text:p>8,0652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8.1923" calcext:value-type="float">
            <text:p>8,192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8.32" calcext:value-type="float">
            <text:p>8,32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8.4483" calcext:value-type="float">
            <text:p>8,4483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8.5772" calcext:value-type="float">
            <text:p>8,577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8.7067" calcext:value-type="float">
            <text:p>8,7067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8.8368" calcext:value-type="float">
            <text:p>8,836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8.9675" calcext:value-type="float">
            <text:p>8,9675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9.0988" calcext:value-type="float">
            <text:p>9,0988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9.2307" calcext:value-type="float">
            <text:p>9,230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9.3632" calcext:value-type="float">
            <text:p>9,3632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9.4963" calcext:value-type="float">
            <text:p>9,496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9.63" calcext:value-type="float">
            <text:p>9,63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9.7643" calcext:value-type="float">
            <text:p>9,7643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9.8992" calcext:value-type="float">
            <text:p>9,899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0.0347" calcext:value-type="float">
            <text:p>10,0347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10.1708" calcext:value-type="float">
            <text:p>10,170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0.3075" calcext:value-type="float">
            <text:p>10,307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0.4448" calcext:value-type="float">
            <text:p>10,4448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0.5827" calcext:value-type="float">
            <text:p>10,5827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0.7212" calcext:value-type="float">
            <text:p>10,7212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0.8603" calcext:value-type="float">
            <text:p>10,8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11.1403" calcext:value-type="float">
            <text:p>11,1403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1.2812" calcext:value-type="float">
            <text:p>11,2812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1.4227" calcext:value-type="float">
            <text:p>11,4227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11.5648" calcext:value-type="float">
            <text:p>11,5648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1.7075" calcext:value-type="float">
            <text:p>11,707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1.8508" calcext:value-type="float">
            <text:p>11,8508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1.9947" calcext:value-type="float">
            <text:p>11,9947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2.1392" calcext:value-type="float">
            <text:p>12,1392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2.2843" calcext:value-type="float">
            <text:p>12,284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2.5763" calcext:value-type="float">
            <text:p>12,5763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2.7232" calcext:value-type="float">
            <text:p>12,7232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2.8707" calcext:value-type="float">
            <text:p>12,8707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3.0188" calcext:value-type="float">
            <text:p>13,018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3.1675" calcext:value-type="float">
            <text:p>13,1675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3.3168" calcext:value-type="float">
            <text:p>13,3168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3.4667" calcext:value-type="float">
            <text:p>13,4667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3.6172" calcext:value-type="float">
            <text:p>13,6172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3.7683" calcext:value-type="float">
            <text:p>13,768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14.0723" calcext:value-type="float">
            <text:p>14,0723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4.2252" calcext:value-type="float">
            <text:p>14,225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14.3787" calcext:value-type="float">
            <text:p>14,3787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4.5328" calcext:value-type="float">
            <text:p>14,532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4.6875" calcext:value-type="float">
            <text:p>14,6875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14.8428" calcext:value-type="float">
            <text:p>14,8428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14.9987" calcext:value-type="float">
            <text:p>14,9987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5.1552" calcext:value-type="float">
            <text:p>15,1552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5.3123" calcext:value-type="float">
            <text:p>15,312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5.47" calcext:value-type="float">
            <text:p>15,47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5.6283" calcext:value-type="float">
            <text:p>15,6283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5.7872" calcext:value-type="float">
            <text:p>15,7872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5.9467" calcext:value-type="float">
            <text:p>15,9467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6.1068" calcext:value-type="float">
            <text:p>16,1068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6.2675" calcext:value-type="float">
            <text:p>16,2675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6.4288" calcext:value-type="float">
            <text:p>16,4288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16.5907" calcext:value-type="float">
            <text:p>16,5907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16.7532" calcext:value-type="float">
            <text:p>16,7532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16.9163" calcext:value-type="float">
            <text:p>16,916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7.08" calcext:value-type="float">
            <text:p>17,08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7.2443" calcext:value-type="float">
            <text:p>17,2443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17.4092" calcext:value-type="float">
            <text:p>17,4092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17.5747" calcext:value-type="float">
            <text:p>17,5747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17.7408" calcext:value-type="float">
            <text:p>17,7408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7.9075" calcext:value-type="float">
            <text:p>17,9075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18.0748" calcext:value-type="float">
            <text:p>18,0748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8.2427" calcext:value-type="float">
            <text:p>18,2427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18.4112" calcext:value-type="float">
            <text:p>18,4112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18.5803" calcext:value-type="float">
            <text:p>18,580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18.9203" calcext:value-type="float">
            <text:p>18,9203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19.0912" calcext:value-type="float">
            <text:p>19,0912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9.2627" calcext:value-type="float">
            <text:p>19,2627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19.4348" calcext:value-type="float">
            <text:p>19,434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9.6075" calcext:value-type="float">
            <text:p>19,6075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19.7808" calcext:value-type="float">
            <text:p>19,7808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19.9547" calcext:value-type="float">
            <text:p>19,9547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20.1292" calcext:value-type="float">
            <text:p>20,1292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20.3043" calcext:value-type="float">
            <text:p>20,304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0.48" calcext:value-type="float">
            <text:p>20,48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20.6563" calcext:value-type="float">
            <text:p>20,6563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20.8332" calcext:value-type="float">
            <text:p>20,8332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21.0107" calcext:value-type="float">
            <text:p>21,0107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21.1888" calcext:value-type="float">
            <text:p>21,1888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21.3675" calcext:value-type="float">
            <text:p>21,3675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21.5468" calcext:value-type="float">
            <text:p>21,5468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21.7267" calcext:value-type="float">
            <text:p>21,7267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21.9072" calcext:value-type="float">
            <text:p>21,9072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22.0883" calcext:value-type="float">
            <text:p>22,0883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22.27" calcext:value-type="float">
            <text:p>22,27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22.4523" calcext:value-type="float">
            <text:p>22,4523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22.6352" calcext:value-type="float">
            <text:p>22,6352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22.8187" calcext:value-type="float">
            <text:p>22,8187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23.0028" calcext:value-type="float">
            <text:p>23,002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23.1875" calcext:value-type="float">
            <text:p>23,1875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23.3728" calcext:value-type="float">
            <text:p>23,3728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23.5587" calcext:value-type="float">
            <text:p>23,5587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23.7452" calcext:value-type="float">
            <text:p>23,7452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23.9323" calcext:value-type="float">
            <text:p>23,9323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4.12" calcext:value-type="float">
            <text:p>24,12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24.3083" calcext:value-type="float">
            <text:p>24,3083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24.4972" calcext:value-type="float">
            <text:p>24,4972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24.6867" calcext:value-type="float">
            <text:p>24,6867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24.8768" calcext:value-type="float">
            <text:p>24,876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5.0675" calcext:value-type="float">
            <text:p>25,0675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25.2588" calcext:value-type="float">
            <text:p>25,2588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25.4507" calcext:value-type="float">
            <text:p>25,4507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25.6432" calcext:value-type="float">
            <text:p>25,6432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25.8363" calcext:value-type="float">
            <text:p>25,836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26.03" calcext:value-type="float">
            <text:p>26,03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26.2243" calcext:value-type="float">
            <text:p>26,2243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26.4192" calcext:value-type="float">
            <text:p>26,4192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26.6147" calcext:value-type="float">
            <text:p>26,6147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26.8108" calcext:value-type="float">
            <text:p>26,8108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27.0075" calcext:value-type="float">
            <text:p>27,007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27.2048" calcext:value-type="float">
            <text:p>27,2048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27.4027" calcext:value-type="float">
            <text:p>27,4027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27.6012" calcext:value-type="float">
            <text:p>27,6012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27.8003" calcext:value-type="float">
            <text:p>27,8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28.2003" calcext:value-type="float">
            <text:p>28,2003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28.4012" calcext:value-type="float">
            <text:p>28,4012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28.6027" calcext:value-type="float">
            <text:p>28,6027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28.8048" calcext:value-type="float">
            <text:p>28,8048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29.0075" calcext:value-type="float">
            <text:p>29,0075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29.2108" calcext:value-type="float">
            <text:p>29,2108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29.4147" calcext:value-type="float">
            <text:p>29,4147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29.6192" calcext:value-type="float">
            <text:p>29,6192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29.8243" calcext:value-type="float">
            <text:p>29,824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30.03" calcext:value-type="float">
            <text:p>30,03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30.2363" calcext:value-type="float">
            <text:p>30,2363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30.4432" calcext:value-type="float">
            <text:p>30,4432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30.6507" calcext:value-type="float">
            <text:p>30,6507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30.8588" calcext:value-type="float">
            <text:p>30,858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31.0675" calcext:value-type="float">
            <text:p>31,0675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31.2768" calcext:value-type="float">
            <text:p>31,2768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31.4867" calcext:value-type="float">
            <text:p>31,4867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31.6972" calcext:value-type="float">
            <text:p>31,6972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31.9083" calcext:value-type="float">
            <text:p>31,908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2.12" calcext:value-type="float">
            <text:p>32,12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32.3323" calcext:value-type="float">
            <text:p>32,3323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32.5452" calcext:value-type="float">
            <text:p>32,5452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32.7587" calcext:value-type="float">
            <text:p>32,7587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32.9728" calcext:value-type="float">
            <text:p>32,9728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33.1875" calcext:value-type="float">
            <text:p>33,1875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33.4028" calcext:value-type="float">
            <text:p>33,4028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33.6187" calcext:value-type="float">
            <text:p>33,6187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33.8352" calcext:value-type="float">
            <text:p>33,8352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34.0523" calcext:value-type="float">
            <text:p>34,052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34.4883" calcext:value-type="float">
            <text:p>34,4883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34.7072" calcext:value-type="float">
            <text:p>34,7072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34.9267" calcext:value-type="float">
            <text:p>34,9267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35.1468" calcext:value-type="float">
            <text:p>35,146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35.3675" calcext:value-type="float">
            <text:p>35,3675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35.5888" calcext:value-type="float">
            <text:p>35,5888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35.8107" calcext:value-type="float">
            <text:p>35,8107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36.0332" calcext:value-type="float">
            <text:p>36,0332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36.2563" calcext:value-type="float">
            <text:p>36,256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6.48" calcext:value-type="float">
            <text:p>36,48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36.7043" calcext:value-type="float">
            <text:p>36,7043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36.9292" calcext:value-type="float">
            <text:p>36,9292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37.1547" calcext:value-type="float">
            <text:p>37,1547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37.3808" calcext:value-type="float">
            <text:p>37,3808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37.6075" calcext:value-type="float">
            <text:p>37,607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37.8348" calcext:value-type="float">
            <text:p>37,8348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38.0627" calcext:value-type="float">
            <text:p>38,0627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38.2912" calcext:value-type="float">
            <text:p>38,2912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38.5203" calcext:value-type="float">
            <text:p>38,520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38.9803" calcext:value-type="float">
            <text:p>38,9803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39.2112" calcext:value-type="float">
            <text:p>39,2112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39.4427" calcext:value-type="float">
            <text:p>39,4427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39.6748" calcext:value-type="float">
            <text:p>39,6748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39.9075" calcext:value-type="float">
            <text:p>39,9075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40.1408" calcext:value-type="float">
            <text:p>40,1408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40.3747" calcext:value-type="float">
            <text:p>40,3747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40.6092" calcext:value-type="float">
            <text:p>40,6092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40.8443" calcext:value-type="float">
            <text:p>40,8443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1.08" calcext:value-type="float">
            <text:p>41,08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41.3163" calcext:value-type="float">
            <text:p>41,3163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41.5532" calcext:value-type="float">
            <text:p>41,5532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1.7907" calcext:value-type="float">
            <text:p>41,7907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42.0288" calcext:value-type="float">
            <text:p>42,028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42.2675" calcext:value-type="float">
            <text:p>42,2675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42.5068" calcext:value-type="float">
            <text:p>42,5068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42.7467" calcext:value-type="float">
            <text:p>42,7467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42.9872" calcext:value-type="float">
            <text:p>42,9872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3.2283" calcext:value-type="float">
            <text:p>43,228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43.7123" calcext:value-type="float">
            <text:p>43,7123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43.9552" calcext:value-type="float">
            <text:p>43,9552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44.1987" calcext:value-type="float">
            <text:p>44,1987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44.4428" calcext:value-type="float">
            <text:p>44,442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44.6875" calcext:value-type="float">
            <text:p>44,6875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44.9328" calcext:value-type="float">
            <text:p>44,9328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45.1787" calcext:value-type="float">
            <text:p>45,1787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45.4252" calcext:value-type="float">
            <text:p>45,4252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45.6723" calcext:value-type="float">
            <text:p>45,672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45.92" calcext:value-type="float">
            <text:p>45,92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46.1683" calcext:value-type="float">
            <text:p>46,1683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46.4172" calcext:value-type="float">
            <text:p>46,4172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46.6667" calcext:value-type="float">
            <text:p>46,6667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46.9168" calcext:value-type="float">
            <text:p>46,916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47.1675" calcext:value-type="float">
            <text:p>47,1675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47.4188" calcext:value-type="float">
            <text:p>47,4188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47.6707" calcext:value-type="float">
            <text:p>47,6707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47.9232" calcext:value-type="float">
            <text:p>47,9232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office:value-type="float" office:value="48.1763" calcext:value-type="float">
            <text:p>48,176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48.43" calcext:value-type="float">
            <text:p>48,43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48.6843" calcext:value-type="float">
            <text:p>48,6843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48.9392" calcext:value-type="float">
            <text:p>48,9392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49.1947" calcext:value-type="float">
            <text:p>49,1947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49.4508" calcext:value-type="float">
            <text:p>49,4508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49.7075" calcext:value-type="float">
            <text:p>49,7075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49.9648" calcext:value-type="float">
            <text:p>49,9648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50.2227" calcext:value-type="float">
            <text:p>50,2227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50.4812" calcext:value-type="float">
            <text:p>50,4812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50.7403" calcext:value-type="float">
            <text:p>50,7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51.2603" calcext:value-type="float">
            <text:p>51,2603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51.5212" calcext:value-type="float">
            <text:p>51,5212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51.7827" calcext:value-type="float">
            <text:p>51,7827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52.0448" calcext:value-type="float">
            <text:p>52,0448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52.3075" calcext:value-type="float">
            <text:p>52,3075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52.5708" calcext:value-type="float">
            <text:p>52,5708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52.8347" calcext:value-type="float">
            <text:p>52,8347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53.0992" calcext:value-type="float">
            <text:p>53,0992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office:value-type="float" office:value="53.3643" calcext:value-type="float">
            <text:p>53,364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53.63" calcext:value-type="float">
            <text:p>53,63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office:value-type="float" office:value="53.8963" calcext:value-type="float">
            <text:p>53,8963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54.1632" calcext:value-type="float">
            <text:p>54,1632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54.4307" calcext:value-type="float">
            <text:p>54,4307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54.6988" calcext:value-type="float">
            <text:p>54,6988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54.9675" calcext:value-type="float">
            <text:p>54,9675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55.2368" calcext:value-type="float">
            <text:p>55,2368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55.5067" calcext:value-type="float">
            <text:p>55,5067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55.7772" calcext:value-type="float">
            <text:p>55,7772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56.0483" calcext:value-type="float">
            <text:p>56,048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6.32" calcext:value-type="float">
            <text:p>56,32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56.5923" calcext:value-type="float">
            <text:p>56,5923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56.8652" calcext:value-type="float">
            <text:p>56,8652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57.1387" calcext:value-type="float">
            <text:p>57,1387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57.4128" calcext:value-type="float">
            <text:p>57,4128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57.6875" calcext:value-type="float">
            <text:p>57,6875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57.9628" calcext:value-type="float">
            <text:p>57,9628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58.2387" calcext:value-type="float">
            <text:p>58,2387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58.5152" calcext:value-type="float">
            <text:p>58,5152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58.7923" calcext:value-type="float">
            <text:p>58,7923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59.07" calcext:value-type="float">
            <text:p>59,07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59.3483" calcext:value-type="float">
            <text:p>59,3483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59.6272" calcext:value-type="float">
            <text:p>59,6272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59.9067" calcext:value-type="float">
            <text:p>59,9067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60.1868" calcext:value-type="float">
            <text:p>60,1868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60.4675" calcext:value-type="float">
            <text:p>60,4675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60.7488" calcext:value-type="float">
            <text:p>60,7488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61.0307" calcext:value-type="float">
            <text:p>61,0307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61.3132" calcext:value-type="float">
            <text:p>61,3132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61.5963" calcext:value-type="float">
            <text:p>61,596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61.88" calcext:value-type="float">
            <text:p>61,88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62.1643" calcext:value-type="float">
            <text:p>62,1643</text:p>
          </table:table-cell>
        </table:table-row>
        <table:table-row table:style-name="ro1">
          <table:table-cell office:value-type="float" office:value="3.42" calcext:value-type="float">
            <text:p>3,42</text:p>
          </table:table-cell>
          <table:table-cell office:value-type="float" office:value="62.4492" calcext:value-type="float">
            <text:p>62,4492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62.7347" calcext:value-type="float">
            <text:p>62,7347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63.0208" calcext:value-type="float">
            <text:p>63,0208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63.3075" calcext:value-type="float">
            <text:p>63,3075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63.5948" calcext:value-type="float">
            <text:p>63,5948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office:value-type="float" office:value="63.8827" calcext:value-type="float">
            <text:p>63,8827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64.1712" calcext:value-type="float">
            <text:p>64,1712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64.4603" calcext:value-type="float">
            <text:p>64,460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64.75" calcext:value-type="float">
            <text:p>64,75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65.0403" calcext:value-type="float">
            <text:p>65,0403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65.3312" calcext:value-type="float">
            <text:p>65,3312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65.6227" calcext:value-type="float">
            <text:p>65,6227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65.9148" calcext:value-type="float">
            <text:p>65,9148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66.2075" calcext:value-type="float">
            <text:p>66,2075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66.5008" calcext:value-type="float">
            <text:p>66,5008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66.7947" calcext:value-type="float">
            <text:p>66,7947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67.0892" calcext:value-type="float">
            <text:p>67,0892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office:value-type="float" office:value="67.3843" calcext:value-type="float">
            <text:p>67,384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67.68" calcext:value-type="float">
            <text:p>67,68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office:value-type="float" office:value="67.9763" calcext:value-type="float">
            <text:p>67,9763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68.2732" calcext:value-type="float">
            <text:p>68,2732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68.5707" calcext:value-type="float">
            <text:p>68,5707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68.8688" calcext:value-type="float">
            <text:p>68,8688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69.1675" calcext:value-type="float">
            <text:p>69,1675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office:value-type="float" office:value="69.4668" calcext:value-type="float">
            <text:p>69,4668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office:value-type="float" office:value="69.7667" calcext:value-type="float">
            <text:p>69,7667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70.0672" calcext:value-type="float">
            <text:p>70,0672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70.3683" calcext:value-type="float">
            <text:p>70,368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70.67" calcext:value-type="float">
            <text:p>70,67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70.9723" calcext:value-type="float">
            <text:p>70,9723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71.2752" calcext:value-type="float">
            <text:p>71,2752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71.5787" calcext:value-type="float">
            <text:p>71,5787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office:value-type="float" office:value="71.8828" calcext:value-type="float">
            <text:p>71,8828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72.1875" calcext:value-type="float">
            <text:p>72,1875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72.4928" calcext:value-type="float">
            <text:p>72,4928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office:value-type="float" office:value="72.7987" calcext:value-type="float">
            <text:p>72,7987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73.1052" calcext:value-type="float">
            <text:p>73,1052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73.4123" calcext:value-type="float">
            <text:p>73,412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73.72" calcext:value-type="float">
            <text:p>73,72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74.0283" calcext:value-type="float">
            <text:p>74,0283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74.3372" calcext:value-type="float">
            <text:p>74,3372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office:value-type="float" office:value="74.6467" calcext:value-type="float">
            <text:p>74,6467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74.9568" calcext:value-type="float">
            <text:p>74,956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75.2675" calcext:value-type="float">
            <text:p>75,2675</text:p>
          </table:table-cell>
        </table:table-row>
        <table:table-row table:style-name="ro1">
          <table:table-cell office:value-type="float" office:value="3.86" calcext:value-type="float">
            <text:p>3,86</text:p>
          </table:table-cell>
          <table:table-cell office:value-type="float" office:value="75.5788" calcext:value-type="float">
            <text:p>75,5788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75.8907" calcext:value-type="float">
            <text:p>75,8907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76.2032" calcext:value-type="float">
            <text:p>76,2032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76.5163" calcext:value-type="float">
            <text:p>76,516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76.83" calcext:value-type="float">
            <text:p>76,83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office:value-type="float" office:value="77.1443" calcext:value-type="float">
            <text:p>77,1443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77.4592" calcext:value-type="float">
            <text:p>77,4592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77.7747" calcext:value-type="float">
            <text:p>77,7747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78.0908" calcext:value-type="float">
            <text:p>78,0908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78.4075" calcext:value-type="float">
            <text:p>78,4075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78.7248" calcext:value-type="float">
            <text:p>78,7248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79.0427" calcext:value-type="float">
            <text:p>79,0427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79.3612" calcext:value-type="float">
            <text:p>79,3612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office:value-type="float" office:value="79.6803" calcext:value-type="float">
            <text:p>79,6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office:value-type="float" office:value="80.3203" calcext:value-type="float">
            <text:p>80,3203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office:value-type="float" office:value="80.6412" calcext:value-type="float">
            <text:p>80,6412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80.9627" calcext:value-type="float">
            <text:p>80,9627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81.2848" calcext:value-type="float">
            <text:p>81,2848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81.6075" calcext:value-type="float">
            <text:p>81,6075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81.9308" calcext:value-type="float">
            <text:p>81,9308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82.2547" calcext:value-type="float">
            <text:p>82,2547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82.5792" calcext:value-type="float">
            <text:p>82,5792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82.9043" calcext:value-type="float">
            <text:p>82,9043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83.5563" calcext:value-type="float">
            <text:p>83,5563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83.8832" calcext:value-type="float">
            <text:p>83,8832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float" office:value="84.2107" calcext:value-type="float">
            <text:p>84,2107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84.5388" calcext:value-type="float">
            <text:p>84,5388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84.8675" calcext:value-type="float">
            <text:p>84,8675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85.1968" calcext:value-type="float">
            <text:p>85,1968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85.5267" calcext:value-type="float">
            <text:p>85,5267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85.8572" calcext:value-type="float">
            <text:p>85,8572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86.1883" calcext:value-type="float">
            <text:p>86,188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86.52" calcext:value-type="float">
            <text:p>86,52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86.8523" calcext:value-type="float">
            <text:p>86,8523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office:value-type="float" office:value="87.1852" calcext:value-type="float">
            <text:p>87,1852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87.5187" calcext:value-type="float">
            <text:p>87,5187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87.8528" calcext:value-type="float">
            <text:p>87,852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88.1875" calcext:value-type="float">
            <text:p>88,1875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88.5228" calcext:value-type="float">
            <text:p>88,5228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88.8587" calcext:value-type="float">
            <text:p>88,8587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89.1952" calcext:value-type="float">
            <text:p>89,1952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float" office:value="89.5323" calcext:value-type="float">
            <text:p>89,5323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89.87" calcext:value-type="float">
            <text:p>89,87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90.2083" calcext:value-type="float">
            <text:p>90,2083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90.5472" calcext:value-type="float">
            <text:p>90,5472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float" office:value="90.8867" calcext:value-type="float">
            <text:p>90,8867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91.2268" calcext:value-type="float">
            <text:p>91,2268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91.5675" calcext:value-type="float">
            <text:p>91,5675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91.9088" calcext:value-type="float">
            <text:p>91,9088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92.2507" calcext:value-type="float">
            <text:p>92,2507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office:value-type="float" office:value="92.5932" calcext:value-type="float">
            <text:p>92,5932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92.9363" calcext:value-type="float">
            <text:p>92,9363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93.28" calcext:value-type="float">
            <text:p>93,28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93.6243" calcext:value-type="float">
            <text:p>93,6243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93.9692" calcext:value-type="float">
            <text:p>93,9692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office:value-type="float" office:value="94.3147" calcext:value-type="float">
            <text:p>94,3147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94.6608" calcext:value-type="float">
            <text:p>94,6608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95.0075" calcext:value-type="float">
            <text:p>95,0075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float" office:value="95.3548" calcext:value-type="float">
            <text:p>95,3548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95.7027" calcext:value-type="float">
            <text:p>95,7027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96.0512" calcext:value-type="float">
            <text:p>96,0512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office:value-type="float" office:value="96.4003" calcext:value-type="float">
            <text:p>96,400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97.1003" calcext:value-type="float">
            <text:p>97,1003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97.4512" calcext:value-type="float">
            <text:p>97,4512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97.8027" calcext:value-type="float">
            <text:p>97,8027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98.1548" calcext:value-type="float">
            <text:p>98,1548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98.5075" calcext:value-type="float">
            <text:p>98,5075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98.8608" calcext:value-type="float">
            <text:p>98,8608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99.2147" calcext:value-type="float">
            <text:p>99,2147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office:value-type="float" office:value="99.5692" calcext:value-type="float">
            <text:p>99,5692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99.9243" calcext:value-type="float">
            <text:p>99,924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00.28" calcext:value-type="float">
            <text:p>100,28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100.636" calcext:value-type="float">
            <text:p>100,636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100.993" calcext:value-type="float">
            <text:p>100,993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office:value-type="float" office:value="101.351" calcext:value-type="float">
            <text:p>101,351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101.709" calcext:value-type="float">
            <text:p>101,709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102.067" calcext:value-type="float">
            <text:p>102,067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office:value-type="float" office:value="102.427" calcext:value-type="float">
            <text:p>102,427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02.787" calcext:value-type="float">
            <text:p>102,787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103.147" calcext:value-type="float">
            <text:p>103,147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103.508" calcext:value-type="float">
            <text:p>103,508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3.87" calcext:value-type="float">
            <text:p>103,87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104.232" calcext:value-type="float">
            <text:p>104,232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104.595" calcext:value-type="float">
            <text:p>104,595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office:value-type="float" office:value="104.959" calcext:value-type="float">
            <text:p>104,959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105.323" calcext:value-type="float">
            <text:p>105,32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05.687" calcext:value-type="float">
            <text:p>105,687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106.053" calcext:value-type="float">
            <text:p>106,053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106.419" calcext:value-type="float">
            <text:p>106,419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106.785" calcext:value-type="float">
            <text:p>106,785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office:value-type="float" office:value="107.152" calcext:value-type="float">
            <text:p>107,152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07.52" calcext:value-type="float">
            <text:p>107,52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office:value-type="float" office:value="107.888" calcext:value-type="float">
            <text:p>107,888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108.257" calcext:value-type="float">
            <text:p>108,257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108.627" calcext:value-type="float">
            <text:p>108,627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office:value-type="float" office:value="108.997" calcext:value-type="float">
            <text:p>108,997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109.367" calcext:value-type="float">
            <text:p>109,367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109.739" calcext:value-type="float">
            <text:p>109,739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110.111" calcext:value-type="float">
            <text:p>110,111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110.483" calcext:value-type="float">
            <text:p>110,483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110.856" calcext:value-type="float">
            <text:p>110,856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11.23" calcext:value-type="float">
            <text:p>111,23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float" office:value="111.604" calcext:value-type="float">
            <text:p>111,604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111.979" calcext:value-type="float">
            <text:p>111,979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112.355" calcext:value-type="float">
            <text:p>112,355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112.731" calcext:value-type="float">
            <text:p>112,731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113.107" calcext:value-type="float">
            <text:p>113,107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113.485" calcext:value-type="float">
            <text:p>113,485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113.863" calcext:value-type="float">
            <text:p>113,863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114.241" calcext:value-type="float">
            <text:p>114,241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114.62" calcext:value-type="float">
            <text:p>114,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115.38" calcext:value-type="float">
            <text:p>115,38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115.761" calcext:value-type="float">
            <text:p>115,761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office:value-type="float" office:value="116.143" calcext:value-type="float">
            <text:p>116,143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116.525" calcext:value-type="float">
            <text:p>116,525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16.907" calcext:value-type="float">
            <text:p>116,907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117.291" calcext:value-type="float">
            <text:p>117,291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office:value-type="float" office:value="117.675" calcext:value-type="float">
            <text:p>117,675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118.059" calcext:value-type="float">
            <text:p>118,059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118.444" calcext:value-type="float">
            <text:p>118,44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18.83" calcext:value-type="float">
            <text:p>118,83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119.216" calcext:value-type="float">
            <text:p>119,216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19.603" calcext:value-type="float">
            <text:p>119,603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119.991" calcext:value-type="float">
            <text:p>119,991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120.379" calcext:value-type="float">
            <text:p>120,379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120.767" calcext:value-type="float">
            <text:p>120,767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121.157" calcext:value-type="float">
            <text:p>121,157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office:value-type="float" office:value="121.547" calcext:value-type="float">
            <text:p>121,547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  <table:table-cell office:value-type="float" office:value="121.937" calcext:value-type="float">
            <text:p>121,937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22.328" calcext:value-type="float">
            <text:p>122,328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22.72" calcext:value-type="float">
            <text:p>122,72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office:value-type="float" office:value="123.112" calcext:value-type="float">
            <text:p>123,112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123.505" calcext:value-type="float">
            <text:p>123,505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office:value-type="float" office:value="123.899" calcext:value-type="float">
            <text:p>123,899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124.293" calcext:value-type="float">
            <text:p>124,29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124.687" calcext:value-type="float">
            <text:p>124,687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125.083" calcext:value-type="float">
            <text:p>125,083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125.479" calcext:value-type="float">
            <text:p>125,479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125.875" calcext:value-type="float">
            <text:p>125,875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126.272" calcext:value-type="float">
            <text:p>126,272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26.67" calcext:value-type="float">
            <text:p>126,67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127.068" calcext:value-type="float">
            <text:p>127,068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127.467" calcext:value-type="float">
            <text:p>127,467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127.867" calcext:value-type="float">
            <text:p>127,867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128.267" calcext:value-type="float">
            <text:p>128,267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28.667" calcext:value-type="float">
            <text:p>128,667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129.069" calcext:value-type="float">
            <text:p>129,069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office:value-type="float" office:value="129.471" calcext:value-type="float">
            <text:p>129,471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129.873" calcext:value-type="float">
            <text:p>129,873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130.276" calcext:value-type="float">
            <text:p>130,27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30.68" calcext:value-type="float">
            <text:p>130,68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131.084" calcext:value-type="float">
            <text:p>131,084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131.489" calcext:value-type="float">
            <text:p>131,489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131.895" calcext:value-type="float">
            <text:p>131,895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132.301" calcext:value-type="float">
            <text:p>132,301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132.707" calcext:value-type="float">
            <text:p>132,707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133.115" calcext:value-type="float">
            <text:p>133,115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133.523" calcext:value-type="float">
            <text:p>133,523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133.931" calcext:value-type="float">
            <text:p>133,931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134.34" calcext:value-type="float">
            <text:p>134,3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34.75" calcext:value-type="float">
            <text:p>134,75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office:value-type="float" office:value="135.16" calcext:value-type="float">
            <text:p>135,16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135.571" calcext:value-type="float">
            <text:p>135,571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135.983" calcext:value-type="float">
            <text:p>135,983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136.395" calcext:value-type="float">
            <text:p>136,395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136.807" calcext:value-type="float">
            <text:p>136,807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137.221" calcext:value-type="float">
            <text:p>137,221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137.635" calcext:value-type="float">
            <text:p>137,635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138.049" calcext:value-type="float">
            <text:p>138,049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138.464" calcext:value-type="float">
            <text:p>138,46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38.88" calcext:value-type="float">
            <text:p>138,88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139.296" calcext:value-type="float">
            <text:p>139,296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139.713" calcext:value-type="float">
            <text:p>139,713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140.131" calcext:value-type="float">
            <text:p>140,131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140.549" calcext:value-type="float">
            <text:p>140,549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140.967" calcext:value-type="float">
            <text:p>140,967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141.387" calcext:value-type="float">
            <text:p>141,387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141.807" calcext:value-type="float">
            <text:p>141,807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142.227" calcext:value-type="float">
            <text:p>142,227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office:value-type="float" office:value="142.648" calcext:value-type="float">
            <text:p>142,64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43.07" calcext:value-type="float">
            <text:p>143,07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143.492" calcext:value-type="float">
            <text:p>143,492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143.915" calcext:value-type="float">
            <text:p>143,915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144.339" calcext:value-type="float">
            <text:p>144,339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144.763" calcext:value-type="float">
            <text:p>144,76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145.187" calcext:value-type="float">
            <text:p>145,187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145.613" calcext:value-type="float">
            <text:p>145,613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office:value-type="float" office:value="146.039" calcext:value-type="float">
            <text:p>146,039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office:value-type="float" office:value="146.465" calcext:value-type="float">
            <text:p>146,465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146.892" calcext:value-type="float">
            <text:p>146,89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47.32" calcext:value-type="float">
            <text:p>147,32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office:value-type="float" office:value="147.748" calcext:value-type="float">
            <text:p>147,748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148.177" calcext:value-type="float">
            <text:p>148,177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148.607" calcext:value-type="float">
            <text:p>148,607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149.037" calcext:value-type="float">
            <text:p>149,037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149.467" calcext:value-type="float">
            <text:p>149,467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office:value-type="float" office:value="149.899" calcext:value-type="float">
            <text:p>149,899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150.331" calcext:value-type="float">
            <text:p>150,331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150.763" calcext:value-type="float">
            <text:p>150,763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151.196" calcext:value-type="float">
            <text:p>151,19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51.63" calcext:value-type="float">
            <text:p>151,63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office:value-type="float" office:value="152.064" calcext:value-type="float">
            <text:p>152,064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52.499" calcext:value-type="float">
            <text:p>152,499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152.935" calcext:value-type="float">
            <text:p>152,935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153.371" calcext:value-type="float">
            <text:p>153,371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153.807" calcext:value-type="float">
            <text:p>153,807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154.245" calcext:value-type="float">
            <text:p>154,245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154.683" calcext:value-type="float">
            <text:p>154,683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155.121" calcext:value-type="float">
            <text:p>155,121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155.56" calcext:value-type="float">
            <text:p>155,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156.44" calcext:value-type="float">
            <text:p>156,44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156.881" calcext:value-type="float">
            <text:p>156,881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office:value-type="float" office:value="157.323" calcext:value-type="float">
            <text:p>157,323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157.765" calcext:value-type="float">
            <text:p>157,765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58.207" calcext:value-type="float">
            <text:p>158,207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office:value-type="float" office:value="158.651" calcext:value-type="float">
            <text:p>158,651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office:value-type="float" office:value="159.095" calcext:value-type="float">
            <text:p>159,095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159.539" calcext:value-type="float">
            <text:p>159,539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159.984" calcext:value-type="float">
            <text:p>159,98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60.43" calcext:value-type="float">
            <text:p>160,43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160.876" calcext:value-type="float">
            <text:p>160,876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61.323" calcext:value-type="float">
            <text:p>161,323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office:value-type="float" office:value="161.771" calcext:value-type="float">
            <text:p>161,771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162.219" calcext:value-type="float">
            <text:p>162,21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62.667" calcext:value-type="float">
            <text:p>162,667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office:value-type="float" office:value="163.117" calcext:value-type="float">
            <text:p>163,117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163.567" calcext:value-type="float">
            <text:p>163,567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164.017" calcext:value-type="float">
            <text:p>164,017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office:value-type="float" office:value="164.468" calcext:value-type="float">
            <text:p>164,468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64.92" calcext:value-type="float">
            <text:p>164,92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65.372" calcext:value-type="float">
            <text:p>165,372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office:value-type="float" office:value="165.825" calcext:value-type="float">
            <text:p>165,825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166.279" calcext:value-type="float">
            <text:p>166,279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166.733" calcext:value-type="float">
            <text:p>166,733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167.187" calcext:value-type="float">
            <text:p>167,187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office:value-type="float" office:value="167.643" calcext:value-type="float">
            <text:p>167,643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168.099" calcext:value-type="float">
            <text:p>168,099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168.555" calcext:value-type="float">
            <text:p>168,555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office:value-type="float" office:value="169.012" calcext:value-type="float">
            <text:p>169,012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69.47" calcext:value-type="float">
            <text:p>169,47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169.928" calcext:value-type="float">
            <text:p>169,928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office:value-type="float" office:value="170.387" calcext:value-type="float">
            <text:p>170,387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office:value-type="float" office:value="170.847" calcext:value-type="float">
            <text:p>170,847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171.307" calcext:value-type="float">
            <text:p>171,307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171.767" calcext:value-type="float">
            <text:p>171,767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office:value-type="float" office:value="172.229" calcext:value-type="float">
            <text:p>172,229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  <table:table-cell office:value-type="float" office:value="172.691" calcext:value-type="float">
            <text:p>172,691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173.153" calcext:value-type="float">
            <text:p>173,153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173.616" calcext:value-type="float">
            <text:p>173,61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74.08" calcext:value-type="float">
            <text:p>174,08</text:p>
          </table:table-cell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174.544" calcext:value-type="float">
            <text:p>174,544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175.009" calcext:value-type="float">
            <text:p>175,009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175.475" calcext:value-type="float">
            <text:p>175,475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office:value-type="float" office:value="175.941" calcext:value-type="float">
            <text:p>175,941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76.407" calcext:value-type="float">
            <text:p>176,407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176.875" calcext:value-type="float">
            <text:p>176,875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office:value-type="float" office:value="177.343" calcext:value-type="float">
            <text:p>177,343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office:value-type="float" office:value="177.811" calcext:value-type="float">
            <text:p>177,811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178.28" calcext:value-type="float">
            <text:p>178,2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78.75" calcext:value-type="float">
            <text:p>178,75</text:p>
          </table:table-cell>
        </table:table-row>
        <table:table-row table:style-name="ro1">
          <table:table-cell office:value-type="float" office:value="6.51" calcext:value-type="float">
            <text:p>6,51</text:p>
          </table:table-cell>
          <table:table-cell office:value-type="float" office:value="179.22" calcext:value-type="float">
            <text:p>179,22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office:value-type="float" office:value="179.691" calcext:value-type="float">
            <text:p>179,691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office:value-type="float" office:value="180.163" calcext:value-type="float">
            <text:p>180,163</text:p>
          </table:table-cell>
        </table:table-row>
        <table:table-row table:style-name="ro1">
          <table:table-cell office:value-type="float" office:value="6.54" calcext:value-type="float">
            <text:p>6,54</text:p>
          </table:table-cell>
          <table:table-cell office:value-type="float" office:value="180.635" calcext:value-type="float">
            <text:p>180,635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81.107" calcext:value-type="float">
            <text:p>181,107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181.581" calcext:value-type="float">
            <text:p>181,581</text:p>
          </table:table-cell>
        </table:table-row>
        <table:table-row table:style-name="ro1">
          <table:table-cell office:value-type="float" office:value="6.57" calcext:value-type="float">
            <text:p>6,57</text:p>
          </table:table-cell>
          <table:table-cell office:value-type="float" office:value="182.055" calcext:value-type="float">
            <text:p>182,055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office:value-type="float" office:value="182.529" calcext:value-type="float">
            <text:p>182,529</text:p>
          </table:table-cell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183.004" calcext:value-type="float">
            <text:p>183,00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83.48" calcext:value-type="float">
            <text:p>183,48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office:value-type="float" office:value="183.956" calcext:value-type="float">
            <text:p>183,956</text:p>
          </table:table-cell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184.433" calcext:value-type="float">
            <text:p>184,433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184.911" calcext:value-type="float">
            <text:p>184,911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office:value-type="float" office:value="185.389" calcext:value-type="float">
            <text:p>185,389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85.867" calcext:value-type="float">
            <text:p>185,867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186.347" calcext:value-type="float">
            <text:p>186,347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186.827" calcext:value-type="float">
            <text:p>186,827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187.307" calcext:value-type="float">
            <text:p>187,307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187.788" calcext:value-type="float">
            <text:p>187,788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88.27" calcext:value-type="float">
            <text:p>188,27</text:p>
          </table:table-cell>
        </table:table-row>
        <table:table-row table:style-name="ro1">
          <table:table-cell office:value-type="float" office:value="6.71" calcext:value-type="float">
            <text:p>6,71</text:p>
          </table:table-cell>
          <table:table-cell office:value-type="float" office:value="188.752" calcext:value-type="float">
            <text:p>188,752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189.235" calcext:value-type="float">
            <text:p>189,235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  <table:table-cell office:value-type="float" office:value="189.719" calcext:value-type="float">
            <text:p>189,719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190.203" calcext:value-type="float">
            <text:p>190,203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90.687" calcext:value-type="float">
            <text:p>190,687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office:value-type="float" office:value="191.173" calcext:value-type="float">
            <text:p>191,173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office:value-type="float" office:value="191.659" calcext:value-type="float">
            <text:p>191,659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office:value-type="float" office:value="192.145" calcext:value-type="float">
            <text:p>192,145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  <table:table-cell office:value-type="float" office:value="192.632" calcext:value-type="float">
            <text:p>192,632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93.12" calcext:value-type="float">
            <text:p>193,12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  <table:table-cell office:value-type="float" office:value="193.608" calcext:value-type="float">
            <text:p>193,608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194.097" calcext:value-type="float">
            <text:p>194,097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 office:value-type="float" office:value="194.587" calcext:value-type="float">
            <text:p>194,587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office:value-type="float" office:value="195.077" calcext:value-type="float">
            <text:p>195,077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95.567" calcext:value-type="float">
            <text:p>195,567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office:value-type="float" office:value="196.059" calcext:value-type="float">
            <text:p>196,059</text:p>
          </table:table-cell>
        </table:table-row>
        <table:table-row table:style-name="ro1">
          <table:table-cell office:value-type="float" office:value="6.87" calcext:value-type="float">
            <text:p>6,87</text:p>
          </table:table-cell>
          <table:table-cell office:value-type="float" office:value="196.551" calcext:value-type="float">
            <text:p>196,551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197.043" calcext:value-type="float">
            <text:p>197,043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197.536" calcext:value-type="float">
            <text:p>197,53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98.03" calcext:value-type="float">
            <text:p>198,03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office:value-type="float" office:value="198.524" calcext:value-type="float">
            <text:p>198,524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199.019" calcext:value-type="float">
            <text:p>199,019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199.515" calcext:value-type="float">
            <text:p>199,515</text:p>
          </table:table-cell>
        </table:table-row>
        <table:table-row table:style-name="ro1">
          <table:table-cell office:value-type="float" office:value="6.94" calcext:value-type="float">
            <text:p>6,94</text:p>
          </table:table-cell>
          <table:table-cell office:value-type="float" office:value="200.011" calcext:value-type="float">
            <text:p>200,011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200.507" calcext:value-type="float">
            <text:p>200,507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201.005" calcext:value-type="float">
            <text:p>201,005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201.503" calcext:value-type="float">
            <text:p>201,503</text:p>
          </table:table-cell>
        </table:table-row>
        <table:table-row table:style-name="ro1">
          <table:table-cell office:value-type="float" office:value="6.98" calcext:value-type="float">
            <text:p>6,98</text:p>
          </table:table-cell>
          <table:table-cell office:value-type="float" office:value="202.001" calcext:value-type="float">
            <text:p>202,001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202.5" calcext:value-type="float">
            <text:p>202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203.5" calcext:value-type="float">
            <text:p>203,5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204.001" calcext:value-type="float">
            <text:p>204,001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204.503" calcext:value-type="float">
            <text:p>204,503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office:value-type="float" office:value="205.005" calcext:value-type="float">
            <text:p>205,005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205.507" calcext:value-type="float">
            <text:p>205,507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206.011" calcext:value-type="float">
            <text:p>206,011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office:value-type="float" office:value="206.515" calcext:value-type="float">
            <text:p>206,515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207.019" calcext:value-type="float">
            <text:p>207,019</text:p>
          </table:table-cell>
        </table:table-row>
        <table:table-row table:style-name="ro1">
          <table:table-cell office:value-type="float" office:value="7.09" calcext:value-type="float">
            <text:p>7,09</text:p>
          </table:table-cell>
          <table:table-cell office:value-type="float" office:value="207.524" calcext:value-type="float">
            <text:p>207,52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208.03" calcext:value-type="float">
            <text:p>208,03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  <table:table-cell office:value-type="float" office:value="208.536" calcext:value-type="float">
            <text:p>208,536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209.043" calcext:value-type="float">
            <text:p>209,043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209.551" calcext:value-type="float">
            <text:p>209,551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210.059" calcext:value-type="float">
            <text:p>210,05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210.567" calcext:value-type="float">
            <text:p>210,567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211.077" calcext:value-type="float">
            <text:p>211,077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211.587" calcext:value-type="float">
            <text:p>211,587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office:value-type="float" office:value="212.097" calcext:value-type="float">
            <text:p>212,097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office:value-type="float" office:value="212.608" calcext:value-type="float">
            <text:p>212,60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213.12" calcext:value-type="float">
            <text:p>213,12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  <table:table-cell office:value-type="float" office:value="213.632" calcext:value-type="float">
            <text:p>213,632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office:value-type="float" office:value="214.145" calcext:value-type="float">
            <text:p>214,145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214.659" calcext:value-type="float">
            <text:p>214,659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215.173" calcext:value-type="float">
            <text:p>215,17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215.687" calcext:value-type="float">
            <text:p>215,687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office:value-type="float" office:value="216.203" calcext:value-type="float">
            <text:p>216,203</text:p>
          </table:table-cell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216.719" calcext:value-type="float">
            <text:p>216,719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office:value-type="float" office:value="217.235" calcext:value-type="float">
            <text:p>217,235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office:value-type="float" office:value="217.752" calcext:value-type="float">
            <text:p>217,752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18.27" calcext:value-type="float">
            <text:p>218,27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218.788" calcext:value-type="float">
            <text:p>218,788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219.307" calcext:value-type="float">
            <text:p>219,307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219.827" calcext:value-type="float">
            <text:p>219,827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220.347" calcext:value-type="float">
            <text:p>220,347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220.867" calcext:value-type="float">
            <text:p>220,867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221.389" calcext:value-type="float">
            <text:p>221,389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221.911" calcext:value-type="float">
            <text:p>221,911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office:value-type="float" office:value="222.433" calcext:value-type="float">
            <text:p>222,433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222.956" calcext:value-type="float">
            <text:p>222,95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23.48" calcext:value-type="float">
            <text:p>223,48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office:value-type="float" office:value="224.004" calcext:value-type="float">
            <text:p>224,004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224.529" calcext:value-type="float">
            <text:p>224,529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225.055" calcext:value-type="float">
            <text:p>225,055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office:value-type="float" office:value="225.581" calcext:value-type="float">
            <text:p>225,581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226.107" calcext:value-type="float">
            <text:p>226,107</text:p>
          </table:table-cell>
        </table:table-row>
        <table:table-row table:style-name="ro1">
          <table:table-cell office:value-type="float" office:value="7.46" calcext:value-type="float">
            <text:p>7,46</text:p>
          </table:table-cell>
          <table:table-cell office:value-type="float" office:value="226.635" calcext:value-type="float">
            <text:p>226,635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227.163" calcext:value-type="float">
            <text:p>227,163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227.691" calcext:value-type="float">
            <text:p>227,691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228.22" calcext:value-type="float">
            <text:p>228,2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228.75" calcext:value-type="float">
            <text:p>228,75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office:value-type="float" office:value="229.28" calcext:value-type="float">
            <text:p>229,28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229.811" calcext:value-type="float">
            <text:p>229,811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office:value-type="float" office:value="230.343" calcext:value-type="float">
            <text:p>230,343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230.875" calcext:value-type="float">
            <text:p>230,875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231.407" calcext:value-type="float">
            <text:p>231,407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231.941" calcext:value-type="float">
            <text:p>231,941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office:value-type="float" office:value="232.475" calcext:value-type="float">
            <text:p>232,475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233.009" calcext:value-type="float">
            <text:p>233,009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233.544" calcext:value-type="float">
            <text:p>233,544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234.08" calcext:value-type="float">
            <text:p>234,08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234.616" calcext:value-type="float">
            <text:p>234,616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235.153" calcext:value-type="float">
            <text:p>235,153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office:value-type="float" office:value="235.691" calcext:value-type="float">
            <text:p>235,691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236.229" calcext:value-type="float">
            <text:p>236,229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236.767" calcext:value-type="float">
            <text:p>236,767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237.307" calcext:value-type="float">
            <text:p>237,307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237.847" calcext:value-type="float">
            <text:p>237,847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238.387" calcext:value-type="float">
            <text:p>238,387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238.928" calcext:value-type="float">
            <text:p>238,92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39.47" calcext:value-type="float">
            <text:p>239,47</text:p>
          </table:table-cell>
        </table:table-row>
        <table:table-row table:style-name="ro1">
          <table:table-cell office:value-type="float" office:value="7.71" calcext:value-type="float">
            <text:p>7,71</text:p>
          </table:table-cell>
          <table:table-cell office:value-type="float" office:value="240.012" calcext:value-type="float">
            <text:p>240,012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240.555" calcext:value-type="float">
            <text:p>240,555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office:value-type="float" office:value="241.099" calcext:value-type="float">
            <text:p>241,099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241.643" calcext:value-type="float">
            <text:p>241,64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242.187" calcext:value-type="float">
            <text:p>242,187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242.733" calcext:value-type="float">
            <text:p>242,733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243.279" calcext:value-type="float">
            <text:p>243,279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243.825" calcext:value-type="float">
            <text:p>243,825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  <table:table-cell office:value-type="float" office:value="244.372" calcext:value-type="float">
            <text:p>244,372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244.92" calcext:value-type="float">
            <text:p>244,92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office:value-type="float" office:value="245.468" calcext:value-type="float">
            <text:p>245,468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office:value-type="float" office:value="246.017" calcext:value-type="float">
            <text:p>246,017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office:value-type="float" office:value="246.567" calcext:value-type="float">
            <text:p>246,567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247.117" calcext:value-type="float">
            <text:p>247,117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247.667" calcext:value-type="float">
            <text:p>247,667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248.219" calcext:value-type="float">
            <text:p>248,219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  <table:table-cell office:value-type="float" office:value="248.771" calcext:value-type="float">
            <text:p>248,771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249.323" calcext:value-type="float">
            <text:p>249,323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  <table:table-cell office:value-type="float" office:value="249.876" calcext:value-type="float">
            <text:p>249,87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250.43" calcext:value-type="float">
            <text:p>250,43</text:p>
          </table:table-cell>
        </table:table-row>
        <table:table-row table:style-name="ro1">
          <table:table-cell office:value-type="float" office:value="7.91" calcext:value-type="float">
            <text:p>7,91</text:p>
          </table:table-cell>
          <table:table-cell office:value-type="float" office:value="250.984" calcext:value-type="float">
            <text:p>250,984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office:value-type="float" office:value="251.539" calcext:value-type="float">
            <text:p>251,539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252.095" calcext:value-type="float">
            <text:p>252,095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  <table:table-cell office:value-type="float" office:value="252.651" calcext:value-type="float">
            <text:p>252,651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253.207" calcext:value-type="float">
            <text:p>253,207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253.765" calcext:value-type="float">
            <text:p>253,765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office:value-type="float" office:value="254.323" calcext:value-type="float">
            <text:p>254,323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254.881" calcext:value-type="float">
            <text:p>254,881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255.44" calcext:value-type="float">
            <text:p>255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256.56" calcext:value-type="float">
            <text:p>256,56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office:value-type="float" office:value="257.121" calcext:value-type="float">
            <text:p>257,12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257.683" calcext:value-type="float">
            <text:p>257,683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258.245" calcext:value-type="float">
            <text:p>258,245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258.807" calcext:value-type="float">
            <text:p>258,807</text:p>
          </table:table-cell>
        </table:table-row>
        <table:table-row table:style-name="ro1">
          <table:table-cell office:value-type="float" office:value="8.06" calcext:value-type="float">
            <text:p>8,06</text:p>
          </table:table-cell>
          <table:table-cell office:value-type="float" office:value="259.371" calcext:value-type="float">
            <text:p>259,371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office:value-type="float" office:value="259.935" calcext:value-type="float">
            <text:p>259,935</text:p>
          </table:table-cell>
        </table:table-row>
        <table:table-row table:style-name="ro1">
          <table:table-cell office:value-type="float" office:value="8.08" calcext:value-type="float">
            <text:p>8,08</text:p>
          </table:table-cell>
          <table:table-cell office:value-type="float" office:value="260.499" calcext:value-type="float">
            <text:p>260,499</text:p>
          </table:table-cell>
        </table:table-row>
        <table:table-row table:style-name="ro1">
          <table:table-cell office:value-type="float" office:value="8.09" calcext:value-type="float">
            <text:p>8,09</text:p>
          </table:table-cell>
          <table:table-cell office:value-type="float" office:value="261.064" calcext:value-type="float">
            <text:p>261,06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61.63" calcext:value-type="float">
            <text:p>261,63</text:p>
          </table:table-cell>
        </table:table-row>
        <table:table-row table:style-name="ro1">
          <table:table-cell office:value-type="float" office:value="8.11" calcext:value-type="float">
            <text:p>8,11</text:p>
          </table:table-cell>
          <table:table-cell office:value-type="float" office:value="262.196" calcext:value-type="float">
            <text:p>262,196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262.763" calcext:value-type="float">
            <text:p>262,763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  <table:table-cell office:value-type="float" office:value="263.331" calcext:value-type="float">
            <text:p>263,331</text:p>
          </table:table-cell>
        </table:table-row>
        <table:table-row table:style-name="ro1">
          <table:table-cell office:value-type="float" office:value="8.14" calcext:value-type="float">
            <text:p>8,14</text:p>
          </table:table-cell>
          <table:table-cell office:value-type="float" office:value="263.899" calcext:value-type="float">
            <text:p>263,899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264.467" calcext:value-type="float">
            <text:p>264,467</text:p>
          </table:table-cell>
        </table:table-row>
        <table:table-row table:style-name="ro1">
          <table:table-cell office:value-type="float" office:value="8.16" calcext:value-type="float">
            <text:p>8,16</text:p>
          </table:table-cell>
          <table:table-cell office:value-type="float" office:value="265.037" calcext:value-type="float">
            <text:p>265,037</text:p>
          </table:table-cell>
        </table:table-row>
        <table:table-row table:style-name="ro1">
          <table:table-cell office:value-type="float" office:value="8.17" calcext:value-type="float">
            <text:p>8,17</text:p>
          </table:table-cell>
          <table:table-cell office:value-type="float" office:value="265.607" calcext:value-type="float">
            <text:p>265,607</text:p>
          </table:table-cell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266.177" calcext:value-type="float">
            <text:p>266,177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266.748" calcext:value-type="float">
            <text:p>266,748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267.32" calcext:value-type="float">
            <text:p>267,32</text:p>
          </table:table-cell>
        </table:table-row>
        <table:table-row table:style-name="ro1">
          <table:table-cell office:value-type="float" office:value="8.21" calcext:value-type="float">
            <text:p>8,21</text:p>
          </table:table-cell>
          <table:table-cell office:value-type="float" office:value="267.892" calcext:value-type="float">
            <text:p>267,892</text:p>
          </table:table-cell>
        </table:table-row>
        <table:table-row table:style-name="ro1">
          <table:table-cell office:value-type="float" office:value="8.22" calcext:value-type="float">
            <text:p>8,22</text:p>
          </table:table-cell>
          <table:table-cell office:value-type="float" office:value="268.465" calcext:value-type="float">
            <text:p>268,465</text:p>
          </table:table-cell>
        </table:table-row>
        <table:table-row table:style-name="ro1">
          <table:table-cell office:value-type="float" office:value="8.23" calcext:value-type="float">
            <text:p>8,23</text:p>
          </table:table-cell>
          <table:table-cell office:value-type="float" office:value="269.039" calcext:value-type="float">
            <text:p>269,039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office:value-type="float" office:value="269.613" calcext:value-type="float">
            <text:p>269,613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270.188" calcext:value-type="float">
            <text:p>270,188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  <table:table-cell office:value-type="float" office:value="270.763" calcext:value-type="float">
            <text:p>270,763</text:p>
          </table:table-cell>
        </table:table-row>
        <table:table-row table:style-name="ro1">
          <table:table-cell office:value-type="float" office:value="8.27" calcext:value-type="float">
            <text:p>8,27</text:p>
          </table:table-cell>
          <table:table-cell office:value-type="float" office:value="271.339" calcext:value-type="float">
            <text:p>271,339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office:value-type="float" office:value="271.915" calcext:value-type="float">
            <text:p>271,915</text:p>
          </table:table-cell>
        </table:table-row>
        <table:table-row table:style-name="ro1">
          <table:table-cell office:value-type="float" office:value="8.29" calcext:value-type="float">
            <text:p>8,29</text:p>
          </table:table-cell>
          <table:table-cell office:value-type="float" office:value="272.492" calcext:value-type="float">
            <text:p>272,492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73.07" calcext:value-type="float">
            <text:p>273,07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273.648" calcext:value-type="float">
            <text:p>273,648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office:value-type="float" office:value="274.227" calcext:value-type="float">
            <text:p>274,227</text:p>
          </table:table-cell>
        </table:table-row>
        <table:table-row table:style-name="ro1">
          <table:table-cell office:value-type="float" office:value="8.33" calcext:value-type="float">
            <text:p>8,33</text:p>
          </table:table-cell>
          <table:table-cell office:value-type="float" office:value="274.807" calcext:value-type="float">
            <text:p>274,807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275.387" calcext:value-type="float">
            <text:p>275,387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275.967" calcext:value-type="float">
            <text:p>275,967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  <table:table-cell office:value-type="float" office:value="276.549" calcext:value-type="float">
            <text:p>276,549</text:p>
          </table:table-cell>
        </table:table-row>
        <table:table-row table:style-name="ro1">
          <table:table-cell office:value-type="float" office:value="8.37" calcext:value-type="float">
            <text:p>8,37</text:p>
          </table:table-cell>
          <table:table-cell office:value-type="float" office:value="277.131" calcext:value-type="float">
            <text:p>277,131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  <table:table-cell office:value-type="float" office:value="277.713" calcext:value-type="float">
            <text:p>277,713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278.296" calcext:value-type="float">
            <text:p>278,29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78.88" calcext:value-type="float">
            <text:p>278,88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279.464" calcext:value-type="float">
            <text:p>279,464</text:p>
          </table:table-cell>
        </table:table-row>
        <table:table-row table:style-name="ro1">
          <table:table-cell office:value-type="float" office:value="8.42" calcext:value-type="float">
            <text:p>8,42</text:p>
          </table:table-cell>
          <table:table-cell office:value-type="float" office:value="280.049" calcext:value-type="float">
            <text:p>280,049</text:p>
          </table:table-cell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280.635" calcext:value-type="float">
            <text:p>280,635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  <table:table-cell office:value-type="float" office:value="281.221" calcext:value-type="float">
            <text:p>281,221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281.807" calcext:value-type="float">
            <text:p>281,807</text:p>
          </table:table-cell>
        </table:table-row>
        <table:table-row table:style-name="ro1">
          <table:table-cell office:value-type="float" office:value="8.46" calcext:value-type="float">
            <text:p>8,46</text:p>
          </table:table-cell>
          <table:table-cell office:value-type="float" office:value="282.395" calcext:value-type="float">
            <text:p>282,395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282.983" calcext:value-type="float">
            <text:p>282,983</text:p>
          </table:table-cell>
        </table:table-row>
        <table:table-row table:style-name="ro1">
          <table:table-cell office:value-type="float" office:value="8.48" calcext:value-type="float">
            <text:p>8,48</text:p>
          </table:table-cell>
          <table:table-cell office:value-type="float" office:value="283.571" calcext:value-type="float">
            <text:p>283,571</text:p>
          </table:table-cell>
        </table:table-row>
        <table:table-row table:style-name="ro1">
          <table:table-cell office:value-type="float" office:value="8.49" calcext:value-type="float">
            <text:p>8,49</text:p>
          </table:table-cell>
          <table:table-cell office:value-type="float" office:value="284.16" calcext:value-type="float">
            <text:p>284,1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84.75" calcext:value-type="float">
            <text:p>284,75</text:p>
          </table:table-cell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285.34" calcext:value-type="float">
            <text:p>285,34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office:value-type="float" office:value="285.931" calcext:value-type="float">
            <text:p>285,931</text:p>
          </table:table-cell>
        </table:table-row>
        <table:table-row table:style-name="ro1">
          <table:table-cell office:value-type="float" office:value="8.53" calcext:value-type="float">
            <text:p>8,53</text:p>
          </table:table-cell>
          <table:table-cell office:value-type="float" office:value="286.523" calcext:value-type="float">
            <text:p>286,523</text:p>
          </table:table-cell>
        </table:table-row>
        <table:table-row table:style-name="ro1">
          <table:table-cell office:value-type="float" office:value="8.54" calcext:value-type="float">
            <text:p>8,54</text:p>
          </table:table-cell>
          <table:table-cell office:value-type="float" office:value="287.115" calcext:value-type="float">
            <text:p>287,115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287.707" calcext:value-type="float">
            <text:p>287,707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  <table:table-cell office:value-type="float" office:value="288.301" calcext:value-type="float">
            <text:p>288,301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  <table:table-cell office:value-type="float" office:value="288.895" calcext:value-type="float">
            <text:p>288,895</text:p>
          </table:table-cell>
        </table:table-row>
        <table:table-row table:style-name="ro1">
          <table:table-cell office:value-type="float" office:value="8.58" calcext:value-type="float">
            <text:p>8,58</text:p>
          </table:table-cell>
          <table:table-cell office:value-type="float" office:value="289.489" calcext:value-type="float">
            <text:p>289,489</text:p>
          </table:table-cell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290.084" calcext:value-type="float">
            <text:p>290,08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290.68" calcext:value-type="float">
            <text:p>290,68</text:p>
          </table:table-cell>
        </table:table-row>
        <table:table-row table:style-name="ro1">
          <table:table-cell office:value-type="float" office:value="8.61" calcext:value-type="float">
            <text:p>8,61</text:p>
          </table:table-cell>
          <table:table-cell office:value-type="float" office:value="291.276" calcext:value-type="float">
            <text:p>291,276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  <table:table-cell office:value-type="float" office:value="291.873" calcext:value-type="float">
            <text:p>291,873</text:p>
          </table:table-cell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292.471" calcext:value-type="float">
            <text:p>292,471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office:value-type="float" office:value="293.069" calcext:value-type="float">
            <text:p>293,069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293.667" calcext:value-type="float">
            <text:p>293,667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294.267" calcext:value-type="float">
            <text:p>294,267</text:p>
          </table:table-cell>
        </table:table-row>
        <table:table-row table:style-name="ro1">
          <table:table-cell office:value-type="float" office:value="8.67" calcext:value-type="float">
            <text:p>8,67</text:p>
          </table:table-cell>
          <table:table-cell office:value-type="float" office:value="294.867" calcext:value-type="float">
            <text:p>294,867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295.467" calcext:value-type="float">
            <text:p>295,467</text:p>
          </table:table-cell>
        </table:table-row>
        <table:table-row table:style-name="ro1">
          <table:table-cell office:value-type="float" office:value="8.69" calcext:value-type="float">
            <text:p>8,69</text:p>
          </table:table-cell>
          <table:table-cell office:value-type="float" office:value="296.068" calcext:value-type="float">
            <text:p>296,068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296.67" calcext:value-type="float">
            <text:p>296,67</text:p>
          </table:table-cell>
        </table:table-row>
        <table:table-row table:style-name="ro1">
          <table:table-cell office:value-type="float" office:value="8.71" calcext:value-type="float">
            <text:p>8,71</text:p>
          </table:table-cell>
          <table:table-cell office:value-type="float" office:value="297.272" calcext:value-type="float">
            <text:p>297,272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297.875" calcext:value-type="float">
            <text:p>297,875</text:p>
          </table:table-cell>
        </table:table-row>
        <table:table-row table:style-name="ro1">
          <table:table-cell office:value-type="float" office:value="8.73" calcext:value-type="float">
            <text:p>8,73</text:p>
          </table:table-cell>
          <table:table-cell office:value-type="float" office:value="298.479" calcext:value-type="float">
            <text:p>298,479</text:p>
          </table:table-cell>
        </table:table-row>
        <table:table-row table:style-name="ro1">
          <table:table-cell office:value-type="float" office:value="8.74" calcext:value-type="float">
            <text:p>8,74</text:p>
          </table:table-cell>
          <table:table-cell office:value-type="float" office:value="299.083" calcext:value-type="float">
            <text:p>299,083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299.688" calcext:value-type="float">
            <text:p>299,688</text:p>
          </table:table-cell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300.293" calcext:value-type="float">
            <text:p>300,293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  <table:table-cell office:value-type="float" office:value="300.899" calcext:value-type="float">
            <text:p>300,899</text:p>
          </table:table-cell>
        </table:table-row>
        <table:table-row table:style-name="ro1">
          <table:table-cell office:value-type="float" office:value="8.78" calcext:value-type="float">
            <text:p>8,78</text:p>
          </table:table-cell>
          <table:table-cell office:value-type="float" office:value="301.505" calcext:value-type="float">
            <text:p>301,505</text:p>
          </table:table-cell>
        </table:table-row>
        <table:table-row table:style-name="ro1">
          <table:table-cell office:value-type="float" office:value="8.79" calcext:value-type="float">
            <text:p>8,79</text:p>
          </table:table-cell>
          <table:table-cell office:value-type="float" office:value="302.112" calcext:value-type="float">
            <text:p>302,112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302.72" calcext:value-type="float">
            <text:p>302,72</text:p>
          </table:table-cell>
        </table:table-row>
        <table:table-row table:style-name="ro1">
          <table:table-cell office:value-type="float" office:value="8.81" calcext:value-type="float">
            <text:p>8,81</text:p>
          </table:table-cell>
          <table:table-cell office:value-type="float" office:value="303.328" calcext:value-type="float">
            <text:p>303,328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  <table:table-cell office:value-type="float" office:value="303.937" calcext:value-type="float">
            <text:p>303,937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304.547" calcext:value-type="float">
            <text:p>304,547</text:p>
          </table:table-cell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305.157" calcext:value-type="float">
            <text:p>305,157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305.767" calcext:value-type="float">
            <text:p>305,767</text:p>
          </table:table-cell>
        </table:table-row>
        <table:table-row table:style-name="ro1">
          <table:table-cell office:value-type="float" office:value="8.86" calcext:value-type="float">
            <text:p>8,86</text:p>
          </table:table-cell>
          <table:table-cell office:value-type="float" office:value="306.379" calcext:value-type="float">
            <text:p>306,379</text:p>
          </table:table-cell>
        </table:table-row>
        <table:table-row table:style-name="ro1">
          <table:table-cell office:value-type="float" office:value="8.87" calcext:value-type="float">
            <text:p>8,87</text:p>
          </table:table-cell>
          <table:table-cell office:value-type="float" office:value="306.991" calcext:value-type="float">
            <text:p>306,991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307.603" calcext:value-type="float">
            <text:p>307,603</text:p>
          </table:table-cell>
        </table:table-row>
        <table:table-row table:style-name="ro1">
          <table:table-cell office:value-type="float" office:value="8.89" calcext:value-type="float">
            <text:p>8,89</text:p>
          </table:table-cell>
          <table:table-cell office:value-type="float" office:value="308.216" calcext:value-type="float">
            <text:p>308,21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308.83" calcext:value-type="float">
            <text:p>308,83</text:p>
          </table:table-cell>
        </table:table-row>
        <table:table-row table:style-name="ro1">
          <table:table-cell office:value-type="float" office:value="8.91" calcext:value-type="float">
            <text:p>8,91</text:p>
          </table:table-cell>
          <table:table-cell office:value-type="float" office:value="309.444" calcext:value-type="float">
            <text:p>309,444</text:p>
          </table:table-cell>
        </table:table-row>
        <table:table-row table:style-name="ro1">
          <table:table-cell office:value-type="float" office:value="8.92" calcext:value-type="float">
            <text:p>8,92</text:p>
          </table:table-cell>
          <table:table-cell office:value-type="float" office:value="310.059" calcext:value-type="float">
            <text:p>310,059</text:p>
          </table:table-cell>
        </table:table-row>
        <table:table-row table:style-name="ro1">
          <table:table-cell office:value-type="float" office:value="8.93" calcext:value-type="float">
            <text:p>8,93</text:p>
          </table:table-cell>
          <table:table-cell office:value-type="float" office:value="310.675" calcext:value-type="float">
            <text:p>310,675</text:p>
          </table:table-cell>
        </table:table-row>
        <table:table-row table:style-name="ro1">
          <table:table-cell office:value-type="float" office:value="8.94" calcext:value-type="float">
            <text:p>8,94</text:p>
          </table:table-cell>
          <table:table-cell office:value-type="float" office:value="311.291" calcext:value-type="float">
            <text:p>311,291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311.907" calcext:value-type="float">
            <text:p>311,907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312.525" calcext:value-type="float">
            <text:p>312,525</text:p>
          </table:table-cell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313.143" calcext:value-type="float">
            <text:p>313,143</text:p>
          </table:table-cell>
        </table:table-row>
        <table:table-row table:style-name="ro1">
          <table:table-cell office:value-type="float" office:value="8.98" calcext:value-type="float">
            <text:p>8,98</text:p>
          </table:table-cell>
          <table:table-cell office:value-type="float" office:value="313.761" calcext:value-type="float">
            <text:p>313,761</text:p>
          </table:table-cell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314.38" calcext:value-type="float">
            <text:p>314,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315.62" calcext:value-type="float">
            <text:p>315,62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316.241" calcext:value-type="float">
            <text:p>316,241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office:value-type="float" office:value="316.863" calcext:value-type="float">
            <text:p>316,863</text:p>
          </table:table-cell>
        </table:table-row>
        <table:table-row table:style-name="ro1">
          <table:table-cell office:value-type="float" office:value="9.04" calcext:value-type="float">
            <text:p>9,04</text:p>
          </table:table-cell>
          <table:table-cell office:value-type="float" office:value="317.485" calcext:value-type="float">
            <text:p>317,485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318.107" calcext:value-type="float">
            <text:p>318,107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  <table:table-cell office:value-type="float" office:value="318.731" calcext:value-type="float">
            <text:p>318,731</text:p>
          </table:table-cell>
        </table:table-row>
        <table:table-row table:style-name="ro1">
          <table:table-cell office:value-type="float" office:value="9.07" calcext:value-type="float">
            <text:p>9,07</text:p>
          </table:table-cell>
          <table:table-cell office:value-type="float" office:value="319.355" calcext:value-type="float">
            <text:p>319,355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319.979" calcext:value-type="float">
            <text:p>319,979</text:p>
          </table:table-cell>
        </table:table-row>
        <table:table-row table:style-name="ro1">
          <table:table-cell office:value-type="float" office:value="9.09" calcext:value-type="float">
            <text:p>9,09</text:p>
          </table:table-cell>
          <table:table-cell office:value-type="float" office:value="320.604" calcext:value-type="float">
            <text:p>320,60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321.23" calcext:value-type="float">
            <text:p>321,23</text:p>
          </table:table-cell>
        </table:table-row>
        <table:table-row table:style-name="ro1">
          <table:table-cell office:value-type="float" office:value="9.11" calcext:value-type="float">
            <text:p>9,11</text:p>
          </table:table-cell>
          <table:table-cell office:value-type="float" office:value="321.856" calcext:value-type="float">
            <text:p>321,856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322.483" calcext:value-type="float">
            <text:p>322,483</text:p>
          </table:table-cell>
        </table:table-row>
        <table:table-row table:style-name="ro1">
          <table:table-cell office:value-type="float" office:value="9.13" calcext:value-type="float">
            <text:p>9,13</text:p>
          </table:table-cell>
          <table:table-cell office:value-type="float" office:value="323.111" calcext:value-type="float">
            <text:p>323,111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323.739" calcext:value-type="float">
            <text:p>323,739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324.367" calcext:value-type="float">
            <text:p>324,367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  <table:table-cell office:value-type="float" office:value="324.997" calcext:value-type="float">
            <text:p>324,997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office:value-type="float" office:value="325.627" calcext:value-type="float">
            <text:p>325,627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office:value-type="float" office:value="326.257" calcext:value-type="float">
            <text:p>326,257</text:p>
          </table:table-cell>
        </table:table-row>
        <table:table-row table:style-name="ro1">
          <table:table-cell office:value-type="float" office:value="9.19" calcext:value-type="float">
            <text:p>9,19</text:p>
          </table:table-cell>
          <table:table-cell office:value-type="float" office:value="326.888" calcext:value-type="float">
            <text:p>326,888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27.52" calcext:value-type="float">
            <text:p>327,52</text:p>
          </table:table-cell>
        </table:table-row>
        <table:table-row table:style-name="ro1">
          <table:table-cell office:value-type="float" office:value="9.21" calcext:value-type="float">
            <text:p>9,21</text:p>
          </table:table-cell>
          <table:table-cell office:value-type="float" office:value="328.152" calcext:value-type="float">
            <text:p>328,152</text:p>
          </table:table-cell>
        </table:table-row>
        <table:table-row table:style-name="ro1">
          <table:table-cell office:value-type="float" office:value="9.22" calcext:value-type="float">
            <text:p>9,22</text:p>
          </table:table-cell>
          <table:table-cell office:value-type="float" office:value="328.785" calcext:value-type="float">
            <text:p>328,785</text:p>
          </table:table-cell>
        </table:table-row>
        <table:table-row table:style-name="ro1">
          <table:table-cell office:value-type="float" office:value="9.23" calcext:value-type="float">
            <text:p>9,23</text:p>
          </table:table-cell>
          <table:table-cell office:value-type="float" office:value="329.419" calcext:value-type="float">
            <text:p>329,419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330.053" calcext:value-type="float">
            <text:p>330,053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330.688" calcext:value-type="float">
            <text:p>330,688</text:p>
          </table:table-cell>
        </table:table-row>
        <table:table-row table:style-name="ro1">
          <table:table-cell office:value-type="float" office:value="9.26" calcext:value-type="float">
            <text:p>9,26</text:p>
          </table:table-cell>
          <table:table-cell office:value-type="float" office:value="331.323" calcext:value-type="float">
            <text:p>331,323</text:p>
          </table:table-cell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331.959" calcext:value-type="float">
            <text:p>331,959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  <table:table-cell office:value-type="float" office:value="332.595" calcext:value-type="float">
            <text:p>332,595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office:value-type="float" office:value="333.232" calcext:value-type="float">
            <text:p>333,232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333.87" calcext:value-type="float">
            <text:p>333,87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334.508" calcext:value-type="float">
            <text:p>334,508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office:value-type="float" office:value="335.147" calcext:value-type="float">
            <text:p>335,147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335.787" calcext:value-type="float">
            <text:p>335,787</text:p>
          </table:table-cell>
        </table:table-row>
        <table:table-row table:style-name="ro1">
          <table:table-cell office:value-type="float" office:value="9.34" calcext:value-type="float">
            <text:p>9,34</text:p>
          </table:table-cell>
          <table:table-cell office:value-type="float" office:value="336.427" calcext:value-type="float">
            <text:p>336,427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337.067" calcext:value-type="float">
            <text:p>337,067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337.709" calcext:value-type="float">
            <text:p>337,709</text:p>
          </table:table-cell>
        </table:table-row>
        <table:table-row table:style-name="ro1">
          <table:table-cell office:value-type="float" office:value="9.37" calcext:value-type="float">
            <text:p>9,37</text:p>
          </table:table-cell>
          <table:table-cell office:value-type="float" office:value="338.351" calcext:value-type="float">
            <text:p>338,351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338.993" calcext:value-type="float">
            <text:p>338,993</text:p>
          </table:table-cell>
        </table:table-row>
        <table:table-row table:style-name="ro1">
          <table:table-cell office:value-type="float" office:value="9.39" calcext:value-type="float">
            <text:p>9,39</text:p>
          </table:table-cell>
          <table:table-cell office:value-type="float" office:value="339.636" calcext:value-type="float">
            <text:p>339,63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40.28" calcext:value-type="float">
            <text:p>340,28</text:p>
          </table:table-cell>
        </table:table-row>
        <table:table-row table:style-name="ro1">
          <table:table-cell office:value-type="float" office:value="9.41" calcext:value-type="float">
            <text:p>9,41</text:p>
          </table:table-cell>
          <table:table-cell office:value-type="float" office:value="340.924" calcext:value-type="float">
            <text:p>340,924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341.569" calcext:value-type="float">
            <text:p>341,569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342.215" calcext:value-type="float">
            <text:p>342,215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342.861" calcext:value-type="float">
            <text:p>342,861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343.507" calcext:value-type="float">
            <text:p>343,507</text:p>
          </table:table-cell>
        </table:table-row>
        <table:table-row table:style-name="ro1">
          <table:table-cell office:value-type="float" office:value="9.46" calcext:value-type="float">
            <text:p>9,46</text:p>
          </table:table-cell>
          <table:table-cell office:value-type="float" office:value="344.155" calcext:value-type="float">
            <text:p>344,155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344.803" calcext:value-type="float">
            <text:p>344,803</text:p>
          </table:table-cell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345.451" calcext:value-type="float">
            <text:p>345,451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  <table:table-cell office:value-type="float" office:value="346.1" calcext:value-type="float">
            <text:p>346,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346.75" calcext:value-type="float">
            <text:p>346,75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347.4" calcext:value-type="float">
            <text:p>347,4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  <table:table-cell office:value-type="float" office:value="348.051" calcext:value-type="float">
            <text:p>348,051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  <table:table-cell office:value-type="float" office:value="348.703" calcext:value-type="float">
            <text:p>348,703</text:p>
          </table:table-cell>
        </table:table-row>
        <table:table-row table:style-name="ro1">
          <table:table-cell office:value-type="float" office:value="9.54" calcext:value-type="float">
            <text:p>9,54</text:p>
          </table:table-cell>
          <table:table-cell office:value-type="float" office:value="349.355" calcext:value-type="float">
            <text:p>349,355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350.007" calcext:value-type="float">
            <text:p>350,007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350.661" calcext:value-type="float">
            <text:p>350,661</text:p>
          </table:table-cell>
        </table:table-row>
        <table:table-row table:style-name="ro1">
          <table:table-cell office:value-type="float" office:value="9.57" calcext:value-type="float">
            <text:p>9,57</text:p>
          </table:table-cell>
          <table:table-cell office:value-type="float" office:value="351.315" calcext:value-type="float">
            <text:p>351,315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351.969" calcext:value-type="float">
            <text:p>351,969</text:p>
          </table:table-cell>
        </table:table-row>
        <table:table-row table:style-name="ro1">
          <table:table-cell office:value-type="float" office:value="9.59" calcext:value-type="float">
            <text:p>9,59</text:p>
          </table:table-cell>
          <table:table-cell office:value-type="float" office:value="352.624" calcext:value-type="float">
            <text:p>352,624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353.28" calcext:value-type="float">
            <text:p>353,28</text:p>
          </table:table-cell>
        </table:table-row>
        <table:table-row table:style-name="ro1">
          <table:table-cell office:value-type="float" office:value="9.61" calcext:value-type="float">
            <text:p>9,61</text:p>
          </table:table-cell>
          <table:table-cell office:value-type="float" office:value="353.936" calcext:value-type="float">
            <text:p>353,936</text:p>
          </table:table-cell>
        </table:table-row>
        <table:table-row table:style-name="ro1">
          <table:table-cell office:value-type="float" office:value="9.62" calcext:value-type="float">
            <text:p>9,62</text:p>
          </table:table-cell>
          <table:table-cell office:value-type="float" office:value="354.593" calcext:value-type="float">
            <text:p>354,593</text:p>
          </table:table-cell>
        </table:table-row>
        <table:table-row table:style-name="ro1">
          <table:table-cell office:value-type="float" office:value="9.63" calcext:value-type="float">
            <text:p>9,63</text:p>
          </table:table-cell>
          <table:table-cell office:value-type="float" office:value="355.251" calcext:value-type="float">
            <text:p>355,251</text:p>
          </table:table-cell>
        </table:table-row>
        <table:table-row table:style-name="ro1">
          <table:table-cell office:value-type="float" office:value="9.64" calcext:value-type="float">
            <text:p>9,64</text:p>
          </table:table-cell>
          <table:table-cell office:value-type="float" office:value="355.909" calcext:value-type="float">
            <text:p>355,909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356.567" calcext:value-type="float">
            <text:p>356,567</text:p>
          </table:table-cell>
        </table:table-row>
        <table:table-row table:style-name="ro1">
          <table:table-cell office:value-type="float" office:value="9.66" calcext:value-type="float">
            <text:p>9,66</text:p>
          </table:table-cell>
          <table:table-cell office:value-type="float" office:value="357.227" calcext:value-type="float">
            <text:p>357,227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  <table:table-cell office:value-type="float" office:value="357.887" calcext:value-type="float">
            <text:p>357,887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358.547" calcext:value-type="float">
            <text:p>358,547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  <table:table-cell office:value-type="float" office:value="359.208" calcext:value-type="float">
            <text:p>359,208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359.87" calcext:value-type="float">
            <text:p>359,87</text:p>
          </table:table-cell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360.532" calcext:value-type="float">
            <text:p>360,532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361.195" calcext:value-type="float">
            <text:p>361,195</text:p>
          </table:table-cell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361.859" calcext:value-type="float">
            <text:p>361,859</text:p>
          </table:table-cell>
        </table:table-row>
        <table:table-row table:style-name="ro1">
          <table:table-cell office:value-type="float" office:value="9.74" calcext:value-type="float">
            <text:p>9,74</text:p>
          </table:table-cell>
          <table:table-cell office:value-type="float" office:value="362.523" calcext:value-type="float">
            <text:p>362,523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363.188" calcext:value-type="float">
            <text:p>363,188</text:p>
          </table:table-cell>
        </table:table-row>
        <table:table-row table:style-name="ro1">
          <table:table-cell office:value-type="float" office:value="9.76" calcext:value-type="float">
            <text:p>9,76</text:p>
          </table:table-cell>
          <table:table-cell office:value-type="float" office:value="363.853" calcext:value-type="float">
            <text:p>363,853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364.519" calcext:value-type="float">
            <text:p>364,519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office:value-type="float" office:value="365.185" calcext:value-type="float">
            <text:p>365,185</text:p>
          </table:table-cell>
        </table:table-row>
        <table:table-row table:style-name="ro1">
          <table:table-cell office:value-type="float" office:value="9.79" calcext:value-type="float">
            <text:p>9,79</text:p>
          </table:table-cell>
          <table:table-cell office:value-type="float" office:value="365.852" calcext:value-type="float">
            <text:p>365,852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366.52" calcext:value-type="float">
            <text:p>366,52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367.188" calcext:value-type="float">
            <text:p>367,188</text:p>
          </table:table-cell>
        </table:table-row>
        <table:table-row table:style-name="ro1">
          <table:table-cell office:value-type="float" office:value="9.82" calcext:value-type="float">
            <text:p>9,82</text:p>
          </table:table-cell>
          <table:table-cell office:value-type="float" office:value="367.857" calcext:value-type="float">
            <text:p>367,857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  <table:table-cell office:value-type="float" office:value="368.527" calcext:value-type="float">
            <text:p>368,527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369.197" calcext:value-type="float">
            <text:p>369,197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369.867" calcext:value-type="float">
            <text:p>369,867</text:p>
          </table:table-cell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370.539" calcext:value-type="float">
            <text:p>370,539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  <table:table-cell office:value-type="float" office:value="371.211" calcext:value-type="float">
            <text:p>371,211</text:p>
          </table:table-cell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371.883" calcext:value-type="float">
            <text:p>371,883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office:value-type="float" office:value="372.556" calcext:value-type="float">
            <text:p>372,55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373.23" calcext:value-type="float">
            <text:p>373,23</text:p>
          </table:table-cell>
        </table:table-row>
        <table:table-row table:style-name="ro1">
          <table:table-cell office:value-type="float" office:value="9.91" calcext:value-type="float">
            <text:p>9,91</text:p>
          </table:table-cell>
          <table:table-cell office:value-type="float" office:value="373.904" calcext:value-type="float">
            <text:p>373,904</text:p>
          </table:table-cell>
        </table:table-row>
        <table:table-row table:style-name="ro1">
          <table:table-cell office:value-type="float" office:value="9.92" calcext:value-type="float">
            <text:p>9,92</text:p>
          </table:table-cell>
          <table:table-cell office:value-type="float" office:value="374.579" calcext:value-type="float">
            <text:p>374,579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office:value-type="float" office:value="375.255" calcext:value-type="float">
            <text:p>375,255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375.931" calcext:value-type="float">
            <text:p>375,931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376.607" calcext:value-type="float">
            <text:p>376,607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377.285" calcext:value-type="float">
            <text:p>377,285</text:p>
          </table:table-cell>
        </table:table-row>
        <table:table-row table:style-name="ro1">
          <table:table-cell office:value-type="float" office:value="9.97" calcext:value-type="float">
            <text:p>9,97</text:p>
          </table:table-cell>
          <table:table-cell office:value-type="float" office:value="377.963" calcext:value-type="float">
            <text:p>377,963</text:p>
          </table:table-cell>
        </table:table-row>
        <table:table-row table:style-name="ro1">
          <table:table-cell office:value-type="float" office:value="9.98" calcext:value-type="float">
            <text:p>9,98</text:p>
          </table:table-cell>
          <table:table-cell office:value-type="float" office:value="378.641" calcext:value-type="float">
            <text:p>378,641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379.32" calcext:value-type="float">
            <text:p>379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by kontynuowa†, nacinij dowolny klawisz , , ,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9:37:44.319000000</dc:date>
    <meta:editing-duration>PT2M18S</meta:editing-duration>
    <meta:editing-cycles>1</meta:editing-cycles>
    <meta:document-statistic meta:table-count="1" meta:cell-count="4003" meta:object-count="1"/>
    <meta:generator>LibreOffice/6.0.3.2$Windows_x86 LibreOffice_project/8f48d515416608e3a835360314dac7e47fd0b8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est.B1:test.B2002" svg:x="1.331cm" svg:y="0.18cm" svg:width="14.349cm" svg:height="7.659cm">
          <chartooo:coordinate-region svg:x="2.138cm" svg:y="0.18cm" svg:width="13.542cm" svg:height="7.152cm"/>
          <chart:axis chart:dimension="x" chart:name="primary-x" chart:style-name="ch3">
            <chart:title svg:x="8.104cm" svg:y="8.019cm" chart:style-name="ch4">
              <text:p>Oś X</text:p>
            </chart:title>
          </chart:axis>
          <chart:axis chart:dimension="y" chart:name="primary-y" chart:style-name="ch3">
            <chart:title svg:x="0.451cm" svg:y="4.41cm" chart:style-name="ch5">
              <text:p>Oś Y</text:p>
            </chart:title>
            <chart:grid chart:style-name="ch6" chart:class="major"/>
          </chart:axis>
          <chart:series chart:style-name="ch7" chart:values-cell-range-address="test.B1:test.B2002" chart:class="chart:line">
            <chart:data-point chart:repeated="20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0">
                <text:p>220</text:p>
                <draw:g>
                  <svg:desc>test.B1:test.B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961">
                <text:p>218.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443">
                <text:p>218.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925">
                <text:p>217.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7.407">
                <text:p>217.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891">
                <text:p>216.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.375">
                <text:p>216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.859">
                <text:p>215.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5.344">
                <text:p>215.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.83">
                <text:p>21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.316">
                <text:p>214.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.803">
                <text:p>213.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.291">
                <text:p>213.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.779">
                <text:p>212.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.268">
                <text:p>212.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.757">
                <text:p>211.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247">
                <text:p>211.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.737">
                <text:p>210.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.228">
                <text:p>210.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.72">
                <text:p>209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.212">
                <text:p>209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.705">
                <text:p>208.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.199">
                <text:p>208.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.693">
                <text:p>207.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188">
                <text:p>207.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6.683">
                <text:p>206.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.179">
                <text:p>206.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5.675">
                <text:p>205.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5.172">
                <text:p>205.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.67">
                <text:p>204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.168">
                <text:p>204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.667">
                <text:p>203.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.167">
                <text:p>203.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.667">
                <text:p>202.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.167">
                <text:p>202.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.669">
                <text:p>201.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.171">
                <text:p>201.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673">
                <text:p>200.6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.176">
                <text:p>200.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.68">
                <text:p>199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.184">
                <text:p>199.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8.689">
                <text:p>198.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.195">
                <text:p>198.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.701">
                <text:p>197.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.208">
                <text:p>197.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.715">
                <text:p>196.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.223">
                <text:p>196.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5.731">
                <text:p>195.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.26">
                <text:p>194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3.771">
                <text:p>193.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3.283">
                <text:p>193.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2.795">
                <text:p>192.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2.307">
                <text:p>192.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.821">
                <text:p>191.8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1.335">
                <text:p>191.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.849">
                <text:p>190.8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0.364">
                <text:p>190.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9.88">
                <text:p>189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.396">
                <text:p>189.3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8.913">
                <text:p>188.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8.431">
                <text:p>188.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.949">
                <text:p>187.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7.468">
                <text:p>187.4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6.987">
                <text:p>186.9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.507">
                <text:p>186.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.027">
                <text:p>186.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.548">
                <text:p>185.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.07">
                <text:p>185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4.592">
                <text:p>184.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.115">
                <text:p>184.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3.639">
                <text:p>183.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3.163">
                <text:p>183.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.688">
                <text:p>182.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.213">
                <text:p>182.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.739">
                <text:p>181.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.265">
                <text:p>181.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.792">
                <text:p>180.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.848">
                <text:p>179.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.377">
                <text:p>179.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.907">
                <text:p>178.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.437">
                <text:p>178.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7.967">
                <text:p>177.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7.499">
                <text:p>177.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.031">
                <text:p>177.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.563">
                <text:p>176.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.096">
                <text:p>176.0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5.63">
                <text:p>175.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.164">
                <text:p>175.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4.699">
                <text:p>174.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.235">
                <text:p>174.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3.771">
                <text:p>173.7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3.308">
                <text:p>173.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845">
                <text:p>172.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.383">
                <text:p>172.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.921">
                <text:p>171.9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1.46">
                <text:p>171.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0.54">
                <text:p>170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.081">
                <text:p>170.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.623">
                <text:p>169.6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.165">
                <text:p>169.1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.707">
                <text:p>168.7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.251">
                <text:p>168.2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.795">
                <text:p>167.7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.339">
                <text:p>167.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.884">
                <text:p>166.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43">
                <text:p>166.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.976">
                <text:p>165.9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.523">
                <text:p>165.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.071">
                <text:p>165.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.619">
                <text:p>164.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.168">
                <text:p>164.1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.717">
                <text:p>163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3.267">
                <text:p>163.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.817">
                <text:p>162.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2.368">
                <text:p>162.3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1.92">
                <text:p>161.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.472">
                <text:p>161.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1.025">
                <text:p>161.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0.579">
                <text:p>160.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0.133">
                <text:p>160.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9.688">
                <text:p>159.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9.243">
                <text:p>159.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8.799">
                <text:p>158.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8.355">
                <text:p>158.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7.912">
                <text:p>157.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7.47">
                <text:p>157.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7.028">
                <text:p>157.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6.587">
                <text:p>156.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6.147">
                <text:p>156.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.707">
                <text:p>155.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.267">
                <text:p>155.2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4.829">
                <text:p>154.8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.391">
                <text:p>154.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.953">
                <text:p>153.9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3.516">
                <text:p>153.5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.08">
                <text:p>153.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.644">
                <text:p>152.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.209">
                <text:p>152.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.775">
                <text:p>151.7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.341">
                <text:p>151.3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.908">
                <text:p>150.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.475">
                <text:p>150.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.611">
                <text:p>149.6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18">
                <text:p>149.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32">
                <text:p>148.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7.891">
                <text:p>147.8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.463">
                <text:p>147.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7.035">
                <text:p>147.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.607">
                <text:p>146.6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.181">
                <text:p>146.1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.755">
                <text:p>145.7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5.329">
                <text:p>145.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4.904">
                <text:p>144.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.48">
                <text:p>144.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4.056">
                <text:p>144.0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3.633">
                <text:p>143.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211">
                <text:p>143.2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789">
                <text:p>142.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.368">
                <text:p>142.3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.947">
                <text:p>141.9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1.527">
                <text:p>141.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.107">
                <text:p>141.1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.688">
                <text:p>140.6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.27">
                <text:p>140.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9.852">
                <text:p>139.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9.435">
                <text:p>139.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9.019">
                <text:p>139.0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.603">
                <text:p>138.6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8.188">
                <text:p>138.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7.773">
                <text:p>137.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7.359">
                <text:p>137.3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.945">
                <text:p>136.9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6.532">
                <text:p>136.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.12">
                <text:p>136.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.708">
                <text:p>135.7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5.297">
                <text:p>135.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.887">
                <text:p>134.8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.477">
                <text:p>134.4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4.067">
                <text:p>134.0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3.659">
                <text:p>133.6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3.251">
                <text:p>133.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.843">
                <text:p>132.8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2.436">
                <text:p>132.4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2.03">
                <text:p>132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1.624">
                <text:p>131.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1.219">
                <text:p>131.2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.815">
                <text:p>130.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0.411">
                <text:p>130.4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0.008">
                <text:p>130.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9.605">
                <text:p>129.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9.203">
                <text:p>129.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01">
                <text:p>128.8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7.201">
                <text:p>127.2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6.803">
                <text:p>126.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6.405">
                <text:p>126.4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6.007">
                <text:p>126.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.611">
                <text:p>125.6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.215">
                <text:p>125.2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4.819">
                <text:p>124.8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4.424">
                <text:p>124.4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.636">
                <text:p>123.6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.243">
                <text:p>123.2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.851">
                <text:p>122.8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2.459">
                <text:p>122.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.067">
                <text:p>122.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.677">
                <text:p>121.6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.287">
                <text:p>121.2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0.897">
                <text:p>120.8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.508">
                <text:p>120.5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0.12">
                <text:p>120.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.732">
                <text:p>119.7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9.345">
                <text:p>119.3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8.959">
                <text:p>118.9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8.573">
                <text:p>118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8.188">
                <text:p>118.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803">
                <text:p>117.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.419">
                <text:p>117.4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7.035">
                <text:p>117.0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6.652">
                <text:p>116.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.27">
                <text:p>116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888">
                <text:p>115.8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.507">
                <text:p>115.5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5.127">
                <text:p>115.1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4.747">
                <text:p>114.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4.368">
                <text:p>114.3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.989">
                <text:p>113.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.611">
                <text:p>113.6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.233">
                <text:p>113.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2.856">
                <text:p>112.8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2.48">
                <text:p>112.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2.104">
                <text:p>112.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1.729">
                <text:p>111.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1.355">
                <text:p>111.3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0.981">
                <text:p>110.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0.608">
                <text:p>110.6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0.235">
                <text:p>110.2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9.863">
                <text:p>109.8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9.491">
                <text:p>109.4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9.12">
                <text:p>109.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8.011">
                <text:p>108.0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7.643">
                <text:p>107.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7.275">
                <text:p>107.2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.908">
                <text:p>106.9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.541">
                <text:p>106.5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.175">
                <text:p>106.1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5.809">
                <text:p>105.8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5.444">
                <text:p>105.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5.08">
                <text:p>105.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4.716">
                <text:p>104.7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4.353">
                <text:p>104.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.991">
                <text:p>103.9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.629">
                <text:p>103.6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.267">
                <text:p>103.2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.907">
                <text:p>102.9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.547">
                <text:p>102.5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.187">
                <text:p>102.1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.828">
                <text:p>101.8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.112">
                <text:p>101.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0.755">
                <text:p>100.7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0.399">
                <text:p>100.3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0.043">
                <text:p>100.0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6875">
                <text:p>99.6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.3328">
                <text:p>99.33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.9787">
                <text:p>98.97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.6252">
                <text:p>98.62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.2723">
                <text:p>98.27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.92">
                <text:p>97.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7.5683">
                <text:p>97.5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7.2172">
                <text:p>97.2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.8667">
                <text:p>96.8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.5168">
                <text:p>96.51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.1675">
                <text:p>96.16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5.8188">
                <text:p>95.81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5.4707">
                <text:p>95.47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5.1232">
                <text:p>95.1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4.7763">
                <text:p>94.77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4.43">
                <text:p>94.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4.0843">
                <text:p>94.08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.7392">
                <text:p>93.73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.3947">
                <text:p>93.39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3.0508">
                <text:p>93.05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2.7075">
                <text:p>92.70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.3648">
                <text:p>92.3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.0227">
                <text:p>92.02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6812">
                <text:p>91.6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1.3403">
                <text:p>91.34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.6603">
                <text:p>90.66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.3212">
                <text:p>90.32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9.9827">
                <text:p>89.98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.6448">
                <text:p>89.64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.3075">
                <text:p>89.30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8.9708">
                <text:p>88.97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8.6347">
                <text:p>88.63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.2992">
                <text:p>88.2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.9643">
                <text:p>87.96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.63">
                <text:p>87.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7.2963">
                <text:p>87.2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.9632">
                <text:p>86.9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6.6307">
                <text:p>86.6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.2988">
                <text:p>86.2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.9675">
                <text:p>85.96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.6368">
                <text:p>85.63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.3067">
                <text:p>85.30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4.9772">
                <text:p>84.97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.6483">
                <text:p>84.64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4.32">
                <text:p>84.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.9923">
                <text:p>83.99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.6652">
                <text:p>83.6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.3387">
                <text:p>83.3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.0128">
                <text:p>83.01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.6875">
                <text:p>82.6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.3628">
                <text:p>82.3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0387">
                <text:p>82.03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1.7152">
                <text:p>81.71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1.3923">
                <text:p>81.39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.7483">
                <text:p>80.74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0.4272">
                <text:p>80.42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0.1067">
                <text:p>80.10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.7868">
                <text:p>79.78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9.4675">
                <text:p>79.46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.1488">
                <text:p>79.14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.8307">
                <text:p>78.8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.5132">
                <text:p>78.51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.1963">
                <text:p>78.1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.88">
                <text:p>77.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.5643">
                <text:p>77.56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.2492">
                <text:p>77.24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6.9347">
                <text:p>76.93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6.6208">
                <text:p>76.62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6.3075">
                <text:p>76.3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9948">
                <text:p>75.99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6827">
                <text:p>75.68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3712">
                <text:p>75.37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0603">
                <text:p>75.0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4.4403">
                <text:p>74.44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.1312">
                <text:p>74.1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.8227">
                <text:p>73.82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.5148">
                <text:p>73.51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.2075">
                <text:p>73.20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.9008">
                <text:p>72.9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.5947">
                <text:p>72.59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.2892">
                <text:p>72.28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9843">
                <text:p>71.98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68">
                <text:p>71.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.3763">
                <text:p>71.37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1.0732">
                <text:p>71.07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.7707">
                <text:p>70.77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.4688">
                <text:p>70.4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.1675">
                <text:p>70.16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.8668">
                <text:p>69.86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.5667">
                <text:p>69.5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.2672">
                <text:p>69.26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.9683">
                <text:p>68.96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.3723">
                <text:p>68.37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8.0752">
                <text:p>68.07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7.7787">
                <text:p>67.77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7.4828">
                <text:p>67.48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7.1875">
                <text:p>67.18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6.8928">
                <text:p>66.89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6.5987">
                <text:p>66.59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6.3052">
                <text:p>66.30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.0123">
                <text:p>66.01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5.72">
                <text:p>65.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5.4283">
                <text:p>65.4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5.1372">
                <text:p>65.13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.8467">
                <text:p>64.84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5568">
                <text:p>64.55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2675">
                <text:p>64.26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.9788">
                <text:p>63.9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.6907">
                <text:p>63.69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.4032">
                <text:p>63.40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.1163">
                <text:p>63.1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.83">
                <text:p>62.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5443">
                <text:p>62.54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.2592">
                <text:p>62.25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.9747">
                <text:p>61.97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6908">
                <text:p>61.69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.4075">
                <text:p>61.40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.1248">
                <text:p>61.12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.8427">
                <text:p>60.84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.5612">
                <text:p>60.56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.2803">
                <text:p>60.28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.7203">
                <text:p>59.7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.4412">
                <text:p>59.44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.1627">
                <text:p>59.16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.8848">
                <text:p>58.88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8.6075">
                <text:p>58.60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8.3308">
                <text:p>58.33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.0547">
                <text:p>58.05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7.7792">
                <text:p>57.77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7.5043">
                <text:p>57.50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.9563">
                <text:p>56.9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.6832">
                <text:p>56.68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4107">
                <text:p>56.41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.1388">
                <text:p>56.13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5.8675">
                <text:p>55.86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.5968">
                <text:p>55.59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.3267">
                <text:p>55.32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5.0572">
                <text:p>55.05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.7883">
                <text:p>54.78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.2523">
                <text:p>54.25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.9852">
                <text:p>53.98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.7187">
                <text:p>53.71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.4528">
                <text:p>53.45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.1875">
                <text:p>53.1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.9228">
                <text:p>52.92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.6587">
                <text:p>52.65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.3952">
                <text:p>52.39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.1323">
                <text:p>52.13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.6083">
                <text:p>51.608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.3472">
                <text:p>51.34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.0867">
                <text:p>51.0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.8268">
                <text:p>50.8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.5675">
                <text:p>50.56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.3088">
                <text:p>50.3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.0507">
                <text:p>50.05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.7932">
                <text:p>49.79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.5363">
                <text:p>49.53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.0243">
                <text:p>49.02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.7692">
                <text:p>48.76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8.5147">
                <text:p>48.5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.2608">
                <text:p>48.2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.0075">
                <text:p>48.00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.7548">
                <text:p>47.75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.5027">
                <text:p>47.50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.2512">
                <text:p>47.25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.0003">
                <text:p>47.0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5003">
                <text:p>46.50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2512">
                <text:p>46.25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0027">
                <text:p>46.00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548">
                <text:p>45.75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75">
                <text:p>45.50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2608">
                <text:p>45.2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0147">
                <text:p>45.01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.7692">
                <text:p>44.76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.5243">
                <text:p>44.52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.0363">
                <text:p>44.03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.7932">
                <text:p>43.79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.5507">
                <text:p>43.55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.3088">
                <text:p>43.30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.0675">
                <text:p>43.06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.8268">
                <text:p>42.82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.5867">
                <text:p>42.58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2.3472">
                <text:p>42.34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.1083">
                <text:p>42.10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1.6323">
                <text:p>41.63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1.3952">
                <text:p>41.39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1.1587">
                <text:p>41.15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9228">
                <text:p>40.9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6875">
                <text:p>40.68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4528">
                <text:p>40.45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2187">
                <text:p>40.21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.9852">
                <text:p>39.98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.7523">
                <text:p>39.7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.2883">
                <text:p>39.2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9.0572">
                <text:p>39.05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8.8267">
                <text:p>38.82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.5968">
                <text:p>38.5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8.3675">
                <text:p>38.36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8.1388">
                <text:p>38.13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7.9107">
                <text:p>37.91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7.6832">
                <text:p>37.68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7.4563">
                <text:p>37.45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7.23">
                <text:p>37.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7.0043">
                <text:p>37.00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.7792">
                <text:p>36.77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.5547">
                <text:p>36.55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6.3308">
                <text:p>36.33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.1075">
                <text:p>36.10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.8848">
                <text:p>35.88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6627">
                <text:p>35.66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5.4412">
                <text:p>35.44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5.2203">
                <text:p>35.22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.7803">
                <text:p>34.78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.5612">
                <text:p>34.56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.3427">
                <text:p>34.34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.1248">
                <text:p>34.12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3.9075">
                <text:p>33.90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.6908">
                <text:p>33.69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3.4747">
                <text:p>33.47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3.2592">
                <text:p>33.25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3.0443">
                <text:p>33.04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83">
                <text:p>32.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6163">
                <text:p>32.61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4032">
                <text:p>32.40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1907">
                <text:p>32.19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.9788">
                <text:p>31.97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.7675">
                <text:p>31.76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.5568">
                <text:p>31.55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.3467">
                <text:p>31.34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.1372">
                <text:p>31.13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.9283">
                <text:p>30.92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.5123">
                <text:p>30.51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.3052">
                <text:p>30.30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.0987">
                <text:p>30.09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.8928">
                <text:p>29.89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.6875">
                <text:p>29.6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9.4828">
                <text:p>29.48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.2787">
                <text:p>29.27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.0752">
                <text:p>29.07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.8723">
                <text:p>28.8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.4683">
                <text:p>28.46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.2672">
                <text:p>28.26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.0667">
                <text:p>28.06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7.8668">
                <text:p>27.86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7.6675">
                <text:p>27.66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7.4688">
                <text:p>27.46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7.2707">
                <text:p>27.27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7.0732">
                <text:p>27.07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8763">
                <text:p>26.87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6.4843">
                <text:p>26.48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6.2892">
                <text:p>26.28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6.0947">
                <text:p>26.09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.9008">
                <text:p>25.900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.7075">
                <text:p>25.70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.5148">
                <text:p>25.51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.3227">
                <text:p>25.32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.1312">
                <text:p>25.13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.9403">
                <text:p>24.94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.5603">
                <text:p>24.56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.3712">
                <text:p>24.37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.1827">
                <text:p>24.18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.9948">
                <text:p>23.99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.8075">
                <text:p>23.80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.6208">
                <text:p>23.62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.4347">
                <text:p>23.43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3.2492">
                <text:p>23.24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3.0643">
                <text:p>23.06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6963">
                <text:p>22.6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5132">
                <text:p>22.51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3307">
                <text:p>22.33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1488">
                <text:p>22.14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.9675">
                <text:p>21.96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.7868">
                <text:p>21.78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.6067">
                <text:p>21.60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.4272">
                <text:p>21.42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.2483">
                <text:p>21.248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.8923">
                <text:p>20.89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.7152">
                <text:p>20.71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.5387">
                <text:p>20.53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.3628">
                <text:p>20.36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.1875">
                <text:p>20.1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.0128">
                <text:p>20.01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8387">
                <text:p>19.83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4923">
                <text:p>19.49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1483">
                <text:p>19.148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9772">
                <text:p>18.97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8067">
                <text:p>18.80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6368">
                <text:p>18.63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4675">
                <text:p>18.46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2988">
                <text:p>18.29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1307">
                <text:p>18.13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9632">
                <text:p>17.96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7963">
                <text:p>17.7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4643">
                <text:p>17.46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2992">
                <text:p>17.29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1347">
                <text:p>17.13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9708">
                <text:p>16.97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.8075">
                <text:p>16.80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.6448">
                <text:p>16.64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.4827">
                <text:p>16.48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.3212">
                <text:p>16.32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.1603">
                <text:p>16.16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8403">
                <text:p>15.84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.6812">
                <text:p>15.68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5227">
                <text:p>15.52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.3648">
                <text:p>15.36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2075">
                <text:p>15.20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0508">
                <text:p>15.05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.8947">
                <text:p>14.89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.7392">
                <text:p>14.73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5843">
                <text:p>14.58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2763">
                <text:p>14.27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1232">
                <text:p>14.12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8188">
                <text:p>13.81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6675">
                <text:p>13.66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5168">
                <text:p>13.51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3667">
                <text:p>13.3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2172">
                <text:p>13.21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0683">
                <text:p>13.06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7723">
                <text:p>12.77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6252">
                <text:p>12.62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787">
                <text:p>12.47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3328">
                <text:p>12.33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1875">
                <text:p>12.18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0428">
                <text:p>12.04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8987">
                <text:p>11.89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.7552">
                <text:p>11.75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6123">
                <text:p>11.61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.3283">
                <text:p>11.328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1872">
                <text:p>11.18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.0467">
                <text:p>11.04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9068">
                <text:p>10.90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7675">
                <text:p>10.76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6288">
                <text:p>10.62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4907">
                <text:p>10.49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3532">
                <text:p>10.35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2163">
                <text:p>10.21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443">
                <text:p>9.94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8092">
                <text:p>9.80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6747">
                <text:p>9.67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.5408">
                <text:p>9.54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.4075">
                <text:p>9.40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.2748">
                <text:p>9.274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.1427">
                <text:p>9.14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0112">
                <text:p>9.01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.8803">
                <text:p>8.88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.6203">
                <text:p>8.620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.4912">
                <text:p>8.49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.3627">
                <text:p>8.362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.2348">
                <text:p>8.23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.1075">
                <text:p>8.10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.9808">
                <text:p>7.98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.8547">
                <text:p>7.85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.7292">
                <text:p>7.72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.6043">
                <text:p>7.60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.3563">
                <text:p>7.35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2332">
                <text:p>7.23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.1107">
                <text:p>7.11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9888">
                <text:p>6.98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8675">
                <text:p>6.86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468">
                <text:p>6.74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267">
                <text:p>6.62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5072">
                <text:p>6.507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3883">
                <text:p>6.38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1523">
                <text:p>6.15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0352">
                <text:p>6.03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9187">
                <text:p>5.91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8028">
                <text:p>5.80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5728">
                <text:p>5.57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4587">
                <text:p>5.45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3452">
                <text:p>5.34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2323">
                <text:p>5.23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0083">
                <text:p>5.008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8972">
                <text:p>4.89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7867">
                <text:p>4.78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6768">
                <text:p>4.67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.5675">
                <text:p>4.56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4588">
                <text:p>4.45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3507">
                <text:p>4.35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2432">
                <text:p>4.24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1363">
                <text:p>4.13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9243">
                <text:p>3.92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192">
                <text:p>3.81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7147">
                <text:p>3.71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6108">
                <text:p>3.61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075">
                <text:p>3.50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048">
                <text:p>3.40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3027">
                <text:p>3.302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2012">
                <text:p>3.20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1003">
                <text:p>3.100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9003">
                <text:p>2.90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8012">
                <text:p>2.80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7027">
                <text:p>2.70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6048">
                <text:p>2.60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5075">
                <text:p>2.50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4108">
                <text:p>2.4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3147">
                <text:p>2.31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2192">
                <text:p>2.21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1243">
                <text:p>2.12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363">
                <text:p>1.93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8432">
                <text:p>1.84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7507">
                <text:p>1.75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6588">
                <text:p>1.65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5675">
                <text:p>1.56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768">
                <text:p>1.47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3867">
                <text:p>1.38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972">
                <text:p>1.29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083">
                <text:p>1.20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323">
                <text:p>1.03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45202">
                <text:p>0.9452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58702">
                <text:p>0.8587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72802">
                <text:p>0.7728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687502">
                <text:p>0.6875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602802">
                <text:p>0.6028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518702">
                <text:p>0.5187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35202">
                <text:p>0.4352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352302">
                <text:p>0.3523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07201">
                <text:p>0.1072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67006">
                <text:p>0.02670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531993">
                <text:p>-0.05319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132499">
                <text:p>-0.1324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11199">
                <text:p>-0.2111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289299">
                <text:p>-0.2892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366799">
                <text:p>-0.3667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443699">
                <text:p>-0.4436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519999">
                <text:p>-0.5199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595699">
                <text:p>-0.59569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670799">
                <text:p>-0.6707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745299">
                <text:p>-0.7452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819199">
                <text:p>-0.8191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892499">
                <text:p>-0.8924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965199">
                <text:p>-0.9651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0373">
                <text:p>-1.03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.1088">
                <text:p>-1.10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1797">
                <text:p>-1.17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3197">
                <text:p>-1.31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3888">
                <text:p>-1.38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4573">
                <text:p>-1.45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5252">
                <text:p>-1.52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5925">
                <text:p>-1.59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6592">
                <text:p>-1.65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7253">
                <text:p>-1.72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7908">
                <text:p>-1.79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8557">
                <text:p>-1.85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9837">
                <text:p>-1.98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.0468">
                <text:p>-2.04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.1093">
                <text:p>-2.10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.1712">
                <text:p>-2.17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.2325">
                <text:p>-2.23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.2932">
                <text:p>-2.29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.3533">
                <text:p>-2.35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.4128">
                <text:p>-2.41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.4717">
                <text:p>-2.47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.5877">
                <text:p>-2.58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.6448">
                <text:p>-2.64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.7013">
                <text:p>-2.70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.7572">
                <text:p>-2.75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.8125">
                <text:p>-2.8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.8672">
                <text:p>-2.86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.9213">
                <text:p>-2.92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.9748">
                <text:p>-2.97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.0277">
                <text:p>-3.027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.1317">
                <text:p>-3.1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.1828">
                <text:p>-3.18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.2333">
                <text:p>-3.2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.2832">
                <text:p>-3.283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.3325">
                <text:p>-3.33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.3812">
                <text:p>-3.38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.4293">
                <text:p>-3.42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3.4768">
                <text:p>-3.47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.5237">
                <text:p>-3.52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.6157">
                <text:p>-3.61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.6608">
                <text:p>-3.66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3.7053">
                <text:p>-3.70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.7492">
                <text:p>-3.74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3.7925">
                <text:p>-3.79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.8352">
                <text:p>-3.835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3.8773">
                <text:p>-3.877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3.9188">
                <text:p>-3.91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3.9597">
                <text:p>-3.95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.0397">
                <text:p>-4.03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.0788">
                <text:p>-4.078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.1173">
                <text:p>-4.11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.1552">
                <text:p>-4.15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4.1925">
                <text:p>-4.19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4.2292">
                <text:p>-4.22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.2653">
                <text:p>-4.26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.3008">
                <text:p>-4.30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4.3357">
                <text:p>-4.33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.4037">
                <text:p>-4.40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4.4368">
                <text:p>-4.436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.4693">
                <text:p>-4.46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.5012">
                <text:p>-4.50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.5325">
                <text:p>-4.53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4.5632">
                <text:p>-4.56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4.5933">
                <text:p>-4.59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4.6228">
                <text:p>-4.622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.6517">
                <text:p>-4.65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.7077">
                <text:p>-4.70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4.7348">
                <text:p>-4.73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4.7613">
                <text:p>-4.76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.7872">
                <text:p>-4.787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.8125">
                <text:p>-4.81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4.8372">
                <text:p>-4.83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.8613">
                <text:p>-4.86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.8848">
                <text:p>-4.884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.9077">
                <text:p>-4.90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.93">
                <text:p>-4.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.9517">
                <text:p>-4.95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.9728">
                <text:p>-4.97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.9933">
                <text:p>-4.99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5.0132">
                <text:p>-5.01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5.0325">
                <text:p>-5.03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5.0512">
                <text:p>-5.05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5.0693">
                <text:p>-5.06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5.0868">
                <text:p>-5.08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5.1037">
                <text:p>-5.103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5.1357">
                <text:p>-5.13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5.1508">
                <text:p>-5.15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5.1653">
                <text:p>-5.16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.1792">
                <text:p>-5.17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5.1925">
                <text:p>-5.19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.2052">
                <text:p>-5.205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5.2173">
                <text:p>-5.21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5.2288">
                <text:p>-5.228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5.2397">
                <text:p>-5.23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5.2597">
                <text:p>-5.25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5.2688">
                <text:p>-5.26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5.2773">
                <text:p>-5.27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5.2852">
                <text:p>-5.28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.2925">
                <text:p>-5.29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.2992">
                <text:p>-5.29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5.3053">
                <text:p>-5.30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5.3108">
                <text:p>-5.31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5.3157">
                <text:p>-5.31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5.3237">
                <text:p>-5.32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.3268">
                <text:p>-5.32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.3293">
                <text:p>-5.32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.3312">
                <text:p>-5.33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.3325">
                <text:p>-5.33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5.3332">
                <text:p>-5.33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5.3333">
                <text:p>-5.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.3328">
                <text:p>-5.33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.3317">
                <text:p>-5.33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.3277">
                <text:p>-5.32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3248">
                <text:p>-5.32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5.3213">
                <text:p>-5.32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5.3172">
                <text:p>-5.31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5.3125">
                <text:p>-5.31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5.3072">
                <text:p>-5.30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5.3013">
                <text:p>-5.30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5.2948">
                <text:p>-5.29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5.2877">
                <text:p>-5.28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5.28">
                <text:p>-5.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5.2717">
                <text:p>-5.27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5.2628">
                <text:p>-5.26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5.2533">
                <text:p>-5.25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5.2432">
                <text:p>-5.24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5.2325">
                <text:p>-5.23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5.2212">
                <text:p>-5.22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5.2093">
                <text:p>-5.20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5.1968">
                <text:p>-5.19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5.1837">
                <text:p>-5.18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5.17">
                <text:p>-5.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5.1557">
                <text:p>-5.15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5.1408">
                <text:p>-5.14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5.1253">
                <text:p>-5.12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5.1092">
                <text:p>-5.10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5.0925">
                <text:p>-5.09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5.0752">
                <text:p>-5.07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5.0573">
                <text:p>-5.05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5.0388">
                <text:p>-5.038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5.0197">
                <text:p>-5.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.9797">
                <text:p>-4.97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4.9588">
                <text:p>-4.95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.9373">
                <text:p>-4.937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.9152">
                <text:p>-4.91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4.8925">
                <text:p>-4.89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.8692">
                <text:p>-4.869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4.8453">
                <text:p>-4.84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4.8208">
                <text:p>-4.82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4.7957">
                <text:p>-4.79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.7437">
                <text:p>-4.743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.7168">
                <text:p>-4.71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.6893">
                <text:p>-4.68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4.6612">
                <text:p>-4.66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4.6325">
                <text:p>-4.63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4.6032">
                <text:p>-4.60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.5733">
                <text:p>-4.57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.5428">
                <text:p>-4.54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4.5117">
                <text:p>-4.51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4.48">
                <text:p>-4.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4.4477">
                <text:p>-4.44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.4148">
                <text:p>-4.414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4.3813">
                <text:p>-4.38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.3472">
                <text:p>-4.34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.3125">
                <text:p>-4.31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.2772">
                <text:p>-4.27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4.2413">
                <text:p>-4.24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.2048">
                <text:p>-4.20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.1677">
                <text:p>-4.16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4.0917">
                <text:p>-4.09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4.0528">
                <text:p>-4.052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4.0133">
                <text:p>-4.01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3.9732">
                <text:p>-3.97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3.9325">
                <text:p>-3.93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3.8912">
                <text:p>-3.89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3.8493">
                <text:p>-3.849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3.8068">
                <text:p>-3.80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3.7637">
                <text:p>-3.76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3.6757">
                <text:p>-3.67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3.6308">
                <text:p>-3.63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3.5853">
                <text:p>-3.58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3.5392">
                <text:p>-3.53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3.4925">
                <text:p>-3.49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3.4452">
                <text:p>-3.44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3.3973">
                <text:p>-3.3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3.3488">
                <text:p>-3.34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3.2997">
                <text:p>-3.29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3.1997">
                <text:p>-3.19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3.1488">
                <text:p>-3.14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3.0973">
                <text:p>-3.09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3.0452">
                <text:p>-3.04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2.9925">
                <text:p>-2.99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2.9392">
                <text:p>-2.93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2.8853">
                <text:p>-2.885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2.8308">
                <text:p>-2.83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2.7757">
                <text:p>-2.77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2.72">
                <text:p>-2.7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2.6637">
                <text:p>-2.66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2.6068">
                <text:p>-2.60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2.5493">
                <text:p>-2.54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2.4912">
                <text:p>-2.49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2.4325">
                <text:p>-2.43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2.3732">
                <text:p>-2.37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2.3133">
                <text:p>-2.31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2.2528">
                <text:p>-2.25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2.1917">
                <text:p>-2.19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2.13">
                <text:p>-2.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2.0677">
                <text:p>-2.06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2.0048">
                <text:p>-2.004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9413">
                <text:p>-1.94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8772">
                <text:p>-1.87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.8125">
                <text:p>-1.81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.7472">
                <text:p>-1.74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1.6813">
                <text:p>-1.68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1.6148">
                <text:p>-1.61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.5477">
                <text:p>-1.54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.4117">
                <text:p>-1.41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.3428">
                <text:p>-1.34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.2733">
                <text:p>-1.27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1.2032">
                <text:p>-1.20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1.1325">
                <text:p>-1.13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1.0612">
                <text:p>-1.06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989302">
                <text:p>-0.98930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916802">
                <text:p>-0.9168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843702">
                <text:p>-0.8437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770002">
                <text:p>-0.7700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695702">
                <text:p>-0.6957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620802">
                <text:p>-0.6208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545302">
                <text:p>-0.54530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469202">
                <text:p>-0.4692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392502">
                <text:p>-0.3925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315202">
                <text:p>-0.31520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237302">
                <text:p>-0.2373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158802">
                <text:p>-0.1588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797018">
                <text:p>-0.07970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000178814">
                <text:p>-0.0000017881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802982">
                <text:p>0.08029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61198">
                <text:p>0.16119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242698">
                <text:p>0.2426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24798">
                <text:p>0.32479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07498">
                <text:p>0.4074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90798">
                <text:p>0.4907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74698">
                <text:p>0.5746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659198">
                <text:p>0.6591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44298">
                <text:p>0.7442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29998">
                <text:p>0.8299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916298">
                <text:p>0.91629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0907">
                <text:p>1.090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1788">
                <text:p>1.17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2675">
                <text:p>1.26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3568">
                <text:p>1.35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4467">
                <text:p>1.446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372">
                <text:p>1.53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6283">
                <text:p>1.62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8123">
                <text:p>1.81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9052">
                <text:p>1.90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9987">
                <text:p>1.998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.0928">
                <text:p>2.092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2828">
                <text:p>2.28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.3787">
                <text:p>2.37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.4752">
                <text:p>2.475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.5723">
                <text:p>2.57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.7683">
                <text:p>2.768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.8672">
                <text:p>2.867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.9667">
                <text:p>2.96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0668">
                <text:p>3.06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1675">
                <text:p>3.16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2688">
                <text:p>3.26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3707">
                <text:p>3.37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4732">
                <text:p>3.473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5763">
                <text:p>3.57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7843">
                <text:p>3.784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8892">
                <text:p>3.88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9947">
                <text:p>3.994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1008">
                <text:p>4.10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2075">
                <text:p>4.20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3148">
                <text:p>4.31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4227">
                <text:p>4.422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5312">
                <text:p>4.531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6403">
                <text:p>4.640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8603">
                <text:p>4.86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9712">
                <text:p>4.97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.0827">
                <text:p>5.082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.1948">
                <text:p>5.194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.3075">
                <text:p>5.30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.4208">
                <text:p>5.420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.5347">
                <text:p>5.53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.6492">
                <text:p>5.64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.7643">
                <text:p>5.764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.9963">
                <text:p>5.99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.1132">
                <text:p>6.113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.2307">
                <text:p>6.23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.3488">
                <text:p>6.348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.4675">
                <text:p>6.46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.5868">
                <text:p>6.586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.7067">
                <text:p>6.706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.8272">
                <text:p>6.82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.9483">
                <text:p>6.948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.1923">
                <text:p>7.192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.3152">
                <text:p>7.315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.4387">
                <text:p>7.438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.5628">
                <text:p>7.56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.8128">
                <text:p>7.812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.9387">
                <text:p>7.938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.0652">
                <text:p>8.065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.1923">
                <text:p>8.192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.4483">
                <text:p>8.448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.5772">
                <text:p>8.577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.7067">
                <text:p>8.706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.8368">
                <text:p>8.836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.9675">
                <text:p>8.96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.0988">
                <text:p>9.098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.2307">
                <text:p>9.230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.3632">
                <text:p>9.363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.4963">
                <text:p>9.496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.7643">
                <text:p>9.764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.8992">
                <text:p>9.899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0347">
                <text:p>10.034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1708">
                <text:p>10.170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3075">
                <text:p>10.30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4448">
                <text:p>10.444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5827">
                <text:p>10.582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7212">
                <text:p>10.72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.8603">
                <text:p>10.860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1403">
                <text:p>11.14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2812">
                <text:p>11.28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4227">
                <text:p>11.422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5648">
                <text:p>11.56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7075">
                <text:p>11.707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8508">
                <text:p>11.85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9947">
                <text:p>11.994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.1392">
                <text:p>12.139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.2843">
                <text:p>12.28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.5763">
                <text:p>12.576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.7232">
                <text:p>12.72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.8707">
                <text:p>12.87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3.0188">
                <text:p>13.018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3.1675">
                <text:p>13.167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3.3168">
                <text:p>13.31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3.4667">
                <text:p>13.46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3.6172">
                <text:p>13.617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3.7683">
                <text:p>13.76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.0723">
                <text:p>14.072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.2252">
                <text:p>14.22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.3787">
                <text:p>14.37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.5328">
                <text:p>14.53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.6875">
                <text:p>14.687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.8428">
                <text:p>14.84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.9987">
                <text:p>14.99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5.1552">
                <text:p>15.15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.3123">
                <text:p>15.31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5.6283">
                <text:p>15.628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.7872">
                <text:p>15.787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.9467">
                <text:p>15.946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.1068">
                <text:p>16.106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.2675">
                <text:p>16.267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.4288">
                <text:p>16.428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.5907">
                <text:p>16.59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.7532">
                <text:p>16.753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.9163">
                <text:p>16.916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.2443">
                <text:p>17.24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.4092">
                <text:p>17.40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.5747">
                <text:p>17.574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.7408">
                <text:p>17.74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.9075">
                <text:p>17.907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.0748">
                <text:p>18.074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.2427">
                <text:p>18.24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.4112">
                <text:p>18.41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.5803">
                <text:p>18.58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.9203">
                <text:p>18.920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9.0912">
                <text:p>19.091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9.2627">
                <text:p>19.26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9.4348">
                <text:p>19.43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9.6075">
                <text:p>19.607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9.7808">
                <text:p>19.78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9.9547">
                <text:p>19.954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.1292">
                <text:p>20.129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0.3043">
                <text:p>20.304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0.6563">
                <text:p>20.656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.8332">
                <text:p>20.833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.0107">
                <text:p>21.010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.1888">
                <text:p>21.18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.3675">
                <text:p>21.36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.5468">
                <text:p>21.546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.7267">
                <text:p>21.726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.9072">
                <text:p>21.90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2.0883">
                <text:p>22.088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.4523">
                <text:p>22.45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2.6352">
                <text:p>22.63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2.8187">
                <text:p>22.818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.0028">
                <text:p>23.00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.1875">
                <text:p>23.18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.3728">
                <text:p>23.372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.5587">
                <text:p>23.558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.7452">
                <text:p>23.74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.9323">
                <text:p>23.932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.3083">
                <text:p>24.30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.4972">
                <text:p>24.497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.6867">
                <text:p>24.686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.8768">
                <text:p>24.876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5.0675">
                <text:p>25.06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5.2588">
                <text:p>25.258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.4507">
                <text:p>25.450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5.6432">
                <text:p>25.64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5.8363">
                <text:p>25.836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2243">
                <text:p>26.224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4192">
                <text:p>26.419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6147">
                <text:p>26.614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8108">
                <text:p>26.810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7.0075">
                <text:p>27.007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7.2048">
                <text:p>27.20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7.4027">
                <text:p>27.402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7.6012">
                <text:p>27.601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7.8003">
                <text:p>27.800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8.2003">
                <text:p>28.200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8.4012">
                <text:p>28.40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8.6027">
                <text:p>28.602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8.8048">
                <text:p>28.804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9.0075">
                <text:p>29.00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9.2108">
                <text:p>29.21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9.4147">
                <text:p>29.414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9.6192">
                <text:p>29.619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9.8243">
                <text:p>29.824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0.03">
                <text:p>30.0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0.2363">
                <text:p>30.236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0.4432">
                <text:p>30.44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0.6507">
                <text:p>30.650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0.8588">
                <text:p>30.85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1.0675">
                <text:p>31.067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1.2768">
                <text:p>31.27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1.4867">
                <text:p>31.486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1.6972">
                <text:p>31.69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1.9083">
                <text:p>31.908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2.3323">
                <text:p>32.332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2.5452">
                <text:p>32.545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2.7587">
                <text:p>32.758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2.9728">
                <text:p>32.97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3.1875">
                <text:p>33.187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3.4028">
                <text:p>33.40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3.6187">
                <text:p>33.618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3.8352">
                <text:p>33.835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4.0523">
                <text:p>34.05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4.4883">
                <text:p>34.488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4.7072">
                <text:p>34.70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4.9267">
                <text:p>34.926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.1468">
                <text:p>35.14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5.3675">
                <text:p>35.36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5.5888">
                <text:p>35.588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5.8107">
                <text:p>35.810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.0332">
                <text:p>36.03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2563">
                <text:p>36.256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7043">
                <text:p>36.70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9292">
                <text:p>36.929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7.1547">
                <text:p>37.15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7.3808">
                <text:p>37.380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.6075">
                <text:p>37.607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.8348">
                <text:p>37.83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8.0627">
                <text:p>38.06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8.2912">
                <text:p>38.291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8.5203">
                <text:p>38.520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8.9803">
                <text:p>38.980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9.2112">
                <text:p>39.211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9.4427">
                <text:p>39.442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9.6748">
                <text:p>39.674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9.9075">
                <text:p>39.907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1408">
                <text:p>40.140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3747">
                <text:p>40.374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6092">
                <text:p>40.609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8443">
                <text:p>40.84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1.08">
                <text:p>41.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1.3163">
                <text:p>41.316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1.5532">
                <text:p>41.553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1.7907">
                <text:p>41.790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0288">
                <text:p>42.028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675">
                <text:p>42.26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5068">
                <text:p>42.506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7467">
                <text:p>42.74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9872">
                <text:p>42.98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3.2283">
                <text:p>43.228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3.47">
                <text:p>43.4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3.7123">
                <text:p>43.712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3.9552">
                <text:p>43.955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4.1987">
                <text:p>44.198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4.4428">
                <text:p>44.44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4.6875">
                <text:p>44.687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4.9328">
                <text:p>44.93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5.1787">
                <text:p>45.178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5.4252">
                <text:p>45.425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5.6723">
                <text:p>45.672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6.1683">
                <text:p>46.16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6.4172">
                <text:p>46.417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6.6667">
                <text:p>46.666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6.9168">
                <text:p>46.916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7.1675">
                <text:p>47.167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7.4188">
                <text:p>47.418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7.6707">
                <text:p>47.670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7.9232">
                <text:p>47.92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8.1763">
                <text:p>48.17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8.43">
                <text:p>48.4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8.6843">
                <text:p>48.684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8.9392">
                <text:p>48.939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9.1947">
                <text:p>49.194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9.4508">
                <text:p>49.45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9.7075">
                <text:p>49.70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9.9648">
                <text:p>49.964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50.2227">
                <text:p>50.22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0.4812">
                <text:p>50.481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50.7403">
                <text:p>50.740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1.2603">
                <text:p>51.260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1.5212">
                <text:p>51.521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1.7827">
                <text:p>51.782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2.0448">
                <text:p>52.044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2.3075">
                <text:p>52.307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.5708">
                <text:p>52.57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2.8347">
                <text:p>52.834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3.0992">
                <text:p>53.099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53.3643">
                <text:p>53.364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3.8963">
                <text:p>53.896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4.1632">
                <text:p>54.16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4.4307">
                <text:p>54.43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4.6988">
                <text:p>54.698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4.9675">
                <text:p>54.967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55.2368">
                <text:p>55.236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5.5067">
                <text:p>55.506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5.7772">
                <text:p>55.77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6.0483">
                <text:p>56.048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6.5923">
                <text:p>56.592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6.8652">
                <text:p>56.865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7.1387">
                <text:p>57.138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7.4128">
                <text:p>57.41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57.6875">
                <text:p>57.687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7.9628">
                <text:p>57.96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58.2387">
                <text:p>58.23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8.5152">
                <text:p>58.51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8.7923">
                <text:p>58.792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9.3483">
                <text:p>59.348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9.6272">
                <text:p>59.627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9.9067">
                <text:p>59.906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0.1868">
                <text:p>60.186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0.4675">
                <text:p>60.467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0.7488">
                <text:p>60.748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1.0307">
                <text:p>61.030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1.3132">
                <text:p>61.313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.5963">
                <text:p>61.596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2.1643">
                <text:p>62.164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2.4492">
                <text:p>62.449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2.7347">
                <text:p>62.734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3.0208">
                <text:p>63.02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3.3075">
                <text:p>63.307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3.5948">
                <text:p>63.594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3.8827">
                <text:p>63.882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4.1712">
                <text:p>64.171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4.4603">
                <text:p>64.46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5.0403">
                <text:p>65.040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5.3312">
                <text:p>65.331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5.6227">
                <text:p>65.622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5.9148">
                <text:p>65.914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.2075">
                <text:p>66.207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6.5008">
                <text:p>66.500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6.7947">
                <text:p>66.794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.0892">
                <text:p>67.089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.3843">
                <text:p>67.384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7.68">
                <text:p>67.6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7.9763">
                <text:p>67.976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8.2732">
                <text:p>68.273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8.5707">
                <text:p>68.570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8.8688">
                <text:p>68.868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9.1675">
                <text:p>69.167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9.4668">
                <text:p>69.466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9.7667">
                <text:p>69.766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0.0672">
                <text:p>70.067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0.3683">
                <text:p>70.368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0.9723">
                <text:p>70.972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1.2752">
                <text:p>71.275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1.5787">
                <text:p>71.578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1.8828">
                <text:p>71.88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2.1875">
                <text:p>72.187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2.4928">
                <text:p>72.49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2.7987">
                <text:p>72.798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3.1052">
                <text:p>73.10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3.4123">
                <text:p>73.412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4.0283">
                <text:p>74.028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4.3372">
                <text:p>74.337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4.6467">
                <text:p>74.646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4.9568">
                <text:p>74.956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5.2675">
                <text:p>75.267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5.5788">
                <text:p>75.57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5.8907">
                <text:p>75.890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6.2032">
                <text:p>76.203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6.5163">
                <text:p>76.51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6.83">
                <text:p>76.8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7.1443">
                <text:p>77.14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7.4592">
                <text:p>77.459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7.7747">
                <text:p>77.774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8.0908">
                <text:p>78.090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8.4075">
                <text:p>78.407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8.7248">
                <text:p>78.724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9.0427">
                <text:p>79.042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9.3612">
                <text:p>79.361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9.6803">
                <text:p>79.680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0.3203">
                <text:p>80.320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0.6412">
                <text:p>80.64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0.9627">
                <text:p>80.962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1.2848">
                <text:p>81.284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1.6075">
                <text:p>81.60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1.9308">
                <text:p>81.930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2.2547">
                <text:p>82.254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2.5792">
                <text:p>82.579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2.9043">
                <text:p>82.904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3.23">
                <text:p>83.2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3.5563">
                <text:p>83.556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3.8832">
                <text:p>83.883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4.2107">
                <text:p>84.210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4.5388">
                <text:p>84.538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4.8675">
                <text:p>84.86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5.1968">
                <text:p>85.196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5.5267">
                <text:p>85.52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5.8572">
                <text:p>85.85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.1883">
                <text:p>86.188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6.52">
                <text:p>86.5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6.8523">
                <text:p>86.852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7.1852">
                <text:p>87.185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7.5187">
                <text:p>87.518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7.8528">
                <text:p>87.85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8.1875">
                <text:p>88.18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8.5228">
                <text:p>88.52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8.8587">
                <text:p>88.858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9.1952">
                <text:p>89.195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9.5323">
                <text:p>89.532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0.2083">
                <text:p>90.208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0.5472">
                <text:p>90.547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0.8867">
                <text:p>90.886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1.2268">
                <text:p>91.226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1.5675">
                <text:p>91.567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1.9088">
                <text:p>91.90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2.2507">
                <text:p>92.250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2.5932">
                <text:p>92.593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2.9363">
                <text:p>92.936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3.6243">
                <text:p>93.624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3.9692">
                <text:p>93.969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4.3147">
                <text:p>94.31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4.6608">
                <text:p>94.660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5.0075">
                <text:p>95.007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5.3548">
                <text:p>95.354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5.7027">
                <text:p>95.702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6.0512">
                <text:p>96.051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6.4003">
                <text:p>96.400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7.1003">
                <text:p>97.100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7.4512">
                <text:p>97.451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7.8027">
                <text:p>97.80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8.1548">
                <text:p>98.154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8.8608">
                <text:p>98.860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9.2147">
                <text:p>99.214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9.5692">
                <text:p>99.569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9.9243">
                <text:p>99.92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0.636">
                <text:p>100.63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0.993">
                <text:p>100.99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1.351">
                <text:p>101.35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1.709">
                <text:p>101.70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2.067">
                <text:p>102.06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2.427">
                <text:p>102.42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2.787">
                <text:p>102.7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3.147">
                <text:p>103.14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3.508">
                <text:p>103.50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3.87">
                <text:p>103.8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4.232">
                <text:p>104.23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4.595">
                <text:p>104.59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.959">
                <text:p>104.95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5.323">
                <text:p>105.32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5.687">
                <text:p>105.68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6.053">
                <text:p>106.0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6.419">
                <text:p>106.4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06.785">
                <text:p>106.78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07.152">
                <text:p>107.15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07.888">
                <text:p>107.8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08.257">
                <text:p>108.25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8.627">
                <text:p>108.62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08.997">
                <text:p>108.99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9.367">
                <text:p>109.36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09.739">
                <text:p>109.7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0.111">
                <text:p>110.1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0.483">
                <text:p>110.48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0.856">
                <text:p>110.85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1.23">
                <text:p>111.2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1.604">
                <text:p>111.6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1.979">
                <text:p>111.97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2.355">
                <text:p>112.35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2.731">
                <text:p>112.73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3.107">
                <text:p>113.10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3.485">
                <text:p>113.48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3.863">
                <text:p>113.86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4.241">
                <text:p>114.24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5.38">
                <text:p>115.3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5.761">
                <text:p>115.76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6.143">
                <text:p>116.14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16.525">
                <text:p>116.52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16.907">
                <text:p>116.90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17.291">
                <text:p>117.29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18.059">
                <text:p>118.05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18.444">
                <text:p>118.44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8.83">
                <text:p>118.8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19.216">
                <text:p>119.21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9.603">
                <text:p>119.60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9.991">
                <text:p>119.99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20.379">
                <text:p>120.37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20.767">
                <text:p>120.76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21.157">
                <text:p>121.15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21.547">
                <text:p>121.54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21.937">
                <text:p>121.93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22.328">
                <text:p>122.3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22.72">
                <text:p>122.7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23.112">
                <text:p>123.11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23.505">
                <text:p>123.50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3.899">
                <text:p>123.89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24.293">
                <text:p>124.29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24.687">
                <text:p>124.68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25.083">
                <text:p>125.08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25.479">
                <text:p>125.47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25.875">
                <text:p>125.8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26.272">
                <text:p>126.27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26.67">
                <text:p>126.6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27.068">
                <text:p>127.06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27.467">
                <text:p>127.46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27.867">
                <text:p>127.8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28.267">
                <text:p>128.26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28.667">
                <text:p>128.66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29.069">
                <text:p>129.0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29.471">
                <text:p>129.47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29.873">
                <text:p>129.87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30.276">
                <text:p>130.27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0.68">
                <text:p>130.6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31.084">
                <text:p>131.08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31.489">
                <text:p>131.48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31.895">
                <text:p>131.89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32.301">
                <text:p>132.30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32.707">
                <text:p>132.70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33.115">
                <text:p>133.1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33.523">
                <text:p>133.52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3.931">
                <text:p>133.93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34.34">
                <text:p>134.3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35.16">
                <text:p>135.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35.571">
                <text:p>135.57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35.983">
                <text:p>135.98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36.395">
                <text:p>136.39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36.807">
                <text:p>136.80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37.221">
                <text:p>137.22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37.635">
                <text:p>137.63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38.049">
                <text:p>138.04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38.464">
                <text:p>138.46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38.88">
                <text:p>138.8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39.296">
                <text:p>139.29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39.713">
                <text:p>139.71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40.131">
                <text:p>140.1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40.549">
                <text:p>140.54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40.967">
                <text:p>140.96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41.387">
                <text:p>141.38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41.807">
                <text:p>141.8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42.227">
                <text:p>142.22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42.648">
                <text:p>142.64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43.07">
                <text:p>143.0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43.492">
                <text:p>143.49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43.915">
                <text:p>143.9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4.339">
                <text:p>144.33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44.763">
                <text:p>144.76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45.187">
                <text:p>145.18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45.613">
                <text:p>145.61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46.039">
                <text:p>146.03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46.465">
                <text:p>146.46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46.892">
                <text:p>146.89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47.32">
                <text:p>147.3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47.748">
                <text:p>147.74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48.177">
                <text:p>148.17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48.607">
                <text:p>148.60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49.037">
                <text:p>149.03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49.467">
                <text:p>149.46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9.899">
                <text:p>149.89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0.331">
                <text:p>150.33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0.763">
                <text:p>150.76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1.196">
                <text:p>151.19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1.63">
                <text:p>151.6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2.064">
                <text:p>152.06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2.499">
                <text:p>152.49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2.935">
                <text:p>152.9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3.371">
                <text:p>153.37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3.807">
                <text:p>153.80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4.245">
                <text:p>154.24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4.683">
                <text:p>154.68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5.121">
                <text:p>155.12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56.44">
                <text:p>156.4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56.881">
                <text:p>156.88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7.323">
                <text:p>157.32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57.765">
                <text:p>157.76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58.207">
                <text:p>158.2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58.651">
                <text:p>158.65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59.095">
                <text:p>159.09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59.539">
                <text:p>159.53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59.984">
                <text:p>159.98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0.876">
                <text:p>160.87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.323">
                <text:p>161.32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.771">
                <text:p>161.77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2.219">
                <text:p>162.21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2.667">
                <text:p>162.66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3.117">
                <text:p>163.11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3.567">
                <text:p>163.56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.017">
                <text:p>164.0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4.468">
                <text:p>164.4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4.92">
                <text:p>164.9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5.372">
                <text:p>165.37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5.825">
                <text:p>165.82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6.279">
                <text:p>166.27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6.733">
                <text:p>166.7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7.187">
                <text:p>167.18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7.643">
                <text:p>167.64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8.099">
                <text:p>168.09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8.555">
                <text:p>168.55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9.012">
                <text:p>169.01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9.47">
                <text:p>169.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9.928">
                <text:p>169.92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0.387">
                <text:p>170.38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0.847">
                <text:p>170.84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1.307">
                <text:p>171.30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1.767">
                <text:p>171.76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2.229">
                <text:p>172.22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2.691">
                <text:p>172.69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3.153">
                <text:p>173.15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3.616">
                <text:p>173.61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4.544">
                <text:p>174.54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5.009">
                <text:p>175.00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5.475">
                <text:p>175.47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5.941">
                <text:p>175.94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6.407">
                <text:p>176.40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6.875">
                <text:p>176.87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7.343">
                <text:p>177.34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7.811">
                <text:p>177.8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8.28">
                <text:p>178.2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8.75">
                <text:p>178.7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9.22">
                <text:p>179.2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9.691">
                <text:p>179.69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0.163">
                <text:p>180.16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80.635">
                <text:p>180.63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81.107">
                <text:p>181.10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81.581">
                <text:p>181.58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82.055">
                <text:p>182.05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82.529">
                <text:p>182.52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83.004">
                <text:p>183.00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83.48">
                <text:p>183.4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83.956">
                <text:p>183.95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84.433">
                <text:p>184.4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84.911">
                <text:p>184.91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85.389">
                <text:p>185.38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85.867">
                <text:p>185.8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86.347">
                <text:p>186.34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86.827">
                <text:p>186.82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87.307">
                <text:p>187.30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87.788">
                <text:p>187.78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88.27">
                <text:p>188.2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8.752">
                <text:p>188.75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89.235">
                <text:p>189.23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89.719">
                <text:p>189.7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90.203">
                <text:p>190.20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90.687">
                <text:p>190.68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91.173">
                <text:p>191.17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91.659">
                <text:p>191.65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92.145">
                <text:p>192.14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92.632">
                <text:p>192.6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93.12">
                <text:p>193.1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93.608">
                <text:p>193.60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94.097">
                <text:p>194.09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94.587">
                <text:p>194.58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95.077">
                <text:p>195.07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95.567">
                <text:p>195.56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96.059">
                <text:p>196.05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96.551">
                <text:p>196.55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97.043">
                <text:p>197.04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97.536">
                <text:p>197.53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98.03">
                <text:p>198.0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98.524">
                <text:p>198.52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99.019">
                <text:p>199.01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9.515">
                <text:p>199.51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00.011">
                <text:p>200.01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00.507">
                <text:p>200.50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01.005">
                <text:p>201.00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01.503">
                <text:p>201.50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02.001">
                <text:p>202.0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04.001">
                <text:p>204.0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04.503">
                <text:p>204.50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05.005">
                <text:p>205.00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05.507">
                <text:p>205.50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06.011">
                <text:p>206.01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06.515">
                <text:p>206.51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07.019">
                <text:p>207.01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07.524">
                <text:p>207.52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08.03">
                <text:p>208.0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08.536">
                <text:p>208.53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09.043">
                <text:p>209.04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09.551">
                <text:p>209.55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10.059">
                <text:p>210.05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10.567">
                <text:p>210.5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11.077">
                <text:p>211.07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11.587">
                <text:p>211.58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12.097">
                <text:p>212.09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12.608">
                <text:p>212.60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13.12">
                <text:p>213.1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13.632">
                <text:p>213.6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14.145">
                <text:p>214.1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4.659">
                <text:p>214.65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15.173">
                <text:p>215.17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15.687">
                <text:p>215.68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16.203">
                <text:p>216.20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16.719">
                <text:p>216.71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17.235">
                <text:p>217.23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17.752">
                <text:p>217.75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18.27">
                <text:p>218.2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18.788">
                <text:p>218.78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19.307">
                <text:p>219.30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19.827">
                <text:p>219.82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20.347">
                <text:p>220.34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20.867">
                <text:p>220.86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21.389">
                <text:p>221.38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21.911">
                <text:p>221.91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22.433">
                <text:p>222.43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22.956">
                <text:p>222.95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23.48">
                <text:p>223.4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24.004">
                <text:p>224.00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24.529">
                <text:p>224.529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5.055">
                <text:p>225.05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25.581">
                <text:p>225.58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26.107">
                <text:p>226.10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26.635">
                <text:p>226.63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27.163">
                <text:p>227.16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27.691">
                <text:p>227.69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28.22">
                <text:p>228.2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29.28">
                <text:p>229.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29.811">
                <text:p>229.81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30.343">
                <text:p>230.34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30.875">
                <text:p>230.87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31.407">
                <text:p>231.40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31.941">
                <text:p>231.94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2.475">
                <text:p>232.47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33.009">
                <text:p>233.00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33.544">
                <text:p>233.54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34.08">
                <text:p>234.0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34.616">
                <text:p>234.61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35.153">
                <text:p>235.15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35.691">
                <text:p>235.69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36.229">
                <text:p>236.22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36.767">
                <text:p>236.7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37.307">
                <text:p>237.30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37.847">
                <text:p>237.84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38.387">
                <text:p>238.38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38.928">
                <text:p>238.92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39.47">
                <text:p>239.4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40.012">
                <text:p>240.01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40.555">
                <text:p>240.55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41.099">
                <text:p>241.09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41.643">
                <text:p>241.64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42.187">
                <text:p>242.18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42.733">
                <text:p>242.73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43.279">
                <text:p>243.27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43.825">
                <text:p>243.82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44.372">
                <text:p>244.37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44.92">
                <text:p>244.9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45.468">
                <text:p>245.46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46.017">
                <text:p>246.01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46.567">
                <text:p>246.56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47.117">
                <text:p>247.11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47.667">
                <text:p>247.66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48.219">
                <text:p>248.21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48.771">
                <text:p>248.77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49.323">
                <text:p>249.32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9.876">
                <text:p>249.87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50.43">
                <text:p>250.4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50.984">
                <text:p>250.98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51.539">
                <text:p>251.53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52.095">
                <text:p>252.09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52.651">
                <text:p>252.65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53.207">
                <text:p>253.20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53.765">
                <text:p>253.76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54.323">
                <text:p>254.32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54.881">
                <text:p>254.88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56.56">
                <text:p>256.5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57.121">
                <text:p>257.12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57.683">
                <text:p>257.68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58.245">
                <text:p>258.24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58.807">
                <text:p>258.80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59.371">
                <text:p>259.37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59.935">
                <text:p>259.93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60.499">
                <text:p>260.49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61.064">
                <text:p>261.06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61.63">
                <text:p>261.6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62.196">
                <text:p>262.19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62.763">
                <text:p>262.76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63.331">
                <text:p>263.33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63.899">
                <text:p>263.89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64.467">
                <text:p>264.4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65.037">
                <text:p>265.03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65.607">
                <text:p>265.60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66.177">
                <text:p>266.17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66.748">
                <text:p>266.74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67.32">
                <text:p>267.3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67.892">
                <text:p>267.89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68.465">
                <text:p>268.46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69.039">
                <text:p>269.03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69.613">
                <text:p>269.61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70.188">
                <text:p>270.18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70.763">
                <text:p>270.76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71.339">
                <text:p>271.33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71.915">
                <text:p>271.91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72.492">
                <text:p>272.49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73.07">
                <text:p>273.0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73.648">
                <text:p>273.64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74.227">
                <text:p>274.22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74.807">
                <text:p>274.80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75.387">
                <text:p>275.38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75.967">
                <text:p>275.96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76.549">
                <text:p>276.54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77.131">
                <text:p>277.13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77.713">
                <text:p>277.71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78.296">
                <text:p>278.2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78.88">
                <text:p>278.8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79.464">
                <text:p>279.46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80.049">
                <text:p>280.04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80.635">
                <text:p>280.63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81.221">
                <text:p>281.22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81.807">
                <text:p>281.8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82.395">
                <text:p>282.39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82.983">
                <text:p>282.98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83.571">
                <text:p>283.57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84.16">
                <text:p>284.1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84.75">
                <text:p>284.7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85.34">
                <text:p>285.3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85.931">
                <text:p>285.93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86.523">
                <text:p>286.52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87.115">
                <text:p>287.11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87.707">
                <text:p>287.70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88.301">
                <text:p>288.30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88.895">
                <text:p>288.89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89.489">
                <text:p>289.48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90.084">
                <text:p>290.0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91.276">
                <text:p>291.276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1.873">
                <text:p>291.87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92.471">
                <text:p>292.47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93.069">
                <text:p>293.06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93.667">
                <text:p>293.66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94.267">
                <text:p>294.2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94.867">
                <text:p>294.86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95.467">
                <text:p>295.46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96.068">
                <text:p>296.06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96.67">
                <text:p>296.6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7.272">
                <text:p>297.27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97.875">
                <text:p>297.87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98.479">
                <text:p>298.47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99.083">
                <text:p>299.08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99.688">
                <text:p>299.68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00.293">
                <text:p>300.29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00.899">
                <text:p>300.89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01.505">
                <text:p>301.50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02.112">
                <text:p>302.11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02.72">
                <text:p>302.7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03.328">
                <text:p>303.32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03.937">
                <text:p>303.93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04.547">
                <text:p>304.54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05.157">
                <text:p>305.15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05.767">
                <text:p>305.76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06.379">
                <text:p>306.37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06.991">
                <text:p>306.99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07.603">
                <text:p>307.60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08.216">
                <text:p>308.21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08.83">
                <text:p>308.8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09.444">
                <text:p>309.44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10.059">
                <text:p>310.05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10.675">
                <text:p>310.67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11.291">
                <text:p>311.29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11.907">
                <text:p>311.90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12.525">
                <text:p>312.5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13.143">
                <text:p>313.14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13.761">
                <text:p>313.76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14.38">
                <text:p>314.3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15.62">
                <text:p>315.6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16.241">
                <text:p>316.24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16.863">
                <text:p>316.86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17.485">
                <text:p>317.48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18.107">
                <text:p>318.10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18.731">
                <text:p>318.73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19.355">
                <text:p>319.35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19.979">
                <text:p>319.97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20.604">
                <text:p>320.60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21.23">
                <text:p>321.2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21.856">
                <text:p>321.85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22.483">
                <text:p>322.48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23.111">
                <text:p>323.11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23.739">
                <text:p>323.73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24.367">
                <text:p>324.36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24.997">
                <text:p>324.99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25.627">
                <text:p>325.62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26.257">
                <text:p>326.25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26.888">
                <text:p>326.88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7.52">
                <text:p>327.5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28.152">
                <text:p>328.15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28.785">
                <text:p>328.78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29.419">
                <text:p>329.41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30.053">
                <text:p>330.05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30.688">
                <text:p>330.68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31.323">
                <text:p>331.32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31.959">
                <text:p>331.95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32.595">
                <text:p>332.59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33.232">
                <text:p>333.23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33.87">
                <text:p>333.8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34.508">
                <text:p>334.50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5.147">
                <text:p>335.14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35.787">
                <text:p>335.78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36.427">
                <text:p>336.42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37.067">
                <text:p>337.06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37.709">
                <text:p>337.70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38.351">
                <text:p>338.35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38.993">
                <text:p>338.99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39.636">
                <text:p>339.63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40.28">
                <text:p>340.2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40.924">
                <text:p>340.92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41.569">
                <text:p>341.56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42.215">
                <text:p>342.21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42.861">
                <text:p>342.86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43.507">
                <text:p>343.50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44.155">
                <text:p>344.15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44.803">
                <text:p>344.80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45.451">
                <text:p>345.45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46.75">
                <text:p>346.7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48.051">
                <text:p>348.05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48.703">
                <text:p>348.70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49.355">
                <text:p>349.35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50.007">
                <text:p>350.00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50.661">
                <text:p>350.66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51.315">
                <text:p>351.31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51.969">
                <text:p>351.96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52.624">
                <text:p>352.62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53.28">
                <text:p>353.2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53.936">
                <text:p>353.93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54.593">
                <text:p>354.59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55.251">
                <text:p>355.25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55.909">
                <text:p>355.90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56.567">
                <text:p>356.5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57.227">
                <text:p>357.22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57.887">
                <text:p>357.88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58.547">
                <text:p>358.54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59.208">
                <text:p>359.20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59.87">
                <text:p>359.8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60.532">
                <text:p>360.5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61.195">
                <text:p>361.19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61.859">
                <text:p>361.85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62.523">
                <text:p>362.5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3.188">
                <text:p>363.18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63.853">
                <text:p>363.85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64.519">
                <text:p>364.51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65.185">
                <text:p>365.18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65.852">
                <text:p>365.85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66.52">
                <text:p>366.5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67.188">
                <text:p>367.18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67.857">
                <text:p>367.85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68.527">
                <text:p>368.52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69.197">
                <text:p>369.19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69.867">
                <text:p>369.86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70.539">
                <text:p>370.53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71.211">
                <text:p>371.21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71.883">
                <text:p>371.88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72.556">
                <text:p>372.55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73.23">
                <text:p>373.2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73.904">
                <text:p>373.90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74.579">
                <text:p>374.57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75.255">
                <text:p>375.25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75.931">
                <text:p>375.93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76.607">
                <text:p>376.60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77.285">
                <text:p>377.28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77.963">
                <text:p>377.96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78.641">
                <text:p>378.64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9.32">
                <text:p>379.3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